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2.93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47.38mm"/>
    </style:style>
    <style:style style:name="co6" style:family="table-column">
      <style:table-column-properties fo:break-before="auto" style:column-width="65.6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Visualizações</text:p>
          </table:table-cell>
          <table:table-cell table:style-name="ce1" office:value-type="string" calcext:value-type="string">
            <text:p>Visualizações/Dia</text:p>
          </table:table-cell>
          <table:table-cell table:style-name="ce1" office:value-type="string" calcext:value-type="string">
            <text:p>Criado em</text:p>
          </table:table-cell>
          <table:table-cell table:style-name="ce1" office:value-type="string" calcext:value-type="string">
            <text:p>Modificado em</text:p>
          </table:table-cell>
          <table:table-cell table:style-name="ce1" office:value-type="string" calcext:value-type="string">
            <text:p>Primeira Visualização</text:p>
          </table:table-cell>
          <table:table-cell table:style-name="ce1" office:value-type="string" calcext:value-type="string">
            <text:p>Última Visualização</text:p>
          </table:table-cell>
        </table:table-row>
        <table:table-row table:style-name="ro2">
          <table:table-cell office:value-type="string" calcext:value-type="string">
            <text:p><text:a xlink:href="http://bc.avancoinfo.com.br/pages/viewpage.action?pageId=50167875" xlink:type="simple">Dúvida | Como Importar Arquivo SVT Integral?</text:a></text:p>
          </table:table-cell>
          <table:table-cell office:value-type="float" office:value="4567" calcext:value-type="float">
            <text:p>4567</text:p>
          </table:table-cell>
          <table:table-cell office:value-type="float" office:value="8834" calcext:value-type="float">
            <text:p>8834</text:p>
          </table:table-cell>
          <table:table-cell office:value-type="string" calcext:value-type="string">
            <text:p>Sep 2, 2016 12:48:11 PM</text:p>
          </table:table-cell>
          <table:table-cell office:value-type="string" calcext:value-type="string">
            <text:p>Aug 24, 2017 3:18:44 PM</text:p>
          </table:table-cell>
          <table:table-cell office:value-type="string" calcext:value-type="string">
            <text:p>Feb 21, 2017 2:45:54 PM</text:p>
          </table:table-cell>
          <table:table-cell office:value-type="string" calcext:value-type="string">
            <text:p>Feb 2, 2018 10:37:07 AM</text:p>
          </table:table-cell>
        </table:table-row>
        <table:table-row table:style-name="ro2">
          <table:table-cell office:value-type="string" calcext:value-type="string">
            <text:p><text:a xlink:href="http://bc.avancoinfo.com.br/display/AV/Manual+%7C+Instalar+Slackware+14.1" xlink:type="simple">Manual | Instalar Slackware 14.1</text:a></text:p>
          </table:table-cell>
          <table:table-cell office:value-type="float" office:value="1099" calcext:value-type="float">
            <text:p>109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ug 1, 2016 11:41:00 AM</text:p>
          </table:table-cell>
          <table:table-cell office:value-type="string" calcext:value-type="string">
            <text:p>Oct 19, 2017 4:40:00 PM</text:p>
          </table:table-cell>
          <table:table-cell office:value-type="string" calcext:value-type="string">
            <text:p>Feb 21, 2017 5:18:51 PM</text:p>
          </table:table-cell>
          <table:table-cell office:value-type="string" calcext:value-type="string">
            <text:p>Feb 1, 2018 12:17:12 PM</text:p>
          </table:table-cell>
        </table:table-row>
        <table:table-row table:style-name="ro2">
          <table:table-cell office:value-type="string" calcext:value-type="string">
            <text:p><text:a xlink:href="http://bc.avancoinfo.com.br/pages/viewpage.action?pageId=76875807" xlink:type="simple">Dúvida | Como Importar Plano Contas Contábil Integral?</text:a></text:p>
          </table:table-cell>
          <table:table-cell office:value-type="float" office:value="1026" calcext:value-type="float">
            <text:p>1026</text:p>
          </table:table-cell>
          <table:table-cell office:value-type="float" office:value="9243" calcext:value-type="float">
            <text:p>9243</text:p>
          </table:table-cell>
          <table:table-cell office:value-type="string" calcext:value-type="string">
            <text:p>Oct 13, 2017 10:10:06 AM</text:p>
          </table:table-cell>
          <table:table-cell office:value-type="string" calcext:value-type="string">
            <text:p>Nov 30, 2017 4:36:48 PM</text:p>
          </table:table-cell>
          <table:table-cell office:value-type="string" calcext:value-type="string">
            <text:p>Oct 13, 2017 3:29:48 PM</text:p>
          </table:table-cell>
          <table:table-cell office:value-type="string" calcext:value-type="string">
            <text:p>Feb 1, 2018 4:59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43" xlink:type="simple">Dúvida | Como Incluir Contas Sintéticas Analíticas Plano Contas Contábil Integral?</text:a></text:p>
          </table:table-cell>
          <table:table-cell office:value-type="float" office:value="995" calcext:value-type="float">
            <text:p>995</text:p>
          </table:table-cell>
          <table:table-cell office:value-type="float" office:value="4671" calcext:value-type="float">
            <text:p>4671</text:p>
          </table:table-cell>
          <table:table-cell office:value-type="string" calcext:value-type="string">
            <text:p>Jul 3, 2017 10:23:44 AM</text:p>
          </table:table-cell>
          <table:table-cell office:value-type="string" calcext:value-type="string">
            <text:p>Jul 3, 2017 3:35:57 PM</text:p>
          </table:table-cell>
          <table:table-cell office:value-type="string" calcext:value-type="string">
            <text:p>Jul 3, 2017 2:16:57 PM</text:p>
          </table:table-cell>
          <table:table-cell office:value-type="string" calcext:value-type="string">
            <text:p>Feb 1, 2018 6:09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8" xlink:type="simple">Dúvida | Como Vincular Conta Contábil CFOP Integral?</text:a>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Oct 2, 2017 11:39:32 AM</text:p>
          </table:table-cell>
          <table:table-cell office:value-type="string" calcext:value-type="string">
            <text:p>Oct 6, 2017 9:59:30 AM</text:p>
          </table:table-cell>
          <table:table-cell office:value-type="string" calcext:value-type="string">
            <text:p>Oct 3, 2017 10:49:14 AM</text:p>
          </table:table-cell>
          <table:table-cell office:value-type="string" calcext:value-type="string">
            <text:p>Feb 2, 2018 9:38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790429" xlink:type="simple">Dúvida | Como Configurar ServUni?</text:a></text:p>
          </table:table-cell>
          <table:table-cell office:value-type="float" office:value="885" calcext:value-type="float">
            <text:p>885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Sep 6, 2016 1:51:41 PM</text:p>
          </table:table-cell>
          <table:table-cell office:value-type="string" calcext:value-type="string">
            <text:p>Mar 16, 2017 3:03:12 PM</text:p>
          </table:table-cell>
          <table:table-cell office:value-type="string" calcext:value-type="string">
            <text:p>Feb 24, 2017 1:23:03 AM</text:p>
          </table:table-cell>
          <table:table-cell office:value-type="string" calcext:value-type="string">
            <text:p>Feb 2, 2018 10:25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29" xlink:type="simple">Dúvida | Como Configurar Conta Contábil Registros C481 C485 SPED Integral?</text:a></text:p>
          </table:table-cell>
          <table:table-cell office:value-type="float" office:value="777" calcext:value-type="float">
            <text:p>777</text:p>
          </table:table-cell>
          <table:table-cell office:value-type="float" office:value="6317" calcext:value-type="float">
            <text:p>6317</text:p>
          </table:table-cell>
          <table:table-cell office:value-type="string" calcext:value-type="string">
            <text:p>Oct 2, 2017 9:34:19 AM</text:p>
          </table:table-cell>
          <table:table-cell office:value-type="string" calcext:value-type="string">
            <text:p>Oct 5, 2017 2:36:30 PM</text:p>
          </table:table-cell>
          <table:table-cell office:value-type="string" calcext:value-type="string">
            <text:p>Oct 3, 2017 10:29:32 AM</text:p>
          </table:table-cell>
          <table:table-cell office:value-type="string" calcext:value-type="string">
            <text:p>Feb 1, 2018 7:30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289" xlink:type="simple">Manual | Cadastrar Promoções Diversas Integral</text:a></text:p>
          </table:table-cell>
          <table:table-cell office:value-type="float" office:value="762" calcext:value-type="float">
            <text:p>762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Feb 13, 2017 5:39:09 AM</text:p>
          </table:table-cell>
          <table:table-cell office:value-type="string" calcext:value-type="string">
            <text:p>Jan 31, 2018 9:58:29 AM</text:p>
          </table:table-cell>
          <table:table-cell office:value-type="string" calcext:value-type="string">
            <text:p>Feb 20, 2017 9:56:45 PM</text:p>
          </table:table-cell>
          <table:table-cell office:value-type="string" calcext:value-type="string">
            <text:p>Feb 1, 2018 7:33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15" xlink:type="simple">Dúvida | Como Configurar Terminal Consulta Gertec Supervisor?</text:a></text:p>
          </table:table-cell>
          <table:table-cell office:value-type="float" office:value="671" calcext:value-type="float">
            <text:p>671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Sep 8, 2016 11:17:03 AM</text:p>
          </table:table-cell>
          <table:table-cell office:value-type="string" calcext:value-type="string">
            <text:p>Mar 16, 2017 3:09:58 PM</text:p>
          </table:table-cell>
          <table:table-cell office:value-type="string" calcext:value-type="string">
            <text:p>Feb 24, 2017 1:17:07 AM</text:p>
          </table:table-cell>
          <table:table-cell office:value-type="string" calcext:value-type="string">
            <text:p>Feb 2, 2018 5:05:24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37+COD+CTA+PVA" xlink:type="simple">Erro | 37 COD CTA PVA</text:a></text:p>
          </table:table-cell>
          <table:table-cell office:value-type="float" office:value="657" calcext:value-type="float">
            <text:p>657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Oct 2, 2017 10:30:27 AM</text:p>
          </table:table-cell>
          <table:table-cell office:value-type="string" calcext:value-type="string">
            <text:p>Nov 30, 2017 4:34:48 PM</text:p>
          </table:table-cell>
          <table:table-cell office:value-type="string" calcext:value-type="string">
            <text:p>Oct 3, 2017 10:39:38 AM</text:p>
          </table:table-cell>
          <table:table-cell office:value-type="string" calcext:value-type="string">
            <text:p>Feb 2, 2018 10:06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0" xlink:type="simple">Dúvida | Como Regravar Conta Contábil Notas SPED Integral?</text:a></text:p>
          </table:table-cell>
          <table:table-cell office:value-type="float" office:value="613" calcext:value-type="float">
            <text:p>613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Oct 3, 2017 10:54:48 AM</text:p>
          </table:table-cell>
          <table:table-cell office:value-type="string" calcext:value-type="string">
            <text:p>Oct 6, 2017 11:04:45 AM</text:p>
          </table:table-cell>
          <table:table-cell office:value-type="string" calcext:value-type="string">
            <text:p>Oct 3, 2017 2:07:15 PM</text:p>
          </table:table-cell>
          <table:table-cell office:value-type="string" calcext:value-type="string">
            <text:p>Feb 1, 2018 7:30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3221045" xlink:type="simple">Dúvida | Como Incluir Redução Z Manualmente Integral?</text:a></text:p>
          </table:table-cell>
          <table:table-cell office:value-type="float" office:value="569" calcext:value-type="float">
            <text:p>569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Aug 2, 2016 11:49:33 AM</text:p>
          </table:table-cell>
          <table:table-cell office:value-type="string" calcext:value-type="string">
            <text:p>Mar 16, 2017 8:55:19 AM</text:p>
          </table:table-cell>
          <table:table-cell office:value-type="string" calcext:value-type="string">
            <text:p>Feb 23, 2017 2:14:40 PM</text:p>
          </table:table-cell>
          <table:table-cell office:value-type="string" calcext:value-type="string">
            <text:p>Feb 2, 2018 10:17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5" xlink:type="simple">Dúvida | Como Configurar Conta Contábil Registros C170 SPED ICMS Integral?</text:a></text:p>
          </table:table-cell>
          <table:table-cell office:value-type="float" office:value="564" calcext:value-type="float">
            <text:p>564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Oct 2, 2017 11:25:05 AM</text:p>
          </table:table-cell>
          <table:table-cell office:value-type="string" calcext:value-type="string">
            <text:p>Oct 3, 2017 3:48:11 PM</text:p>
          </table:table-cell>
          <table:table-cell office:value-type="string" calcext:value-type="string">
            <text:p>Oct 3, 2017 10:42:41 AM</text:p>
          </table:table-cell>
          <table:table-cell office:value-type="string" calcext:value-type="string">
            <text:p>Feb 2, 2018 10:08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53" xlink:type="simple">Dúvida | Como Configurar Conta Contábil Cadastro Produto Integral?</text:a></text:p>
          </table:table-cell>
          <table:table-cell office:value-type="float" office:value="556" calcext:value-type="float">
            <text:p>556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Oct 2, 2017 12:16:46 PM</text:p>
          </table:table-cell>
          <table:table-cell office:value-type="string" calcext:value-type="string">
            <text:p>Oct 5, 2017 3:29:47 PM</text:p>
          </table:table-cell>
          <table:table-cell office:value-type="string" calcext:value-type="string">
            <text:p>Oct 3, 2017 11:10:56 AM</text:p>
          </table:table-cell>
          <table:table-cell office:value-type="string" calcext:value-type="string">
            <text:p>Feb 2, 2018 9:27:1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ervUni" xlink:type="simple">Manual | Instalar ServUni</text:a></text:p>
          </table:table-cell>
          <table:table-cell office:value-type="float" office:value="522" calcext:value-type="float">
            <text:p>522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Sep 5, 2016 5:56:10 PM</text:p>
          </table:table-cell>
          <table:table-cell office:value-type="string" calcext:value-type="string">
            <text:p>Apr 7, 2017 12:52:23 PM</text:p>
          </table:table-cell>
          <table:table-cell office:value-type="string" calcext:value-type="string">
            <text:p>Feb 24, 2017 1:15:06 AM</text:p>
          </table:table-cell>
          <table:table-cell office:value-type="string" calcext:value-type="string">
            <text:p>Feb 1, 2018 9:35:0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Nota+Fiscal+Ajuste+ICMS+Referente+Entrada+Compra+Integral" xlink:type="simple">Manual | Gerar Nota Fiscal Ajuste ICMS Referente Entrada Compra Integral</text:a></text:p>
          </table:table-cell>
          <table:table-cell office:value-type="float" office:value="508" calcext:value-type="float">
            <text:p>508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Apr 19, 2017 9:18:12 AM</text:p>
          </table:table-cell>
          <table:table-cell office:value-type="string" calcext:value-type="string">
            <text:p>Jan 25, 2018 10:03:06 AM</text:p>
          </table:table-cell>
          <table:table-cell office:value-type="string" calcext:value-type="string">
            <text:p>Apr 19, 2017 10:36:07 AM</text:p>
          </table:table-cell>
          <table:table-cell office:value-type="string" calcext:value-type="string">
            <text:p>Feb 1, 2018 2:48:2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10+COD+CTA+PVA" xlink:type="simple">Erro | 10 COD CTA PVA</text:a></text:p>
          </table:table-cell>
          <table:table-cell office:value-type="float" office:value="505" calcext:value-type="float">
            <text:p>505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Oct 2, 2017 9:10:56 AM</text:p>
          </table:table-cell>
          <table:table-cell office:value-type="string" calcext:value-type="string">
            <text:p>Nov 30, 2017 4:34:34 PM</text:p>
          </table:table-cell>
          <table:table-cell office:value-type="string" calcext:value-type="string">
            <text:p>Oct 3, 2017 10:28:38 AM</text:p>
          </table:table-cell>
          <table:table-cell office:value-type="string" calcext:value-type="string">
            <text:p>Feb 1, 2018 7:33:2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liente+Integral" xlink:type="simple">Manual | Cadastrar Cliente Integral</text:a>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Jul 27, 2016 10:34:20 AM</text:p>
          </table:table-cell>
          <table:table-cell office:value-type="string" calcext:value-type="string">
            <text:p>Aug 30, 2017 12:24:26 PM</text:p>
          </table:table-cell>
          <table:table-cell office:value-type="string" calcext:value-type="string">
            <text:p>Feb 20, 2017 10:07:32 PM</text:p>
          </table:table-cell>
          <table:table-cell office:value-type="string" calcext:value-type="string">
            <text:p>Feb 1, 2018 9:24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8895618" xlink:type="simple">Dúvida | Como Importar Tabela IBPT NCM Integral?</text:a>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Jul 12, 2016 12:40:33 PM</text:p>
          </table:table-cell>
          <table:table-cell office:value-type="string" calcext:value-type="string">
            <text:p>Jul 10, 2017 9:13:09 AM</text:p>
          </table:table-cell>
          <table:table-cell office:value-type="string" calcext:value-type="string">
            <text:p>Feb 21, 2017 2:45:09 PM</text:p>
          </table:table-cell>
          <table:table-cell office:value-type="string" calcext:value-type="string">
            <text:p>Feb 2, 2018 8:36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661636" xlink:type="simple">Dúvida | Como Inutilizar Nota Fiscal Eletrônica Tramitador NF-e?</text:a></text:p>
          </table:table-cell>
          <table:table-cell office:value-type="float" office:value="455" calcext:value-type="float">
            <text:p>455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Aug 18, 2016 9:58:39 AM</text:p>
          </table:table-cell>
          <table:table-cell office:value-type="string" calcext:value-type="string">
            <text:p>Dec 1, 2017 2:47:47 PM</text:p>
          </table:table-cell>
          <table:table-cell office:value-type="string" calcext:value-type="string">
            <text:p>Feb 25, 2017 6:30:36 AM</text:p>
          </table:table-cell>
          <table:table-cell office:value-type="string" calcext:value-type="string">
            <text:p>Feb 1, 2018 7:33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763408" xlink:type="simple">Manual | Instalar Supervisor Windows/Linux</text:a></text:p>
          </table:table-cell>
          <table:table-cell office:value-type="float" office:value="439" calcext:value-type="float">
            <text:p>439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Jul 20, 2016 1:09:12 PM</text:p>
          </table:table-cell>
          <table:table-cell office:value-type="string" calcext:value-type="string">
            <text:p>Mar 13, 2017 9:11:21 AM</text:p>
          </table:table-cell>
          <table:table-cell office:value-type="string" calcext:value-type="string">
            <text:p>Feb 24, 2017 8:55:19 AM</text:p>
          </table:table-cell>
          <table:table-cell office:value-type="string" calcext:value-type="string">
            <text:p>Feb 1, 2018 1:59:56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utilizar+NF-e+Forma+Alternativa+Integral" xlink:type="simple">Manual | Inutilizar NF-e Forma Alternativa Integral</text:a></text:p>
          </table:table-cell>
          <table:table-cell office:value-type="float" office:value="435" calcext:value-type="float">
            <text:p>435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ug 18, 2016 10:20:43 AM</text:p>
          </table:table-cell>
          <table:table-cell office:value-type="string" calcext:value-type="string">
            <text:p>Oct 20, 2017 12:24:26 PM</text:p>
          </table:table-cell>
          <table:table-cell office:value-type="string" calcext:value-type="string">
            <text:p>Feb 20, 2017 10:15:27 PM</text:p>
          </table:table-cell>
          <table:table-cell office:value-type="string" calcext:value-type="string">
            <text:p>Dec 1, 2017 2:13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6" xlink:type="simple">Dúvida | Como Excluir Redução Z Integral?</text:a></text:p>
          </table:table-cell>
          <table:table-cell office:value-type="float" office:value="395" calcext:value-type="float">
            <text:p>395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ep 1, 2016 10:31:03 AM</text:p>
          </table:table-cell>
          <table:table-cell office:value-type="string" calcext:value-type="string">
            <text:p>Mar 8, 2017 12:40:12 PM</text:p>
          </table:table-cell>
          <table:table-cell office:value-type="string" calcext:value-type="string">
            <text:p>Feb 24, 2017 8:49:33 AM</text:p>
          </table:table-cell>
          <table:table-cell office:value-type="string" calcext:value-type="string">
            <text:p>Feb 1, 2018 6:09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09" xlink:type="simple">Dúvida | Como Configurar Conta Contábil Inventário Cadastro Filial Integral?</text:a></text:p>
          </table:table-cell>
          <table:table-cell office:value-type="float" office:value="383" calcext:value-type="float">
            <text:p>383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Oct 3, 2017 12:23:47 PM</text:p>
          </table:table-cell>
          <table:table-cell office:value-type="string" calcext:value-type="string">
            <text:p>Oct 9, 2017 2:19:02 PM</text:p>
          </table:table-cell>
          <table:table-cell office:value-type="string" calcext:value-type="string">
            <text:p>Oct 3, 2017 2:02:53 PM</text:p>
          </table:table-cell>
          <table:table-cell office:value-type="string" calcext:value-type="string">
            <text:p>Feb 2, 2018 9:27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86" xlink:type="simple">Dúvida | Como Corrigir Valores Diferentes Relatório Contribuição Marginal X Média Cliente?</text:a></text:p>
          </table:table-cell>
          <table:table-cell office:value-type="float" office:value="380" calcext:value-type="float">
            <text:p>380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Feb 17, 2017 11:21:26 AM</text:p>
          </table:table-cell>
          <table:table-cell office:value-type="string" calcext:value-type="string">
            <text:p>Apr 3, 2017 3:43:11 PM</text:p>
          </table:table-cell>
          <table:table-cell office:value-type="string" calcext:value-type="string">
            <text:p>Feb 20, 2017 9:23:40 AM</text:p>
          </table:table-cell>
          <table:table-cell office:value-type="string" calcext:value-type="string">
            <text:p>Feb 1, 2018 6:09:3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FOP+Integral" xlink:type="simple">Manual | Cadastrar CFOP Integral</text:a></text:p>
          </table:table-cell>
          <table:table-cell office:value-type="float" office:value="368" calcext:value-type="float">
            <text:p>368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ug 22, 2016 11:03:43 AM</text:p>
          </table:table-cell>
          <table:table-cell office:value-type="string" calcext:value-type="string">
            <text:p>Apr 5, 2017 8:35:47 AM</text:p>
          </table:table-cell>
          <table:table-cell office:value-type="string" calcext:value-type="string">
            <text:p>Feb 20, 2017 10:07:42 PM</text:p>
          </table:table-cell>
          <table:table-cell office:value-type="string" calcext:value-type="string">
            <text:p>Feb 1, 2018 7:23:1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Fornecedor+Integral" xlink:type="simple">Manual | Cadastrar Fornecedor Integral</text:a></text:p>
          </table:table-cell>
          <table:table-cell office:value-type="float" office:value="364" calcext:value-type="float">
            <text:p>364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Jul 25, 2016 1:05:18 PM</text:p>
          </table:table-cell>
          <table:table-cell office:value-type="string" calcext:value-type="string">
            <text:p>Aug 29, 2017 10:07:54 AM</text:p>
          </table:table-cell>
          <table:table-cell office:value-type="string" calcext:value-type="string">
            <text:p>Feb 23, 2017 8:11:31 AM</text:p>
          </table:table-cell>
          <table:table-cell office:value-type="string" calcext:value-type="string">
            <text:p>Feb 2, 2018 9:30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8" xlink:type="simple">Dúvida | Como Corrigir Erro Item Sem Código IPM Vinculado Registro 1400 Integral?</text:a>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May 10, 2017 12:48:33 PM</text:p>
          </table:table-cell>
          <table:table-cell office:value-type="string" calcext:value-type="string">
            <text:p>May 11, 2017 11:14:30 AM</text:p>
          </table:table-cell>
          <table:table-cell office:value-type="string" calcext:value-type="string">
            <text:p>May 11, 2017 11:12:40 AM</text:p>
          </table:table-cell>
          <table:table-cell office:value-type="string" calcext:value-type="string">
            <text:p>Feb 2, 2018 5:33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171289" xlink:type="simple">Dúvida | Como Atualizar Certificado Digital Tramitador NF-e?</text:a></text:p>
          </table:table-cell>
          <table:table-cell office:value-type="float" office:value="362" calcext:value-type="float">
            <text:p>362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Aug 5, 2016 3:34:10 PM</text:p>
          </table:table-cell>
          <table:table-cell office:value-type="string" calcext:value-type="string">
            <text:p>May 5, 2017 10:30:29 AM</text:p>
          </table:table-cell>
          <table:table-cell office:value-type="string" calcext:value-type="string">
            <text:p>Feb 17, 2017 9:52:56 AM</text:p>
          </table:table-cell>
          <table:table-cell office:value-type="string" calcext:value-type="string">
            <text:p>Feb 1, 2018 2:28:5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Frente+Windows" xlink:type="simple">Manual | Instalar Frente Windows</text:a></text:p>
          </table:table-cell>
          <table:table-cell office:value-type="float" office:value="356" calcext:value-type="float">
            <text:p>356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May 20, 2016 5:37:52 PM</text:p>
          </table:table-cell>
          <table:table-cell office:value-type="string" calcext:value-type="string">
            <text:p>Mar 13, 2017 2:20:40 PM</text:p>
          </table:table-cell>
          <table:table-cell office:value-type="string" calcext:value-type="string">
            <text:p>Feb 23, 2017 6:46:29 AM</text:p>
          </table:table-cell>
          <table:table-cell office:value-type="string" calcext:value-type="string">
            <text:p>Feb 1, 2018 1:56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17" xlink:type="simple">Manual | Corrigir NCM NF-e Rejeição Integral</text:a></text:p>
          </table:table-cell>
          <table:table-cell office:value-type="float" office:value="348" calcext:value-type="float">
            <text:p>348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May 23, 2017 8:32:41 AM</text:p>
          </table:table-cell>
          <table:table-cell office:value-type="string" calcext:value-type="string">
            <text:p>Nov 30, 2017 3:25:23 PM</text:p>
          </table:table-cell>
          <table:table-cell office:value-type="string" calcext:value-type="string">
            <text:p>May 23, 2017 9:48:47 AM</text:p>
          </table:table-cell>
          <table:table-cell office:value-type="string" calcext:value-type="string">
            <text:p>Feb 1, 2018 5:43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02" xlink:type="simple">Dúvida | Como Gerar Licença Portal Avanço Windows?</text:a></text:p>
          </table:table-cell>
          <table:table-cell office:value-type="float" office:value="344" calcext:value-type="float">
            <text:p>344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Feb 9, 2017 10:24:29 AM</text:p>
          </table:table-cell>
          <table:table-cell office:value-type="string" calcext:value-type="string">
            <text:p>Sep 21, 2017 10:28:42 AM</text:p>
          </table:table-cell>
          <table:table-cell office:value-type="string" calcext:value-type="string">
            <text:p>Feb 20, 2017 10:13:13 PM</text:p>
          </table:table-cell>
          <table:table-cell office:value-type="string" calcext:value-type="string">
            <text:p>Feb 1, 2018 12:18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301215" xlink:type="simple">Dúvida | Como Fazer Envio Carta Correção Tramitador NF-e?</text:a></text:p>
          </table:table-cell>
          <table:table-cell office:value-type="float" office:value="343" calcext:value-type="float">
            <text:p>34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Aug 17, 2016 11:41:10 AM</text:p>
          </table:table-cell>
          <table:table-cell office:value-type="string" calcext:value-type="string">
            <text:p>Mar 16, 2017 2:39:23 PM</text:p>
          </table:table-cell>
          <table:table-cell office:value-type="string" calcext:value-type="string">
            <text:p>Feb 21, 2017 8:55:09 AM</text:p>
          </table:table-cell>
          <table:table-cell office:value-type="string" calcext:value-type="string">
            <text:p>Feb 1, 2018 11:47:3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ortar+Arquivo+Coletor+Integral" xlink:type="simple">Manual | Importar Arquivo Coletor Integral</text:a></text:p>
          </table:table-cell>
          <table:table-cell office:value-type="float" office:value="342" calcext:value-type="float">
            <text:p>342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Feb 24, 2017 7:12:16 AM</text:p>
          </table:table-cell>
          <table:table-cell office:value-type="string" calcext:value-type="string">
            <text:p>Jul 4, 2017 2:55:23 PM</text:p>
          </table:table-cell>
          <table:table-cell office:value-type="string" calcext:value-type="string">
            <text:p>Feb 24, 2017 3:20:50 PM</text:p>
          </table:table-cell>
          <table:table-cell office:value-type="string" calcext:value-type="string">
            <text:p>Feb 1, 2018 3:08:52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Produto+Integral" xlink:type="simple">Manual | Cadastrar Produto Integral</text:a></text:p>
          </table:table-cell>
          <table:table-cell office:value-type="float" office:value="341" calcext:value-type="float">
            <text:p>341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Jul 25, 2016 9:49:10 AM</text:p>
          </table:table-cell>
          <table:table-cell office:value-type="string" calcext:value-type="string">
            <text:p>Apr 4, 2017 2:03:18 PM</text:p>
          </table:table-cell>
          <table:table-cell office:value-type="string" calcext:value-type="string">
            <text:p>Feb 20, 2017 10:05:15 PM</text:p>
          </table:table-cell>
          <table:table-cell office:value-type="string" calcext:value-type="string">
            <text:p>Feb 1, 2018 6:09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07" xlink:type="simple">Dúvida | Como Utilizar Função Complemento ICMS ST Entrada NF-e Integral?</text:a></text:p>
          </table:table-cell>
          <table:table-cell office:value-type="float" office:value="340" calcext:value-type="float">
            <text:p>34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Apr 11, 2017 9:10:08 AM</text:p>
          </table:table-cell>
          <table:table-cell office:value-type="string" calcext:value-type="string">
            <text:p>Apr 17, 2017 2:04:32 PM</text:p>
          </table:table-cell>
          <table:table-cell office:value-type="string" calcext:value-type="string">
            <text:p>Apr 11, 2017 10:48:14 AM</text:p>
          </table:table-cell>
          <table:table-cell office:value-type="string" calcext:value-type="string">
            <text:p>Feb 1, 2018 12:1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82" xlink:type="simple">Dúvida | Como Configurar CesarFTP Supervisor?</text:a></text:p>
          </table:table-cell>
          <table:table-cell office:value-type="float" office:value="338" calcext:value-type="float">
            <text:p>33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Jul 28, 2016 12:55:26 PM</text:p>
          </table:table-cell>
          <table:table-cell office:value-type="string" calcext:value-type="string">
            <text:p>Mar 16, 2017 2:32:50 PM</text:p>
          </table:table-cell>
          <table:table-cell office:value-type="string" calcext:value-type="string">
            <text:p>Feb 24, 2017 10:30:12 PM</text:p>
          </table:table-cell>
          <table:table-cell office:value-type="string" calcext:value-type="string">
            <text:p>Feb 1, 2018 6:09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8" xlink:type="simple">Manual | Emitir NF-e Entrada Devolução Manual Integral</text:a></text:p>
          </table:table-cell>
          <table:table-cell office:value-type="float" office:value="337" calcext:value-type="float">
            <text:p>337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May 26, 2017 8:53:40 AM</text:p>
          </table:table-cell>
          <table:table-cell office:value-type="string" calcext:value-type="string">
            <text:p>Aug 16, 2017 11:52:25 AM</text:p>
          </table:table-cell>
          <table:table-cell office:value-type="string" calcext:value-type="string">
            <text:p>May 26, 2017 1:31:06 PM</text:p>
          </table:table-cell>
          <table:table-cell office:value-type="string" calcext:value-type="string">
            <text:p>Feb 1, 2018 4:37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75" xlink:type="simple">Dúvida | Como Executar Rotina Final Mês Integral?</text:a>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Apr 24, 2017 3:32:21 PM</text:p>
          </table:table-cell>
          <table:table-cell office:value-type="string" calcext:value-type="string">
            <text:p>Jun 5, 2017 3:35:52 PM</text:p>
          </table:table-cell>
          <table:table-cell office:value-type="string" calcext:value-type="string">
            <text:p>Apr 25, 2017 8:31:42 AM</text:p>
          </table:table-cell>
          <table:table-cell office:value-type="string" calcext:value-type="string">
            <text:p>Feb 2, 2018 9:14:4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Realizar+Fechamento+Caixa+Integral" xlink:type="simple">Manual | Realizar Fechamento Caixa Integral</text:a></text:p>
          </table:table-cell>
          <table:table-cell office:value-type="float" office:value="331" calcext:value-type="float">
            <text:p>331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Jun 27, 2017 10:16:55 AM</text:p>
          </table:table-cell>
          <table:table-cell office:value-type="string" calcext:value-type="string">
            <text:p>Jun 28, 2017 12:56:06 PM</text:p>
          </table:table-cell>
          <table:table-cell office:value-type="string" calcext:value-type="string">
            <text:p>Jun 28, 2017 8:55:40 AM</text:p>
          </table:table-cell>
          <table:table-cell office:value-type="string" calcext:value-type="string">
            <text:p>Feb 1, 2018 11:28:0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Retorno+Cancelamento+NF-e+Integral" xlink:type="simple">Manual | Gerar Log Retorno Cancelamento NF-e Integral</text:a></text:p>
          </table:table-cell>
          <table:table-cell office:value-type="float" office:value="325" calcext:value-type="float">
            <text:p>325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Jul 11, 2017 10:01:02 AM</text:p>
          </table:table-cell>
          <table:table-cell office:value-type="string" calcext:value-type="string">
            <text:p>Dec 1, 2017 10:04:03 AM</text:p>
          </table:table-cell>
          <table:table-cell office:value-type="string" calcext:value-type="string">
            <text:p>Jul 11, 2017 11:29:28 AM</text:p>
          </table:table-cell>
          <table:table-cell office:value-type="string" calcext:value-type="string">
            <text:p>Feb 2, 2018 10:37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66" xlink:type="simple">Manual | Gerar Log Retorno Inutilização NF-e Integral</text:a></text:p>
          </table:table-cell>
          <table:table-cell office:value-type="float" office:value="324" calcext:value-type="float">
            <text:p>324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Mar 6, 2017 1:43:43 PM</text:p>
          </table:table-cell>
          <table:table-cell office:value-type="string" calcext:value-type="string">
            <text:p>Dec 1, 2017 10:04:35 AM</text:p>
          </table:table-cell>
          <table:table-cell office:value-type="string" calcext:value-type="string">
            <text:p>Mar 7, 2017 12:49:01 AM</text:p>
          </table:table-cell>
          <table:table-cell office:value-type="string" calcext:value-type="string">
            <text:p>Feb 2, 2018 10:59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46" xlink:type="simple">Dúvida | Como Enviar Valores Cartões SPED Registro 1600 Integral?</text:a></text:p>
          </table:table-cell>
          <table:table-cell office:value-type="float" office:value="323" calcext:value-type="float">
            <text:p>323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May 24, 2017 10:38:41 AM</text:p>
          </table:table-cell>
          <table:table-cell office:value-type="string" calcext:value-type="string">
            <text:p>Jun 19, 2017 11:49:56 AM</text:p>
          </table:table-cell>
          <table:table-cell office:value-type="string" calcext:value-type="string">
            <text:p>May 24, 2017 4:59:36 PM</text:p>
          </table:table-cell>
          <table:table-cell office:value-type="string" calcext:value-type="string">
            <text:p>Feb 1, 2018 7:33:24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Digitar+Produtos+Manualmente+Integral" xlink:type="simple">Manual | Digitar Produtos Manualmente Integral</text:a></text:p>
          </table:table-cell>
          <table:table-cell office:value-type="float" office:value="315" calcext:value-type="float">
            <text:p>31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Aug 10, 2016 1:44:17 PM</text:p>
          </table:table-cell>
          <table:table-cell office:value-type="string" calcext:value-type="string">
            <text:p>Apr 4, 2017 3:24:20 PM</text:p>
          </table:table-cell>
          <table:table-cell office:value-type="string" calcext:value-type="string">
            <text:p>Feb 20, 2017 10:15:17 PM</text:p>
          </table:table-cell>
          <table:table-cell office:value-type="string" calcext:value-type="string">
            <text:p>Feb 1, 2018 6:10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81" xlink:type="simple">Manual | Utilizar Módulo Novo NF-e</text:a></text:p>
          </table:table-cell>
          <table:table-cell office:value-type="float" office:value="312" calcext:value-type="float">
            <text:p>312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Jun 8, 2017 2:32:09 PM</text:p>
          </table:table-cell>
          <table:table-cell office:value-type="string" calcext:value-type="string">
            <text:p>Jun 8, 2017 5:12:17 PM</text:p>
          </table:table-cell>
          <table:table-cell office:value-type="string" calcext:value-type="string">
            <text:p>Jun 8, 2017 5:12:49 PM</text:p>
          </table:table-cell>
          <table:table-cell office:value-type="string" calcext:value-type="string">
            <text:p>Feb 1, 2018 7:33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43" xlink:type="simple">Dúvida | Como Configurar Pinpad USB Frente Linux?</text:a>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Mar 30, 2017 9:28:47 AM</text:p>
          </table:table-cell>
          <table:table-cell office:value-type="string" calcext:value-type="string">
            <text:p>Apr 3, 2017 4:28:33 PM</text:p>
          </table:table-cell>
          <table:table-cell office:value-type="string" calcext:value-type="string">
            <text:p>Apr 4, 2017 9:05:53 AM</text:p>
          </table:table-cell>
          <table:table-cell office:value-type="string" calcext:value-type="string">
            <text:p>Feb 2, 2018 8:30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38" xlink:type="simple">Dúvida | Como Digitar Cupom Integral?</text:a></text:p>
          </table:table-cell>
          <table:table-cell office:value-type="float" office:value="292" calcext:value-type="float">
            <text:p>292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Feb 9, 2017 2:48:33 PM</text:p>
          </table:table-cell>
          <table:table-cell office:value-type="string" calcext:value-type="string">
            <text:p>Mar 15, 2017 4:50:15 PM</text:p>
          </table:table-cell>
          <table:table-cell office:value-type="string" calcext:value-type="string">
            <text:p>Feb 20, 2017 10:16:00 PM</text:p>
          </table:table-cell>
          <table:table-cell office:value-type="string" calcext:value-type="string">
            <text:p>Feb 2, 2018 9:38:59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Registro+1400+SPED+Fiscal+ICMS+Integral" xlink:type="simple">Manual | Enviar Registro 1400 SPED Fiscal ICMS Integral</text:a>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May 9, 2017 3:27:51 PM</text:p>
          </table:table-cell>
          <table:table-cell office:value-type="string" calcext:value-type="string">
            <text:p>May 17, 2017 9:46:17 AM</text:p>
          </table:table-cell>
          <table:table-cell office:value-type="string" calcext:value-type="string">
            <text:p>May 10, 2017 2:58:57 PM</text:p>
          </table:table-cell>
          <table:table-cell office:value-type="string" calcext:value-type="string">
            <text:p>Feb 1, 2018 7:30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31" xlink:type="simple">Dúvida | Como Importar Plano Contas Referencial Integral?</text:a>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Oct 16, 2017 8:59:02 AM</text:p>
          </table:table-cell>
          <table:table-cell office:value-type="string" calcext:value-type="string">
            <text:p>Jan 3, 2018 2:17:47 PM</text:p>
          </table:table-cell>
          <table:table-cell office:value-type="string" calcext:value-type="string">
            <text:p>Oct 16, 2017 10:06:47 AM</text:p>
          </table:table-cell>
          <table:table-cell office:value-type="string" calcext:value-type="string">
            <text:p>Feb 2, 2018 9:41:2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Arquivo+Coletor+Integral" xlink:type="simple">Manual | Exportar Arquivo Coletor Integral</text:a></text:p>
          </table:table-cell>
          <table:table-cell office:value-type="float" office:value="285" calcext:value-type="float">
            <text:p>28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ug 9, 2016 10:05:48 AM</text:p>
          </table:table-cell>
          <table:table-cell office:value-type="string" calcext:value-type="string">
            <text:p>Apr 4, 2017 3:10:51 PM</text:p>
          </table:table-cell>
          <table:table-cell office:value-type="string" calcext:value-type="string">
            <text:p>Feb 20, 2017 10:15:41 PM</text:p>
          </table:table-cell>
          <table:table-cell office:value-type="string" calcext:value-type="string">
            <text:p>Feb 1, 2018 4:36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0" xlink:type="simple">Dúvida | Como Importar Redução Z Manualmente Integral?</text:a></text:p>
          </table:table-cell>
          <table:table-cell office:value-type="float" office:value="281" calcext:value-type="float">
            <text:p>28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Apr 25, 2017 9:48:18 AM</text:p>
          </table:table-cell>
          <table:table-cell office:value-type="string" calcext:value-type="string">
            <text:p>Apr 25, 2017 10:12:17 AM</text:p>
          </table:table-cell>
          <table:table-cell office:value-type="string" calcext:value-type="string">
            <text:p>Apr 26, 2017 1:39:53 AM</text:p>
          </table:table-cell>
          <table:table-cell office:value-type="string" calcext:value-type="string">
            <text:p>Feb 1, 2018 6:10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25" xlink:type="simple">Dúvida | Como Cadastrar Tipos Gerenciais Plano Contas Gerencial Integral?</text:a></text:p>
          </table:table-cell>
          <table:table-cell office:value-type="float" office:value="274" calcext:value-type="float">
            <text:p>274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Jun 14, 2017 11:07:49 AM</text:p>
          </table:table-cell>
          <table:table-cell office:value-type="string" calcext:value-type="string">
            <text:p>Jun 16, 2017 10:39:42 AM</text:p>
          </table:table-cell>
          <table:table-cell office:value-type="string" calcext:value-type="string">
            <text:p>Jun 16, 2017 11:52:24 AM</text:p>
          </table:table-cell>
          <table:table-cell office:value-type="string" calcext:value-type="string">
            <text:p>Feb 1, 2018 7:32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57" xlink:type="simple">Dúvida | Como Alterar Servidor Contingência Tramitador NF-e?</text:a></text:p>
          </table:table-cell>
          <table:table-cell office:value-type="float" office:value="271" calcext:value-type="float">
            <text:p>271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Jul 22, 2016 12:42:13 PM</text:p>
          </table:table-cell>
          <table:table-cell office:value-type="string" calcext:value-type="string">
            <text:p>Mar 16, 2017 12:41:01 PM</text:p>
          </table:table-cell>
          <table:table-cell office:value-type="string" calcext:value-type="string">
            <text:p>Feb 25, 2017 6:35:48 AM</text:p>
          </table:table-cell>
          <table:table-cell office:value-type="string" calcext:value-type="string">
            <text:p>Feb 1, 2018 7:31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64" xlink:type="simple">Manual | Entrada NF-e Sem Importação XML Integral</text:a></text:p>
          </table:table-cell>
          <table:table-cell office:value-type="float" office:value="269" calcext:value-type="float">
            <text:p>269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Apr 7, 2017 8:54:39 AM</text:p>
          </table:table-cell>
          <table:table-cell office:value-type="string" calcext:value-type="string">
            <text:p>Apr 19, 2017 9:03:44 AM</text:p>
          </table:table-cell>
          <table:table-cell office:value-type="string" calcext:value-type="string">
            <text:p>Apr 7, 2017 11:30:33 AM</text:p>
          </table:table-cell>
          <table:table-cell office:value-type="string" calcext:value-type="string">
            <text:p>Feb 1, 2018 11:29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56" xlink:type="simple">Manual | Cadastrar Usuário Integral</text:a></text:p>
          </table:table-cell>
          <table:table-cell office:value-type="float" office:value="258" calcext:value-type="float">
            <text:p>258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Jul 4, 2017 10:11:22 AM</text:p>
          </table:table-cell>
          <table:table-cell office:value-type="string" calcext:value-type="string">
            <text:p>Sep 20, 2017 11:59:50 AM</text:p>
          </table:table-cell>
          <table:table-cell office:value-type="string" calcext:value-type="string">
            <text:p>Jul 4, 2017 2:31:51 PM</text:p>
          </table:table-cell>
          <table:table-cell office:value-type="string" calcext:value-type="string">
            <text:p>Feb 1, 2018 7:31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6" xlink:type="simple">Dúvida | Como Corrigir Erro Cod_Cred M100/M500 PVA Integral?</text:a></text:p>
          </table:table-cell>
          <table:table-cell office:value-type="float" office:value="253" calcext:value-type="float">
            <text:p>253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Mar 29, 2017 8:51:45 AM</text:p>
          </table:table-cell>
          <table:table-cell office:value-type="string" calcext:value-type="string">
            <text:p>Mar 29, 2017 2:13:09 PM</text:p>
          </table:table-cell>
          <table:table-cell office:value-type="string" calcext:value-type="string">
            <text:p>Mar 29, 2017 3:16:33 PM</text:p>
          </table:table-cell>
          <table:table-cell office:value-type="string" calcext:value-type="string">
            <text:p>Feb 1, 2018 7:21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28" xlink:type="simple">Dúvida | Como Gerar Licença Portal Avanço Linux?</text:a></text:p>
          </table:table-cell>
          <table:table-cell office:value-type="float" office:value="252" calcext:value-type="float">
            <text:p>252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Feb 9, 2017 2:03:34 PM</text:p>
          </table:table-cell>
          <table:table-cell office:value-type="string" calcext:value-type="string">
            <text:p>Mar 15, 2017 4:40:51 PM</text:p>
          </table:table-cell>
          <table:table-cell office:value-type="string" calcext:value-type="string">
            <text:p>Feb 20, 2017 10:07:24 PM</text:p>
          </table:table-cell>
          <table:table-cell office:value-type="string" calcext:value-type="string">
            <text:p>Feb 1, 2018 7:27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64" xlink:type="simple">Manual | Cadastrar Administradoras Cartões Integral</text:a></text:p>
          </table:table-cell>
          <table:table-cell office:value-type="float" office:value="242" calcext:value-type="float">
            <text:p>242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Jun 19, 2017 9:21:42 AM</text:p>
          </table:table-cell>
          <table:table-cell office:value-type="string" calcext:value-type="string">
            <text:p>Jun 19, 2017 11:48:36 AM</text:p>
          </table:table-cell>
          <table:table-cell office:value-type="string" calcext:value-type="string">
            <text:p>Jun 19, 2017 11:42:02 AM</text:p>
          </table:table-cell>
          <table:table-cell office:value-type="string" calcext:value-type="string">
            <text:p>Feb 1, 2018 7:33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30" xlink:type="simple">Dúvida | Como Gerar Estorno Automático Créditos PIS COFINS Perdas EFD Contribuições Integral?</text:a></text:p>
          </table:table-cell>
          <table:table-cell office:value-type="float" office:value="240" calcext:value-type="float">
            <text:p>24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pr 17, 2017 11:38:25 AM</text:p>
          </table:table-cell>
          <table:table-cell office:value-type="string" calcext:value-type="string">
            <text:p>Apr 17, 2017 12:07:26 PM</text:p>
          </table:table-cell>
          <table:table-cell office:value-type="string" calcext:value-type="string">
            <text:p>Apr 17, 2017 2:07:22 PM</text:p>
          </table:table-cell>
          <table:table-cell office:value-type="string" calcext:value-type="string">
            <text:p>Feb 1, 2018 3:21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78" xlink:type="simple">Dúvida | Como Exportar Arquivo SVT Integral?</text:a></text:p>
          </table:table-cell>
          <table:table-cell office:value-type="float" office:value="235" calcext:value-type="float">
            <text:p>23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ep 1, 2016 5:23:40 PM</text:p>
          </table:table-cell>
          <table:table-cell office:value-type="string" calcext:value-type="string">
            <text:p>Mar 16, 2017 11:03:28 AM</text:p>
          </table:table-cell>
          <table:table-cell office:value-type="string" calcext:value-type="string">
            <text:p>Feb 20, 2017 10:06:37 PM</text:p>
          </table:table-cell>
          <table:table-cell office:value-type="string" calcext:value-type="string">
            <text:p>Feb 1, 2018 6:55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06" xlink:type="simple">Manual | Configurar Diferencial Alíquotas Integral</text:a></text:p>
          </table:table-cell>
          <table:table-cell office:value-type="float" office:value="232" calcext:value-type="float">
            <text:p>232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Jul 25, 2017 11:49:16 AM</text:p>
          </table:table-cell>
          <table:table-cell office:value-type="string" calcext:value-type="string">
            <text:p>Jan 29, 2018 9:56:58 AM</text:p>
          </table:table-cell>
          <table:table-cell office:value-type="string" calcext:value-type="string">
            <text:p>Aug 2, 2017 9:20:02 AM</text:p>
          </table:table-cell>
          <table:table-cell office:value-type="string" calcext:value-type="string">
            <text:p>Feb 1, 2018 7:34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37" xlink:type="simple">Manual | Emitir NF-e Entrada Devolução Automática Integral</text:a>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May 26, 2017 12:37:56 PM</text:p>
          </table:table-cell>
          <table:table-cell office:value-type="string" calcext:value-type="string">
            <text:p>Aug 16, 2017 3:51:11 PM</text:p>
          </table:table-cell>
          <table:table-cell office:value-type="string" calcext:value-type="string">
            <text:p>May 26, 2017 3:55:58 PM</text:p>
          </table:table-cell>
          <table:table-cell office:value-type="string" calcext:value-type="string">
            <text:p>Feb 1, 2018 5:25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64" xlink:type="simple">Dúvida | Como Ajustar Novo Layout 4.0 Nota Fiscal Saída XML Integral?</text:a></text:p>
          </table:table-cell>
          <table:table-cell office:value-type="float" office:value="229" calcext:value-type="float">
            <text:p>22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Mar 22, 2017 8:49:53 AM</text:p>
          </table:table-cell>
          <table:table-cell office:value-type="string" calcext:value-type="string">
            <text:p>Jan 8, 2018 9:32:18 AM</text:p>
          </table:table-cell>
          <table:table-cell office:value-type="string" calcext:value-type="string">
            <text:p>Mar 22, 2017 3:10:15 PM</text:p>
          </table:table-cell>
          <table:table-cell office:value-type="string" calcext:value-type="string">
            <text:p>Feb 2, 2018 10:30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51" xlink:type="simple">Dúvida | Como Ajustar Alíquota ICMS 11% Cadastro Produto Aplicada Estado SP Integral?</text:a></text:p>
          </table:table-cell>
          <table:table-cell office:value-type="float" office:value="220" calcext:value-type="float">
            <text:p>22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Mar 30, 2017 10:19:48 AM</text:p>
          </table:table-cell>
          <table:table-cell office:value-type="string" calcext:value-type="string">
            <text:p>Apr 3, 2017 3:31:07 PM</text:p>
          </table:table-cell>
          <table:table-cell office:value-type="string" calcext:value-type="string">
            <text:p>Mar 31, 2017 10:25:22 AM</text:p>
          </table:table-cell>
          <table:table-cell office:value-type="string" calcext:value-type="string">
            <text:p>Feb 1, 2018 7:33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8" xlink:type="simple">Dúvida | Como Reenviar NF-e Integral?</text:a></text:p>
          </table:table-cell>
          <table:table-cell office:value-type="float" office:value="217" calcext:value-type="float">
            <text:p>21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Jul 15, 2016 11:04:08 AM</text:p>
          </table:table-cell>
          <table:table-cell office:value-type="string" calcext:value-type="string">
            <text:p>Nov 30, 2017 4:34:04 PM</text:p>
          </table:table-cell>
          <table:table-cell office:value-type="string" calcext:value-type="string">
            <text:p>Feb 20, 2017 10:16:39 PM</text:p>
          </table:table-cell>
          <table:table-cell office:value-type="string" calcext:value-type="string">
            <text:p>Feb 2, 2018 2:35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542" xlink:type="simple">Manual | Realizar Integração ECF Contábil Integral</text:a>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Apr 4, 2017 10:04:57 AM</text:p>
          </table:table-cell>
          <table:table-cell office:value-type="string" calcext:value-type="string">
            <text:p>Apr 20, 2017 11:14:23 AM</text:p>
          </table:table-cell>
          <table:table-cell office:value-type="string" calcext:value-type="string">
            <text:p>Apr 4, 2017 2:35:06 PM</text:p>
          </table:table-cell>
          <table:table-cell office:value-type="string" calcext:value-type="string">
            <text:p>Feb 1, 2018 7:03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47" xlink:type="simple">Manual | Entrada NF-e Importação XML Integral</text:a></text:p>
          </table:table-cell>
          <table:table-cell office:value-type="float" office:value="213" calcext:value-type="float">
            <text:p>213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pr 6, 2017 3:50:18 PM</text:p>
          </table:table-cell>
          <table:table-cell office:value-type="string" calcext:value-type="string">
            <text:p>Apr 7, 2017 12:17:54 PM</text:p>
          </table:table-cell>
          <table:table-cell office:value-type="string" calcext:value-type="string">
            <text:p>Apr 6, 2017 6:49:35 PM</text:p>
          </table:table-cell>
          <table:table-cell office:value-type="string" calcext:value-type="string">
            <text:p>Feb 1, 2018 7:18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66" xlink:type="simple">Dúvida | Como Configurar Acesso SGBD Postgres Local Supervisor?</text:a></text:p>
          </table:table-cell>
          <table:table-cell office:value-type="float" office:value="208" calcext:value-type="float">
            <text:p>20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Jul 28, 2016 11:42:50 AM</text:p>
          </table:table-cell>
          <table:table-cell office:value-type="string" calcext:value-type="string">
            <text:p>Mar 16, 2017 2:22:52 PM</text:p>
          </table:table-cell>
          <table:table-cell office:value-type="string" calcext:value-type="string">
            <text:p>Feb 28, 2017 9:45:38 PM</text:p>
          </table:table-cell>
          <table:table-cell office:value-type="string" calcext:value-type="string">
            <text:p>Feb 1, 2018 7:03:5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daptar+Base+Dados+Postgres+Windows" xlink:type="simple">Manual | Adaptar Base Dados Postgres Windows</text:a></text:p>
          </table:table-cell>
          <table:table-cell office:value-type="float" office:value="207" calcext:value-type="float">
            <text:p>20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Jul 20, 2016 10:29:36 AM</text:p>
          </table:table-cell>
          <table:table-cell office:value-type="string" calcext:value-type="string">
            <text:p>Mar 15, 2017 4:02:39 PM</text:p>
          </table:table-cell>
          <table:table-cell office:value-type="string" calcext:value-type="string">
            <text:p>Feb 20, 2017 10:24:00 PM</text:p>
          </table:table-cell>
          <table:table-cell office:value-type="string" calcext:value-type="string">
            <text:p>Feb 1, 2018 7:27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86" xlink:type="simple">Dúvida | Como Importar Cupons Manualmente Integral?</text:a></text:p>
          </table:table-cell>
          <table:table-cell office:value-type="float" office:value="203" calcext:value-type="float">
            <text:p>203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pr 25, 2017 8:31:16 AM</text:p>
          </table:table-cell>
          <table:table-cell office:value-type="string" calcext:value-type="string">
            <text:p>Jan 12, 2018 11:26:46 AM</text:p>
          </table:table-cell>
          <table:table-cell office:value-type="string" calcext:value-type="string">
            <text:p>Apr 25, 2017 9:18:26 AM</text:p>
          </table:table-cell>
          <table:table-cell office:value-type="string" calcext:value-type="string">
            <text:p>Feb 1, 2018 4:37:3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Gestor" xlink:type="simple">Manual | Instalar Gestor</text:a></text:p>
          </table:table-cell>
          <table:table-cell office:value-type="float" office:value="201" calcext:value-type="float">
            <text:p>201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ug 2, 2016 10:21:31 AM</text:p>
          </table:table-cell>
          <table:table-cell office:value-type="string" calcext:value-type="string">
            <text:p>Mar 14, 2017 10:00:05 AM</text:p>
          </table:table-cell>
          <table:table-cell office:value-type="string" calcext:value-type="string">
            <text:p>Feb 20, 2017 10:07:13 PM</text:p>
          </table:table-cell>
          <table:table-cell office:value-type="string" calcext:value-type="string">
            <text:p>Feb 1, 2018 6:59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30" xlink:type="simple">Manual | Executar Manutenção Inventário Integral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ug 12, 2016 9:38:14 AM</text:p>
          </table:table-cell>
          <table:table-cell office:value-type="string" calcext:value-type="string">
            <text:p>Apr 4, 2017 3:35:58 PM</text:p>
          </table:table-cell>
          <table:table-cell office:value-type="string" calcext:value-type="string">
            <text:p>Feb 20, 2017 10:15:14 PM</text:p>
          </table:table-cell>
          <table:table-cell office:value-type="string" calcext:value-type="string">
            <text:p>Feb 1, 2018 6:22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55" xlink:type="simple">Dúvida | Como Cadastrar Grupo Supervisor?</text:a></text:p>
          </table:table-cell>
          <table:table-cell office:value-type="float" office:value="196" calcext:value-type="float">
            <text:p>19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Sep 8, 2016 3:26:33 PM</text:p>
          </table:table-cell>
          <table:table-cell office:value-type="string" calcext:value-type="string">
            <text:p>Mar 16, 2017 3:13:26 PM</text:p>
          </table:table-cell>
          <table:table-cell office:value-type="string" calcext:value-type="string">
            <text:p>Feb 20, 2017 10:06:35 PM</text:p>
          </table:table-cell>
          <table:table-cell office:value-type="string" calcext:value-type="string">
            <text:p>Jan 29, 2018 2:18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77" xlink:type="simple">Dúvida | Como Inutilizar NF-e Novo NF-e?</text:a></text:p>
          </table:table-cell>
          <table:table-cell office:value-type="float" office:value="195" calcext:value-type="float">
            <text:p>195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May 30, 2017 8:47:24 AM</text:p>
          </table:table-cell>
          <table:table-cell office:value-type="string" calcext:value-type="string">
            <text:p>Jun 1, 2017 8:45:42 AM</text:p>
          </table:table-cell>
          <table:table-cell office:value-type="string" calcext:value-type="string">
            <text:p>Jun 1, 2017 8:44:30 AM</text:p>
          </table:table-cell>
          <table:table-cell office:value-type="string" calcext:value-type="string">
            <text:p>Feb 1, 2018 9:55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419921" xlink:type="simple">Dúvida | Como Alterar NCM Cadastro Produto Individual Integral?</text:a></text:p>
          </table:table-cell>
          <table:table-cell office:value-type="float" office:value="189" calcext:value-type="float">
            <text:p>18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ul 14, 2016 9:51:43 AM</text:p>
          </table:table-cell>
          <table:table-cell office:value-type="string" calcext:value-type="string">
            <text:p>Mar 15, 2017 5:42:08 P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Feb 1, 2018 6:0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69" xlink:type="simple">Dúvida | Como Emitir Relatório Simples Conferência PIS COFINS Integral?</text:a></text:p>
          </table:table-cell>
          <table:table-cell office:value-type="float" office:value="188" calcext:value-type="float">
            <text:p>188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 28, 2017 11:44:11 AM</text:p>
          </table:table-cell>
          <table:table-cell office:value-type="string" calcext:value-type="string">
            <text:p>Jun 19, 2017 2:49:03 PM</text:p>
          </table:table-cell>
          <table:table-cell office:value-type="string" calcext:value-type="string">
            <text:p>Mar 29, 2017 7:27:02 PM</text:p>
          </table:table-cell>
          <table:table-cell office:value-type="string" calcext:value-type="string">
            <text:p>Feb 1, 2018 7:30:2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ecutar+Acerto+Movimento+Integral" xlink:type="simple">Manual | Executar Acerto Movimento Integral</text:a></text:p>
          </table:table-cell>
          <table:table-cell office:value-type="float" office:value="188" calcext:value-type="float">
            <text:p>18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ug 16, 2016 10:33:30 AM</text:p>
          </table:table-cell>
          <table:table-cell office:value-type="string" calcext:value-type="string">
            <text:p>Apr 4, 2017 3:51:44 PM</text:p>
          </table:table-cell>
          <table:table-cell office:value-type="string" calcext:value-type="string">
            <text:p>Feb 20, 2017 10:16:40 PM</text:p>
          </table:table-cell>
          <table:table-cell office:value-type="string" calcext:value-type="string">
            <text:p>Feb 1, 2018 6:22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10" xlink:type="simple">Dúvida | Como Importar Arquivo Certificado Digital Novo NF-e?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May 29, 2017 11:23:43 AM</text:p>
          </table:table-cell>
          <table:table-cell office:value-type="string" calcext:value-type="string">
            <text:p>May 29, 2017 11:38:00 AM</text:p>
          </table:table-cell>
          <table:table-cell office:value-type="string" calcext:value-type="string">
            <text:p>Jun 1, 2017 3:54:12 PM</text:p>
          </table:table-cell>
          <table:table-cell office:value-type="string" calcext:value-type="string">
            <text:p>Feb 1, 2018 6:57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332856" xlink:type="simple">Dúvida | Como Verificar Status Retorno NF-e Inutilizada Integral?</text:a></text:p>
          </table:table-cell>
          <table:table-cell office:value-type="float" office:value="182" calcext:value-type="float">
            <text:p>182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ug 25, 2016 12:53:44 PM</text:p>
          </table:table-cell>
          <table:table-cell office:value-type="string" calcext:value-type="string">
            <text:p>Dec 4, 2017 9:21:56 AM</text:p>
          </table:table-cell>
          <table:table-cell office:value-type="string" calcext:value-type="string">
            <text:p>Feb 24, 2017 8:55:35 AM</text:p>
          </table:table-cell>
          <table:table-cell office:value-type="string" calcext:value-type="string">
            <text:p>Feb 2, 2018 10:29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47" xlink:type="simple">Dúvida | Como Realizar Revisão Fiscal Cadastro Produto Integral?</text:a></text:p>
          </table:table-cell>
          <table:table-cell office:value-type="float" office:value="181" calcext:value-type="float">
            <text:p>18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Mar 28, 2017 9:21:20 AM</text:p>
          </table:table-cell>
          <table:table-cell office:value-type="string" calcext:value-type="string">
            <text:p>Mar 28, 2017 10:50:00 AM</text:p>
          </table:table-cell>
          <table:table-cell office:value-type="string" calcext:value-type="string">
            <text:p>Mar 29, 2017 7:31:01 PM</text:p>
          </table:table-cell>
          <table:table-cell office:value-type="string" calcext:value-type="string">
            <text:p>Jan 26, 2018 4:32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0" xlink:type="simple">Dúvida | Como Ativar Licença Avancoi Supervisor?</text:a></text:p>
          </table:table-cell>
          <table:table-cell office:value-type="float" office:value="176" calcext:value-type="float">
            <text:p>17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Jul 21, 2016 3:57:54 PM</text:p>
          </table:table-cell>
          <table:table-cell office:value-type="string" calcext:value-type="string">
            <text:p>Mar 16, 2017 12:36:03 PM</text:p>
          </table:table-cell>
          <table:table-cell office:value-type="string" calcext:value-type="string">
            <text:p>Feb 24, 2017 8:48:39 AM</text:p>
          </table:table-cell>
          <table:table-cell office:value-type="string" calcext:value-type="string">
            <text:p>Feb 1, 2018 6:21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61" xlink:type="simple">Dúvida | Como Verificar Diferença CST CFOP ICMS X Livro Fiscal Integral?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Feb 10, 2017 12:50:50 PM</text:p>
          </table:table-cell>
          <table:table-cell office:value-type="string" calcext:value-type="string">
            <text:p>Sep 28, 2017 2:06:51 PM</text:p>
          </table:table-cell>
          <table:table-cell office:value-type="string" calcext:value-type="string">
            <text:p>Feb 21, 2017 1:48:54 PM</text:p>
          </table:table-cell>
          <table:table-cell office:value-type="string" calcext:value-type="string">
            <text:p>Feb 1, 2018 7:22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15" xlink:type="simple">Manual | Cadastrar Perfil Usuário Integral</text:a></text:p>
          </table:table-cell>
          <table:table-cell office:value-type="float" office:value="174" calcext:value-type="float">
            <text:p>17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ug 19, 2016 3:00:54 PM</text:p>
          </table:table-cell>
          <table:table-cell office:value-type="string" calcext:value-type="string">
            <text:p>Jul 4, 2017 10:16:43 AM</text:p>
          </table:table-cell>
          <table:table-cell office:value-type="string" calcext:value-type="string">
            <text:p>Feb 24, 2017 8:51:58 AM</text:p>
          </table:table-cell>
          <table:table-cell office:value-type="string" calcext:value-type="string">
            <text:p>Feb 1, 2018 7:01:3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ar+ECF+Integral" xlink:type="simple">Manual | Cadastar ECF Integral</text:a></text:p>
          </table:table-cell>
          <table:table-cell office:value-type="float" office:value="173" calcext:value-type="float">
            <text:p>17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ug 5, 2016 6:09:40 PM</text:p>
          </table:table-cell>
          <table:table-cell office:value-type="string" calcext:value-type="string">
            <text:p>Apr 4, 2017 2:47:20 PM</text:p>
          </table:table-cell>
          <table:table-cell office:value-type="string" calcext:value-type="string">
            <text:p>Feb 24, 2017 8:48:48 AM</text:p>
          </table:table-cell>
          <table:table-cell office:value-type="string" calcext:value-type="string">
            <text:p>Feb 1, 2018 10:57:5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Banco+Dados+Postgres+Windows" xlink:type="simple">Manual | Instalar Banco Dados Postgres Windows</text:a></text:p>
          </table:table-cell>
          <table:table-cell office:value-type="float" office:value="172" calcext:value-type="float">
            <text:p>17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Jul 20, 2016 9:57:04 AM</text:p>
          </table:table-cell>
          <table:table-cell office:value-type="string" calcext:value-type="string">
            <text:p>Mar 13, 2017 8:26:17 AM</text:p>
          </table:table-cell>
          <table:table-cell office:value-type="string" calcext:value-type="string">
            <text:p>Feb 28, 2017 2:05:58 AM</text:p>
          </table:table-cell>
          <table:table-cell office:value-type="string" calcext:value-type="string">
            <text:p>Feb 1, 2018 6:59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95" xlink:type="simple">Dúvida | Como Alterar Perfil Fiscal Gerar SPED Fiscal Integral Varejo?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Jun 21, 2017 9:24:14 AM</text:p>
          </table:table-cell>
          <table:table-cell office:value-type="string" calcext:value-type="string">
            <text:p>Jun 21, 2017 9:27:30 AM</text:p>
          </table:table-cell>
          <table:table-cell office:value-type="string" calcext:value-type="string">
            <text:p>Jun 21, 2017 10:06:55 AM</text:p>
          </table:table-cell>
          <table:table-cell office:value-type="string" calcext:value-type="string">
            <text:p>Feb 1, 2018 7:33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56" xlink:type="simple">Manual | Realizar Integração Impostos Nota Fiscal Serviço Integral</text:a></text:p>
          </table:table-cell>
          <table:table-cell office:value-type="float" office:value="166" calcext:value-type="float">
            <text:p>166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Apr 12, 2017 2:05:48 PM</text:p>
          </table:table-cell>
          <table:table-cell office:value-type="string" calcext:value-type="string">
            <text:p>Apr 12, 2017 3:20:08 PM</text:p>
          </table:table-cell>
          <table:table-cell office:value-type="string" calcext:value-type="string">
            <text:p>Apr 12, 2017 3:41:56 PM</text:p>
          </table:table-cell>
          <table:table-cell office:value-type="string" calcext:value-type="string">
            <text:p>Jan 30, 2018 10:07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70" xlink:type="simple">Manual | Exportar Licenças Frente Loja Supervisor</text:a></text:p>
          </table:table-cell>
          <table:table-cell office:value-type="float" office:value="166" calcext:value-type="float">
            <text:p>166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Oct 10, 2017 2:20:38 PM</text:p>
          </table:table-cell>
          <table:table-cell office:value-type="string" calcext:value-type="string">
            <text:p>Oct 11, 2017 11:20:15 AM</text:p>
          </table:table-cell>
          <table:table-cell office:value-type="string" calcext:value-type="string">
            <text:p>Oct 11, 2017 11:17:53 AM</text:p>
          </table:table-cell>
          <table:table-cell office:value-type="string" calcext:value-type="string">
            <text:p>Feb 1, 2018 7:31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907" xlink:type="simple">Dúvida | Como Importar Arquivo SVT Validador Web?</text:a></text:p>
          </table:table-cell>
          <table:table-cell office:value-type="float" office:value="165" calcext:value-type="float">
            <text:p>16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ep 2, 2016 5:48:28 PM</text:p>
          </table:table-cell>
          <table:table-cell office:value-type="string" calcext:value-type="string">
            <text:p>Mar 16, 2017 2:43:39 PM</text:p>
          </table:table-cell>
          <table:table-cell office:value-type="string" calcext:value-type="string">
            <text:p>Feb 20, 2017 10:13:15 PM</text:p>
          </table:table-cell>
          <table:table-cell office:value-type="string" calcext:value-type="string">
            <text:p>Feb 1, 2018 7:32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91" xlink:type="simple">Manual | Download Instalação Aplicativo Comanda Android</text:a></text:p>
          </table:table-cell>
          <table:table-cell office:value-type="float" office:value="165" calcext:value-type="float">
            <text:p>16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pr 12, 2017 3:34:36 PM</text:p>
          </table:table-cell>
          <table:table-cell office:value-type="string" calcext:value-type="string">
            <text:p>Apr 13, 2017 10:28:33 AM</text:p>
          </table:table-cell>
          <table:table-cell office:value-type="string" calcext:value-type="string">
            <text:p>Apr 12, 2017 11:39:49 PM</text:p>
          </table:table-cell>
          <table:table-cell office:value-type="string" calcext:value-type="string">
            <text:p>Feb 1, 2018 6:59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9" xlink:type="simple">Dúvida | Como Importar Arquivo CSV Auxiliar Layout 04 Cadastro Produtos Integral?</text:a>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Apr 5, 2017 10:14:09 AM</text:p>
          </table:table-cell>
          <table:table-cell office:value-type="string" calcext:value-type="string">
            <text:p>Apr 5, 2017 11:21:29 AM</text:p>
          </table:table-cell>
          <table:table-cell office:value-type="string" calcext:value-type="string">
            <text:p>Apr 5, 2017 2:06:53 PM</text:p>
          </table:table-cell>
          <table:table-cell office:value-type="string" calcext:value-type="string">
            <text:p>Feb 1, 2018 6:55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8" xlink:type="simple">Dúvida | Como Reenviar NF-e Integral Varejo?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ul 19, 2016 11:57:16 AM</text:p>
          </table:table-cell>
          <table:table-cell office:value-type="string" calcext:value-type="string">
            <text:p>Nov 30, 2017 4:28:25 PM</text:p>
          </table:table-cell>
          <table:table-cell office:value-type="string" calcext:value-type="string">
            <text:p>Feb 23, 2017 1:59:24 PM</text:p>
          </table:table-cell>
          <table:table-cell office:value-type="string" calcext:value-type="string">
            <text:p>Feb 1, 2018 7:32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86" xlink:type="simple">Dúvida | Como Alterar Campo CEST Tabela NCM x CEST Integral?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Apr 3, 2017 11:49:34 AM</text:p>
          </table:table-cell>
          <table:table-cell office:value-type="string" calcext:value-type="string">
            <text:p>Apr 3, 2017 2:17:29 PM</text:p>
          </table:table-cell>
          <table:table-cell office:value-type="string" calcext:value-type="string">
            <text:p>Apr 3, 2017 1:30:40 PM</text:p>
          </table:table-cell>
          <table:table-cell office:value-type="string" calcext:value-type="string">
            <text:p>Feb 1, 2018 7:17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12" xlink:type="simple">Dúvida | Como Executar Rotina Altera Faixa Item Integral?</text:a></text:p>
          </table:table-cell>
          <table:table-cell office:value-type="float" office:value="158" calcext:value-type="float">
            <text:p>15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Jul 25, 2017 2:04:43 PM</text:p>
          </table:table-cell>
          <table:table-cell office:value-type="string" calcext:value-type="string">
            <text:p>Jul 26, 2017 9:29:20 AM</text:p>
          </table:table-cell>
          <table:table-cell office:value-type="string" calcext:value-type="string">
            <text:p>Jul 25, 2017 4:15:48 PM</text:p>
          </table:table-cell>
          <table:table-cell office:value-type="string" calcext:value-type="string">
            <text:p>Feb 1, 2018 7:30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9" xlink:type="simple">Dúvida | Como Excluir NF-e Integral?</text:a></text:p>
          </table:table-cell>
          <table:table-cell office:value-type="float" office:value="155" calcext:value-type="float">
            <text:p>15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ug 26, 2016 12:17:02 PM</text:p>
          </table:table-cell>
          <table:table-cell office:value-type="string" calcext:value-type="string">
            <text:p>May 17, 2017 4:54:35 PM</text:p>
          </table:table-cell>
          <table:table-cell office:value-type="string" calcext:value-type="string">
            <text:p>Feb 20, 2017 10:16:22 PM</text:p>
          </table:table-cell>
          <table:table-cell office:value-type="string" calcext:value-type="string">
            <text:p>Feb 2, 2018 10:32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7" xlink:type="simple">Dúvida | Como Alterar Campo CEST Faixa Cadastro Produtos Integral?</text:a></text:p>
          </table:table-cell>
          <table:table-cell office:value-type="float" office:value="155" calcext:value-type="float">
            <text:p>15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pr 3, 2017 9:00:11 AM</text:p>
          </table:table-cell>
          <table:table-cell office:value-type="string" calcext:value-type="string">
            <text:p>Jul 3, 2017 8:35:30 AM</text:p>
          </table:table-cell>
          <table:table-cell office:value-type="string" calcext:value-type="string">
            <text:p>Apr 3, 2017 11:14:17 AM</text:p>
          </table:table-cell>
          <table:table-cell office:value-type="string" calcext:value-type="string">
            <text:p>Feb 1, 2018 6:57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93" xlink:type="simple">Dúvida | Como Alterar Tributação Produto ST Tributado?</text:a></text:p>
          </table:table-cell>
          <table:table-cell office:value-type="float" office:value="153" calcext:value-type="float">
            <text:p>15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Feb 21, 2017 6:50:29 AM</text:p>
          </table:table-cell>
          <table:table-cell office:value-type="string" calcext:value-type="string">
            <text:p>Mar 15, 2017 5:19:58 PM</text:p>
          </table:table-cell>
          <table:table-cell office:value-type="string" calcext:value-type="string">
            <text:p>Feb 21, 2017 11:14:14 AM</text:p>
          </table:table-cell>
          <table:table-cell office:value-type="string" calcext:value-type="string">
            <text:p>Jan 30, 2018 9:11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33" xlink:type="simple">Dúvida | Como Emitir Relatório Vendas Produtos Integral?</text:a></text:p>
          </table:table-cell>
          <table:table-cell office:value-type="float" office:value="153" calcext:value-type="float">
            <text:p>15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Mar 31, 2017 2:32:12 PM</text:p>
          </table:table-cell>
          <table:table-cell office:value-type="string" calcext:value-type="string">
            <text:p>Mar 31, 2017 3:22:37 PM</text:p>
          </table:table-cell>
          <table:table-cell office:value-type="string" calcext:value-type="string">
            <text:p>Mar 31, 2017 11:25:53 PM</text:p>
          </table:table-cell>
          <table:table-cell office:value-type="string" calcext:value-type="string">
            <text:p>Jan 30, 2018 9:12:49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CesarFTP" xlink:type="simple">Manual | Instalar CesarFTP</text:a></text:p>
          </table:table-cell>
          <table:table-cell office:value-type="float" office:value="153" calcext:value-type="float">
            <text:p>15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ul 26, 2016 1:03:43 PM</text:p>
          </table:table-cell>
          <table:table-cell office:value-type="string" calcext:value-type="string">
            <text:p>Mar 13, 2017 1:21:55 PM</text:p>
          </table:table-cell>
          <table:table-cell office:value-type="string" calcext:value-type="string">
            <text:p>Feb 24, 2017 1:15:13 AM</text:p>
          </table:table-cell>
          <table:table-cell office:value-type="string" calcext:value-type="string">
            <text:p>Feb 1, 2018 9:48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9" xlink:type="simple">Manual | Realizar Conferência Baixa Lançamentos Cartões Integral</text:a></text:p>
          </table:table-cell>
          <table:table-cell office:value-type="float" office:value="153" calcext:value-type="float">
            <text:p>153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Jun 9, 2017 3:27:33 PM</text:p>
          </table:table-cell>
          <table:table-cell office:value-type="string" calcext:value-type="string">
            <text:p>Sep 20, 2017 12:01:17 PM</text:p>
          </table:table-cell>
          <table:table-cell office:value-type="string" calcext:value-type="string">
            <text:p>Jun 9, 2017 5:24:17 PM</text:p>
          </table:table-cell>
          <table:table-cell office:value-type="string" calcext:value-type="string">
            <text:p>Jan 31, 2018 10:28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3" xlink:type="simple">Dúvida | Como Ativar Supervisor?</text:a></text:p>
          </table:table-cell>
          <table:table-cell office:value-type="float" office:value="150" calcext:value-type="float">
            <text:p>15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ul 21, 2016 4:22:32 PM</text:p>
          </table:table-cell>
          <table:table-cell office:value-type="string" calcext:value-type="string">
            <text:p>Mar 16, 2017 12:31:30 PM</text:p>
          </table:table-cell>
          <table:table-cell office:value-type="string" calcext:value-type="string">
            <text:p>Feb 24, 2017 9:03:24 AM</text:p>
          </table:table-cell>
          <table:table-cell office:value-type="string" calcext:value-type="string">
            <text:p>Feb 1, 2018 6:19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6864" xlink:type="simple">Dúvida | Como Funciona Agrupamento Produtos Mesmos Dados Fiscais Integral?</text:a></text:p>
          </table:table-cell>
          <table:table-cell office:value-type="float" office:value="148" calcext:value-type="float">
            <text:p>14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Mar 15, 2017 9:33:25 AM</text:p>
          </table:table-cell>
          <table:table-cell office:value-type="string" calcext:value-type="string">
            <text:p>Mar 17, 2017 12:04:34 PM</text:p>
          </table:table-cell>
          <table:table-cell office:value-type="string" calcext:value-type="string">
            <text:p>Mar 16, 2017 10:28:58 AM</text:p>
          </table:table-cell>
          <table:table-cell office:value-type="string" calcext:value-type="string">
            <text:p>Feb 1, 2018 7:20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36" xlink:type="simple">Dúvida | Como Gerar Arquivo SPED PIS COFINS Integral?</text:a></text:p>
          </table:table-cell>
          <table:table-cell office:value-type="float" office:value="147" calcext:value-type="float">
            <text:p>147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May 23, 2017 3:36:37 PM</text:p>
          </table:table-cell>
          <table:table-cell office:value-type="string" calcext:value-type="string">
            <text:p>May 24, 2017 10:22:15 AM</text:p>
          </table:table-cell>
          <table:table-cell office:value-type="string" calcext:value-type="string">
            <text:p>May 25, 2017 10:21:17 AM</text:p>
          </table:table-cell>
          <table:table-cell office:value-type="string" calcext:value-type="string">
            <text:p>Feb 1, 2018 7:11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85" xlink:type="simple">Dúvida | Como Gerar Arquivo ECD Contábil Integral?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Apr 6, 2017 9:56:29 AM</text:p>
          </table:table-cell>
          <table:table-cell office:value-type="string" calcext:value-type="string">
            <text:p>Apr 6, 2017 11:37:14 AM</text:p>
          </table:table-cell>
          <table:table-cell office:value-type="string" calcext:value-type="string">
            <text:p>Apr 6, 2017 11:43:56 AM</text:p>
          </table:table-cell>
          <table:table-cell office:value-type="string" calcext:value-type="string">
            <text:p>Jan 30, 2018 9:11:4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Tira+Teima+Linux" xlink:type="simple">Manual | Instalar Tira Teima Linux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ar 3, 2017 9:21:11 AM</text:p>
          </table:table-cell>
          <table:table-cell office:value-type="string" calcext:value-type="string">
            <text:p>Mar 15, 2017 3:25:16 PM</text:p>
          </table:table-cell>
          <table:table-cell office:value-type="string" calcext:value-type="string">
            <text:p>Mar 3, 2017 4:05:03 PM</text:p>
          </table:table-cell>
          <table:table-cell office:value-type="string" calcext:value-type="string">
            <text:p>Feb 1, 2018 6:59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64" xlink:type="simple">Manual | Emitir Relatório DRE Integral</text:a></text:p>
          </table:table-cell>
          <table:table-cell office:value-type="float" office:value="143" calcext:value-type="float">
            <text:p>14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pr 20, 2017 11:52:01 AM</text:p>
          </table:table-cell>
          <table:table-cell office:value-type="string" calcext:value-type="string">
            <text:p>Apr 20, 2017 2:15:03 PM</text:p>
          </table:table-cell>
          <table:table-cell office:value-type="string" calcext:value-type="string">
            <text:p>Apr 20, 2017 2:13:44 PM</text:p>
          </table:table-cell>
          <table:table-cell office:value-type="string" calcext:value-type="string">
            <text:p>Jan 31, 2018 9:58:2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Tira+Teima+Linux" xlink:type="simple">Manual | Configurar Tira Teima Linux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r 3, 2017 12:06:53 PM</text:p>
          </table:table-cell>
          <table:table-cell office:value-type="string" calcext:value-type="string">
            <text:p>Mar 15, 2017 3:24:49 PM</text:p>
          </table:table-cell>
          <table:table-cell office:value-type="string" calcext:value-type="string">
            <text:p>Mar 7, 2017 7:18:56 PM</text:p>
          </table:table-cell>
          <table:table-cell office:value-type="string" calcext:value-type="string">
            <text:p>Feb 1, 2018 7:00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10" xlink:type="simple">Manual | Enviar Registros M300 M700 SPED Contribuições Integral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ay 30, 2017 10:45:10 AM</text:p>
          </table:table-cell>
          <table:table-cell office:value-type="string" calcext:value-type="string">
            <text:p>May 30, 2017 11:39:53 AM</text:p>
          </table:table-cell>
          <table:table-cell office:value-type="string" calcext:value-type="string">
            <text:p>May 30, 2017 11:38:13 AM</text:p>
          </table:table-cell>
          <table:table-cell office:value-type="string" calcext:value-type="string">
            <text:p>Feb 1, 2018 5:40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32" xlink:type="simple">Dúvida | Como Gravar Exportar Produtos Tributados Alíquota FEM Integral?</text:a></text:p>
          </table:table-cell>
          <table:table-cell office:value-type="float" office:value="139" calcext:value-type="float">
            <text:p>13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Feb 23, 2017 7:06:06 AM</text:p>
          </table:table-cell>
          <table:table-cell office:value-type="string" calcext:value-type="string">
            <text:p>Mar 16, 2017 9:03:19 AM</text:p>
          </table:table-cell>
          <table:table-cell office:value-type="string" calcext:value-type="string">
            <text:p>Feb 23, 2017 12:53:53 PM</text:p>
          </table:table-cell>
          <table:table-cell office:value-type="string" calcext:value-type="string">
            <text:p>Feb 1, 2018 7:18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44" xlink:type="simple">Dúvida | Como Permitir NCM Zerado Cadastro Produto Integral?</text:a></text:p>
          </table:table-cell>
          <table:table-cell office:value-type="float" office:value="139" calcext:value-type="float">
            <text:p>13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ar 31, 2017 3:31:48 PM</text:p>
          </table:table-cell>
          <table:table-cell office:value-type="string" calcext:value-type="string">
            <text:p>Mar 31, 2017 4:21:50 PM</text:p>
          </table:table-cell>
          <table:table-cell office:value-type="string" calcext:value-type="string">
            <text:p>Mar 31, 2017 4:29:44 PM</text:p>
          </table:table-cell>
          <table:table-cell office:value-type="string" calcext:value-type="string">
            <text:p>Feb 1, 2018 7:17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05" xlink:type="simple">Dúvida | Como Realizar Importação Cupons Itens Não Encontrados Excluídos Integral?</text:a></text:p>
          </table:table-cell>
          <table:table-cell office:value-type="float" office:value="138" calcext:value-type="float">
            <text:p>138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Jun 29, 2017 9:24:01 AM</text:p>
          </table:table-cell>
          <table:table-cell office:value-type="string" calcext:value-type="string">
            <text:p>Jan 12, 2018 11:29:54 AM</text:p>
          </table:table-cell>
          <table:table-cell office:value-type="string" calcext:value-type="string">
            <text:p>Jun 29, 2017 11:57:05 AM</text:p>
          </table:table-cell>
          <table:table-cell office:value-type="string" calcext:value-type="string">
            <text:p>Feb 1, 2018 4:53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84" xlink:type="simple">Dúvida | Como Exportar Carga Total Produtos Integral?</text:a></text:p>
          </table:table-cell>
          <table:table-cell office:value-type="float" office:value="136" calcext:value-type="float">
            <text:p>13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r 30, 2017 4:01:32 PM</text:p>
          </table:table-cell>
          <table:table-cell office:value-type="string" calcext:value-type="string">
            <text:p>Mar 31, 2017 8:50:36 AM</text:p>
          </table:table-cell>
          <table:table-cell office:value-type="string" calcext:value-type="string">
            <text:p>Mar 30, 2017 11:27:12 PM</text:p>
          </table:table-cell>
          <table:table-cell office:value-type="string" calcext:value-type="string">
            <text:p>Feb 1, 2018 6:38:0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Acesso+Servidor+Comanda+Android" xlink:type="simple">Manual | Configurar Acesso Servidor Comanda Android</text:a></text:p>
          </table:table-cell>
          <table:table-cell office:value-type="float" office:value="136" calcext:value-type="float">
            <text:p>136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pr 13, 2017 10:45:37 AM</text:p>
          </table:table-cell>
          <table:table-cell office:value-type="string" calcext:value-type="string">
            <text:p>Apr 13, 2017 10:48:18 AM</text:p>
          </table:table-cell>
          <table:table-cell office:value-type="string" calcext:value-type="string">
            <text:p>Apr 17, 2017 5:30:48 AM</text:p>
          </table:table-cell>
          <table:table-cell office:value-type="string" calcext:value-type="string">
            <text:p>Feb 1, 2018 7:03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0" xlink:type="simple">Dúvida | Como Inserir Chave NF-e Cancelada Manualmente SPED Fiscal Integral Varejo?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May 31, 2017 9:04:31 AM</text:p>
          </table:table-cell>
          <table:table-cell office:value-type="string" calcext:value-type="string">
            <text:p>Jul 10, 2017 2:51:45 PM</text:p>
          </table:table-cell>
          <table:table-cell office:value-type="string" calcext:value-type="string">
            <text:p>May 31, 2017 12:54:48 PM</text:p>
          </table:table-cell>
          <table:table-cell office:value-type="string" calcext:value-type="string">
            <text:p>Feb 1, 2018 7:15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6" xlink:type="simple">Dúvida | Como Configurar Conta Contábil Inventário SPED ICMS Integral?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Oct 3, 2017 11:23:31 AM</text:p>
          </table:table-cell>
          <table:table-cell office:value-type="string" calcext:value-type="string">
            <text:p>Oct 3, 2017 3:43:53 PM</text:p>
          </table:table-cell>
          <table:table-cell office:value-type="string" calcext:value-type="string">
            <text:p>Oct 3, 2017 12:20:22 PM</text:p>
          </table:table-cell>
          <table:table-cell office:value-type="string" calcext:value-type="string">
            <text:p>Feb 1, 2018 7:33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3" xlink:type="simple">Dúvida | Como Alterar Situação Pedido Cliente?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Feb 15, 2017 6:46:58 AM</text:p>
          </table:table-cell>
          <table:table-cell office:value-type="string" calcext:value-type="string">
            <text:p>Mar 15, 2017 5:07:54 PM</text:p>
          </table:table-cell>
          <table:table-cell office:value-type="string" calcext:value-type="string">
            <text:p>Feb 21, 2017 1:44:11 PM</text:p>
          </table:table-cell>
          <table:table-cell office:value-type="string" calcext:value-type="string">
            <text:p>Jan 18, 2018 2:25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4" xlink:type="simple">Dúvida | Como Corrigir Erro Saldo Período Anterior SPED Fiscal Integral Varejo?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ay 30, 2017 2:10:59 PM</text:p>
          </table:table-cell>
          <table:table-cell office:value-type="string" calcext:value-type="string">
            <text:p>May 30, 2017 2:35:00 PM</text:p>
          </table:table-cell>
          <table:table-cell office:value-type="string" calcext:value-type="string">
            <text:p>May 30, 2017 2:33:41 PM</text:p>
          </table:table-cell>
          <table:table-cell office:value-type="string" calcext:value-type="string">
            <text:p>Feb 1, 2018 2:33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38" xlink:type="simple">Dúvida | Como Obter Código Segurança Contribuinte Estado Novo Nf-e?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Jul 21, 2017 2:01:58 PM</text:p>
          </table:table-cell>
          <table:table-cell office:value-type="string" calcext:value-type="string">
            <text:p>Jul 25, 2017 9:36:27 AM</text:p>
          </table:table-cell>
          <table:table-cell office:value-type="string" calcext:value-type="string">
            <text:p>Jul 24, 2017 9:53:17 AM</text:p>
          </table:table-cell>
          <table:table-cell office:value-type="string" calcext:value-type="string">
            <text:p>Feb 1, 2018 7:30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25" xlink:type="simple">Manual | Alterar Conta Contábil Cadastro Cliente Integral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pr 11, 2017 11:12:31 AM</text:p>
          </table:table-cell>
          <table:table-cell office:value-type="string" calcext:value-type="string">
            <text:p>Apr 12, 2017 8:38:41 AM</text:p>
          </table:table-cell>
          <table:table-cell office:value-type="string" calcext:value-type="string">
            <text:p>Apr 11, 2017 4:21:03 PM</text:p>
          </table:table-cell>
          <table:table-cell office:value-type="string" calcext:value-type="string">
            <text:p>Feb 1, 2018 7:13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10" xlink:type="simple">Dúvida | Como Realizar Troca Devolução Mercadoria PDV Contra Vale Integral?</text:a></text:p>
          </table:table-cell>
          <table:table-cell office:value-type="float" office:value="131" calcext:value-type="float">
            <text:p>131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Aug 7, 2017 2:08:02 PM</text:p>
          </table:table-cell>
          <table:table-cell office:value-type="string" calcext:value-type="string">
            <text:p>Aug 16, 2017 9:56:43 AM</text:p>
          </table:table-cell>
          <table:table-cell office:value-type="string" calcext:value-type="string">
            <text:p>Aug 16, 2017 9:34:00 AM</text:p>
          </table:table-cell>
          <table:table-cell office:value-type="string" calcext:value-type="string">
            <text:p>Jan 30, 2018 7:04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54" xlink:type="simple">Dúvida | Como Emitir Relatório Tabela IBPT Comparação NCM Integral?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Feb 22, 2017 6:51:36 AM</text:p>
          </table:table-cell>
          <table:table-cell office:value-type="string" calcext:value-type="string">
            <text:p>Feb 22, 2017 11:03:47 AM</text:p>
          </table:table-cell>
          <table:table-cell office:value-type="string" calcext:value-type="string">
            <text:p>Feb 22, 2017 1:21:29 PM</text:p>
          </table:table-cell>
          <table:table-cell office:value-type="string" calcext:value-type="string">
            <text:p>Feb 1, 2018 6:18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69" xlink:type="simple">Manual | Atualizar Inventário Integral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ug 12, 2016 5:14:59 PM</text:p>
          </table:table-cell>
          <table:table-cell office:value-type="string" calcext:value-type="string">
            <text:p>Jan 8, 2018 3:28:33 PM</text:p>
          </table:table-cell>
          <table:table-cell office:value-type="string" calcext:value-type="string">
            <text:p>Feb 20, 2017 10:15:50 PM</text:p>
          </table:table-cell>
          <table:table-cell office:value-type="string" calcext:value-type="string">
            <text:p>Feb 2, 2018 9:16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9" xlink:type="simple">Dúvida | Como Realizar Lançamento Registro F100 SPED PIS COFINS Integral?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Jun 19, 2017 2:08:00 PM</text:p>
          </table:table-cell>
          <table:table-cell office:value-type="string" calcext:value-type="string">
            <text:p>Jan 15, 2018 11:09:27 AM</text:p>
          </table:table-cell>
          <table:table-cell office:value-type="string" calcext:value-type="string">
            <text:p>Jun 19, 2017 2:30:48 PM</text:p>
          </table:table-cell>
          <table:table-cell office:value-type="string" calcext:value-type="string">
            <text:p>Feb 1, 2018 7:34:0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mular+Sistema+Integral+Aplicativo+Termius+Android" xlink:type="simple">Manual | Emular Sistema Integral Aplicativo Termius Android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Aug 11, 2017 11:31:37 AM</text:p>
          </table:table-cell>
          <table:table-cell office:value-type="string" calcext:value-type="string">
            <text:p>Aug 16, 2017 9:00:52 AM</text:p>
          </table:table-cell>
          <table:table-cell office:value-type="string" calcext:value-type="string">
            <text:p>Aug 14, 2017 11:32:01 AM</text:p>
          </table:table-cell>
          <table:table-cell office:value-type="string" calcext:value-type="string">
            <text:p>Feb 1, 2018 6:44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65" xlink:type="simple">Manual | Realizar Integração MG Mobile Integral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Jul 7, 2017 9:37:15 AM</text:p>
          </table:table-cell>
          <table:table-cell office:value-type="string" calcext:value-type="string">
            <text:p>Jul 11, 2017 3:04:10 PM</text:p>
          </table:table-cell>
          <table:table-cell office:value-type="string" calcext:value-type="string">
            <text:p>Jul 10, 2017 10:17:04 AM</text:p>
          </table:table-cell>
          <table:table-cell office:value-type="string" calcext:value-type="string">
            <text:p>Feb 1, 2018 6:44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514758" xlink:type="simple">Dúvida | Como Emitir Relatório Inventário Integral?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ug 11, 2016 4:36:23 PM</text:p>
          </table:table-cell>
          <table:table-cell office:value-type="string" calcext:value-type="string">
            <text:p>Mar 16, 2017 9:49:30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Feb 1, 2018 6:22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24" xlink:type="simple">Dúvida | Como Atualizar Licenças PDV's Frente Windows?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Oct 19, 2017 11:50:45 AM</text:p>
          </table:table-cell>
          <table:table-cell office:value-type="string" calcext:value-type="string">
            <text:p>Oct 20, 2017 2:53:43 PM</text:p>
          </table:table-cell>
          <table:table-cell office:value-type="string" calcext:value-type="string">
            <text:p>Oct 20, 2017 9:27:39 PM</text:p>
          </table:table-cell>
          <table:table-cell office:value-type="string" calcext:value-type="string">
            <text:p>Feb 1, 2018 12:01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50" xlink:type="simple">Dúvida | Como Fazer Envio Carta Correção Novo NF-e?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Aug 4, 2017 2:42:49 PM</text:p>
          </table:table-cell>
          <table:table-cell office:value-type="string" calcext:value-type="string">
            <text:p>Aug 8, 2017 2:31:07 PM</text:p>
          </table:table-cell>
          <table:table-cell office:value-type="string" calcext:value-type="string">
            <text:p>Aug 8, 2017 2:05:43 PM</text:p>
          </table:table-cell>
          <table:table-cell office:value-type="string" calcext:value-type="string">
            <text:p>Feb 2, 2018 10:16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17" xlink:type="simple">Dúvida | Como Configurar Conexão Servidor BD Supervisor?</text:a></text:p>
          </table:table-cell>
          <table:table-cell office:value-type="float" office:value="127" calcext:value-type="float">
            <text:p>1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ul 22, 2016 10:43:11 AM</text:p>
          </table:table-cell>
          <table:table-cell office:value-type="string" calcext:value-type="string">
            <text:p>Mar 16, 2017 2:06:09 PM</text:p>
          </table:table-cell>
          <table:table-cell office:value-type="string" calcext:value-type="string">
            <text:p>Feb 24, 2017 1:17:11 AM</text:p>
          </table:table-cell>
          <table:table-cell office:value-type="string" calcext:value-type="string">
            <text:p>Feb 1, 2018 7:19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83" xlink:type="simple">Dúvida | Como Cadastrar Código Observação Integral?</text:a></text:p>
          </table:table-cell>
          <table:table-cell office:value-type="float" office:value="127" calcext:value-type="float">
            <text:p>127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May 8, 2017 10:18:16 AM</text:p>
          </table:table-cell>
          <table:table-cell office:value-type="string" calcext:value-type="string">
            <text:p>Jun 22, 2017 3:20:33 PM</text:p>
          </table:table-cell>
          <table:table-cell office:value-type="string" calcext:value-type="string">
            <text:p>May 9, 2017 9:49:04 AM</text:p>
          </table:table-cell>
          <table:table-cell office:value-type="string" calcext:value-type="string">
            <text:p>Feb 1, 2018 7:30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2" xlink:type="simple">Dúvida | Como Consultar NF-e SPED Integral?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Aug 26, 2016 11:59:21 AM</text:p>
          </table:table-cell>
          <table:table-cell office:value-type="string" calcext:value-type="string">
            <text:p>Mar 16, 2017 10:02:17 AM</text:p>
          </table:table-cell>
          <table:table-cell office:value-type="string" calcext:value-type="string">
            <text:p>Feb 24, 2017 10:18:49 PM</text:p>
          </table:table-cell>
          <table:table-cell office:value-type="string" calcext:value-type="string">
            <text:p>Feb 1, 2018 7:16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31" xlink:type="simple">Dúvida | Como Ajustar Novo Layout 4.0 Nota Fiscal Entrada XML Integral?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Oct 5, 2017 11:04:46 AM</text:p>
          </table:table-cell>
          <table:table-cell office:value-type="string" calcext:value-type="string">
            <text:p>Nov 30, 2017 4:00:28 PM</text:p>
          </table:table-cell>
          <table:table-cell office:value-type="string" calcext:value-type="string">
            <text:p>Oct 5, 2017 11:38:37 AM</text:p>
          </table:table-cell>
          <table:table-cell office:value-type="string" calcext:value-type="string">
            <text:p>Feb 2, 2018 10:07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8" xlink:type="simple">Manual | Contabilizar Vendas ECF Subtraindo Valor Crédito Tipo Gerencial Integral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pr 26, 2017 9:30:54 AM</text:p>
          </table:table-cell>
          <table:table-cell office:value-type="string" calcext:value-type="string">
            <text:p>Apr 26, 2017 3:29:41 PM</text:p>
          </table:table-cell>
          <table:table-cell office:value-type="string" calcext:value-type="string">
            <text:p>Apr 26, 2017 2:27:04 PM</text:p>
          </table:table-cell>
          <table:table-cell office:value-type="string" calcext:value-type="string">
            <text:p>Jan 31, 2018 3:14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25" xlink:type="simple">Dúvida | Como Executar Rotina Corrige Manual NF-e Pendentes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Jul 6, 2017 11:14:12 AM</text:p>
          </table:table-cell>
          <table:table-cell office:value-type="string" calcext:value-type="string">
            <text:p>Nov 29, 2017 3:21:00 PM</text:p>
          </table:table-cell>
          <table:table-cell office:value-type="string" calcext:value-type="string">
            <text:p>Jul 6, 2017 2:28:47 PM</text:p>
          </table:table-cell>
          <table:table-cell office:value-type="string" calcext:value-type="string">
            <text:p>Feb 2, 2018 2:11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93" xlink:type="simple">Dúvida | Como Importar Cupons Total Manualmente Integral?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pr 25, 2017 9:22:37 AM</text:p>
          </table:table-cell>
          <table:table-cell office:value-type="string" calcext:value-type="string">
            <text:p>Apr 25, 2017 10:11:11 AM</text:p>
          </table:table-cell>
          <table:table-cell office:value-type="string" calcext:value-type="string">
            <text:p>Apr 26, 2017 1:40:29 AM</text:p>
          </table:table-cell>
          <table:table-cell office:value-type="string" calcext:value-type="string">
            <text:p>Feb 1, 2018 6:25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54" xlink:type="simple">Dúvida | Como Alterar Cadastro Operador Caixa Integral?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Jun 20, 2017 2:29:06 PM</text:p>
          </table:table-cell>
          <table:table-cell office:value-type="string" calcext:value-type="string">
            <text:p>Jun 20, 2017 3:01:43 PM</text:p>
          </table:table-cell>
          <table:table-cell office:value-type="string" calcext:value-type="string">
            <text:p>Jun 20, 2017 3:14:37 PM</text:p>
          </table:table-cell>
          <table:table-cell office:value-type="string" calcext:value-type="string">
            <text:p>Feb 1, 2018 7:32:1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lterar+Arquivo+CSV+Excell+Integral" xlink:type="simple">Manual | Alterar Arquivo CSV Excell Integral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ul 21, 2016 11:32:37 AM</text:p>
          </table:table-cell>
          <table:table-cell office:value-type="string" calcext:value-type="string">
            <text:p>Apr 4, 2017 2:07:54 PM</text:p>
          </table:table-cell>
          <table:table-cell office:value-type="string" calcext:value-type="string">
            <text:p>Feb 20, 2017 10:09:57 PM</text:p>
          </table:table-cell>
          <table:table-cell office:value-type="string" calcext:value-type="string">
            <text:p>Jan 30, 2018 11:56:2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proveitar+Saldo+Credor+PIS+COFINS+Integral" xlink:type="simple">Manual | Aproveitar Saldo Credor PIS COFINS Integral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ay 23, 2017 9:55:29 AM</text:p>
          </table:table-cell>
          <table:table-cell office:value-type="string" calcext:value-type="string">
            <text:p>May 24, 2017 10:28:09 AM</text:p>
          </table:table-cell>
          <table:table-cell office:value-type="string" calcext:value-type="string">
            <text:p>May 23, 2017 3:08:31 PM</text:p>
          </table:table-cell>
          <table:table-cell office:value-type="string" calcext:value-type="string">
            <text:p>Jan 30, 2018 9:11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0" xlink:type="simple">Dúvida | Como Alterar Redução Z Integral?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ep 1, 2016 10:23:07 AM</text:p>
          </table:table-cell>
          <table:table-cell office:value-type="string" calcext:value-type="string">
            <text:p>Mar 16, 2017 10:18:48 AM</text:p>
          </table:table-cell>
          <table:table-cell office:value-type="string" calcext:value-type="string">
            <text:p>Feb 20, 2017 10:07:34 PM</text:p>
          </table:table-cell>
          <table:table-cell office:value-type="string" calcext:value-type="string">
            <text:p>Feb 1, 2018 11:18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43" xlink:type="simple">Manual | Lançamento Produtos Controle Comanda Android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pr 13, 2017 8:43:55 AM</text:p>
          </table:table-cell>
          <table:table-cell office:value-type="string" calcext:value-type="string">
            <text:p>Apr 13, 2017 10:23:19 AM</text:p>
          </table:table-cell>
          <table:table-cell office:value-type="string" calcext:value-type="string">
            <text:p>Apr 13, 2017 1:15:38 PM</text:p>
          </table:table-cell>
          <table:table-cell office:value-type="string" calcext:value-type="string">
            <text:p>Jan 28, 2018 1:37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284281" xlink:type="simple">Dúvida | Como Alterar Cadastro CFOP Integral?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ug 22, 2016 1:46:30 PM</text:p>
          </table:table-cell>
          <table:table-cell office:value-type="string" calcext:value-type="string">
            <text:p>Mar 7, 2017 8:45:35 AM</text:p>
          </table:table-cell>
          <table:table-cell office:value-type="string" calcext:value-type="string">
            <text:p>Feb 21, 2017 6:48:43 AM</text:p>
          </table:table-cell>
          <table:table-cell office:value-type="string" calcext:value-type="string">
            <text:p>Feb 1, 2018 11:47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19" xlink:type="simple">Dúvida | Como Alterar NCM Produto Faixa Integral?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ep 2, 2016 10:13:11 AM</text:p>
          </table:table-cell>
          <table:table-cell office:value-type="string" calcext:value-type="string">
            <text:p>Mar 16, 2017 11:01:54 A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Feb 1, 2018 6:25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04" xlink:type="simple">Dúvida | Como Realizar Manutenção CST Tabela PIS Integral?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ep 5, 2016 10:50:40 AM</text:p>
          </table:table-cell>
          <table:table-cell office:value-type="string" calcext:value-type="string">
            <text:p>Mar 16, 2017 11:33:41 AM</text:p>
          </table:table-cell>
          <table:table-cell office:value-type="string" calcext:value-type="string">
            <text:p>Feb 24, 2017 1:07:24 AM</text:p>
          </table:table-cell>
          <table:table-cell office:value-type="string" calcext:value-type="string">
            <text:p>Feb 1, 2018 6:14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23" xlink:type="simple">Dúvida | Como Emitir Relatório Quantidade Produtos Compostos Integral?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ar 31, 2017 12:16:52 PM</text:p>
          </table:table-cell>
          <table:table-cell office:value-type="string" calcext:value-type="string">
            <text:p>Mar 31, 2017 2:20:57 PM</text:p>
          </table:table-cell>
          <table:table-cell office:value-type="string" calcext:value-type="string">
            <text:p>Mar 31, 2017 11:25:13 PM</text:p>
          </table:table-cell>
          <table:table-cell office:value-type="string" calcext:value-type="string">
            <text:p>Jan 31, 2018 3:55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22" xlink:type="simple">Dúvida | Como Alterar Parâmetro Preço Entrada Modificar Preço Unitário Integral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Jun 29, 2017 4:12:14 PM</text:p>
          </table:table-cell>
          <table:table-cell office:value-type="string" calcext:value-type="string">
            <text:p>Jun 30, 2017 3:11:09 PM</text:p>
          </table:table-cell>
          <table:table-cell office:value-type="string" calcext:value-type="string">
            <text:p>Jun 30, 2017 9:01:40 AM</text:p>
          </table:table-cell>
          <table:table-cell office:value-type="string" calcext:value-type="string">
            <text:p>Feb 1, 2018 7:04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86" xlink:type="simple">Dúvida | Como Alterar Perfil Fiscal Gerar SPED Fiscal Integral?</text:a></text:p>
          </table:table-cell>
          <table:table-cell office:value-type="float" office:value="112" calcext:value-type="float">
            <text:p>112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Jun 21, 2017 8:41:11 AM</text:p>
          </table:table-cell>
          <table:table-cell office:value-type="string" calcext:value-type="string">
            <text:p>Jun 21, 2017 9:21:16 AM</text:p>
          </table:table-cell>
          <table:table-cell office:value-type="string" calcext:value-type="string">
            <text:p>Jun 21, 2017 9:20:37 AM</text:p>
          </table:table-cell>
          <table:table-cell office:value-type="string" calcext:value-type="string">
            <text:p>Feb 1, 2018 7:33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6" xlink:type="simple">Dúvida | Como Corrigir Movimentação Cadastro NCM Integral?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ul 15, 2016 10:36:22 AM</text:p>
          </table:table-cell>
          <table:table-cell office:value-type="string" calcext:value-type="string">
            <text:p>Mar 9, 2017 7:58:12 AM</text:p>
          </table:table-cell>
          <table:table-cell office:value-type="string" calcext:value-type="string">
            <text:p>Feb 22, 2017 2:02:30 PM</text:p>
          </table:table-cell>
          <table:table-cell office:value-type="string" calcext:value-type="string">
            <text:p>Feb 1, 2018 2:11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14" xlink:type="simple">Dúvida | Como Configurar Força Vendas Android?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ul 19, 2016 9:44:16 AM</text:p>
          </table:table-cell>
          <table:table-cell office:value-type="string" calcext:value-type="string">
            <text:p>Mar 16, 2017 12:17:05 PM</text:p>
          </table:table-cell>
          <table:table-cell office:value-type="string" calcext:value-type="string">
            <text:p>Feb 25, 2017 6:28:43 AM</text:p>
          </table:table-cell>
          <table:table-cell office:value-type="string" calcext:value-type="string">
            <text:p>Jan 26, 2018 8:22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75" xlink:type="simple">Dúvida | Como Emitir Relatório Tabela IBPT Base Dados Integral?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Feb 22, 2017 7:26:22 AM</text:p>
          </table:table-cell>
          <table:table-cell office:value-type="string" calcext:value-type="string">
            <text:p>Mar 15, 2017 5:35:02 PM</text:p>
          </table:table-cell>
          <table:table-cell office:value-type="string" calcext:value-type="string">
            <text:p>Feb 22, 2017 1:21:13 PM</text:p>
          </table:table-cell>
          <table:table-cell office:value-type="string" calcext:value-type="string">
            <text:p>Feb 1, 2018 6:1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7" xlink:type="simple">Dúvida | Como Emitir Relatório CFOP Integral?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ug 23, 2016 1:53:23 PM</text:p>
          </table:table-cell>
          <table:table-cell office:value-type="string" calcext:value-type="string">
            <text:p>Mar 16, 2017 9:57:21 AM</text:p>
          </table:table-cell>
          <table:table-cell office:value-type="string" calcext:value-type="string">
            <text:p>Feb 20, 2017 10:13:19 PM</text:p>
          </table:table-cell>
          <table:table-cell office:value-type="string" calcext:value-type="string">
            <text:p>Feb 1, 2018 6:19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28" xlink:type="simple">Dúvida | Como Corrigir Erro Saldo Período Anterior SPED Fiscal Integral?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ay 30, 2017 11:51:10 AM</text:p>
          </table:table-cell>
          <table:table-cell office:value-type="string" calcext:value-type="string">
            <text:p>May 30, 2017 12:44:51 PM</text:p>
          </table:table-cell>
          <table:table-cell office:value-type="string" calcext:value-type="string">
            <text:p>May 30, 2017 12:45:08 PM</text:p>
          </table:table-cell>
          <table:table-cell office:value-type="string" calcext:value-type="string">
            <text:p>Feb 1, 2018 4:44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4" xlink:type="simple">Manual | Cadastrar Pedido Força Vendas Android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ul 19, 2016 10:57:16 AM</text:p>
          </table:table-cell>
          <table:table-cell office:value-type="string" calcext:value-type="string">
            <text:p>Mar 15, 2017 4:00:58 PM</text:p>
          </table:table-cell>
          <table:table-cell office:value-type="string" calcext:value-type="string">
            <text:p>Feb 25, 2017 6:28:34 AM</text:p>
          </table:table-cell>
          <table:table-cell office:value-type="string" calcext:value-type="string">
            <text:p>Jan 31, 2018 5:12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08" xlink:type="simple">Manual | Implementar Tributação CST CSOSN Estado Integral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pr 17, 2017 8:21:14 AM</text:p>
          </table:table-cell>
          <table:table-cell office:value-type="string" calcext:value-type="string">
            <text:p>Apr 17, 2017 4:39:30 PM</text:p>
          </table:table-cell>
          <table:table-cell office:value-type="string" calcext:value-type="string">
            <text:p>Apr 17, 2017 11:31:47 AM</text:p>
          </table:table-cell>
          <table:table-cell office:value-type="string" calcext:value-type="string">
            <text:p>Feb 1, 2018 6:55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493" xlink:type="simple">Dúvida | Como Exportar Arquivo SVT Validador Web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ep 5, 2016 9:28:53 AM</text:p>
          </table:table-cell>
          <table:table-cell office:value-type="string" calcext:value-type="string">
            <text:p>Mar 16, 2017 2:48:28 PM</text:p>
          </table:table-cell>
          <table:table-cell office:value-type="string" calcext:value-type="string">
            <text:p>Feb 24, 2017 8:52:04 AM</text:p>
          </table:table-cell>
          <table:table-cell office:value-type="string" calcext:value-type="string">
            <text:p>Feb 1, 2018 6:58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63" xlink:type="simple">Dúvida | Como Alterar Campo CEST Arquivo CSV Auxiliar Integral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pr 3, 2017 9:19:11 AM</text:p>
          </table:table-cell>
          <table:table-cell office:value-type="string" calcext:value-type="string">
            <text:p>Apr 3, 2017 12:27:55 PM</text:p>
          </table:table-cell>
          <table:table-cell office:value-type="string" calcext:value-type="string">
            <text:p>Apr 3, 2017 11:46:22 AM</text:p>
          </table:table-cell>
          <table:table-cell office:value-type="string" calcext:value-type="string">
            <text:p>Feb 1, 2018 7:25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23" xlink:type="simple">Manual | Incluir Programa Perfil Usuário Integral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ug 24, 2016 9:39:47 AM</text:p>
          </table:table-cell>
          <table:table-cell office:value-type="string" calcext:value-type="string">
            <text:p>Apr 5, 2017 8:44:57 AM</text:p>
          </table:table-cell>
          <table:table-cell office:value-type="string" calcext:value-type="string">
            <text:p>Feb 20, 2017 10:07:45 PM</text:p>
          </table:table-cell>
          <table:table-cell office:value-type="string" calcext:value-type="string">
            <text:p>Feb 1, 2018 7:01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17" xlink:type="simple">Dúvida | Como Cadastrar Tipos Gerenciais Plano Contas Gerencial Integral Varejo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Sep 29, 2017 12:34:32 PM</text:p>
          </table:table-cell>
          <table:table-cell office:value-type="string" calcext:value-type="string">
            <text:p>Sep 29, 2017 12:51:42 PM</text:p>
          </table:table-cell>
          <table:table-cell office:value-type="string" calcext:value-type="string">
            <text:p>Sep 29, 2017 3:11:47 PM</text:p>
          </table:table-cell>
          <table:table-cell office:value-type="string" calcext:value-type="string">
            <text:p>Feb 1, 2018 6:58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10" xlink:type="simple">Dúvida | Como Realizar Manutenção CST Tabela COFINS Integral?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p 5, 2016 11:00:58 AM</text:p>
          </table:table-cell>
          <table:table-cell office:value-type="string" calcext:value-type="string">
            <text:p>Mar 16, 2017 11:19:29 AM</text:p>
          </table:table-cell>
          <table:table-cell office:value-type="string" calcext:value-type="string">
            <text:p>Feb 21, 2017 5:23:13 PM</text:p>
          </table:table-cell>
          <table:table-cell office:value-type="string" calcext:value-type="string">
            <text:p>Feb 1, 2018 6:15:0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lementar+Rotina+Ruptura+Integral" xlink:type="simple">Manual | Implementar Rotina Ruptura Integral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Jul 17, 2017 8:36:12 AM</text:p>
          </table:table-cell>
          <table:table-cell office:value-type="string" calcext:value-type="string">
            <text:p>Jul 20, 2017 2:57:26 PM</text:p>
          </table:table-cell>
          <table:table-cell office:value-type="string" calcext:value-type="string">
            <text:p>Jul 20, 2017 2:58:46 PM</text:p>
          </table:table-cell>
          <table:table-cell office:value-type="string" calcext:value-type="string">
            <text:p>Feb 1, 2018 7:33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18" xlink:type="simple">Dúvida | Como Executar Rotina Corrige Automática NF-e Pendentes Integral?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Jul 6, 2017 10:06:09 AM</text:p>
          </table:table-cell>
          <table:table-cell office:value-type="string" calcext:value-type="string">
            <text:p>Jul 6, 2017 11:13:15 AM</text:p>
          </table:table-cell>
          <table:table-cell office:value-type="string" calcext:value-type="string">
            <text:p>Jul 6, 2017 10:44:51 AM</text:p>
          </table:table-cell>
          <table:table-cell office:value-type="string" calcext:value-type="string">
            <text:p>Feb 1, 2018 2:28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49" xlink:type="simple">Dúvida | Como Realizar Entrada NF-e Avulsa Emitida SEFAZ Integral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r 21, 2017 2:19:25 PM</text:p>
          </table:table-cell>
          <table:table-cell office:value-type="string" calcext:value-type="string">
            <text:p>Apr 17, 2017 2:05:28 PM</text:p>
          </table:table-cell>
          <table:table-cell office:value-type="string" calcext:value-type="string">
            <text:p>Apr 7, 2017 11:08:29 AM</text:p>
          </table:table-cell>
          <table:table-cell office:value-type="string" calcext:value-type="string">
            <text:p>Feb 1, 2018 11:56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39" xlink:type="simple">Dúvida | Como Emitir Relatório Cadastro Produto Integral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Jun 20, 2017 11:31:11 AM</text:p>
          </table:table-cell>
          <table:table-cell office:value-type="string" calcext:value-type="string">
            <text:p>Dec 13, 2017 10:05:31 AM</text:p>
          </table:table-cell>
          <table:table-cell office:value-type="string" calcext:value-type="string">
            <text:p>Jun 21, 2017 2:20:05 AM</text:p>
          </table:table-cell>
          <table:table-cell office:value-type="string" calcext:value-type="string">
            <text:p>Feb 1, 2018 11:51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32" xlink:type="simple">Dúvida | Como Alterar Versão Layout EFD SPED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eb 20, 2017 8:04:22 AM</text:p>
          </table:table-cell>
          <table:table-cell office:value-type="string" calcext:value-type="string">
            <text:p>Mar 15, 2017 5:17:00 PM</text:p>
          </table:table-cell>
          <table:table-cell office:value-type="string" calcext:value-type="string">
            <text:p>Feb 20, 2017 10:13:32 PM</text:p>
          </table:table-cell>
          <table:table-cell office:value-type="string" calcext:value-type="string">
            <text:p>Feb 1, 2018 2:18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9" xlink:type="simple">Dúvida | Como Gerar Apuração ICMS ST SPED Fiscal Integral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May 2, 2017 11:01:18 AM</text:p>
          </table:table-cell>
          <table:table-cell office:value-type="string" calcext:value-type="string">
            <text:p>May 2, 2017 3:48:25 PM</text:p>
          </table:table-cell>
          <table:table-cell office:value-type="string" calcext:value-type="string">
            <text:p>May 2, 2017 1:32:57 PM</text:p>
          </table:table-cell>
          <table:table-cell office:value-type="string" calcext:value-type="string">
            <text:p>Feb 1, 2018 7:30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45" xlink:type="simple">Dúvida | Como Inserir Chave NF-e Cancelada Manualmente SPED Fiscal Integral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y 30, 2017 3:48:08 PM</text:p>
          </table:table-cell>
          <table:table-cell office:value-type="string" calcext:value-type="string">
            <text:p>May 31, 2017 8:29:37 AM</text:p>
          </table:table-cell>
          <table:table-cell office:value-type="string" calcext:value-type="string">
            <text:p>May 30, 2017 4:15:29 PM</text:p>
          </table:table-cell>
          <table:table-cell office:value-type="string" calcext:value-type="string">
            <text:p>Feb 1, 2018 11:47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43" xlink:type="simple">Manual | Realizar Devolução Venda PDV Integral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6667" calcext:value-type="float">
            <text:p>6667</text:p>
          </table:table-cell>
          <table:table-cell office:value-type="string" calcext:value-type="string">
            <text:p>Jan 18, 2018 9:19:12 AM</text:p>
          </table:table-cell>
          <table:table-cell office:value-type="string" calcext:value-type="string">
            <text:p>Jan 19, 2018 9:57:23 AM</text:p>
          </table:table-cell>
          <table:table-cell office:value-type="string" calcext:value-type="string">
            <text:p>Jan 18, 2018 10:29:45 PM</text:p>
          </table:table-cell>
          <table:table-cell office:value-type="string" calcext:value-type="string">
            <text:p>Feb 2, 2018 8:40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60" xlink:type="simple">Dúvida | Como Gerar SPED Fevereiro Inventário Estoque Ano Anterior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ar 23, 2017 4:13:28 PM</text:p>
          </table:table-cell>
          <table:table-cell office:value-type="string" calcext:value-type="string">
            <text:p>Mar 24, 2017 12:45:32 PM</text:p>
          </table:table-cell>
          <table:table-cell office:value-type="string" calcext:value-type="string">
            <text:p>Mar 24, 2017 12:41:20 PM</text:p>
          </table:table-cell>
          <table:table-cell office:value-type="string" calcext:value-type="string">
            <text:p>Jan 27, 2018 9:41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95" xlink:type="simple">Dúvida | Como Alterar Versão Arquivo ECD Contábil Layout 5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pr 6, 2017 10:50:57 AM</text:p>
          </table:table-cell>
          <table:table-cell office:value-type="string" calcext:value-type="string">
            <text:p>Apr 6, 2017 11:37:36 AM</text:p>
          </table:table-cell>
          <table:table-cell office:value-type="string" calcext:value-type="string">
            <text:p>Apr 6, 2017 11:43:59 AM</text:p>
          </table:table-cell>
          <table:table-cell office:value-type="string" calcext:value-type="string">
            <text:p>Jan 21, 2018 9:49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03" xlink:type="simple">Manual | Instalar Aplicativo Força Vendas Android</text:a></text:p>
          </table:table-cell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Jul 18, 2016 10:01:25 AM</text:p>
          </table:table-cell>
          <table:table-cell office:value-type="string" calcext:value-type="string">
            <text:p>Mar 15, 2017 3:59:25 PM</text:p>
          </table:table-cell>
          <table:table-cell office:value-type="string" calcext:value-type="string">
            <text:p>Feb 22, 2017 9:00:28 AM</text:p>
          </table:table-cell>
          <table:table-cell office:value-type="string" calcext:value-type="string">
            <text:p>Feb 1, 2018 7:30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51" xlink:type="simple">Dúvida | Como Emitir Relatório Entrada Compra Valor ST IPI Separado Integral Varejo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Jun 16, 2017 11:39:26 AM</text:p>
          </table:table-cell>
          <table:table-cell office:value-type="string" calcext:value-type="string">
            <text:p>Aug 29, 2017 10:08:37 AM</text:p>
          </table:table-cell>
          <table:table-cell office:value-type="string" calcext:value-type="string">
            <text:p>Jun 16, 2017 1:48:14 PM</text:p>
          </table:table-cell>
          <table:table-cell office:value-type="string" calcext:value-type="string">
            <text:p>Feb 1, 2018 7:32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03" xlink:type="simple">Dúvida | Como Emitir Relatório Divergências Romaneio Integral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Jun 19, 2017 4:28:23 PM</text:p>
          </table:table-cell>
          <table:table-cell office:value-type="string" calcext:value-type="string">
            <text:p>Jun 20, 2017 9:25:22 AM</text:p>
          </table:table-cell>
          <table:table-cell office:value-type="string" calcext:value-type="string">
            <text:p>Jun 20, 2017 9:30:00 AM</text:p>
          </table:table-cell>
          <table:table-cell office:value-type="string" calcext:value-type="string">
            <text:p>Feb 1, 2018 7:30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68" xlink:type="simple">Dúvida | Como Enviar NF-e Tramitador Integral?</text:a></text:p>
          </table:table-cell>
          <table:table-cell office:value-type="float" office:value="97" calcext:value-type="float">
            <text:p>97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Sep 8, 2017 12:31:33 PM</text:p>
          </table:table-cell>
          <table:table-cell office:value-type="string" calcext:value-type="string">
            <text:p>Nov 30, 2017 4:21:25 PM</text:p>
          </table:table-cell>
          <table:table-cell office:value-type="string" calcext:value-type="string">
            <text:p>Sep 19, 2017 11:28:00 AM</text:p>
          </table:table-cell>
          <table:table-cell office:value-type="string" calcext:value-type="string">
            <text:p>Feb 2, 2018 10:57:2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" xlink:type="simple">Manual | Cadastrar Empresa Coligada Tabela Atividade Integral</text:a></text:p>
          </table:table-cell>
          <table:table-cell office:value-type="float" office:value="96" calcext:value-type="float">
            <text:p>9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un 9, 2017 9:37:41 AM</text:p>
          </table:table-cell>
          <table:table-cell office:value-type="string" calcext:value-type="string">
            <text:p>Jun 13, 2017 9:50:09 AM</text:p>
          </table:table-cell>
          <table:table-cell office:value-type="string" calcext:value-type="string">
            <text:p>Jun 9, 2017 10:52:30 AM</text:p>
          </table:table-cell>
          <table:table-cell office:value-type="string" calcext:value-type="string">
            <text:p>Feb 2, 2018 10:24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13" xlink:type="simple">Dúvida | Como Importar Tabela IBPT NCM Integral Varejo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Jul 18, 2016 11:35:31 AM</text:p>
          </table:table-cell>
          <table:table-cell office:value-type="string" calcext:value-type="string">
            <text:p>Feb 1, 2018 4:37:54 PM</text:p>
          </table:table-cell>
          <table:table-cell office:value-type="string" calcext:value-type="string">
            <text:p>Feb 22, 2017 2:01:22 PM</text:p>
          </table:table-cell>
          <table:table-cell office:value-type="string" calcext:value-type="string">
            <text:p>Feb 1, 2018 7:17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11" xlink:type="simple">Dúvida | Como Emitir Relatório Diferencial Alíquota Saídas Integral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ar 27, 2017 11:28:18 AM</text:p>
          </table:table-cell>
          <table:table-cell office:value-type="string" calcext:value-type="string">
            <text:p>Mar 27, 2017 2:10:13 PM</text:p>
          </table:table-cell>
          <table:table-cell office:value-type="string" calcext:value-type="string">
            <text:p>Mar 27, 2017 3:32:17 PM</text:p>
          </table:table-cell>
          <table:table-cell office:value-type="string" calcext:value-type="string">
            <text:p>Jan 4, 2018 9:10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22" xlink:type="simple">Dúvida | Como Consultar Cupons Não Importados Integral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ay 18, 2017 10:28:15 AM</text:p>
          </table:table-cell>
          <table:table-cell office:value-type="string" calcext:value-type="string">
            <text:p>May 18, 2017 11:31:47 AM</text:p>
          </table:table-cell>
          <table:table-cell office:value-type="string" calcext:value-type="string">
            <text:p>May 18, 2017 5:15:03 PM</text:p>
          </table:table-cell>
          <table:table-cell office:value-type="string" calcext:value-type="string">
            <text:p>Jan 30, 2018 9:12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88" xlink:type="simple">Dúvida | Como Configurar NF-e Aba Importação E-mail Obter XML Novo NF-e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ay 29, 2017 9:59:33 AM</text:p>
          </table:table-cell>
          <table:table-cell office:value-type="string" calcext:value-type="string">
            <text:p>Jun 1, 2017 10:41:32 AM</text:p>
          </table:table-cell>
          <table:table-cell office:value-type="string" calcext:value-type="string">
            <text:p>Jun 1, 2017 2:27:11 PM</text:p>
          </table:table-cell>
          <table:table-cell office:value-type="string" calcext:value-type="string">
            <text:p>Feb 2, 2018 7:42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15" xlink:type="simple">Dúvida | Como Corrigir Erro Item Não Controla Estoque Entrada Nota Compra Integral?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Aug 17, 2017 12:11:42 PM</text:p>
          </table:table-cell>
          <table:table-cell office:value-type="string" calcext:value-type="string">
            <text:p>Aug 24, 2017 9:33:19 AM</text:p>
          </table:table-cell>
          <table:table-cell office:value-type="string" calcext:value-type="string">
            <text:p>Aug 17, 2017 3:13:15 PM</text:p>
          </table:table-cell>
          <table:table-cell office:value-type="string" calcext:value-type="string">
            <text:p>Feb 1, 2018 7:12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1" xlink:type="simple">Dúvida | Como Realizar Exclusão Cupom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May 19, 2017 10:35:10 AM</text:p>
          </table:table-cell>
          <table:table-cell office:value-type="string" calcext:value-type="string">
            <text:p>May 19, 2017 11:10:51 AM</text:p>
          </table:table-cell>
          <table:table-cell office:value-type="string" calcext:value-type="string">
            <text:p>May 20, 2017 7:00:33 PM</text:p>
          </table:table-cell>
          <table:table-cell office:value-type="string" calcext:value-type="string">
            <text:p>Feb 1, 2018 7:20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7" xlink:type="simple">Dúvida | Como Realizar Inutilização NF-e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Oct 20, 2017 11:57:56 AM</text:p>
          </table:table-cell>
          <table:table-cell office:value-type="string" calcext:value-type="string">
            <text:p>Dec 1, 2017 2:45:06 PM</text:p>
          </table:table-cell>
          <table:table-cell office:value-type="string" calcext:value-type="string">
            <text:p>Oct 20, 2017 2:01:39 PM</text:p>
          </table:table-cell>
          <table:table-cell office:value-type="string" calcext:value-type="string">
            <text:p>Feb 2, 2018 9:2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86" xlink:type="simple">Dúvida | Como Emitir Relatório ICMS ST Destacado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ar 24, 2017 3:59:22 PM</text:p>
          </table:table-cell>
          <table:table-cell office:value-type="string" calcext:value-type="string">
            <text:p>May 2, 2017 2:08:40 PM</text:p>
          </table:table-cell>
          <table:table-cell office:value-type="string" calcext:value-type="string">
            <text:p>Mar 29, 2017 7:30:28 PM</text:p>
          </table:table-cell>
          <table:table-cell office:value-type="string" calcext:value-type="string">
            <text:p>Jan 30, 2018 9:12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60" xlink:type="simple">Dúvida | Como Incluir Pedido Venda Cliente Bloqueado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Jul 19, 2017 11:42:23 AM</text:p>
          </table:table-cell>
          <table:table-cell office:value-type="string" calcext:value-type="string">
            <text:p>Jul 20, 2017 2:01:06 PM</text:p>
          </table:table-cell>
          <table:table-cell office:value-type="string" calcext:value-type="string">
            <text:p>Jul 20, 2017 8:41:15 AM</text:p>
          </table:table-cell>
          <table:table-cell office:value-type="string" calcext:value-type="string">
            <text:p>Feb 1, 2018 7:33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23" xlink:type="simple">Dúvida | Como Funciona Conta Principal Vinculada Cadastro Contas Bancárias Integral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pr 17, 2017 10:45:28 AM</text:p>
          </table:table-cell>
          <table:table-cell office:value-type="string" calcext:value-type="string">
            <text:p>Apr 17, 2017 11:08:54 AM</text:p>
          </table:table-cell>
          <table:table-cell office:value-type="string" calcext:value-type="string">
            <text:p>Apr 17, 2017 11:30:54 AM</text:p>
          </table:table-cell>
          <table:table-cell office:value-type="string" calcext:value-type="string">
            <text:p>Jan 30, 2018 9:10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87" xlink:type="simple">Dúvida | Como Acessar Módulo Novo NF-e?</text:a></text:p>
          </table:table-cell>
          <table:table-cell office:value-type="float" office:value="92" calcext:value-type="float">
            <text:p>9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ay 25, 2017 5:14:01 PM</text:p>
          </table:table-cell>
          <table:table-cell office:value-type="string" calcext:value-type="string">
            <text:p>May 29, 2017 11:55:11 AM</text:p>
          </table:table-cell>
          <table:table-cell office:value-type="string" calcext:value-type="string">
            <text:p>Jun 1, 2017 11:30:34 AM</text:p>
          </table:table-cell>
          <table:table-cell office:value-type="string" calcext:value-type="string">
            <text:p>Jan 2, 2018 4:45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69" xlink:type="simple">Dúvida | Como Emitir Relatório Lista Preço Modelo 01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ep 9, 2016 10:05:16 AM</text:p>
          </table:table-cell>
          <table:table-cell office:value-type="string" calcext:value-type="string">
            <text:p>Jun 8, 2017 10:47:26 AM</text:p>
          </table:table-cell>
          <table:table-cell office:value-type="string" calcext:value-type="string">
            <text:p>Feb 20, 2017 10:06:18 PM</text:p>
          </table:table-cell>
          <table:table-cell office:value-type="string" calcext:value-type="string">
            <text:p>Jan 11, 2018 9:50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3" xlink:type="simple">Dúvida | Como Emitir Relatório Relação Vendas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ay 15, 2017 2:48:05 PM</text:p>
          </table:table-cell>
          <table:table-cell office:value-type="string" calcext:value-type="string">
            <text:p>May 15, 2017 3:19:05 PM</text:p>
          </table:table-cell>
          <table:table-cell office:value-type="string" calcext:value-type="string">
            <text:p>May 16, 2017 12:04:36 AM</text:p>
          </table:table-cell>
          <table:table-cell office:value-type="string" calcext:value-type="string">
            <text:p>Jan 30, 2018 9:12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47" xlink:type="simple">Dúvida | Como Gerar Relatório Notas Entradas Contenham Valores ICMS ST IPI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ay 3, 2017 11:38:37 AM</text:p>
          </table:table-cell>
          <table:table-cell office:value-type="string" calcext:value-type="string">
            <text:p>May 3, 2017 12:47:53 PM</text:p>
          </table:table-cell>
          <table:table-cell office:value-type="string" calcext:value-type="string">
            <text:p>May 3, 2017 12:40:45 PM</text:p>
          </table:table-cell>
          <table:table-cell office:value-type="string" calcext:value-type="string">
            <text:p>Feb 2, 2018 5:03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12" xlink:type="simple">Dúvida | Como Realizar Entrada Nota Fiscal Sem Atualizar Custo PMZ Produto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Oct 10, 2017 8:27:25 AM</text:p>
          </table:table-cell>
          <table:table-cell office:value-type="string" calcext:value-type="string">
            <text:p>Oct 10, 2017 2:35:01 PM</text:p>
          </table:table-cell>
          <table:table-cell office:value-type="string" calcext:value-type="string">
            <text:p>Oct 10, 2017 2:26:06 PM</text:p>
          </table:table-cell>
          <table:table-cell office:value-type="string" calcext:value-type="string">
            <text:p>Feb 2, 2018 12:04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51" xlink:type="simple">Dúvida | Como Emitir Relatório Vendas Cartões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ar 21, 2017 3:20:45 PM</text:p>
          </table:table-cell>
          <table:table-cell office:value-type="string" calcext:value-type="string">
            <text:p>Mar 22, 2017 10:26:53 AM</text:p>
          </table:table-cell>
          <table:table-cell office:value-type="string" calcext:value-type="string">
            <text:p>Mar 21, 2017 4:56:23 PM</text:p>
          </table:table-cell>
          <table:table-cell office:value-type="string" calcext:value-type="string">
            <text:p>Jan 22, 2018 8:58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51" xlink:type="simple">Manual | Configurar Envio E-mail Automático Pedido Fornecedor Integral</text:a></text:p>
          </table:table-cell>
          <table:table-cell office:value-type="float" office:value="89" calcext:value-type="float">
            <text:p>89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ay 17, 2017 8:19:04 AM</text:p>
          </table:table-cell>
          <table:table-cell office:value-type="string" calcext:value-type="string">
            <text:p>May 17, 2017 9:59:07 AM</text:p>
          </table:table-cell>
          <table:table-cell office:value-type="string" calcext:value-type="string">
            <text:p>May 17, 2017 9:47:30 AM</text:p>
          </table:table-cell>
          <table:table-cell office:value-type="string" calcext:value-type="string">
            <text:p>Feb 1, 2018 7:0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51" xlink:type="simple">Dúvida | Como Emitir Etiqueta Gôndola EANs Vinculados Produtos Arquivo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ar 23, 2017 2:58:51 PM</text:p>
          </table:table-cell>
          <table:table-cell office:value-type="string" calcext:value-type="string">
            <text:p>Mar 23, 2017 4:03:56 PM</text:p>
          </table:table-cell>
          <table:table-cell office:value-type="string" calcext:value-type="string">
            <text:p>Mar 29, 2017 6:27:04 AM</text:p>
          </table:table-cell>
          <table:table-cell office:value-type="string" calcext:value-type="string">
            <text:p>Jan 31, 2018 11:55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79" xlink:type="simple">Dúvida | Como Gerar Relatório Pedidos Fornecedor Atrasados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Oct 31, 2017 9:29:23 AM</text:p>
          </table:table-cell>
          <table:table-cell office:value-type="string" calcext:value-type="string">
            <text:p>Oct 31, 2017 11:25:58 AM</text:p>
          </table:table-cell>
          <table:table-cell office:value-type="string" calcext:value-type="string">
            <text:p>Oct 31, 2017 11:25:05 AM</text:p>
          </table:table-cell>
          <table:table-cell office:value-type="string" calcext:value-type="string">
            <text:p>Feb 1, 2018 11:37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9" xlink:type="simple">Dúvida | Como Emitir Relatório Saída Faturamento Item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May 15, 2017 3:23:33 PM</text:p>
          </table:table-cell>
          <table:table-cell office:value-type="string" calcext:value-type="string">
            <text:p>May 15, 2017 4:08:45 PM</text:p>
          </table:table-cell>
          <table:table-cell office:value-type="string" calcext:value-type="string">
            <text:p>May 16, 2017 12:03:53 AM</text:p>
          </table:table-cell>
          <table:table-cell office:value-type="string" calcext:value-type="string">
            <text:p>Feb 1, 2018 7:26:2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CF+Integral+Varejo" xlink:type="simple">Manual | Cadastrar ECF Integral Varejo</text:a>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ug 8, 2016 11:40:52 AM</text:p>
          </table:table-cell>
          <table:table-cell office:value-type="string" calcext:value-type="string">
            <text:p>Apr 4, 2017 3:15:20 PM</text:p>
          </table:table-cell>
          <table:table-cell office:value-type="string" calcext:value-type="string">
            <text:p>Feb 23, 2017 1:54:20 PM</text:p>
          </table:table-cell>
          <table:table-cell office:value-type="string" calcext:value-type="string">
            <text:p>Feb 1, 2018 7:13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37" xlink:type="simple">Dúvida | Como Acessar Grid Notas Processadas Novo NF-e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ay 29, 2017 12:05:29 PM</text:p>
          </table:table-cell>
          <table:table-cell office:value-type="string" calcext:value-type="string">
            <text:p>May 29, 2017 2:26:11 PM</text:p>
          </table:table-cell>
          <table:table-cell office:value-type="string" calcext:value-type="string">
            <text:p>Jun 1, 2017 3:39:19 PM</text:p>
          </table:table-cell>
          <table:table-cell office:value-type="string" calcext:value-type="string">
            <text:p>Feb 2, 2018 7:42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16" xlink:type="simple">Dúvida | Como Saber Significado Marcadores Rotina Atualização Preço Entradas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Jun 23, 2017 9:34:53 AM</text:p>
          </table:table-cell>
          <table:table-cell office:value-type="string" calcext:value-type="string">
            <text:p>Jun 23, 2017 2:24:29 PM</text:p>
          </table:table-cell>
          <table:table-cell office:value-type="string" calcext:value-type="string">
            <text:p>Jun 23, 2017 10:33:56 AM</text:p>
          </table:table-cell>
          <table:table-cell office:value-type="string" calcext:value-type="string">
            <text:p>Feb 1, 2018 7:30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7" xlink:type="simple">Manual | Incluir Programa Usuário Integral</text:a></text:p>
          </table:table-cell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ug 19, 2016 1:32:35 PM</text:p>
          </table:table-cell>
          <table:table-cell office:value-type="string" calcext:value-type="string">
            <text:p>Apr 4, 2017 4:33:48 PM</text:p>
          </table:table-cell>
          <table:table-cell office:value-type="string" calcext:value-type="string">
            <text:p>Feb 20, 2017 10:07:06 PM</text:p>
          </table:table-cell>
          <table:table-cell office:value-type="string" calcext:value-type="string">
            <text:p>Feb 1, 2018 7:01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9" xlink:type="simple">Dúvida | Como Emitir Relatório Entrada Compra Valor ST IPI Separado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Jun 16, 2017 9:33:25 AM</text:p>
          </table:table-cell>
          <table:table-cell office:value-type="string" calcext:value-type="string">
            <text:p>Jul 27, 2017 2:54:01 PM</text:p>
          </table:table-cell>
          <table:table-cell office:value-type="string" calcext:value-type="string">
            <text:p>Jun 16, 2017 11:53:00 AM</text:p>
          </table:table-cell>
          <table:table-cell office:value-type="string" calcext:value-type="string">
            <text:p>Feb 1, 2018 3:33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68" xlink:type="simple">Dúvida | Como Importar Arquivo CSV Auxiliar Layout 01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Jul 21, 2016 12:41:03 PM</text:p>
          </table:table-cell>
          <table:table-cell office:value-type="string" calcext:value-type="string">
            <text:p>Apr 5, 2017 10:17:18 AM</text:p>
          </table:table-cell>
          <table:table-cell office:value-type="string" calcext:value-type="string">
            <text:p>Feb 20, 2017 10:09:46 PM</text:p>
          </table:table-cell>
          <table:table-cell office:value-type="string" calcext:value-type="string">
            <text:p>Feb 1, 2018 7:18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1" xlink:type="simple">Dúvida | Como Emitir Relatório Vendas Dia Modelo 01 Loja Individualmente Integral?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May 9, 2017 9:17:55 AM</text:p>
          </table:table-cell>
          <table:table-cell office:value-type="string" calcext:value-type="string">
            <text:p>May 9, 2017 12:37:11 PM</text:p>
          </table:table-cell>
          <table:table-cell office:value-type="string" calcext:value-type="string">
            <text:p>May 9, 2017 9:53:51 AM</text:p>
          </table:table-cell>
          <table:table-cell office:value-type="string" calcext:value-type="string">
            <text:p>Feb 1, 2018 7:33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38" xlink:type="simple">Dúvida | Como Exportar Relatório CSV Auxiliar Integral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Jul 21, 2016 10:26:01 AM</text:p>
          </table:table-cell>
          <table:table-cell office:value-type="string" calcext:value-type="string">
            <text:p>Mar 15, 2017 5:53:05 PM</text:p>
          </table:table-cell>
          <table:table-cell office:value-type="string" calcext:value-type="string">
            <text:p>Feb 20, 2017 10:09:51 PM</text:p>
          </table:table-cell>
          <table:table-cell office:value-type="string" calcext:value-type="string">
            <text:p>Jan 31, 2018 2:22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24" xlink:type="simple">Dúvida | Como Emitir Relatório Diferencial Alíquota CSV Integral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ar 27, 2017 2:16:57 PM</text:p>
          </table:table-cell>
          <table:table-cell office:value-type="string" calcext:value-type="string">
            <text:p>Mar 28, 2017 9:08:54 AM</text:p>
          </table:table-cell>
          <table:table-cell office:value-type="string" calcext:value-type="string">
            <text:p>Mar 29, 2017 7:30:19 PM</text:p>
          </table:table-cell>
          <table:table-cell office:value-type="string" calcext:value-type="string">
            <text:p>Feb 1, 2018 6:26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59" xlink:type="simple">Dúvida | Como Incluir GNRE Entrada Notas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ay 4, 2017 10:11:06 AM</text:p>
          </table:table-cell>
          <table:table-cell office:value-type="string" calcext:value-type="string">
            <text:p>Jun 21, 2017 3:34:33 PM</text:p>
          </table:table-cell>
          <table:table-cell office:value-type="string" calcext:value-type="string">
            <text:p>May 4, 2017 11:36:31 AM</text:p>
          </table:table-cell>
          <table:table-cell office:value-type="string" calcext:value-type="string">
            <text:p>Feb 1, 2018 7:31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7" xlink:type="simple">Dúvida | Como Emitir Relatório Vendas Dia Modelo 01 Todas Lojas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ay 9, 2017 10:03:24 AM</text:p>
          </table:table-cell>
          <table:table-cell office:value-type="string" calcext:value-type="string">
            <text:p>May 9, 2017 12:50:27 PM</text:p>
          </table:table-cell>
          <table:table-cell office:value-type="string" calcext:value-type="string">
            <text:p>May 9, 2017 12:32:15 PM</text:p>
          </table:table-cell>
          <table:table-cell office:value-type="string" calcext:value-type="string">
            <text:p>Feb 1, 2018 7:31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84" xlink:type="simple">Dúvida | Como Cadastrar Seção Integral?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Sep 12, 2017 9:28:47 AM</text:p>
          </table:table-cell>
          <table:table-cell office:value-type="string" calcext:value-type="string">
            <text:p>Sep 26, 2017 9:41:24 AM</text:p>
          </table:table-cell>
          <table:table-cell office:value-type="string" calcext:value-type="string">
            <text:p>Sep 18, 2017 5:09:12 PM</text:p>
          </table:table-cell>
          <table:table-cell office:value-type="string" calcext:value-type="string">
            <text:p>Feb 1, 2018 7:21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8" xlink:type="simple">Dúvida | Como Alterar NCM Cadastro Produto Individual Integral Varejo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Jul 18, 2016 1:37:25 PM</text:p>
          </table:table-cell>
          <table:table-cell office:value-type="string" calcext:value-type="string">
            <text:p>Mar 15, 2017 5:50:24 PM</text:p>
          </table:table-cell>
          <table:table-cell office:value-type="string" calcext:value-type="string">
            <text:p>Feb 20, 2017 10:07:03 PM</text:p>
          </table:table-cell>
          <table:table-cell office:value-type="string" calcext:value-type="string">
            <text:p>Feb 1, 2018 10:56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8" xlink:type="simple">Dúvida | Como Executar Rotina Final Mês Integral Varejo?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Jun 5, 2017 2:38:28 PM</text:p>
          </table:table-cell>
          <table:table-cell office:value-type="string" calcext:value-type="string">
            <text:p>Jun 5, 2017 3:36:47 PM</text:p>
          </table:table-cell>
          <table:table-cell office:value-type="string" calcext:value-type="string">
            <text:p>Jun 6, 2017 3:54:17 AM</text:p>
          </table:table-cell>
          <table:table-cell office:value-type="string" calcext:value-type="string">
            <text:p>Feb 1, 2018 7:09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6" xlink:type="simple">Dúvida | Como Alterar Data Movimento Nota Fiscal Entrada Integral Varejo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Jun 13, 2017 10:58:17 AM</text:p>
          </table:table-cell>
          <table:table-cell office:value-type="string" calcext:value-type="string">
            <text:p>Jun 13, 2017 11:00:21 AM</text:p>
          </table:table-cell>
          <table:table-cell office:value-type="string" calcext:value-type="string">
            <text:p>Jun 13, 2017 12:25:55 PM</text:p>
          </table:table-cell>
          <table:table-cell office:value-type="string" calcext:value-type="string">
            <text:p>Jan 30, 2018 9:10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63" xlink:type="simple">Dúvida | Como Alterar Parâmetro Pauta ST Cadastro Produto Integral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Jul 14, 2017 9:25:41 AM</text:p>
          </table:table-cell>
          <table:table-cell office:value-type="string" calcext:value-type="string">
            <text:p>Jul 14, 2017 3:37:56 PM</text:p>
          </table:table-cell>
          <table:table-cell office:value-type="string" calcext:value-type="string">
            <text:p>Jul 14, 2017 2:37:30 PM</text:p>
          </table:table-cell>
          <table:table-cell office:value-type="string" calcext:value-type="string">
            <text:p>Feb 1, 2018 7:33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30" xlink:type="simple">Dúvida | Como Consultar Cupons Importados Integral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May 18, 2017 11:50:43 AM</text:p>
          </table:table-cell>
          <table:table-cell office:value-type="string" calcext:value-type="string">
            <text:p>May 18, 2017 2:33:46 PM</text:p>
          </table:table-cell>
          <table:table-cell office:value-type="string" calcext:value-type="string">
            <text:p>May 18, 2017 5:15:27 PM</text:p>
          </table:table-cell>
          <table:table-cell office:value-type="string" calcext:value-type="string">
            <text:p>Jan 28, 2018 1:37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57" xlink:type="simple">Dúvida | Como Emitir Relatório ECF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ug 8, 2016 11:15:43 AM</text:p>
          </table:table-cell>
          <table:table-cell office:value-type="string" calcext:value-type="string">
            <text:p>Mar 16, 2017 10:26:33 AM</text:p>
          </table:table-cell>
          <table:table-cell office:value-type="string" calcext:value-type="string">
            <text:p>Feb 20, 2017 10:07:09 PM</text:p>
          </table:table-cell>
          <table:table-cell office:value-type="string" calcext:value-type="string">
            <text:p>Jan 13, 2018 12:21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33" xlink:type="simple">Manual | Instalar Gerenciador Impressão Integral Visual</text:a></text:p>
          </table:table-cell>
          <table:table-cell office:value-type="float" office:value="81" calcext:value-type="float">
            <text:p>8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ug 4, 2017 10:37:24 AM</text:p>
          </table:table-cell>
          <table:table-cell office:value-type="string" calcext:value-type="string">
            <text:p>Aug 8, 2017 2:37:58 PM</text:p>
          </table:table-cell>
          <table:table-cell office:value-type="string" calcext:value-type="string">
            <text:p>Aug 7, 2017 10:09:21 AM</text:p>
          </table:table-cell>
          <table:table-cell office:value-type="string" calcext:value-type="string">
            <text:p>Feb 1, 2018 6:44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57" xlink:type="simple">Dúvida | Como Realizar Abertura Ano Contábi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eb 13, 2017 10:57:12 AM</text:p>
          </table:table-cell>
          <table:table-cell office:value-type="string" calcext:value-type="string">
            <text:p>Apr 6, 2017 9:26:22 AM</text:p>
          </table:table-cell>
          <table:table-cell office:value-type="string" calcext:value-type="string">
            <text:p>Feb 24, 2017 8:49:06 AM</text:p>
          </table:table-cell>
          <table:table-cell office:value-type="string" calcext:value-type="string">
            <text:p>Feb 2, 2018 9:21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0" xlink:type="simple">Dúvida | Como Emitir Relatório Tabela IBPT Comparação NCM Integral Varejo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Jul 18, 2016 12:48:49 PM</text:p>
          </table:table-cell>
          <table:table-cell office:value-type="string" calcext:value-type="string">
            <text:p>Mar 15, 2017 5:31:15 PM</text:p>
          </table:table-cell>
          <table:table-cell office:value-type="string" calcext:value-type="string">
            <text:p>Feb 24, 2017 1:10:24 AM</text:p>
          </table:table-cell>
          <table:table-cell office:value-type="string" calcext:value-type="string">
            <text:p>Feb 1, 2018 7:24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2" xlink:type="simple">Dúvida | Como Realizar Implantação Saldo Inicial Exercício Contábil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Jun 19, 2017 12:22:49 PM</text:p>
          </table:table-cell>
          <table:table-cell office:value-type="string" calcext:value-type="string">
            <text:p>Jun 20, 2017 9:33:18 AM</text:p>
          </table:table-cell>
          <table:table-cell office:value-type="string" calcext:value-type="string">
            <text:p>Jun 19, 2017 2:25:30 PM</text:p>
          </table:table-cell>
          <table:table-cell office:value-type="string" calcext:value-type="string">
            <text:p>Feb 1, 2018 7:30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48" xlink:type="simple">Dúvida | Como Emitir Relatório Cadastro Produto Integral Varejo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Jun 20, 2017 2:19:41 PM</text:p>
          </table:table-cell>
          <table:table-cell office:value-type="string" calcext:value-type="string">
            <text:p>Dec 13, 2017 10:07:41 AM</text:p>
          </table:table-cell>
          <table:table-cell office:value-type="string" calcext:value-type="string">
            <text:p>Jun 21, 2017 2:20:46 AM</text:p>
          </table:table-cell>
          <table:table-cell office:value-type="string" calcext:value-type="string">
            <text:p>Feb 1, 2018 7:32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04" xlink:type="simple">Dúvida | Como Apropriar ICMS Próprio Entradas ICMS ST Custo Produtos Integral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y 8, 2017 12:47:46 PM</text:p>
          </table:table-cell>
          <table:table-cell office:value-type="string" calcext:value-type="string">
            <text:p>Feb 1, 2018 2:54:19 PM</text:p>
          </table:table-cell>
          <table:table-cell office:value-type="string" calcext:value-type="string">
            <text:p>May 8, 2017 2:31:39 PM</text:p>
          </table:table-cell>
          <table:table-cell office:value-type="string" calcext:value-type="string">
            <text:p>Feb 1, 2018 2:53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5" xlink:type="simple">Dúvida | Como Realizar Liberação Usuário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ug 19, 2016 1:08:59 PM</text:p>
          </table:table-cell>
          <table:table-cell office:value-type="string" calcext:value-type="string">
            <text:p>Mar 16, 2017 9:44:03 AM</text:p>
          </table:table-cell>
          <table:table-cell office:value-type="string" calcext:value-type="string">
            <text:p>Feb 24, 2017 1:05:05 AM</text:p>
          </table:table-cell>
          <table:table-cell office:value-type="string" calcext:value-type="string">
            <text:p>Jan 16, 2018 9:03:4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+Varejo" xlink:type="simple">Manual | Cadastrar Empresa Coligada Tabela Atividade Integral Varejo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Jun 13, 2017 9:08:50 AM</text:p>
          </table:table-cell>
          <table:table-cell office:value-type="string" calcext:value-type="string">
            <text:p>Jun 13, 2017 10:57:27 AM</text:p>
          </table:table-cell>
          <table:table-cell office:value-type="string" calcext:value-type="string">
            <text:p>Jun 13, 2017 10:36:51 AM</text:p>
          </table:table-cell>
          <table:table-cell office:value-type="string" calcext:value-type="string">
            <text:p>Feb 1, 2018 7:16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056023" xlink:type="simple">Dúvida | Como Realizar Consulta Rápida Importação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ug 10, 2016 1:14:42 PM</text:p>
          </table:table-cell>
          <table:table-cell office:value-type="string" calcext:value-type="string">
            <text:p>Mar 16, 2017 9:20:01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Feb 1, 2018 6:22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512" xlink:type="simple">Dúvida | Como Saber Layout Arquivo Coletor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ar 8, 2017 7:22:48 AM</text:p>
          </table:table-cell>
          <table:table-cell office:value-type="string" calcext:value-type="string">
            <text:p>Mar 8, 2017 12:25:33 PM</text:p>
          </table:table-cell>
          <table:table-cell office:value-type="string" calcext:value-type="string">
            <text:p>Mar 8, 2017 11:00:05 AM</text:p>
          </table:table-cell>
          <table:table-cell office:value-type="string" calcext:value-type="string">
            <text:p>Feb 1, 2018 7:18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1" xlink:type="simple">Dúvida | Como Alterar Campo CEST Cadastro Produto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pr 3, 2017 8:24:20 AM</text:p>
          </table:table-cell>
          <table:table-cell office:value-type="string" calcext:value-type="string">
            <text:p>Apr 3, 2017 12:42:31 PM</text:p>
          </table:table-cell>
          <table:table-cell office:value-type="string" calcext:value-type="string">
            <text:p>Apr 3, 2017 9:06:47 AM</text:p>
          </table:table-cell>
          <table:table-cell office:value-type="string" calcext:value-type="string">
            <text:p>Jan 31, 2018 1:40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7" xlink:type="simple">Dúvida | Como Inserir Chave NF-e Autorizada Manualmente SPED Fiscal Integral?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May 30, 2017 2:39:17 PM</text:p>
          </table:table-cell>
          <table:table-cell office:value-type="string" calcext:value-type="string">
            <text:p>May 30, 2017 4:15:01 PM</text:p>
          </table:table-cell>
          <table:table-cell office:value-type="string" calcext:value-type="string">
            <text:p>May 30, 2017 4:15:21 PM</text:p>
          </table:table-cell>
          <table:table-cell office:value-type="string" calcext:value-type="string">
            <text:p>Feb 1, 2018 7:16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80" xlink:type="simple">Dúvida | Como Exportar Carga Balança Toledo MGV5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Oct 23, 2017 3:29:58 PM</text:p>
          </table:table-cell>
          <table:table-cell office:value-type="string" calcext:value-type="string">
            <text:p>Oct 26, 2017 3:38:29 PM</text:p>
          </table:table-cell>
          <table:table-cell office:value-type="string" calcext:value-type="string">
            <text:p>Oct 25, 2017 4:07:12 PM</text:p>
          </table:table-cell>
          <table:table-cell office:value-type="string" calcext:value-type="string">
            <text:p>Feb 1, 2018 4:16:1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Arquivo+TDM+Frente+Loja+Windows" xlink:type="simple">Manual | Gerar Arquivo TDM Frente Loja Windows</text:a></text:p>
          </table:table-cell>
          <table:table-cell office:value-type="float" office:value="78" calcext:value-type="float">
            <text:p>7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ug 7, 2017 10:42:51 AM</text:p>
          </table:table-cell>
          <table:table-cell office:value-type="string" calcext:value-type="string">
            <text:p>Aug 8, 2017 2:54:59 PM</text:p>
          </table:table-cell>
          <table:table-cell office:value-type="string" calcext:value-type="string">
            <text:p>Aug 8, 2017 12:07:44 PM</text:p>
          </table:table-cell>
          <table:table-cell office:value-type="string" calcext:value-type="string">
            <text:p>Feb 1, 2018 9:28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07" xlink:type="simple">Dúvida | Como Emitir Relatório Apuração CMV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ug 2, 2017 12:48:12 PM</text:p>
          </table:table-cell>
          <table:table-cell office:value-type="string" calcext:value-type="string">
            <text:p>Aug 8, 2017 4:29:22 PM</text:p>
          </table:table-cell>
          <table:table-cell office:value-type="string" calcext:value-type="string">
            <text:p>Aug 8, 2017 10:01:23 AM</text:p>
          </table:table-cell>
          <table:table-cell office:value-type="string" calcext:value-type="string">
            <text:p>Feb 1, 2018 7:30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3" xlink:type="simple">Dúvida | Como Emitir Relatório ECF Formato PDF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eb 23, 2017 1:21:18 PM</text:p>
          </table:table-cell>
          <table:table-cell office:value-type="string" calcext:value-type="string">
            <text:p>Mar 16, 2017 9:14:12 AM</text:p>
          </table:table-cell>
          <table:table-cell office:value-type="string" calcext:value-type="string">
            <text:p>Feb 26, 2017 1:51:43 PM</text:p>
          </table:table-cell>
          <table:table-cell office:value-type="string" calcext:value-type="string">
            <text:p>Feb 1, 2018 7:16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74" xlink:type="simple">Dúvida | Como Alterar Tributação Produto Faixa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r 30, 2017 2:50:39 PM</text:p>
          </table:table-cell>
          <table:table-cell office:value-type="string" calcext:value-type="string">
            <text:p>Mar 31, 2017 8:46:52 AM</text:p>
          </table:table-cell>
          <table:table-cell office:value-type="string" calcext:value-type="string">
            <text:p>Mar 30, 2017 11:25:21 PM</text:p>
          </table:table-cell>
          <table:table-cell office:value-type="string" calcext:value-type="string">
            <text:p>Jan 30, 2018 9:12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05" xlink:type="simple">Manual | Cadastrar Localização Produto Loja Integral</text:a></text:p>
          </table:table-cell>
          <table:table-cell office:value-type="float" office:value="78" calcext:value-type="float">
            <text:p>7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Jul 17, 2017 11:09:27 AM</text:p>
          </table:table-cell>
          <table:table-cell office:value-type="string" calcext:value-type="string">
            <text:p>Jul 19, 2017 10:03:38 AM</text:p>
          </table:table-cell>
          <table:table-cell office:value-type="string" calcext:value-type="string">
            <text:p>Jul 17, 2017 3:53:44 PM</text:p>
          </table:table-cell>
          <table:table-cell office:value-type="string" calcext:value-type="string">
            <text:p>Feb 1, 2018 7:30:5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Base+Dados+Via+OwnCloud+Integral" xlink:type="simple">Manual | Enviar Base Dados Via OwnCloud Integral</text:a></text:p>
          </table:table-cell>
          <table:table-cell office:value-type="float" office:value="75" calcext:value-type="float">
            <text:p>7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ug 29, 2017 10:21:28 AM</text:p>
          </table:table-cell>
          <table:table-cell office:value-type="string" calcext:value-type="string">
            <text:p>Sep 18, 2017 9:59:18 AM</text:p>
          </table:table-cell>
          <table:table-cell office:value-type="string" calcext:value-type="string">
            <text:p>Aug 31, 2017 12:03:14 PM</text:p>
          </table:table-cell>
          <table:table-cell office:value-type="string" calcext:value-type="string">
            <text:p>Jan 23, 2018 8:22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86" xlink:type="simple">Dúvida | Como Comparar Relatório CMV X Livro Fiscal Saída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ar 7, 2017 5:11:17 AM</text:p>
          </table:table-cell>
          <table:table-cell office:value-type="string" calcext:value-type="string">
            <text:p>Mar 16, 2017 9:51:20 AM</text:p>
          </table:table-cell>
          <table:table-cell office:value-type="string" calcext:value-type="string">
            <text:p>Mar 7, 2017 9:08:45 AM</text:p>
          </table:table-cell>
          <table:table-cell office:value-type="string" calcext:value-type="string">
            <text:p>Jan 30, 2018 4:37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99" xlink:type="simple">Dúvida | Como Emitir Relatório Produtos Estoque Negativo Integral?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Mar 27, 2017 9:46:05 AM</text:p>
          </table:table-cell>
          <table:table-cell office:value-type="string" calcext:value-type="string">
            <text:p>Mar 27, 2017 11:00:38 AM</text:p>
          </table:table-cell>
          <table:table-cell office:value-type="string" calcext:value-type="string">
            <text:p>Mar 29, 2017 6:27:52 AM</text:p>
          </table:table-cell>
          <table:table-cell office:value-type="string" calcext:value-type="string">
            <text:p>Jan 11, 2018 9:38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73" xlink:type="simple">Dúvida | Como Solucionar Rejeição 694 Não Informado Grupo ICMS UF Destino Novo NF-e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Jul 25, 2017 8:34:11 AM</text:p>
          </table:table-cell>
          <table:table-cell office:value-type="string" calcext:value-type="string">
            <text:p>Aug 29, 2017 10:07:12 AM</text:p>
          </table:table-cell>
          <table:table-cell office:value-type="string" calcext:value-type="string">
            <text:p>Aug 2, 2017 9:19:50 AM</text:p>
          </table:table-cell>
          <table:table-cell office:value-type="string" calcext:value-type="string">
            <text:p>Feb 1, 2018 7:29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6" xlink:type="simple">Dúvida | Como Liberar Rotina Processa Vendas Não Autorizada?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Feb 15, 2017 7:17:54 AM</text:p>
          </table:table-cell>
          <table:table-cell office:value-type="string" calcext:value-type="string">
            <text:p>Mar 15, 2017 5:13:12 PM</text:p>
          </table:table-cell>
          <table:table-cell office:value-type="string" calcext:value-type="string">
            <text:p>Feb 20, 2017 10:15:40 PM</text:p>
          </table:table-cell>
          <table:table-cell office:value-type="string" calcext:value-type="string">
            <text:p>Feb 1, 2018 7:20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9" xlink:type="simple">Dúvida | Como Imprimir Relatório ECF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eb 23, 2017 1:46:32 PM</text:p>
          </table:table-cell>
          <table:table-cell office:value-type="string" calcext:value-type="string">
            <text:p>Mar 16, 2017 9:15:57 AM</text:p>
          </table:table-cell>
          <table:table-cell office:value-type="string" calcext:value-type="string">
            <text:p>Feb 26, 2017 1:49:39 PM</text:p>
          </table:table-cell>
          <table:table-cell office:value-type="string" calcext:value-type="string">
            <text:p>Feb 1, 2018 7:16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72" xlink:type="simple">Dúvida | Como Desbloquear Cliente Rotina DAV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eb 10, 2017 2:32:51 PM</text:p>
          </table:table-cell>
          <table:table-cell office:value-type="string" calcext:value-type="string">
            <text:p>Mar 15, 2017 5:05:16 PM</text:p>
          </table:table-cell>
          <table:table-cell office:value-type="string" calcext:value-type="string">
            <text:p>Feb 21, 2017 1:44:02 PM</text:p>
          </table:table-cell>
          <table:table-cell office:value-type="string" calcext:value-type="string">
            <text:p>Jan 23, 2018 5:13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0" xlink:type="simple">Dúvida | Como Emitir Relatório Relação Estoque Modelo 39 Data Validade Produto Integral Varejo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un 6, 2017 4:49:39 PM</text:p>
          </table:table-cell>
          <table:table-cell office:value-type="string" calcext:value-type="string">
            <text:p>Jun 12, 2017 9:51:59 AM</text:p>
          </table:table-cell>
          <table:table-cell office:value-type="string" calcext:value-type="string">
            <text:p>Jun 6, 2017 10:29:22 PM</text:p>
          </table:table-cell>
          <table:table-cell office:value-type="string" calcext:value-type="string">
            <text:p>Jan 30, 2018 9:1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21" xlink:type="simple">Dúvida | Como Importar Arquivo CSV Inventário Fiscal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ug 14, 2017 2:27:00 PM</text:p>
          </table:table-cell>
          <table:table-cell office:value-type="string" calcext:value-type="string">
            <text:p>Aug 24, 2017 10:59:54 AM</text:p>
          </table:table-cell>
          <table:table-cell office:value-type="string" calcext:value-type="string">
            <text:p>Aug 24, 2017 9:46:16 AM</text:p>
          </table:table-cell>
          <table:table-cell office:value-type="string" calcext:value-type="string">
            <text:p>Feb 1, 2018 6:57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27" xlink:type="simple">Dúvida | Como Emitir Relatório Relação Boletos Definido Emissão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ay 16, 2017 8:20:04 AM</text:p>
          </table:table-cell>
          <table:table-cell office:value-type="string" calcext:value-type="string">
            <text:p>May 16, 2017 9:07:02 AM</text:p>
          </table:table-cell>
          <table:table-cell office:value-type="string" calcext:value-type="string">
            <text:p>May 16, 2017 9:00:52 AM</text:p>
          </table:table-cell>
          <table:table-cell office:value-type="string" calcext:value-type="string">
            <text:p>Feb 1, 2018 5:25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77" xlink:type="simple">Dúvida | Como Emitir Relatório Lista Preço Modelo 02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ep 9, 2016 10:15:17 AM</text:p>
          </table:table-cell>
          <table:table-cell office:value-type="string" calcext:value-type="string">
            <text:p>Dec 13, 2017 10:33:15 AM</text:p>
          </table:table-cell>
          <table:table-cell office:value-type="string" calcext:value-type="string">
            <text:p>Feb 20, 2017 10:06:32 PM</text:p>
          </table:table-cell>
          <table:table-cell office:value-type="string" calcext:value-type="string">
            <text:p>Feb 2, 2018 7:28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1" xlink:type="simple">Dúvida | Como Emitir Relatório Registro 1400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ay 10, 2017 12:16:50 PM</text:p>
          </table:table-cell>
          <table:table-cell office:value-type="string" calcext:value-type="string">
            <text:p>May 10, 2017 12:32:13 PM</text:p>
          </table:table-cell>
          <table:table-cell office:value-type="string" calcext:value-type="string">
            <text:p>May 11, 2017 8:19:35 AM</text:p>
          </table:table-cell>
          <table:table-cell office:value-type="string" calcext:value-type="string">
            <text:p>Feb 1, 2018 7:32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66" xlink:type="simple">Dúvida | Como Emitir Relatório Faturamento X Rentabilidade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ay 25, 2017 2:51:48 PM</text:p>
          </table:table-cell>
          <table:table-cell office:value-type="string" calcext:value-type="string">
            <text:p>May 26, 2017 8:37:44 AM</text:p>
          </table:table-cell>
          <table:table-cell office:value-type="string" calcext:value-type="string">
            <text:p>May 25, 2017 4:47:25 PM</text:p>
          </table:table-cell>
          <table:table-cell office:value-type="string" calcext:value-type="string">
            <text:p>Jan 30, 2018 9:12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0" xlink:type="simple">Dúvida | Como Alterar Data Movimento Nota Fiscal Entrada Integral?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Jun 13, 2017 10:17:36 AM</text:p>
          </table:table-cell>
          <table:table-cell office:value-type="string" calcext:value-type="string">
            <text:p>Jun 13, 2017 10:54:46 AM</text:p>
          </table:table-cell>
          <table:table-cell office:value-type="string" calcext:value-type="string">
            <text:p>Jun 13, 2017 11:23:21 AM</text:p>
          </table:table-cell>
          <table:table-cell office:value-type="string" calcext:value-type="string">
            <text:p>Feb 1, 2018 7:10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3" xlink:type="simple">Dúvida | Como Gravar Coluna Isentas Não Tributadas DAPI Movimentações CST 041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pr 5, 2017 8:56:04 AM</text:p>
          </table:table-cell>
          <table:table-cell office:value-type="string" calcext:value-type="string">
            <text:p>Apr 5, 2017 9:24:00 AM</text:p>
          </table:table-cell>
          <table:table-cell office:value-type="string" calcext:value-type="string">
            <text:p>Apr 5, 2017 9:36:10 AM</text:p>
          </table:table-cell>
          <table:table-cell office:value-type="string" calcext:value-type="string">
            <text:p>Feb 1, 2018 6:55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59" xlink:type="simple">Dúvida | Como Emitir Relatório Média Cliente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ay 9, 2017 11:36:47 AM</text:p>
          </table:table-cell>
          <table:table-cell office:value-type="string" calcext:value-type="string">
            <text:p>May 9, 2017 12:30:34 PM</text:p>
          </table:table-cell>
          <table:table-cell office:value-type="string" calcext:value-type="string">
            <text:p>May 11, 2017 1:10:08 PM</text:p>
          </table:table-cell>
          <table:table-cell office:value-type="string" calcext:value-type="string">
            <text:p>Feb 1, 2018 7:31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27" xlink:type="simple">Dúvida | Como Emitir Relatório INSS Produtor Rural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un 23, 2017 2:25:34 PM</text:p>
          </table:table-cell>
          <table:table-cell office:value-type="string" calcext:value-type="string">
            <text:p>Jun 23, 2017 3:18:26 PM</text:p>
          </table:table-cell>
          <table:table-cell office:value-type="string" calcext:value-type="string">
            <text:p>Jun 23, 2017 3:05:55 PM</text:p>
          </table:table-cell>
          <table:table-cell office:value-type="string" calcext:value-type="string">
            <text:p>Feb 1, 2018 7:30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9" xlink:type="simple">Dúvida | Como Emitir Relatório Departamentos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May 19, 2017 12:31:14 PM</text:p>
          </table:table-cell>
          <table:table-cell office:value-type="string" calcext:value-type="string">
            <text:p>May 19, 2017 12:50:52 PM</text:p>
          </table:table-cell>
          <table:table-cell office:value-type="string" calcext:value-type="string">
            <text:p>May 19, 2017 12:55:29 PM</text:p>
          </table:table-cell>
          <table:table-cell office:value-type="string" calcext:value-type="string">
            <text:p>Jan 30, 2018 9:10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58" xlink:type="simple">Manual | Correspondente Bancário Integral</text:a></text:p>
          </table:table-cell>
          <table:table-cell office:value-type="float" office:value="68" calcext:value-type="float">
            <text:p>6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Oct 6, 2017 12:00:08 PM</text:p>
          </table:table-cell>
          <table:table-cell office:value-type="string" calcext:value-type="string">
            <text:p>Oct 10, 2017 9:00:18 AM</text:p>
          </table:table-cell>
          <table:table-cell office:value-type="string" calcext:value-type="string">
            <text:p>Oct 9, 2017 2:03:47 PM</text:p>
          </table:table-cell>
          <table:table-cell office:value-type="string" calcext:value-type="string">
            <text:p>Feb 1, 2018 7:30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56" xlink:type="simple">Dúvida | Como Emitir Relatório Troco Solidário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ep 14, 2017 11:09:20 AM</text:p>
          </table:table-cell>
          <table:table-cell office:value-type="string" calcext:value-type="string">
            <text:p>Sep 19, 2017 10:58:20 AM</text:p>
          </table:table-cell>
          <table:table-cell office:value-type="string" calcext:value-type="string">
            <text:p>Sep 14, 2017 3:23:24 PM</text:p>
          </table:table-cell>
          <table:table-cell office:value-type="string" calcext:value-type="string">
            <text:p>Feb 2, 2018 7:05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46" xlink:type="simple">Dúvida | Como Emitir Relatório Itens Sem Rotatividade Auditados Modelo 02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Jul 17, 2017 3:28:44 PM</text:p>
          </table:table-cell>
          <table:table-cell office:value-type="string" calcext:value-type="string">
            <text:p>Jan 26, 2018 3:32:40 PM</text:p>
          </table:table-cell>
          <table:table-cell office:value-type="string" calcext:value-type="string">
            <text:p>Jul 18, 2017 9:41:38 AM</text:p>
          </table:table-cell>
          <table:table-cell office:value-type="string" calcext:value-type="string">
            <text:p>Feb 1, 2018 6:22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77" xlink:type="simple">Dúvida | Como Emitir Relatório Balanço Patrimonial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ug 31, 2017 9:27:59 AM</text:p>
          </table:table-cell>
          <table:table-cell office:value-type="string" calcext:value-type="string">
            <text:p>Aug 31, 2017 2:04:02 PM</text:p>
          </table:table-cell>
          <table:table-cell office:value-type="string" calcext:value-type="string">
            <text:p>Aug 31, 2017 12:29:22 PM</text:p>
          </table:table-cell>
          <table:table-cell office:value-type="string" calcext:value-type="string">
            <text:p>Feb 1, 2018 2:32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1" xlink:type="simple">Dúvida | Como Excluir Cadastro CFOP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ug 23, 2016 1:46:07 PM</text:p>
          </table:table-cell>
          <table:table-cell office:value-type="string" calcext:value-type="string">
            <text:p>Mar 7, 2017 9:49:21 AM</text:p>
          </table:table-cell>
          <table:table-cell office:value-type="string" calcext:value-type="string">
            <text:p>Feb 20, 2017 10:13:14 PM</text:p>
          </table:table-cell>
          <table:table-cell office:value-type="string" calcext:value-type="string">
            <text:p>Feb 1, 2018 6:19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00" xlink:type="simple">Dúvida | Como Emitir Relatório Vendas Hora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ar 31, 2017 9:58:38 AM</text:p>
          </table:table-cell>
          <table:table-cell office:value-type="string" calcext:value-type="string">
            <text:p>Mar 31, 2017 11:15:28 AM</text:p>
          </table:table-cell>
          <table:table-cell office:value-type="string" calcext:value-type="string">
            <text:p>Mar 31, 2017 11:25:22 PM</text:p>
          </table:table-cell>
          <table:table-cell office:value-type="string" calcext:value-type="string">
            <text:p>Jan 30, 2018 9:11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7" xlink:type="simple">Dúvida | Como Emitir Relatório Lista Preço Modelo 35 Integral Varejo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Jun 12, 2017 8:53:53 AM</text:p>
          </table:table-cell>
          <table:table-cell office:value-type="string" calcext:value-type="string">
            <text:p>Jun 12, 2017 8:55:15 AM</text:p>
          </table:table-cell>
          <table:table-cell office:value-type="string" calcext:value-type="string">
            <text:p>Jun 12, 2017 9:57:41 AM</text:p>
          </table:table-cell>
          <table:table-cell office:value-type="string" calcext:value-type="string">
            <text:p>Jan 13, 2018 12:1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09" xlink:type="simple">Dúvida | Como Discriminar Lançamentos Abertos Recibo Baixa Parcial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Oct 9, 2017 3:08:58 PM</text:p>
          </table:table-cell>
          <table:table-cell office:value-type="string" calcext:value-type="string">
            <text:p>Oct 10, 2017 2:08:42 PM</text:p>
          </table:table-cell>
          <table:table-cell office:value-type="string" calcext:value-type="string">
            <text:p>Oct 10, 2017 12:55:52 PM</text:p>
          </table:table-cell>
          <table:table-cell office:value-type="string" calcext:value-type="string">
            <text:p>Feb 1, 2018 7:31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18" xlink:type="simple">Dúvida | Como Parametrizar Troco Solidário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ep 13, 2017 10:15:17 AM</text:p>
          </table:table-cell>
          <table:table-cell office:value-type="string" calcext:value-type="string">
            <text:p>Sep 13, 2017 10:45:39 AM</text:p>
          </table:table-cell>
          <table:table-cell office:value-type="string" calcext:value-type="string">
            <text:p>Sep 13, 2017 4:00:56 PM</text:p>
          </table:table-cell>
          <table:table-cell office:value-type="string" calcext:value-type="string">
            <text:p>Feb 2, 2018 9:08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59" xlink:type="simple">Dúvida | Como Emitir Nota Devolução PDV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4467" calcext:value-type="float">
            <text:p>4467</text:p>
          </table:table-cell>
          <table:table-cell office:value-type="string" calcext:value-type="string">
            <text:p>Jan 18, 2018 10:37:45 AM</text:p>
          </table:table-cell>
          <table:table-cell office:value-type="string" calcext:value-type="string">
            <text:p>Jan 18, 2018 4:05:38 PM</text:p>
          </table:table-cell>
          <table:table-cell office:value-type="string" calcext:value-type="string">
            <text:p>Jan 18, 2018 10:29:58 PM</text:p>
          </table:table-cell>
          <table:table-cell office:value-type="string" calcext:value-type="string">
            <text:p>Feb 2, 2018 8:40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38" xlink:type="simple">Dúvida | Como Emitir Relatório Vendas Período Setor Grupo Integral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y 16, 2017 12:18:40 PM</text:p>
          </table:table-cell>
          <table:table-cell office:value-type="string" calcext:value-type="string">
            <text:p>May 16, 2017 2:44:10 PM</text:p>
          </table:table-cell>
          <table:table-cell office:value-type="string" calcext:value-type="string">
            <text:p>May 18, 2017 10:31:11 AM</text:p>
          </table:table-cell>
          <table:table-cell office:value-type="string" calcext:value-type="string">
            <text:p>Jan 28, 2018 1:37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1" xlink:type="simple">Dúvida | Como Liberar Acesso Conta Bancária Usuário Efetuar Baixas Integral?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Jun 14, 2017 2:35:07 PM</text:p>
          </table:table-cell>
          <table:table-cell office:value-type="string" calcext:value-type="string">
            <text:p>Sep 20, 2017 12:00:42 PM</text:p>
          </table:table-cell>
          <table:table-cell office:value-type="string" calcext:value-type="string">
            <text:p>Jun 14, 2017 2:49:28 PM</text:p>
          </table:table-cell>
          <table:table-cell office:value-type="string" calcext:value-type="string">
            <text:p>Feb 1, 2018 7:31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8" xlink:type="simple">Dúvida | Como Emitir Relatório Livro Fiscal Saída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un 13, 2017 3:07:18 PM</text:p>
          </table:table-cell>
          <table:table-cell office:value-type="string" calcext:value-type="string">
            <text:p>Jun 13, 2017 3:21:40 PM</text:p>
          </table:table-cell>
          <table:table-cell office:value-type="string" calcext:value-type="string">
            <text:p>Jun 13, 2017 9:14:56 PM</text:p>
          </table:table-cell>
          <table:table-cell office:value-type="string" calcext:value-type="string">
            <text:p>Jan 30, 2018 4:37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62" xlink:type="simple">Dúvida | Como Emitir Relatório Compras ST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y 19, 2017 8:54:07 AM</text:p>
          </table:table-cell>
          <table:table-cell office:value-type="string" calcext:value-type="string">
            <text:p>May 19, 2017 10:04:15 AM</text:p>
          </table:table-cell>
          <table:table-cell office:value-type="string" calcext:value-type="string">
            <text:p>May 20, 2017 6:59:44 PM</text:p>
          </table:table-cell>
          <table:table-cell office:value-type="string" calcext:value-type="string">
            <text:p>Feb 1, 2018 5:25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52" xlink:type="simple">Dúvida | Como Alterar NCM Produto Faixa Integral Varejo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p 2, 2016 11:17:15 AM</text:p>
          </table:table-cell>
          <table:table-cell office:value-type="string" calcext:value-type="string">
            <text:p>Mar 16, 2017 11:00:01 AM</text:p>
          </table:table-cell>
          <table:table-cell office:value-type="string" calcext:value-type="string">
            <text:p>Feb 20, 2017 10:18:32 PM</text:p>
          </table:table-cell>
          <table:table-cell office:value-type="string" calcext:value-type="string">
            <text:p>Feb 1, 2018 6:57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96" xlink:type="simple">Dúvida | Como Emitir Relatório GNRE DAE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pr 11, 2017 8:37:41 AM</text:p>
          </table:table-cell>
          <table:table-cell office:value-type="string" calcext:value-type="string">
            <text:p>Apr 11, 2017 3:42:36 PM</text:p>
          </table:table-cell>
          <table:table-cell office:value-type="string" calcext:value-type="string">
            <text:p>Apr 12, 2017 4:42:10 AM</text:p>
          </table:table-cell>
          <table:table-cell office:value-type="string" calcext:value-type="string">
            <text:p>Feb 1, 2018 6:22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3" xlink:type="simple">Dúvida | Como Visualizar Notas Fiscais Coligadas Relatório Vendas Dia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un 5, 2017 4:14:30 PM</text:p>
          </table:table-cell>
          <table:table-cell office:value-type="string" calcext:value-type="string">
            <text:p>Jun 9, 2017 12:44:39 PM</text:p>
          </table:table-cell>
          <table:table-cell office:value-type="string" calcext:value-type="string">
            <text:p>Jun 5, 2017 5:00:23 PM</text:p>
          </table:table-cell>
          <table:table-cell office:value-type="string" calcext:value-type="string">
            <text:p>Feb 1, 2018 6:02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73" xlink:type="simple">Dúvida | Como Emitir Relatório Curva ABC Vendas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ug 28, 2017 11:36:15 AM</text:p>
          </table:table-cell>
          <table:table-cell office:value-type="string" calcext:value-type="string">
            <text:p>Sep 6, 2017 12:19:24 PM</text:p>
          </table:table-cell>
          <table:table-cell office:value-type="string" calcext:value-type="string">
            <text:p>Aug 29, 2017 3:35:01 PM</text:p>
          </table:table-cell>
          <table:table-cell office:value-type="string" calcext:value-type="string">
            <text:p>Jan 23, 2018 11:36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90" xlink:type="simple">Dúvida | Como Calcular Fator Conversão Usar Cadastro Embalagens Integral?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Oct 25, 2017 10:49:54 AM</text:p>
          </table:table-cell>
          <table:table-cell office:value-type="string" calcext:value-type="string">
            <text:p>Oct 26, 2017 2:59:01 PM</text:p>
          </table:table-cell>
          <table:table-cell office:value-type="string" calcext:value-type="string">
            <text:p>Oct 25, 2017 12:15:51 PM</text:p>
          </table:table-cell>
          <table:table-cell office:value-type="string" calcext:value-type="string">
            <text:p>Feb 1, 2018 6:55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36" xlink:type="simple">Dúvida | Como Alterar Cadastro ECF Integral Varejo?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Sep 1, 2016 12:01:47 PM</text:p>
          </table:table-cell>
          <table:table-cell office:value-type="string" calcext:value-type="string">
            <text:p>Mar 16, 2017 10:17:16 AM</text:p>
          </table:table-cell>
          <table:table-cell office:value-type="string" calcext:value-type="string">
            <text:p>Feb 20, 2017 10:06:39 PM</text:p>
          </table:table-cell>
          <table:table-cell office:value-type="string" calcext:value-type="string">
            <text:p>Feb 1, 2018 7:16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2" xlink:type="simple">Dúvida | Como Emitir Relatório Relação Estoque Modelo 35 PIS COFINS Integral Varejo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un 6, 2017 4:41:20 PM</text:p>
          </table:table-cell>
          <table:table-cell office:value-type="string" calcext:value-type="string">
            <text:p>Jun 6, 2017 4:43:40 PM</text:p>
          </table:table-cell>
          <table:table-cell office:value-type="string" calcext:value-type="string">
            <text:p>Jun 6, 2017 10:32:13 PM</text:p>
          </table:table-cell>
          <table:table-cell office:value-type="string" calcext:value-type="string">
            <text:p>Jan 19, 2018 1:59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11" xlink:type="simple">Dúvida | Como Realizar Conferência Romaneio Coletor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Jun 20, 2017 8:20:22 AM</text:p>
          </table:table-cell>
          <table:table-cell office:value-type="string" calcext:value-type="string">
            <text:p>Jun 20, 2017 8:46:24 AM</text:p>
          </table:table-cell>
          <table:table-cell office:value-type="string" calcext:value-type="string">
            <text:p>Jun 21, 2017 2:21:26 AM</text:p>
          </table:table-cell>
          <table:table-cell office:value-type="string" calcext:value-type="string">
            <text:p>Feb 1, 2018 7:31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03" xlink:type="simple">Dúvida | Como Alterar Cadastro ECF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ep 1, 2016 11:10:34 AM</text:p>
          </table:table-cell>
          <table:table-cell office:value-type="string" calcext:value-type="string">
            <text:p>Mar 16, 2017 11:06:33 AM</text:p>
          </table:table-cell>
          <table:table-cell office:value-type="string" calcext:value-type="string">
            <text:p>Feb 20, 2017 10:06:57 PM</text:p>
          </table:table-cell>
          <table:table-cell office:value-type="string" calcext:value-type="string">
            <text:p>Feb 1, 2018 7:16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8" xlink:type="simple">Dúvida | Como Emitir Relatório Lista Preço Modelo 08 Integral?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Sep 12, 2016 9:54:25 AM</text:p>
          </table:table-cell>
          <table:table-cell office:value-type="string" calcext:value-type="string">
            <text:p>Jun 8, 2017 10:56:47 AM</text:p>
          </table:table-cell>
          <table:table-cell office:value-type="string" calcext:value-type="string">
            <text:p>Feb 24, 2017 10:20:42 PM</text:p>
          </table:table-cell>
          <table:table-cell office:value-type="string" calcext:value-type="string">
            <text:p>Jan 26, 2018 5:48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4" xlink:type="simple">Dúvida | Como Inserir Chave NF-e Autorizada Manualmente SPED Fiscal Integral Varejo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y 31, 2017 9:21:14 AM</text:p>
          </table:table-cell>
          <table:table-cell office:value-type="string" calcext:value-type="string">
            <text:p>May 31, 2017 9:31:02 AM</text:p>
          </table:table-cell>
          <table:table-cell office:value-type="string" calcext:value-type="string">
            <text:p>May 31, 2017 11:56:01 AM</text:p>
          </table:table-cell>
          <table:table-cell office:value-type="string" calcext:value-type="string">
            <text:p>Feb 1, 2018 7:15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07" xlink:type="simple">Dúvida | Como Corrigir Rejeição NF-e Clientes Campo Bairro Inválido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Jul 5, 2017 2:53:25 PM</text:p>
          </table:table-cell>
          <table:table-cell office:value-type="string" calcext:value-type="string">
            <text:p>Jul 7, 2017 10:12:44 AM</text:p>
          </table:table-cell>
          <table:table-cell office:value-type="string" calcext:value-type="string">
            <text:p>Jul 6, 2017 10:45:10 AM</text:p>
          </table:table-cell>
          <table:table-cell office:value-type="string" calcext:value-type="string">
            <text:p>Feb 1, 2018 7:25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71" xlink:type="simple">Dúvida | Como Alterar Perfil Nível Cadastro Usuário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ug 24, 2016 5:20:56 PM</text:p>
          </table:table-cell>
          <table:table-cell office:value-type="string" calcext:value-type="string">
            <text:p>Jun 21, 2017 10:39:17 AM</text:p>
          </table:table-cell>
          <table:table-cell office:value-type="string" calcext:value-type="string">
            <text:p>Feb 24, 2017 8:48:31 AM</text:p>
          </table:table-cell>
          <table:table-cell office:value-type="string" calcext:value-type="string">
            <text:p>Feb 1, 2018 7:31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76" xlink:type="simple">Dúvida | Como Cadastrar Contador Signatário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un 13, 2017 3:30:41 PM</text:p>
          </table:table-cell>
          <table:table-cell office:value-type="string" calcext:value-type="string">
            <text:p>Jun 13, 2017 3:59:54 PM</text:p>
          </table:table-cell>
          <table:table-cell office:value-type="string" calcext:value-type="string">
            <text:p>Jun 13, 2017 9:16:56 PM</text:p>
          </table:table-cell>
          <table:table-cell office:value-type="string" calcext:value-type="string">
            <text:p>Jan 31, 2018 9:29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77" xlink:type="simple">Dúvida | Como Alterar Cadastro Operador Caixa Integral Varejo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Jun 20, 2017 3:22:34 PM</text:p>
          </table:table-cell>
          <table:table-cell office:value-type="string" calcext:value-type="string">
            <text:p>Jun 20, 2017 3:27:07 PM</text:p>
          </table:table-cell>
          <table:table-cell office:value-type="string" calcext:value-type="string">
            <text:p>Jun 21, 2017 2:19:45 AM</text:p>
          </table:table-cell>
          <table:table-cell office:value-type="string" calcext:value-type="string">
            <text:p>Feb 1, 2018 7:32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53" xlink:type="simple">Dúvida | Como Exibir Relatório Acerto Movimento Tela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ep 1, 2016 1:20:04 PM</text:p>
          </table:table-cell>
          <table:table-cell office:value-type="string" calcext:value-type="string">
            <text:p>Mar 6, 2017 8:41:56 AM</text:p>
          </table:table-cell>
          <table:table-cell office:value-type="string" calcext:value-type="string">
            <text:p>Feb 20, 2017 12:25:18 PM</text:p>
          </table:table-cell>
          <table:table-cell office:value-type="string" calcext:value-type="string">
            <text:p>Jan 31, 2018 12:12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61" xlink:type="simple">Dúvida | Como Resolver Problema Data Entrada Ultrapassar Quantidade Dias Integral Varejo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Jul 27, 2017 9:23:43 AM</text:p>
          </table:table-cell>
          <table:table-cell office:value-type="string" calcext:value-type="string">
            <text:p>Jul 27, 2017 10:45:27 AM</text:p>
          </table:table-cell>
          <table:table-cell office:value-type="string" calcext:value-type="string">
            <text:p>Jul 27, 2017 9:54:58 AM</text:p>
          </table:table-cell>
          <table:table-cell office:value-type="string" calcext:value-type="string">
            <text:p>Feb 1, 2018 7:31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62" xlink:type="simple">Dúvida | Como Saber Layout Arquivo Produtos Cadastro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ug 30, 2017 11:13:26 AM</text:p>
          </table:table-cell>
          <table:table-cell office:value-type="string" calcext:value-type="string">
            <text:p>Aug 30, 2017 11:59:25 AM</text:p>
          </table:table-cell>
          <table:table-cell office:value-type="string" calcext:value-type="string">
            <text:p>Aug 30, 2017 11:46:06 AM</text:p>
          </table:table-cell>
          <table:table-cell office:value-type="string" calcext:value-type="string">
            <text:p>Feb 1, 2018 4:23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9" xlink:type="simple">Dúvida | Como Emitir Relatório Lista Preço Modelo 06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ep 12, 2016 9:40:55 AM</text:p>
          </table:table-cell>
          <table:table-cell office:value-type="string" calcext:value-type="string">
            <text:p>Jun 8, 2017 10:54:05 AM</text:p>
          </table:table-cell>
          <table:table-cell office:value-type="string" calcext:value-type="string">
            <text:p>Feb 20, 2017 4:35:09 PM</text:p>
          </table:table-cell>
          <table:table-cell office:value-type="string" calcext:value-type="string">
            <text:p>Jan 28, 2018 4:29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1" xlink:type="simple">Dúvida | Como Emitir Relatório Lista Preço Modelo 18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ep 12, 2016 11:20:28 AM</text:p>
          </table:table-cell>
          <table:table-cell office:value-type="string" calcext:value-type="string">
            <text:p>Jun 8, 2017 11:27:12 AM</text:p>
          </table:table-cell>
          <table:table-cell office:value-type="string" calcext:value-type="string">
            <text:p>Feb 25, 2017 6:30:53 AM</text:p>
          </table:table-cell>
          <table:table-cell office:value-type="string" calcext:value-type="string">
            <text:p>Dec 27, 2017 5:35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8" xlink:type="simple">Dúvida | Como Emitir Relatório Relação Estoque Modelo 01 Integral Varejo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Jun 6, 2017 8:50:46 AM</text:p>
          </table:table-cell>
          <table:table-cell office:value-type="string" calcext:value-type="string">
            <text:p>Jun 6, 2017 9:51:05 AM</text:p>
          </table:table-cell>
          <table:table-cell office:value-type="string" calcext:value-type="string">
            <text:p>Jun 7, 2017 2:46:51 PM</text:p>
          </table:table-cell>
          <table:table-cell office:value-type="string" calcext:value-type="string">
            <text:p>Jan 12, 2018 10:16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30" xlink:type="simple">Dúvida | Como Corrigir Rejeição NF-e Fornecedores Campo Bairro Inválido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ul 6, 2017 11:52:54 AM</text:p>
          </table:table-cell>
          <table:table-cell office:value-type="string" calcext:value-type="string">
            <text:p>Jul 7, 2017 10:11:13 AM</text:p>
          </table:table-cell>
          <table:table-cell office:value-type="string" calcext:value-type="string">
            <text:p>Jul 6, 2017 3:25:18 PM</text:p>
          </table:table-cell>
          <table:table-cell office:value-type="string" calcext:value-type="string">
            <text:p>Feb 1, 2018 7:30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49" xlink:type="simple">Dúvida | Como Emitir Pedido Venda Usuário Itens Sem Estoque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Oct 10, 2017 10:42:06 AM</text:p>
          </table:table-cell>
          <table:table-cell office:value-type="string" calcext:value-type="string">
            <text:p>Oct 10, 2017 11:24:46 AM</text:p>
          </table:table-cell>
          <table:table-cell office:value-type="string" calcext:value-type="string">
            <text:p>Oct 10, 2017 11:42:48 AM</text:p>
          </table:table-cell>
          <table:table-cell office:value-type="string" calcext:value-type="string">
            <text:p>Feb 1, 2018 7:32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10" xlink:type="simple">Dúvida | Como Exportar Arquivo CSV Inventário Fiscal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ug 14, 2017 12:08:44 PM</text:p>
          </table:table-cell>
          <table:table-cell office:value-type="string" calcext:value-type="string">
            <text:p>Aug 24, 2017 10:53:30 AM</text:p>
          </table:table-cell>
          <table:table-cell office:value-type="string" calcext:value-type="string">
            <text:p>Aug 24, 2017 10:35:56 AM</text:p>
          </table:table-cell>
          <table:table-cell office:value-type="string" calcext:value-type="string">
            <text:p>Jan 31, 2018 2:22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20" xlink:type="simple">Dúvida | Como Verificar Diferença CST CFOP ICMS X Livro Fiscal Integral Varejo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ug 31, 2017 3:17:44 PM</text:p>
          </table:table-cell>
          <table:table-cell office:value-type="string" calcext:value-type="string">
            <text:p>Aug 31, 2017 4:42:25 PM</text:p>
          </table:table-cell>
          <table:table-cell office:value-type="string" calcext:value-type="string">
            <text:p>Aug 31, 2017 3:54:42 PM</text:p>
          </table:table-cell>
          <table:table-cell office:value-type="string" calcext:value-type="string">
            <text:p>Feb 1, 2018 7:22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69" xlink:type="simple">Dúvida | Como Emitir Relatório Contribuição Marginal Apuração CMV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ug 8, 2017 11:24:27 AM</text:p>
          </table:table-cell>
          <table:table-cell office:value-type="string" calcext:value-type="string">
            <text:p>Aug 8, 2017 11:46:14 AM</text:p>
          </table:table-cell>
          <table:table-cell office:value-type="string" calcext:value-type="string">
            <text:p>Aug 9, 2017 8:55:54 AM</text:p>
          </table:table-cell>
          <table:table-cell office:value-type="string" calcext:value-type="string">
            <text:p>Feb 1, 2018 6:22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35" xlink:type="simple">Dúvida | Como Funciona Gravação Dados ICMS FCP ST NF-e Entrada Versão 4.0 Integral?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Nov 10, 2017 10:41:44 AM</text:p>
          </table:table-cell>
          <table:table-cell office:value-type="string" calcext:value-type="string">
            <text:p>Nov 30, 2017 4:00:42 PM</text:p>
          </table:table-cell>
          <table:table-cell office:value-type="string" calcext:value-type="string">
            <text:p>Nov 13, 2017 4:37:14 PM</text:p>
          </table:table-cell>
          <table:table-cell office:value-type="string" calcext:value-type="string">
            <text:p>Feb 2, 2018 10:44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62" xlink:type="simple">Dúvida | Como Consultar Valores ICMS FCP ST Movimento Fiscal NF-e Versão 4.0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Nov 13, 2017 10:21:28 AM</text:p>
          </table:table-cell>
          <table:table-cell office:value-type="string" calcext:value-type="string">
            <text:p>Nov 13, 2017 2:37:35 PM</text:p>
          </table:table-cell>
          <table:table-cell office:value-type="string" calcext:value-type="string">
            <text:p>Nov 13, 2017 4:40:05 PM</text:p>
          </table:table-cell>
          <table:table-cell office:value-type="string" calcext:value-type="string">
            <text:p>Feb 2, 2018 10:30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51" xlink:type="simple">Dúvida | Como Emitir Relatório Operadores Caixa Integral?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May 18, 2017 3:24:36 PM</text:p>
          </table:table-cell>
          <table:table-cell office:value-type="string" calcext:value-type="string">
            <text:p>May 18, 2017 3:45:52 PM</text:p>
          </table:table-cell>
          <table:table-cell office:value-type="string" calcext:value-type="string">
            <text:p>May 18, 2017 5:14:42 PM</text:p>
          </table:table-cell>
          <table:table-cell office:value-type="string" calcext:value-type="string">
            <text:p>Jan 31, 2018 2:51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7" xlink:type="simple">Dúvida | Como Imprimir Relatório Inventário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ar 6, 2017 6:51:32 AM</text:p>
          </table:table-cell>
          <table:table-cell office:value-type="string" calcext:value-type="string">
            <text:p>Mar 16, 2017 9:32:01 AM</text:p>
          </table:table-cell>
          <table:table-cell office:value-type="string" calcext:value-type="string">
            <text:p>Mar 7, 2017 7:04:17 PM</text:p>
          </table:table-cell>
          <table:table-cell office:value-type="string" calcext:value-type="string">
            <text:p>Jan 19, 2018 5:22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25" xlink:type="simple">Dúvida | Como Realizar Atualização Fiscal Mapa Resumo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ug 23, 2017 3:11:12 PM</text:p>
          </table:table-cell>
          <table:table-cell office:value-type="string" calcext:value-type="string">
            <text:p>Aug 31, 2017 2:43:08 PM</text:p>
          </table:table-cell>
          <table:table-cell office:value-type="string" calcext:value-type="string">
            <text:p>Aug 24, 2017 10:49:59 AM</text:p>
          </table:table-cell>
          <table:table-cell office:value-type="string" calcext:value-type="string">
            <text:p>Feb 1, 2018 7:09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01" xlink:type="simple">Dúvida | Como Reconfigurar Tira Teima Linux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r 3, 2017 12:14:37 PM</text:p>
          </table:table-cell>
          <table:table-cell office:value-type="string" calcext:value-type="string">
            <text:p>Mar 3, 2017 1:07:18 PM</text:p>
          </table:table-cell>
          <table:table-cell office:value-type="string" calcext:value-type="string">
            <text:p>Mar 7, 2017 7:20:15 PM</text:p>
          </table:table-cell>
          <table:table-cell office:value-type="string" calcext:value-type="string">
            <text:p>Feb 1, 2018 2:59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3" xlink:type="simple">Dúvida | Como Emitir Relatório Lista Preço Modelo 20 Integral?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Sep 12, 2016 11:36:48 AM</text:p>
          </table:table-cell>
          <table:table-cell office:value-type="string" calcext:value-type="string">
            <text:p>Jun 8, 2017 11:31:14 AM</text:p>
          </table:table-cell>
          <table:table-cell office:value-type="string" calcext:value-type="string">
            <text:p>Feb 24, 2017 1:04:01 AM</text:p>
          </table:table-cell>
          <table:table-cell office:value-type="string" calcext:value-type="string">
            <text:p>Jan 3, 2018 11:12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12" xlink:type="simple">Dúvida | Como Emitir Relatório Vendas Hora Integral Varejo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ar 31, 2017 10:53:56 AM</text:p>
          </table:table-cell>
          <table:table-cell office:value-type="string" calcext:value-type="string">
            <text:p>Mar 31, 2017 11:14:34 AM</text:p>
          </table:table-cell>
          <table:table-cell office:value-type="string" calcext:value-type="string">
            <text:p>Mar 31, 2017 11:25:42 PM</text:p>
          </table:table-cell>
          <table:table-cell office:value-type="string" calcext:value-type="string">
            <text:p>Jan 30, 2018 9:11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45" xlink:type="simple">Dúvida | Como Visualizar Dados XML Novo NF-e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ep 18, 2017 10:30:00 AM</text:p>
          </table:table-cell>
          <table:table-cell office:value-type="string" calcext:value-type="string">
            <text:p>Sep 18, 2017 2:28:46 PM</text:p>
          </table:table-cell>
          <table:table-cell office:value-type="string" calcext:value-type="string">
            <text:p>Sep 18, 2017 1:04:04 PM</text:p>
          </table:table-cell>
          <table:table-cell office:value-type="string" calcext:value-type="string">
            <text:p>Jan 22, 2018 11:13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4" xlink:type="simple">Dúvida | Como Emitir Relatório Relação Estoque Modelo 39 Data Validade Produto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Jun 5, 2017 2:23:35 PM</text:p>
          </table:table-cell>
          <table:table-cell office:value-type="string" calcext:value-type="string">
            <text:p>Jan 24, 2018 2:29:50 PM</text:p>
          </table:table-cell>
          <table:table-cell office:value-type="string" calcext:value-type="string">
            <text:p>Jun 5, 2017 3:27:15 PM</text:p>
          </table:table-cell>
          <table:table-cell office:value-type="string" calcext:value-type="string">
            <text:p>Feb 1, 2018 6:22:1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Transportadora+Integral" xlink:type="simple">Manual | Vincular Transportadora Integral</text:a></text:p>
          </table:table-cell>
          <table:table-cell office:value-type="float" office:value="55" calcext:value-type="float">
            <text:p>5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ug 9, 2017 11:09:17 AM</text:p>
          </table:table-cell>
          <table:table-cell office:value-type="string" calcext:value-type="string">
            <text:p>Aug 16, 2017 10:32:10 AM</text:p>
          </table:table-cell>
          <table:table-cell office:value-type="string" calcext:value-type="string">
            <text:p>Aug 9, 2017 4:06:25 PM</text:p>
          </table:table-cell>
          <table:table-cell office:value-type="string" calcext:value-type="string">
            <text:p>Feb 1, 2018 7:25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227" xlink:type="simple">Dúvida | Como Criar Usuário Acesso Mobile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ug 9, 2017 9:18:18 AM</text:p>
          </table:table-cell>
          <table:table-cell office:value-type="string" calcext:value-type="string">
            <text:p>Aug 16, 2017 9:07:42 AM</text:p>
          </table:table-cell>
          <table:table-cell office:value-type="string" calcext:value-type="string">
            <text:p>Aug 10, 2017 9:49:33 AM</text:p>
          </table:table-cell>
          <table:table-cell office:value-type="string" calcext:value-type="string">
            <text:p>Jan 27, 2018 6:13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26" xlink:type="simple">Dúvida | Como Parametrizar Recarga Celular Contas Integral?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Sep 20, 2017 4:19:09 PM</text:p>
          </table:table-cell>
          <table:table-cell office:value-type="string" calcext:value-type="string">
            <text:p>Oct 11, 2017 3:48:05 PM</text:p>
          </table:table-cell>
          <table:table-cell office:value-type="string" calcext:value-type="string">
            <text:p>Sep 21, 2017 4:07:46 PM</text:p>
          </table:table-cell>
          <table:table-cell office:value-type="string" calcext:value-type="string">
            <text:p>Feb 1, 2018 11:30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75" xlink:type="simple">Dúvida | Como Cadastrar Ingredientes Balança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Oct 23, 2017 12:17:34 PM</text:p>
          </table:table-cell>
          <table:table-cell office:value-type="string" calcext:value-type="string">
            <text:p>Oct 26, 2017 3:02:03 PM</text:p>
          </table:table-cell>
          <table:table-cell office:value-type="string" calcext:value-type="string">
            <text:p>Oct 23, 2017 2:07:21 PM</text:p>
          </table:table-cell>
          <table:table-cell office:value-type="string" calcext:value-type="string">
            <text:p>Feb 1, 2018 7:22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25" xlink:type="simple">Dúvida | Como Resolver Problema Data Entrada Ultrapassar Quantidade Dias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Jul 26, 2017 2:34:33 PM</text:p>
          </table:table-cell>
          <table:table-cell office:value-type="string" calcext:value-type="string">
            <text:p>Jul 27, 2017 10:49:28 AM</text:p>
          </table:table-cell>
          <table:table-cell office:value-type="string" calcext:value-type="string">
            <text:p>Jul 26, 2017 4:03:49 PM</text:p>
          </table:table-cell>
          <table:table-cell office:value-type="string" calcext:value-type="string">
            <text:p>Feb 1, 2018 7:31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2" xlink:type="simple">Dúvida | Como Emitir Relatório Lista Preço Modelo 09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ep 12, 2016 10:00:05 AM</text:p>
          </table:table-cell>
          <table:table-cell office:value-type="string" calcext:value-type="string">
            <text:p>Jun 8, 2017 11:00:03 AM</text:p>
          </table:table-cell>
          <table:table-cell office:value-type="string" calcext:value-type="string">
            <text:p>Feb 21, 2017 12:08:44 AM</text:p>
          </table:table-cell>
          <table:table-cell office:value-type="string" calcext:value-type="string">
            <text:p>Dec 10, 2017 1:08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24" xlink:type="simple">Dúvida | Como Exibir Relatório Inventário Tela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ar 6, 2017 6:20:43 AM</text:p>
          </table:table-cell>
          <table:table-cell office:value-type="string" calcext:value-type="string">
            <text:p>Mar 16, 2017 9:26:25 AM</text:p>
          </table:table-cell>
          <table:table-cell office:value-type="string" calcext:value-type="string">
            <text:p>Mar 7, 2017 7:06:07 PM</text:p>
          </table:table-cell>
          <table:table-cell office:value-type="string" calcext:value-type="string">
            <text:p>Feb 1, 2018 6:44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95" xlink:type="simple">Dúvida | Como Identificar Documentos Devolução Não Emitidos NF-e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Sep 29, 2017 9:49:10 AM</text:p>
          </table:table-cell>
          <table:table-cell office:value-type="string" calcext:value-type="string">
            <text:p>Oct 2, 2017 9:08:35 AM</text:p>
          </table:table-cell>
          <table:table-cell office:value-type="string" calcext:value-type="string">
            <text:p>Sep 29, 2017 11:23:14 AM</text:p>
          </table:table-cell>
          <table:table-cell office:value-type="string" calcext:value-type="string">
            <text:p>Feb 1, 2018 7:29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0" xlink:type="simple">Dúvida | Como Consultar Retorno Rejeição NF-e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Oct 20, 2017 9:50:35 AM</text:p>
          </table:table-cell>
          <table:table-cell office:value-type="string" calcext:value-type="string">
            <text:p>Nov 3, 2017 12:01:28 PM</text:p>
          </table:table-cell>
          <table:table-cell office:value-type="string" calcext:value-type="string">
            <text:p>Oct 25, 2017 4:11:26 PM</text:p>
          </table:table-cell>
          <table:table-cell office:value-type="string" calcext:value-type="string">
            <text:p>Feb 1, 2018 6:32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6" xlink:type="simple">Dúvida | Como Configurar NF-e Aba Envio E-mail Novo NF-e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ay 29, 2017 9:21:01 AM</text:p>
          </table:table-cell>
          <table:table-cell office:value-type="string" calcext:value-type="string">
            <text:p>Jun 1, 2017 11:24:24 AM</text:p>
          </table:table-cell>
          <table:table-cell office:value-type="string" calcext:value-type="string">
            <text:p>Jun 1, 2017 2:27:01 PM</text:p>
          </table:table-cell>
          <table:table-cell office:value-type="string" calcext:value-type="string">
            <text:p>Feb 2, 2018 7:42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03" xlink:type="simple">Dúvida | Como Cadastrar Usuário Novo NF-e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ay 30, 2017 10:13:29 AM</text:p>
          </table:table-cell>
          <table:table-cell office:value-type="string" calcext:value-type="string">
            <text:p>Jun 1, 2017 10:08:03 AM</text:p>
          </table:table-cell>
          <table:table-cell office:value-type="string" calcext:value-type="string">
            <text:p>Jun 1, 2017 3:40:57 PM</text:p>
          </table:table-cell>
          <table:table-cell office:value-type="string" calcext:value-type="string">
            <text:p>Jan 28, 2018 1:37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17" xlink:type="simple">Dúvida | Como Realizar Auditória Produtos Gerados Relatório Rupturas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ul 17, 2017 11:51:55 AM</text:p>
          </table:table-cell>
          <table:table-cell office:value-type="string" calcext:value-type="string">
            <text:p>Jul 19, 2017 8:34:40 AM</text:p>
          </table:table-cell>
          <table:table-cell office:value-type="string" calcext:value-type="string">
            <text:p>Jul 21, 2017 10:20:48 AM</text:p>
          </table:table-cell>
          <table:table-cell office:value-type="string" calcext:value-type="string">
            <text:p>Feb 1, 2018 7:31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11" xlink:type="simple">Dúvida | Como Instalar Client OwnCloud Integral?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Aug 29, 2017 10:55:01 AM</text:p>
          </table:table-cell>
          <table:table-cell office:value-type="string" calcext:value-type="string">
            <text:p>Sep 18, 2017 9:55:51 AM</text:p>
          </table:table-cell>
          <table:table-cell office:value-type="string" calcext:value-type="string">
            <text:p>Aug 31, 2017 3:40:09 PM</text:p>
          </table:table-cell>
          <table:table-cell office:value-type="string" calcext:value-type="string">
            <text:p>Feb 1, 2018 7:31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3" xlink:type="simple">Dúvida | Como Emitir Relatório Lista Preço Modelo 07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p 12, 2016 9:49:20 AM</text:p>
          </table:table-cell>
          <table:table-cell office:value-type="string" calcext:value-type="string">
            <text:p>Jun 8, 2017 10:55:46 AM</text:p>
          </table:table-cell>
          <table:table-cell office:value-type="string" calcext:value-type="string">
            <text:p>Feb 24, 2017 10:22:08 PM</text:p>
          </table:table-cell>
          <table:table-cell office:value-type="string" calcext:value-type="string">
            <text:p>Jan 13, 2018 12:23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6" xlink:type="simple">Dúvida | Como Emitir Relatório Lista Preço Modelo 10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ep 12, 2016 10:07:06 AM</text:p>
          </table:table-cell>
          <table:table-cell office:value-type="string" calcext:value-type="string">
            <text:p>Jun 8, 2017 11:01:13 AM</text:p>
          </table:table-cell>
          <table:table-cell office:value-type="string" calcext:value-type="string">
            <text:p>Feb 24, 2017 10:20:50 PM</text:p>
          </table:table-cell>
          <table:table-cell office:value-type="string" calcext:value-type="string">
            <text:p>Jan 20, 2018 5:40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92" xlink:type="simple">Dúvida | Como Emitir Relatório Códigos Observação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ay 8, 2017 10:57:22 AM</text:p>
          </table:table-cell>
          <table:table-cell office:value-type="string" calcext:value-type="string">
            <text:p>May 8, 2017 11:46:46 AM</text:p>
          </table:table-cell>
          <table:table-cell office:value-type="string" calcext:value-type="string">
            <text:p>May 9, 2017 9:49:48 AM</text:p>
          </table:table-cell>
          <table:table-cell office:value-type="string" calcext:value-type="string">
            <text:p>Feb 1, 2018 7:32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56" xlink:type="simple">Dúvida | Como Emitir Relatório Média Cliente Integral Varejo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Jun 13, 2017 12:33:18 PM</text:p>
          </table:table-cell>
          <table:table-cell office:value-type="string" calcext:value-type="string">
            <text:p>Jun 13, 2017 12:48:04 PM</text:p>
          </table:table-cell>
          <table:table-cell office:value-type="string" calcext:value-type="string">
            <text:p>Jun 13, 2017 1:34:40 PM</text:p>
          </table:table-cell>
          <table:table-cell office:value-type="string" calcext:value-type="string">
            <text:p>Feb 1, 2018 7:13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89" xlink:type="simple">Dúvida | Como Emitir Relatório Cadastro Administradoras Cartões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Jun 14, 2017 8:32:57 AM</text:p>
          </table:table-cell>
          <table:table-cell office:value-type="string" calcext:value-type="string">
            <text:p>Jun 14, 2017 9:31:54 AM</text:p>
          </table:table-cell>
          <table:table-cell office:value-type="string" calcext:value-type="string">
            <text:p>Jun 14, 2017 9:52:14 AM</text:p>
          </table:table-cell>
          <table:table-cell office:value-type="string" calcext:value-type="string">
            <text:p>Jan 30, 2018 9:10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96" xlink:type="simple">Dúvida | Como Cadastrar Setor Grupo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ep 12, 2017 9:59:56 AM</text:p>
          </table:table-cell>
          <table:table-cell office:value-type="string" calcext:value-type="string">
            <text:p>Sep 26, 2017 9:51:32 AM</text:p>
          </table:table-cell>
          <table:table-cell office:value-type="string" calcext:value-type="string">
            <text:p>Sep 19, 2017 12:35:32 PM</text:p>
          </table:table-cell>
          <table:table-cell office:value-type="string" calcext:value-type="string">
            <text:p>Feb 1, 2018 7:21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5" xlink:type="simple">Dúvida | Como Emitir Relatório Relação Estoque Modelo 04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Jun 2, 2017 12:19:19 PM</text:p>
          </table:table-cell>
          <table:table-cell office:value-type="string" calcext:value-type="string">
            <text:p>Jun 2, 2017 12:21:24 PM</text:p>
          </table:table-cell>
          <table:table-cell office:value-type="string" calcext:value-type="string">
            <text:p>Jun 3, 2017 4:12:16 PM</text:p>
          </table:table-cell>
          <table:table-cell office:value-type="string" calcext:value-type="string">
            <text:p>Jan 30, 2018 9:10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22" xlink:type="simple">Manual | Realizar Integração Contábil Apuração CMV Integral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ug 4, 2017 9:09:23 AM</text:p>
          </table:table-cell>
          <table:table-cell office:value-type="string" calcext:value-type="string">
            <text:p>Dec 19, 2017 11:09:44 AM</text:p>
          </table:table-cell>
          <table:table-cell office:value-type="string" calcext:value-type="string">
            <text:p>Aug 8, 2017 11:05:52 AM</text:p>
          </table:table-cell>
          <table:table-cell office:value-type="string" calcext:value-type="string">
            <text:p>Feb 1, 2018 7:21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9" xlink:type="simple">Dúvida | Como Emitir Relatório Notas Fiscais Empresas Coligadas Integral Varejo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Jun 13, 2017 8:54:39 AM</text:p>
          </table:table-cell>
          <table:table-cell office:value-type="string" calcext:value-type="string">
            <text:p>Jun 13, 2017 10:57:43 AM</text:p>
          </table:table-cell>
          <table:table-cell office:value-type="string" calcext:value-type="string">
            <text:p>Jun 13, 2017 9:08:01 AM</text:p>
          </table:table-cell>
          <table:table-cell office:value-type="string" calcext:value-type="string">
            <text:p>Feb 1, 2018 7:23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94" xlink:type="simple">Dúvida | Como Configurar NF-e Aba Séries Novo NF-e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ay 29, 2017 10:32:58 AM</text:p>
          </table:table-cell>
          <table:table-cell office:value-type="string" calcext:value-type="string">
            <text:p>May 29, 2017 11:01:38 AM</text:p>
          </table:table-cell>
          <table:table-cell office:value-type="string" calcext:value-type="string">
            <text:p>Jun 1, 2017 2:27:40 PM</text:p>
          </table:table-cell>
          <table:table-cell office:value-type="string" calcext:value-type="string">
            <text:p>Feb 2, 2018 7:42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14" xlink:type="simple">Dúvida | Como Definir Parâmetro Preços Iguais Pesquisa Preços Integral?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Oct 26, 2017 11:26:25 AM</text:p>
          </table:table-cell>
          <table:table-cell office:value-type="string" calcext:value-type="string">
            <text:p>Oct 27, 2017 1:01:21 PM</text:p>
          </table:table-cell>
          <table:table-cell office:value-type="string" calcext:value-type="string">
            <text:p>Oct 26, 2017 2:22:01 PM</text:p>
          </table:table-cell>
          <table:table-cell office:value-type="string" calcext:value-type="string">
            <text:p>Feb 1, 2018 7:22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39" xlink:type="simple">Dúvida | Como Configurar Parâmetros CFOP's Apuração CMV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ug 8, 2017 9:34:03 AM</text:p>
          </table:table-cell>
          <table:table-cell office:value-type="string" calcext:value-type="string">
            <text:p>Aug 8, 2017 12:10:12 PM</text:p>
          </table:table-cell>
          <table:table-cell office:value-type="string" calcext:value-type="string">
            <text:p>Aug 8, 2017 10:34:59 AM</text:p>
          </table:table-cell>
          <table:table-cell office:value-type="string" calcext:value-type="string">
            <text:p>Feb 1, 2018 2:26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61" xlink:type="simple">Dúvida | Como Parametrizar Classificação ABC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ug 28, 2017 10:12:51 AM</text:p>
          </table:table-cell>
          <table:table-cell office:value-type="string" calcext:value-type="string">
            <text:p>Sep 6, 2017 12:19:06 PM</text:p>
          </table:table-cell>
          <table:table-cell office:value-type="string" calcext:value-type="string">
            <text:p>Aug 30, 2017 2:27:18 PM</text:p>
          </table:table-cell>
          <table:table-cell office:value-type="string" calcext:value-type="string">
            <text:p>Feb 1, 2018 7:20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88" xlink:type="simple">Dúvida | Como Gravar Classificação Estoque 5 Níveis Integral?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Jul 17, 2017 9:06:16 AM</text:p>
          </table:table-cell>
          <table:table-cell office:value-type="string" calcext:value-type="string">
            <text:p>Jul 20, 2017 2:24:57 PM</text:p>
          </table:table-cell>
          <table:table-cell office:value-type="string" calcext:value-type="string">
            <text:p>Jul 17, 2017 10:50:13 AM</text:p>
          </table:table-cell>
          <table:table-cell office:value-type="string" calcext:value-type="string">
            <text:p>Feb 1, 2018 7:32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82" xlink:type="simple">Dúvida | Como Alterar Data Movimento Nota Saída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Oct 18, 2017 9:17:16 AM</text:p>
          </table:table-cell>
          <table:table-cell office:value-type="string" calcext:value-type="string">
            <text:p>Oct 25, 2017 10:34:46 AM</text:p>
          </table:table-cell>
          <table:table-cell office:value-type="string" calcext:value-type="string">
            <text:p>Oct 19, 2017 9:21:31 AM</text:p>
          </table:table-cell>
          <table:table-cell office:value-type="string" calcext:value-type="string">
            <text:p>Feb 1, 2018 7:2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03" xlink:type="simple">Dúvida | Como Cadastrar Cartão Fidelidade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ov 3, 2017 12:43:34 PM</text:p>
          </table:table-cell>
          <table:table-cell office:value-type="string" calcext:value-type="string">
            <text:p>Nov 7, 2017 11:58:07 AM</text:p>
          </table:table-cell>
          <table:table-cell office:value-type="string" calcext:value-type="string">
            <text:p>Nov 6, 2017 11:32:18 AM</text:p>
          </table:table-cell>
          <table:table-cell office:value-type="string" calcext:value-type="string">
            <text:p>Feb 1, 2018 7:01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7" xlink:type="simple">Dúvida | Como Identificar Layout NF-e Enviada Fornecedor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Nov 8, 2017 9:28:25 AM</text:p>
          </table:table-cell>
          <table:table-cell office:value-type="string" calcext:value-type="string">
            <text:p>Nov 14, 2017 10:22:28 AM</text:p>
          </table:table-cell>
          <table:table-cell office:value-type="string" calcext:value-type="string">
            <text:p>Nov 13, 2017 3:55:25 PM</text:p>
          </table:table-cell>
          <table:table-cell office:value-type="string" calcext:value-type="string">
            <text:p>Feb 2, 2018 7:30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33" xlink:type="simple">Dúvida | Como Realizar Manutenção Pesquisa Preços Integral?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Oct 26, 2017 3:47:07 PM</text:p>
          </table:table-cell>
          <table:table-cell office:value-type="string" calcext:value-type="string">
            <text:p>Jan 17, 2018 2:11:56 PM</text:p>
          </table:table-cell>
          <table:table-cell office:value-type="string" calcext:value-type="string">
            <text:p>Oct 26, 2017 10:55:47 PM</text:p>
          </table:table-cell>
          <table:table-cell office:value-type="string" calcext:value-type="string">
            <text:p>Feb 1, 2018 6:33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82" xlink:type="simple">Dúvida | Como Emitir Relatório ECF Integral Varejo?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Aug 8, 2016 12:27:20 PM</text:p>
          </table:table-cell>
          <table:table-cell office:value-type="string" calcext:value-type="string">
            <text:p>Mar 16, 2017 9:11:38 AM</text:p>
          </table:table-cell>
          <table:table-cell office:value-type="string" calcext:value-type="string">
            <text:p>Feb 20, 2017 10:13:10 PM</text:p>
          </table:table-cell>
          <table:table-cell office:value-type="string" calcext:value-type="string">
            <text:p>Feb 1, 2018 7:16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9" xlink:type="simple">Dúvida | Como Emitir Relatório Resumo Operações DAMEF Integral?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Jun 14, 2017 9:52:01 AM</text:p>
          </table:table-cell>
          <table:table-cell office:value-type="string" calcext:value-type="string">
            <text:p>Jun 14, 2017 10:42:18 AM</text:p>
          </table:table-cell>
          <table:table-cell office:value-type="string" calcext:value-type="string">
            <text:p>Jun 14, 2017 10:57:00 AM</text:p>
          </table:table-cell>
          <table:table-cell office:value-type="string" calcext:value-type="string">
            <text:p>Feb 1, 2018 7:32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69" xlink:type="simple">Dúvida | Como Incluir Mensagem Programada Usuário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ul 26, 2017 9:32:56 AM</text:p>
          </table:table-cell>
          <table:table-cell office:value-type="string" calcext:value-type="string">
            <text:p>Jul 27, 2017 8:18:18 AM</text:p>
          </table:table-cell>
          <table:table-cell office:value-type="string" calcext:value-type="string">
            <text:p>Jul 26, 2017 2:02:34 PM</text:p>
          </table:table-cell>
          <table:table-cell office:value-type="string" calcext:value-type="string">
            <text:p>Feb 1, 2018 7:3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08" xlink:type="simple">Dúvida | Como Consultar Cupons Fechados Descontos Itens Cancelados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ug 21, 2017 4:42:50 PM</text:p>
          </table:table-cell>
          <table:table-cell office:value-type="string" calcext:value-type="string">
            <text:p>Sep 11, 2017 9:36:58 AM</text:p>
          </table:table-cell>
          <table:table-cell office:value-type="string" calcext:value-type="string">
            <text:p>Aug 22, 2017 9:20:04 AM</text:p>
          </table:table-cell>
          <table:table-cell office:value-type="string" calcext:value-type="string">
            <text:p>Feb 1, 2018 7:07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79" xlink:type="simple">Dúvida | Como Funciona Gravação Novas Modalidades Frete NF-e Entrada Sped Fiscal Versão 4.0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Nov 8, 2017 2:09:27 PM</text:p>
          </table:table-cell>
          <table:table-cell office:value-type="string" calcext:value-type="string">
            <text:p>Nov 14, 2017 11:04:10 AM</text:p>
          </table:table-cell>
          <table:table-cell office:value-type="string" calcext:value-type="string">
            <text:p>Nov 13, 2017 4:32:43 PM</text:p>
          </table:table-cell>
          <table:table-cell office:value-type="string" calcext:value-type="string">
            <text:p>Feb 1, 2018 7:30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36" xlink:type="simple">Manual | Configurar Alíquota ICMS Estado Destino Integral</text:a></text:p>
          </table:table-cell>
          <table:table-cell office:value-type="float" office:value="48" calcext:value-type="float">
            <text:p>4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ug 17, 2017 2:39:40 PM</text:p>
          </table:table-cell>
          <table:table-cell office:value-type="string" calcext:value-type="string">
            <text:p>Aug 25, 2017 12:21:01 PM</text:p>
          </table:table-cell>
          <table:table-cell office:value-type="string" calcext:value-type="string">
            <text:p>Aug 28, 2017 9:10:26 AM</text:p>
          </table:table-cell>
          <table:table-cell office:value-type="string" calcext:value-type="string">
            <text:p>Feb 1, 2018 12:17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6" xlink:type="simple">Dúvida | Como Emitir Relatório Setores Grupos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ay 19, 2017 11:35:21 AM</text:p>
          </table:table-cell>
          <table:table-cell office:value-type="string" calcext:value-type="string">
            <text:p>May 19, 2017 12:44:47 PM</text:p>
          </table:table-cell>
          <table:table-cell office:value-type="string" calcext:value-type="string">
            <text:p>May 19, 2017 12:54:56 PM</text:p>
          </table:table-cell>
          <table:table-cell office:value-type="string" calcext:value-type="string">
            <text:p>Jan 30, 2018 9:12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52" xlink:type="simple">Dúvida | Como Consultar Valores ICMS FCP ST Custo Mercadorias NF-e Versão 4.0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ov 10, 2017 3:39:40 PM</text:p>
          </table:table-cell>
          <table:table-cell office:value-type="string" calcext:value-type="string">
            <text:p>Nov 13, 2017 2:33:22 PM</text:p>
          </table:table-cell>
          <table:table-cell office:value-type="string" calcext:value-type="string">
            <text:p>Nov 13, 2017 4:40:48 PM</text:p>
          </table:table-cell>
          <table:table-cell office:value-type="string" calcext:value-type="string">
            <text:p>Feb 2, 2018 10:30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2" xlink:type="simple">Dúvida | Como Emitir Relatório Lista Preço Modelo 14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p 12, 2016 10:58:50 AM</text:p>
          </table:table-cell>
          <table:table-cell office:value-type="string" calcext:value-type="string">
            <text:p>Jun 8, 2017 11:18:53 AM</text:p>
          </table:table-cell>
          <table:table-cell office:value-type="string" calcext:value-type="string">
            <text:p>Feb 24, 2017 10:23:10 PM</text:p>
          </table:table-cell>
          <table:table-cell office:value-type="string" calcext:value-type="string">
            <text:p>Jan 18, 2018 11:07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94" xlink:type="simple">Dúvida | Como Habilitar Módulos Disponíveis Novo NF-e?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May 30, 2017 9:45:10 AM</text:p>
          </table:table-cell>
          <table:table-cell office:value-type="string" calcext:value-type="string">
            <text:p>May 30, 2017 10:05:38 AM</text:p>
          </table:table-cell>
          <table:table-cell office:value-type="string" calcext:value-type="string">
            <text:p>Jun 1, 2017 11:31:03 AM</text:p>
          </table:table-cell>
          <table:table-cell office:value-type="string" calcext:value-type="string">
            <text:p>Jan 30, 2018 9:10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9" xlink:type="simple">Dúvida | Como Solucionar Rejeição 602 603 Total PIS COFINS Difere Somatório Itens Sujeitos ICMS Integral?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Sep 8, 2017 9:19:56 AM</text:p>
          </table:table-cell>
          <table:table-cell office:value-type="string" calcext:value-type="string">
            <text:p>Sep 18, 2017 12:33:55 PM</text:p>
          </table:table-cell>
          <table:table-cell office:value-type="string" calcext:value-type="string">
            <text:p>Sep 18, 2017 11:49:26 AM</text:p>
          </table:table-cell>
          <table:table-cell office:value-type="string" calcext:value-type="string">
            <text:p>Feb 1, 2018 7:26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18" xlink:type="simple">Dúvida | Como Cadastrar Operadora Celular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Sep 20, 2017 2:07:43 PM</text:p>
          </table:table-cell>
          <table:table-cell office:value-type="string" calcext:value-type="string">
            <text:p>Sep 26, 2017 2:45:52 PM</text:p>
          </table:table-cell>
          <table:table-cell office:value-type="string" calcext:value-type="string">
            <text:p>Sep 21, 2017 4:08:43 PM</text:p>
          </table:table-cell>
          <table:table-cell office:value-type="string" calcext:value-type="string">
            <text:p>Feb 2, 2018 7:41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39" xlink:type="simple">Dúvida | Como Emitir Relatório Relação Estoque Modelo 01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un 2, 2017 8:52:45 AM</text:p>
          </table:table-cell>
          <table:table-cell office:value-type="string" calcext:value-type="string">
            <text:p>Jun 2, 2017 11:38:30 AM</text:p>
          </table:table-cell>
          <table:table-cell office:value-type="string" calcext:value-type="string">
            <text:p>Jun 2, 2017 11:27:01 AM</text:p>
          </table:table-cell>
          <table:table-cell office:value-type="string" calcext:value-type="string">
            <text:p>Jan 28, 2018 1:37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98" xlink:type="simple">Dúvida | Como Emitir Movimento Saída Hortifrúti Açougue Sem Estoque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Oct 11, 2017 11:41:52 AM</text:p>
          </table:table-cell>
          <table:table-cell office:value-type="string" calcext:value-type="string">
            <text:p>Oct 13, 2017 4:18:10 PM</text:p>
          </table:table-cell>
          <table:table-cell office:value-type="string" calcext:value-type="string">
            <text:p>Oct 11, 2017 2:36:23 PM</text:p>
          </table:table-cell>
          <table:table-cell office:value-type="string" calcext:value-type="string">
            <text:p>Feb 1, 2018 7:33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45" xlink:type="simple">Dúvida | Como Emitir Relatório Curva ABC Venda Setor Grupo Integral?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Nov 7, 2017 10:04:09 AM</text:p>
          </table:table-cell>
          <table:table-cell office:value-type="string" calcext:value-type="string">
            <text:p>Nov 7, 2017 11:52:03 AM</text:p>
          </table:table-cell>
          <table:table-cell office:value-type="string" calcext:value-type="string">
            <text:p>Nov 7, 2017 11:45:36 AM</text:p>
          </table:table-cell>
          <table:table-cell office:value-type="string" calcext:value-type="string">
            <text:p>Feb 1, 2018 7:29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21" xlink:type="simple">Dúvida | Como Consultar Cupons Liberações Descontos Limites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ug 22, 2017 8:37:20 AM</text:p>
          </table:table-cell>
          <table:table-cell office:value-type="string" calcext:value-type="string">
            <text:p>Feb 1, 2018 3:23:31 PM</text:p>
          </table:table-cell>
          <table:table-cell office:value-type="string" calcext:value-type="string">
            <text:p>Aug 22, 2017 9:21:16 AM</text:p>
          </table:table-cell>
          <table:table-cell office:value-type="string" calcext:value-type="string">
            <text:p>Feb 1, 2018 7:07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2" xlink:type="simple">Dúvida | Como Emitir Relatório Lista Preço Modelo 16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p 12, 2016 11:13:23 AM</text:p>
          </table:table-cell>
          <table:table-cell office:value-type="string" calcext:value-type="string">
            <text:p>Jun 8, 2017 11:24:23 AM</text:p>
          </table:table-cell>
          <table:table-cell office:value-type="string" calcext:value-type="string">
            <text:p>Feb 24, 2017 1:04:20 AM</text:p>
          </table:table-cell>
          <table:table-cell office:value-type="string" calcext:value-type="string">
            <text:p>Jan 31, 2018 3:16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3" xlink:type="simple">Dúvida | Como Emitir Relatório Livro Fiscal Saída Integral Varejo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un 13, 2017 2:24:37 PM</text:p>
          </table:table-cell>
          <table:table-cell office:value-type="string" calcext:value-type="string">
            <text:p>Jun 13, 2017 3:03:55 PM</text:p>
          </table:table-cell>
          <table:table-cell office:value-type="string" calcext:value-type="string">
            <text:p>Jun 13, 2017 9:16:14 PM</text:p>
          </table:table-cell>
          <table:table-cell office:value-type="string" calcext:value-type="string">
            <text:p>Jan 30, 2018 9:12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81" xlink:type="simple">Dúvida | Como Emitir Relatório Fechamento Caixa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ep 22, 2017 2:57:49 PM</text:p>
          </table:table-cell>
          <table:table-cell office:value-type="string" calcext:value-type="string">
            <text:p>Sep 25, 2017 10:05:33 AM</text:p>
          </table:table-cell>
          <table:table-cell office:value-type="string" calcext:value-type="string">
            <text:p>Sep 25, 2017 3:14:01 PM</text:p>
          </table:table-cell>
          <table:table-cell office:value-type="string" calcext:value-type="string">
            <text:p>Jan 30, 2018 11:54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07" xlink:type="simple">Dúvida | Como Identificar Produtos Incidência PIS COFINS Rotina Alteração Preço Entrada Nota Integral?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May 22, 2017 12:34:53 PM</text:p>
          </table:table-cell>
          <table:table-cell office:value-type="string" calcext:value-type="string">
            <text:p>Feb 1, 2018 4:26:05 PM</text:p>
          </table:table-cell>
          <table:table-cell office:value-type="string" calcext:value-type="string">
            <text:p>May 22, 2017 2:49:20 PM</text:p>
          </table:table-cell>
          <table:table-cell office:value-type="string" calcext:value-type="string">
            <text:p>Jan 30, 2018 9:12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8" xlink:type="simple">Dúvida | Como Emitir Relatório Lista Preço Modelo 15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p 12, 2016 11:09:08 AM</text:p>
          </table:table-cell>
          <table:table-cell office:value-type="string" calcext:value-type="string">
            <text:p>Jun 8, 2017 11:19:48 AM</text:p>
          </table:table-cell>
          <table:table-cell office:value-type="string" calcext:value-type="string">
            <text:p>Feb 24, 2017 10:22:26 PM</text:p>
          </table:table-cell>
          <table:table-cell office:value-type="string" calcext:value-type="string">
            <text:p>Jan 29, 2018 10:25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79" xlink:type="simple">Dúvida | Como Emitir Relatório Notas Fiscais Empresas Coligadas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un 8, 2017 11:47:56 AM</text:p>
          </table:table-cell>
          <table:table-cell office:value-type="string" calcext:value-type="string">
            <text:p>Jun 9, 2017 11:01:20 AM</text:p>
          </table:table-cell>
          <table:table-cell office:value-type="string" calcext:value-type="string">
            <text:p>Jun 9, 2017 9:06:22 AM</text:p>
          </table:table-cell>
          <table:table-cell office:value-type="string" calcext:value-type="string">
            <text:p>Feb 1, 2018 7:23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1" xlink:type="simple">Dúvida | Como Gerar Relatório Inventário PDF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r 6, 2017 6:39:11 AM</text:p>
          </table:table-cell>
          <table:table-cell office:value-type="string" calcext:value-type="string">
            <text:p>Mar 16, 2017 9:29:31 AM</text:p>
          </table:table-cell>
          <table:table-cell office:value-type="string" calcext:value-type="string">
            <text:p>Mar 7, 2017 7:07:56 PM</text:p>
          </table:table-cell>
          <table:table-cell office:value-type="string" calcext:value-type="string">
            <text:p>Jan 30, 2018 5:08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04" xlink:type="simple">Dúvida | Como Corrigir Rejeição 578 Novo NF-e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Oct 18, 2017 11:22:34 AM</text:p>
          </table:table-cell>
          <table:table-cell office:value-type="string" calcext:value-type="string">
            <text:p>Oct 19, 2017 9:23:55 AM</text:p>
          </table:table-cell>
          <table:table-cell office:value-type="string" calcext:value-type="string">
            <text:p>Oct 18, 2017 2:21:32 PM</text:p>
          </table:table-cell>
          <table:table-cell office:value-type="string" calcext:value-type="string">
            <text:p>Feb 1, 2018 7:29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04" xlink:type="simple">Dúvida | Como Consultar Dedo Duro Vinculação Conta Contábil CFOP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Dec 1, 2017 3:28:17 PM</text:p>
          </table:table-cell>
          <table:table-cell office:value-type="string" calcext:value-type="string">
            <text:p>Dec 4, 2017 4:09:02 PM</text:p>
          </table:table-cell>
          <table:table-cell office:value-type="string" calcext:value-type="string">
            <text:p>Dec 1, 2017 7:40:09 PM</text:p>
          </table:table-cell>
          <table:table-cell office:value-type="string" calcext:value-type="string">
            <text:p>Feb 1, 2018 7:32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3" xlink:type="simple">Dúvida | Como Configurar NF-e Aba Geral Novo NF-e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ay 29, 2017 8:48:28 AM</text:p>
          </table:table-cell>
          <table:table-cell office:value-type="string" calcext:value-type="string">
            <text:p>May 29, 2017 10:57:16 AM</text:p>
          </table:table-cell>
          <table:table-cell office:value-type="string" calcext:value-type="string">
            <text:p>Jun 1, 2017 11:32:10 AM</text:p>
          </table:table-cell>
          <table:table-cell office:value-type="string" calcext:value-type="string">
            <text:p>Feb 2, 2018 7:41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9" xlink:type="simple">Dúvida | Como Emitir Relatório Lista Preço Modelo 19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p 12, 2016 11:30:58 AM</text:p>
          </table:table-cell>
          <table:table-cell office:value-type="string" calcext:value-type="string">
            <text:p>Jun 8, 2017 11:28:42 AM</text:p>
          </table:table-cell>
          <table:table-cell office:value-type="string" calcext:value-type="string">
            <text:p>Feb 24, 2017 10:20:33 PM</text:p>
          </table:table-cell>
          <table:table-cell office:value-type="string" calcext:value-type="string">
            <text:p>Jan 30, 2018 5:35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5" xlink:type="simple">Dúvida | Como Emitir Relatório Lista Preço Modelo 12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p 12, 2016 10:33:39 AM</text:p>
          </table:table-cell>
          <table:table-cell office:value-type="string" calcext:value-type="string">
            <text:p>Jun 8, 2017 11:16:05 AM</text:p>
          </table:table-cell>
          <table:table-cell office:value-type="string" calcext:value-type="string">
            <text:p>Feb 20, 2017 4:34:50 PM</text:p>
          </table:table-cell>
          <table:table-cell office:value-type="string" calcext:value-type="string">
            <text:p>Nov 13, 2017 3:28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65" xlink:type="simple">Dúvida | Como Permitir Preços Diferentes Tabela Fornecedor Inclusão Pedido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Oct 30, 2017 10:26:23 AM</text:p>
          </table:table-cell>
          <table:table-cell office:value-type="string" calcext:value-type="string">
            <text:p>Oct 30, 2017 3:37:25 PM</text:p>
          </table:table-cell>
          <table:table-cell office:value-type="string" calcext:value-type="string">
            <text:p>Oct 30, 2017 3:21:35 PM</text:p>
          </table:table-cell>
          <table:table-cell office:value-type="string" calcext:value-type="string">
            <text:p>Feb 1, 2018 10:42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86" xlink:type="simple">Dúvida | Como Realizar Vinculação Contas Apuração CMV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ug 2, 2017 10:39:55 AM</text:p>
          </table:table-cell>
          <table:table-cell office:value-type="string" calcext:value-type="string">
            <text:p>Aug 8, 2017 11:36:20 AM</text:p>
          </table:table-cell>
          <table:table-cell office:value-type="string" calcext:value-type="string">
            <text:p>Aug 7, 2017 2:14:20 PM</text:p>
          </table:table-cell>
          <table:table-cell office:value-type="string" calcext:value-type="string">
            <text:p>Jan 2, 2018 6:39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88" xlink:type="simple">Dúvida | Como Emitir Relatório Lista Preço Modelo 03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p 9, 2016 10:35:08 AM</text:p>
          </table:table-cell>
          <table:table-cell office:value-type="string" calcext:value-type="string">
            <text:p>Jun 8, 2017 10:49:55 AM</text:p>
          </table:table-cell>
          <table:table-cell office:value-type="string" calcext:value-type="string">
            <text:p>Feb 20, 2017 4:25:19 PM</text:p>
          </table:table-cell>
          <table:table-cell office:value-type="string" calcext:value-type="string">
            <text:p>Feb 1, 2018 3:32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1" xlink:type="simple">Dúvida | Como Emitir Relatório Lista Preço Modelo 11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p 12, 2016 10:25:47 AM</text:p>
          </table:table-cell>
          <table:table-cell office:value-type="string" calcext:value-type="string">
            <text:p>Jun 8, 2017 11:14:51 AM</text:p>
          </table:table-cell>
          <table:table-cell office:value-type="string" calcext:value-type="string">
            <text:p>Feb 24, 2017 8:51:56 AM</text:p>
          </table:table-cell>
          <table:table-cell office:value-type="string" calcext:value-type="string">
            <text:p>Jan 11, 2018 3:42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69" xlink:type="simple">Dúvida | Como Acessar Grid Inutilizações Novo NF-e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ay 30, 2017 8:26:08 AM</text:p>
          </table:table-cell>
          <table:table-cell office:value-type="string" calcext:value-type="string">
            <text:p>Jun 1, 2017 11:23:14 AM</text:p>
          </table:table-cell>
          <table:table-cell office:value-type="string" calcext:value-type="string">
            <text:p>Jun 1, 2017 3:40:33 PM</text:p>
          </table:table-cell>
          <table:table-cell office:value-type="string" calcext:value-type="string">
            <text:p>Feb 1, 2018 7:15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5" xlink:type="simple">Dúvida | Como Alterar Temperatura Impressão Etiquetas Integral Varejo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Jun 13, 2017 11:36:40 AM</text:p>
          </table:table-cell>
          <table:table-cell office:value-type="string" calcext:value-type="string">
            <text:p>Jun 13, 2017 11:43:24 AM</text:p>
          </table:table-cell>
          <table:table-cell office:value-type="string" calcext:value-type="string">
            <text:p>Jun 13, 2017 12:25:40 PM</text:p>
          </table:table-cell>
          <table:table-cell office:value-type="string" calcext:value-type="string">
            <text:p>Jan 30, 2018 9:11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0" xlink:type="simple">Dúvida | Como Cadastrar Setor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ep 1, 2017 2:22:39 PM</text:p>
          </table:table-cell>
          <table:table-cell office:value-type="string" calcext:value-type="string">
            <text:p>Sep 26, 2017 9:32:25 AM</text:p>
          </table:table-cell>
          <table:table-cell office:value-type="string" calcext:value-type="string">
            <text:p>Sep 12, 2017 3:33:18 PM</text:p>
          </table:table-cell>
          <table:table-cell office:value-type="string" calcext:value-type="string">
            <text:p>Feb 1, 2018 3:08:2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12" xlink:type="simple">Dúvida | Como Corrigir Rejeição 703 Novo NF-e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Oct 18, 2017 12:32:36 PM</text:p>
          </table:table-cell>
          <table:table-cell office:value-type="string" calcext:value-type="string">
            <text:p>Oct 19, 2017 9:25:49 AM</text:p>
          </table:table-cell>
          <table:table-cell office:value-type="string" calcext:value-type="string">
            <text:p>Oct 18, 2017 2:22:07 PM</text:p>
          </table:table-cell>
          <table:table-cell office:value-type="string" calcext:value-type="string">
            <text:p>Feb 1, 2018 7:28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6" xlink:type="simple">Dúvida | Como Saber Layout Arquivo Ficha Financeira Cadastro Completo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ug 30, 2017 10:36:48 AM</text:p>
          </table:table-cell>
          <table:table-cell office:value-type="string" calcext:value-type="string">
            <text:p>Aug 30, 2017 11:58:00 AM</text:p>
          </table:table-cell>
          <table:table-cell office:value-type="string" calcext:value-type="string">
            <text:p>Aug 30, 2017 11:42:02 AM</text:p>
          </table:table-cell>
          <table:table-cell office:value-type="string" calcext:value-type="string">
            <text:p>Feb 1, 2018 6:57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116" xlink:type="simple">Dúvida | Como Emitir Relatório Lista Preço Modelo 04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p 9, 2016 12:21:59 PM</text:p>
          </table:table-cell>
          <table:table-cell office:value-type="string" calcext:value-type="string">
            <text:p>Jun 8, 2017 10:50:55 AM</text:p>
          </table:table-cell>
          <table:table-cell office:value-type="string" calcext:value-type="string">
            <text:p>Feb 20, 2017 10:06:21 PM</text:p>
          </table:table-cell>
          <table:table-cell office:value-type="string" calcext:value-type="string">
            <text:p>Dec 31, 2017 2:53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61" xlink:type="simple">Dúvida | Como Vincular Correspondente Bancário Gravar Financeiro Contas Pagar Receber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Oct 6, 2017 12:40:28 PM</text:p>
          </table:table-cell>
          <table:table-cell office:value-type="string" calcext:value-type="string">
            <text:p>Oct 6, 2017 3:10:10 PM</text:p>
          </table:table-cell>
          <table:table-cell office:value-type="string" calcext:value-type="string">
            <text:p>Oct 9, 2017 2:33:06 PM</text:p>
          </table:table-cell>
          <table:table-cell office:value-type="string" calcext:value-type="string">
            <text:p>Feb 1, 2018 7:33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26" xlink:type="simple">Dúvida | Como Consultar Cupons Troco Solidário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Sep 13, 2017 10:53:04 AM</text:p>
          </table:table-cell>
          <table:table-cell office:value-type="string" calcext:value-type="string">
            <text:p>Sep 14, 2017 2:59:17 PM</text:p>
          </table:table-cell>
          <table:table-cell office:value-type="string" calcext:value-type="string">
            <text:p>Sep 13, 2017 4:00:11 PM</text:p>
          </table:table-cell>
          <table:table-cell office:value-type="string" calcext:value-type="string">
            <text:p>Feb 1, 2018 6:12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5" xlink:type="simple">Manual | Configurar Alíquota ICMS Interestadual Integral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ug 17, 2017 2:04:36 PM</text:p>
          </table:table-cell>
          <table:table-cell office:value-type="string" calcext:value-type="string">
            <text:p>Aug 25, 2017 12:36:53 PM</text:p>
          </table:table-cell>
          <table:table-cell office:value-type="string" calcext:value-type="string">
            <text:p>Aug 28, 2017 9:09:54 AM</text:p>
          </table:table-cell>
          <table:table-cell office:value-type="string" calcext:value-type="string">
            <text:p>Feb 1, 2018 6:28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96" xlink:type="simple">Dúvida | Como Realizar Atualização Fiscal Mapa Resumo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g 24, 2017 12:46:03 PM</text:p>
          </table:table-cell>
          <table:table-cell office:value-type="string" calcext:value-type="string">
            <text:p>Aug 31, 2017 3:18:32 PM</text:p>
          </table:table-cell>
          <table:table-cell office:value-type="string" calcext:value-type="string">
            <text:p>Aug 31, 2017 2:54:17 PM</text:p>
          </table:table-cell>
          <table:table-cell office:value-type="string" calcext:value-type="string">
            <text:p>Feb 1, 2018 7:18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2" xlink:type="simple">Dúvida | Como Emitir Relatório Lista Preço Modelo 23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p 12, 2016 11:54:40 AM</text:p>
          </table:table-cell>
          <table:table-cell office:value-type="string" calcext:value-type="string">
            <text:p>Jun 8, 2017 11:34:45 AM</text:p>
          </table:table-cell>
          <table:table-cell office:value-type="string" calcext:value-type="string">
            <text:p>Feb 24, 2017 8:49:24 AM</text:p>
          </table:table-cell>
          <table:table-cell office:value-type="string" calcext:value-type="string">
            <text:p>Dec 29, 2017 7:37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70" xlink:type="simple">Dúvida | Como Emitir Relatório Vendas Período Setor Grupo Integral Varejo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y 17, 2017 10:08:43 AM</text:p>
          </table:table-cell>
          <table:table-cell office:value-type="string" calcext:value-type="string">
            <text:p>May 17, 2017 10:41:53 AM</text:p>
          </table:table-cell>
          <table:table-cell office:value-type="string" calcext:value-type="string">
            <text:p>May 18, 2017 10:31:43 AM</text:p>
          </table:table-cell>
          <table:table-cell office:value-type="string" calcext:value-type="string">
            <text:p>Jan 8, 2018 12:07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7" xlink:type="simple">Dúvida | Como Emitir Relatório Lista Preço Modelo 35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Jun 7, 2017 10:26:15 AM</text:p>
          </table:table-cell>
          <table:table-cell office:value-type="string" calcext:value-type="string">
            <text:p>Sep 18, 2017 9:24:40 AM</text:p>
          </table:table-cell>
          <table:table-cell office:value-type="string" calcext:value-type="string">
            <text:p>Jun 7, 2017 9:50:29 PM</text:p>
          </table:table-cell>
          <table:table-cell office:value-type="string" calcext:value-type="string">
            <text:p>Dec 20, 2017 5:32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26" xlink:type="simple">Dúvida | Como Configurar Client OwnCloud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ug 29, 2017 11:14:14 AM</text:p>
          </table:table-cell>
          <table:table-cell office:value-type="string" calcext:value-type="string">
            <text:p>Sep 18, 2017 9:56:35 AM</text:p>
          </table:table-cell>
          <table:table-cell office:value-type="string" calcext:value-type="string">
            <text:p>Aug 31, 2017 5:38:34 PM</text:p>
          </table:table-cell>
          <table:table-cell office:value-type="string" calcext:value-type="string">
            <text:p>Feb 1, 2018 7:32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06" xlink:type="simple">Dúvida | Como Consultar Cupons Cancelados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y 18, 2017 8:59:34 AM</text:p>
          </table:table-cell>
          <table:table-cell office:value-type="string" calcext:value-type="string">
            <text:p>May 18, 2017 10:20:32 AM</text:p>
          </table:table-cell>
          <table:table-cell office:value-type="string" calcext:value-type="string">
            <text:p>May 18, 2017 10:31:27 AM</text:p>
          </table:table-cell>
          <table:table-cell office:value-type="string" calcext:value-type="string">
            <text:p>Jan 30, 2018 9:10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21" xlink:type="simple">Dúvida | Como Alterar Tributação PIS COFINS CST Individual Cadastro Produto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ep 15, 2017 3:01:34 PM</text:p>
          </table:table-cell>
          <table:table-cell office:value-type="string" calcext:value-type="string">
            <text:p>Sep 18, 2017 2:29:12 PM</text:p>
          </table:table-cell>
          <table:table-cell office:value-type="string" calcext:value-type="string">
            <text:p>Sep 18, 2017 1:06:26 PM</text:p>
          </table:table-cell>
          <table:table-cell office:value-type="string" calcext:value-type="string">
            <text:p>Feb 1, 2018 7:06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30" xlink:type="simple">Dúvida | Como Fidelizar Cliente Vinculado Tabela Preço Diferenciado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Jan 19, 2018 3:22:03 PM</text:p>
          </table:table-cell>
          <table:table-cell office:value-type="string" calcext:value-type="string">
            <text:p>Jan 26, 2018 10:08:50 AM</text:p>
          </table:table-cell>
          <table:table-cell office:value-type="string" calcext:value-type="string">
            <text:p>Jan 19, 2018 4:54:24 PM</text:p>
          </table:table-cell>
          <table:table-cell office:value-type="string" calcext:value-type="string">
            <text:p>Feb 1, 2018 9:52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75" xlink:type="simple">Dúvida | Como Identificar Produto Incidência PIS Relatório Entrada Compra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eb 24, 2017 5:25:51 AM</text:p>
          </table:table-cell>
          <table:table-cell office:value-type="string" calcext:value-type="string">
            <text:p>Jul 4, 2017 10:13:04 AM</text:p>
          </table:table-cell>
          <table:table-cell office:value-type="string" calcext:value-type="string">
            <text:p>Feb 24, 2017 9:11:57 AM</text:p>
          </table:table-cell>
          <table:table-cell office:value-type="string" calcext:value-type="string">
            <text:p>Dec 11, 2017 9:57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37" xlink:type="simple">Manual | Parametrizar Linhas Excluídas VAF Integral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ug 22, 2017 9:22:12 AM</text:p>
          </table:table-cell>
          <table:table-cell office:value-type="string" calcext:value-type="string">
            <text:p>Aug 24, 2017 2:52:16 PM</text:p>
          </table:table-cell>
          <table:table-cell office:value-type="string" calcext:value-type="string">
            <text:p>Aug 22, 2017 11:51:51 AM</text:p>
          </table:table-cell>
          <table:table-cell office:value-type="string" calcext:value-type="string">
            <text:p>Feb 1, 2018 6:58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9" xlink:type="simple">Dúvida | Como Emitir Relatório Lista Preço Modelo 24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 12, 2016 12:06:05 PM</text:p>
          </table:table-cell>
          <table:table-cell office:value-type="string" calcext:value-type="string">
            <text:p>Jun 8, 2017 11:39:56 AM</text:p>
          </table:table-cell>
          <table:table-cell office:value-type="string" calcext:value-type="string">
            <text:p>Feb 24, 2017 1:03:33 AM</text:p>
          </table:table-cell>
          <table:table-cell office:value-type="string" calcext:value-type="string">
            <text:p>Jan 30, 2018 5:39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73" xlink:type="simple">Dúvida | Como Consultar Lançamento Financeiro Fornecedor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pr 7, 2017 10:12:08 AM</text:p>
          </table:table-cell>
          <table:table-cell office:value-type="string" calcext:value-type="string">
            <text:p>Apr 7, 2017 10:49:37 AM</text:p>
          </table:table-cell>
          <table:table-cell office:value-type="string" calcext:value-type="string">
            <text:p>Apr 17, 2017 2:08:56 PM</text:p>
          </table:table-cell>
          <table:table-cell office:value-type="string" calcext:value-type="string">
            <text:p>Jan 1, 2018 7:59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4" xlink:type="simple">Dúvida | Como Emitir Relatório Lista Preço Modelo 05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p 12, 2016 9:33:09 AM</text:p>
          </table:table-cell>
          <table:table-cell office:value-type="string" calcext:value-type="string">
            <text:p>Jun 8, 2017 10:52:36 AM</text:p>
          </table:table-cell>
          <table:table-cell office:value-type="string" calcext:value-type="string">
            <text:p>Feb 24, 2017 10:18:58 PM</text:p>
          </table:table-cell>
          <table:table-cell office:value-type="string" calcext:value-type="string">
            <text:p>Jan 31, 2018 9:59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0" xlink:type="simple">Dúvida | Como Cadastrar Empresa Novo NF-e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ay 25, 2017 5:38:22 PM</text:p>
          </table:table-cell>
          <table:table-cell office:value-type="string" calcext:value-type="string">
            <text:p>Jun 1, 2017 11:15:33 AM</text:p>
          </table:table-cell>
          <table:table-cell office:value-type="string" calcext:value-type="string">
            <text:p>Jun 1, 2017 3:41:21 PM</text:p>
          </table:table-cell>
          <table:table-cell office:value-type="string" calcext:value-type="string">
            <text:p>Jan 30, 2018 9:10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12" xlink:type="simple">Dúvida | Como Acessar Outra Filial Novo NF-e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ay 26, 2017 10:39:55 AM</text:p>
          </table:table-cell>
          <table:table-cell office:value-type="string" calcext:value-type="string">
            <text:p>May 29, 2017 8:46:22 AM</text:p>
          </table:table-cell>
          <table:table-cell office:value-type="string" calcext:value-type="string">
            <text:p>Jun 1, 2017 2:26:22 PM</text:p>
          </table:table-cell>
          <table:table-cell office:value-type="string" calcext:value-type="string">
            <text:p>Jan 22, 2018 4:22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99" xlink:type="simple">Dúvida | Como Acessar Relatórios IntegWeb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pr 13, 2017 2:22:18 PM</text:p>
          </table:table-cell>
          <table:table-cell office:value-type="string" calcext:value-type="string">
            <text:p>Nov 17, 2017 12:45:18 PM</text:p>
          </table:table-cell>
          <table:table-cell office:value-type="string" calcext:value-type="string">
            <text:p>Apr 18, 2017 12:55:56 AM</text:p>
          </table:table-cell>
          <table:table-cell office:value-type="string" calcext:value-type="string">
            <text:p>Feb 1, 2018 7:22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02" xlink:type="simple">Dúvida | Como Configurar NF-e Aba Chave Integração Novo NF-e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ay 29, 2017 10:59:06 AM</text:p>
          </table:table-cell>
          <table:table-cell office:value-type="string" calcext:value-type="string">
            <text:p>May 29, 2017 11:37:35 AM</text:p>
          </table:table-cell>
          <table:table-cell office:value-type="string" calcext:value-type="string">
            <text:p>Jun 1, 2017 2:27:50 PM</text:p>
          </table:table-cell>
          <table:table-cell office:value-type="string" calcext:value-type="string">
            <text:p>Feb 2, 2018 7:42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9" xlink:type="simple">Dúvida | Como Corrigir Erro Item Não Controla Estoque Entrada Nota Compra Integral Varejo?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Aug 17, 2017 2:15:38 PM</text:p>
          </table:table-cell>
          <table:table-cell office:value-type="string" calcext:value-type="string">
            <text:p>Aug 24, 2017 9:33:56 AM</text:p>
          </table:table-cell>
          <table:table-cell office:value-type="string" calcext:value-type="string">
            <text:p>Aug 17, 2017 3:11:26 PM</text:p>
          </table:table-cell>
          <table:table-cell office:value-type="string" calcext:value-type="string">
            <text:p>Feb 1, 2018 7:12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87" xlink:type="simple">Dúvida | Como Regravar Livro Fiscal Saída ECF Mapa Resumo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ug 23, 2017 10:36:14 AM</text:p>
          </table:table-cell>
          <table:table-cell office:value-type="string" calcext:value-type="string">
            <text:p>Aug 31, 2017 3:28:12 PM</text:p>
          </table:table-cell>
          <table:table-cell office:value-type="string" calcext:value-type="string">
            <text:p>Aug 24, 2017 10:49:11 AM</text:p>
          </table:table-cell>
          <table:table-cell office:value-type="string" calcext:value-type="string">
            <text:p>Feb 1, 2018 7:29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9" xlink:type="simple">Dúvida | Como Emitir Relatório Lista Preço Modelo 21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p 12, 2016 11:42:03 AM</text:p>
          </table:table-cell>
          <table:table-cell office:value-type="string" calcext:value-type="string">
            <text:p>Jun 8, 2017 11:32:39 AM</text:p>
          </table:table-cell>
          <table:table-cell office:value-type="string" calcext:value-type="string">
            <text:p>Feb 24, 2017 1:07:14 AM</text:p>
          </table:table-cell>
          <table:table-cell office:value-type="string" calcext:value-type="string">
            <text:p>Jan 8, 2018 5:15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2" xlink:type="simple">Dúvida | Como Emitir Relatório Lista Preço Modelo 32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un 12, 2017 8:45:20 AM</text:p>
          </table:table-cell>
          <table:table-cell office:value-type="string" calcext:value-type="string">
            <text:p>Jun 12, 2017 8:46:57 AM</text:p>
          </table:table-cell>
          <table:table-cell office:value-type="string" calcext:value-type="string">
            <text:p>Jun 12, 2017 9:58:05 AM</text:p>
          </table:table-cell>
          <table:table-cell office:value-type="string" calcext:value-type="string">
            <text:p>Oct 23, 2017 4:43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45" xlink:type="simple">Dúvida | Como Consultar Lançamentos Bancários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ep 14, 2017 9:11:26 AM</text:p>
          </table:table-cell>
          <table:table-cell office:value-type="string" calcext:value-type="string">
            <text:p>Sep 14, 2017 11:11:39 AM</text:p>
          </table:table-cell>
          <table:table-cell office:value-type="string" calcext:value-type="string">
            <text:p>Sep 14, 2017 3:15:29 PM</text:p>
          </table:table-cell>
          <table:table-cell office:value-type="string" calcext:value-type="string">
            <text:p>Feb 1, 2018 6:12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95" xlink:type="simple">Dúvida | Como Funciona Gravação Dados Rastreabilidade Produto NF-e Entrada Versão 4.0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Nov 9, 2017 9:45:26 AM</text:p>
          </table:table-cell>
          <table:table-cell office:value-type="string" calcext:value-type="string">
            <text:p>Nov 13, 2017 2:16:08 PM</text:p>
          </table:table-cell>
          <table:table-cell office:value-type="string" calcext:value-type="string">
            <text:p>Nov 13, 2017 4:35:18 PM</text:p>
          </table:table-cell>
          <table:table-cell office:value-type="string" calcext:value-type="string">
            <text:p>Feb 1, 2018 6:13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80" xlink:type="simple">Dúvida | Como Cadastrar Veículo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ug 16, 2017 12:38:53 PM</text:p>
          </table:table-cell>
          <table:table-cell office:value-type="string" calcext:value-type="string">
            <text:p>Aug 16, 2017 2:47:31 PM</text:p>
          </table:table-cell>
          <table:table-cell office:value-type="string" calcext:value-type="string">
            <text:p>Aug 16, 2017 2:45:51 PM</text:p>
          </table:table-cell>
          <table:table-cell office:value-type="string" calcext:value-type="string">
            <text:p>Jan 2, 2018 7:33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83" xlink:type="simple">Dúvida | Como Gerar Relatório Balanço Geral Modelo 08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ug 21, 2017 11:00:25 AM</text:p>
          </table:table-cell>
          <table:table-cell office:value-type="string" calcext:value-type="string">
            <text:p>Aug 24, 2017 11:30:31 AM</text:p>
          </table:table-cell>
          <table:table-cell office:value-type="string" calcext:value-type="string">
            <text:p>Aug 22, 2017 4:49:07 PM</text:p>
          </table:table-cell>
          <table:table-cell office:value-type="string" calcext:value-type="string">
            <text:p>Jan 25, 2018 1:48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87" xlink:type="simple">Dúvida | Como Acessar Menu Usuário Novo NF-e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y 30, 2017 9:17:56 AM</text:p>
          </table:table-cell>
          <table:table-cell office:value-type="string" calcext:value-type="string">
            <text:p>May 30, 2017 9:40:29 AM</text:p>
          </table:table-cell>
          <table:table-cell office:value-type="string" calcext:value-type="string">
            <text:p>Jun 1, 2017 3:39:28 PM</text:p>
          </table:table-cell>
          <table:table-cell office:value-type="string" calcext:value-type="string">
            <text:p>Jan 28, 2018 1:37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0" xlink:type="simple">Dúvida | Como Emitir Relatório Relação Estoque Modelo 04 Integral Varejo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Jun 6, 2017 9:13:31 AM</text:p>
          </table:table-cell>
          <table:table-cell office:value-type="string" calcext:value-type="string">
            <text:p>Jun 6, 2017 9:50:27 AM</text:p>
          </table:table-cell>
          <table:table-cell office:value-type="string" calcext:value-type="string">
            <text:p>Jun 13, 2017 10:40:53 AM</text:p>
          </table:table-cell>
          <table:table-cell office:value-type="string" calcext:value-type="string">
            <text:p>Jan 2, 2018 4:15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0" xlink:type="simple">Dúvida | Como Alterar Temperatura Impressão Etiquetas Integral?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Jun 13, 2017 11:08:33 AM</text:p>
          </table:table-cell>
          <table:table-cell office:value-type="string" calcext:value-type="string">
            <text:p>Jun 13, 2017 11:45:24 AM</text:p>
          </table:table-cell>
          <table:table-cell office:value-type="string" calcext:value-type="string">
            <text:p>Jun 13, 2017 12:26:03 PM</text:p>
          </table:table-cell>
          <table:table-cell office:value-type="string" calcext:value-type="string">
            <text:p>Jan 30, 2018 9:10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28" xlink:type="simple">Dúvida | Como Agrupar Produtos Código EAN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ov 6, 2017 11:55:10 AM</text:p>
          </table:table-cell>
          <table:table-cell office:value-type="string" calcext:value-type="string">
            <text:p>Nov 6, 2017 2:58:01 PM</text:p>
          </table:table-cell>
          <table:table-cell office:value-type="string" calcext:value-type="string">
            <text:p>Nov 6, 2017 2:59:30 PM</text:p>
          </table:table-cell>
          <table:table-cell office:value-type="string" calcext:value-type="string">
            <text:p>Feb 1, 2018 7:17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17" xlink:type="simple">Dúvida | Como Funciona Gravação Novas Formas Pagamento NF-e Entrada Versão 4.0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ov 9, 2017 3:28:30 PM</text:p>
          </table:table-cell>
          <table:table-cell office:value-type="string" calcext:value-type="string">
            <text:p>Nov 13, 2017 2:21:57 PM</text:p>
          </table:table-cell>
          <table:table-cell office:value-type="string" calcext:value-type="string">
            <text:p>Nov 13, 2017 4:36:14 PM</text:p>
          </table:table-cell>
          <table:table-cell office:value-type="string" calcext:value-type="string">
            <text:p>Feb 1, 2018 9:38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06" xlink:type="simple">Dúvida | Como Emitir Relatório Lista Preço Modelo 22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p 12, 2016 11:46:19 AM</text:p>
          </table:table-cell>
          <table:table-cell office:value-type="string" calcext:value-type="string">
            <text:p>Jun 8, 2017 11:33:38 AM</text:p>
          </table:table-cell>
          <table:table-cell office:value-type="string" calcext:value-type="string">
            <text:p>Feb 24, 2017 8:51:52 AM</text:p>
          </table:table-cell>
          <table:table-cell office:value-type="string" calcext:value-type="string">
            <text:p>Dec 21, 2017 4:46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50" xlink:type="simple">Dúvida | Como Acessar Grid Manifestações Novo NF-e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y 29, 2017 2:08:21 PM</text:p>
          </table:table-cell>
          <table:table-cell office:value-type="string" calcext:value-type="string">
            <text:p>May 29, 2017 2:25:29 PM</text:p>
          </table:table-cell>
          <table:table-cell office:value-type="string" calcext:value-type="string">
            <text:p>Jun 1, 2017 3:40:08 PM</text:p>
          </table:table-cell>
          <table:table-cell office:value-type="string" calcext:value-type="string">
            <text:p>Feb 2, 2018 10:2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3" xlink:type="simple">Dúvida | Como Emitir Relatório Cadastro Administradoras Cartões Integral Varejo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Jun 14, 2017 9:24:40 AM</text:p>
          </table:table-cell>
          <table:table-cell office:value-type="string" calcext:value-type="string">
            <text:p>Jun 14, 2017 9:31:29 AM</text:p>
          </table:table-cell>
          <table:table-cell office:value-type="string" calcext:value-type="string">
            <text:p>Jun 14, 2017 10:56:39 AM</text:p>
          </table:table-cell>
          <table:table-cell office:value-type="string" calcext:value-type="string">
            <text:p>Jan 30, 2018 9:10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6" xlink:type="simple">Dúvida | Como Emitir Relatório Relação Estoque Modelo 35 PIS COFINS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Jun 5, 2017 12:45:42 PM</text:p>
          </table:table-cell>
          <table:table-cell office:value-type="string" calcext:value-type="string">
            <text:p>Jun 5, 2017 12:49:27 PM</text:p>
          </table:table-cell>
          <table:table-cell office:value-type="string" calcext:value-type="string">
            <text:p>Jun 6, 2017 3:55:08 AM</text:p>
          </table:table-cell>
          <table:table-cell office:value-type="string" calcext:value-type="string">
            <text:p>Feb 1, 2018 6:22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0" xlink:type="simple">Dúvida | Como Emitir Relatório Relação Estoque Modelo 36 Integral?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Jun 5, 2017 12:50:08 PM</text:p>
          </table:table-cell>
          <table:table-cell office:value-type="string" calcext:value-type="string">
            <text:p>Jun 5, 2017 12:51:45 PM</text:p>
          </table:table-cell>
          <table:table-cell office:value-type="string" calcext:value-type="string">
            <text:p>Jun 6, 2017 3:54:35 AM</text:p>
          </table:table-cell>
          <table:table-cell office:value-type="string" calcext:value-type="string">
            <text:p>Feb 1, 2018 6:22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8" xlink:type="simple">Dúvida | Como Emitir Relatório Relação Estoque Modelo 34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Jun 6, 2017 4:30:13 PM</text:p>
          </table:table-cell>
          <table:table-cell office:value-type="string" calcext:value-type="string">
            <text:p>Jun 6, 2017 4:32:57 PM</text:p>
          </table:table-cell>
          <table:table-cell office:value-type="string" calcext:value-type="string">
            <text:p>Jun 6, 2017 10:29:42 PM</text:p>
          </table:table-cell>
          <table:table-cell office:value-type="string" calcext:value-type="string">
            <text:p>Jan 26, 2018 7:42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7" xlink:type="simple">Dúvida | Como Emitir Relatório Lista Preço Modelo 39 Integral Varejo?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Jun 12, 2017 9:04:27 AM</text:p>
          </table:table-cell>
          <table:table-cell office:value-type="string" calcext:value-type="string">
            <text:p>Jun 12, 2017 9:06:16 AM</text:p>
          </table:table-cell>
          <table:table-cell office:value-type="string" calcext:value-type="string">
            <text:p>Jun 12, 2017 10:24:15 AM</text:p>
          </table:table-cell>
          <table:table-cell office:value-type="string" calcext:value-type="string">
            <text:p>Feb 1, 2018 7:04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17" xlink:type="simple">Dúvida | Como Cadastrar Senha Cartão Fidelidade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ov 6, 2017 10:41:16 AM</text:p>
          </table:table-cell>
          <table:table-cell office:value-type="string" calcext:value-type="string">
            <text:p>Nov 7, 2017 11:59:21 AM</text:p>
          </table:table-cell>
          <table:table-cell office:value-type="string" calcext:value-type="string">
            <text:p>Nov 6, 2017 11:31:03 AM</text:p>
          </table:table-cell>
          <table:table-cell office:value-type="string" calcext:value-type="string">
            <text:p>Jan 26, 2018 10:42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2" xlink:type="simple">Dúvida | Como Conferir Itens Promoções Diversas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Dec 7, 2017 9:52:08 AM</text:p>
          </table:table-cell>
          <table:table-cell office:value-type="string" calcext:value-type="string">
            <text:p>Dec 19, 2017 9:25:43 AM</text:p>
          </table:table-cell>
          <table:table-cell office:value-type="string" calcext:value-type="string">
            <text:p>Dec 7, 2017 2:51:58 PM</text:p>
          </table:table-cell>
          <table:table-cell office:value-type="string" calcext:value-type="string">
            <text:p>Feb 1, 2018 7:30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05" xlink:type="simple">Dúvida | Como Realizar Exclusão Lançamentos Fiscais Saída Mês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ug 23, 2017 12:29:33 PM</text:p>
          </table:table-cell>
          <table:table-cell office:value-type="string" calcext:value-type="string">
            <text:p>Aug 31, 2017 3:14:13 PM</text:p>
          </table:table-cell>
          <table:table-cell office:value-type="string" calcext:value-type="string">
            <text:p>Aug 31, 2017 2:40:07 PM</text:p>
          </table:table-cell>
          <table:table-cell office:value-type="string" calcext:value-type="string">
            <text:p>Feb 1, 2018 7:20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96" xlink:type="simple">Dúvida | Como Emitir Relatório Lista Preço Modelo 44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Jun 7, 2017 11:52:30 AM</text:p>
          </table:table-cell>
          <table:table-cell office:value-type="string" calcext:value-type="string">
            <text:p>Jun 7, 2017 4:29:44 PM</text:p>
          </table:table-cell>
          <table:table-cell office:value-type="string" calcext:value-type="string">
            <text:p>Jun 7, 2017 9:49:22 PM</text:p>
          </table:table-cell>
          <table:table-cell office:value-type="string" calcext:value-type="string">
            <text:p>Dec 12, 2017 6:17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0" xlink:type="simple">Dúvida | Como Cadastrar Seção Grupo Subgrupo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ep 19, 2017 2:08:13 PM</text:p>
          </table:table-cell>
          <table:table-cell office:value-type="string" calcext:value-type="string">
            <text:p>Sep 26, 2017 9:55:35 AM</text:p>
          </table:table-cell>
          <table:table-cell office:value-type="string" calcext:value-type="string">
            <text:p>Sep 19, 2017 3:38:15 PM</text:p>
          </table:table-cell>
          <table:table-cell office:value-type="string" calcext:value-type="string">
            <text:p>Feb 1, 2018 7:21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93" xlink:type="simple">Dúvida | Como Cadastrar Mensagem Rejeição NF-e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ov 3, 2017 9:51:55 AM</text:p>
          </table:table-cell>
          <table:table-cell office:value-type="string" calcext:value-type="string">
            <text:p>Nov 3, 2017 4:04:50 PM</text:p>
          </table:table-cell>
          <table:table-cell office:value-type="string" calcext:value-type="string">
            <text:p>Nov 3, 2017 11:37:21 AM</text:p>
          </table:table-cell>
          <table:table-cell office:value-type="string" calcext:value-type="string">
            <text:p>Feb 1, 2018 6:55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5" xlink:type="simple">Dúvida | Como Emitir Relatório Lista Preço Modelo 02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Jun 7, 2017 2:29:37 PM</text:p>
          </table:table-cell>
          <table:table-cell office:value-type="string" calcext:value-type="string">
            <text:p>Dec 27, 2017 4:48:13 PM</text:p>
          </table:table-cell>
          <table:table-cell office:value-type="string" calcext:value-type="string">
            <text:p>Jun 7, 2017 9:49:25 PM</text:p>
          </table:table-cell>
          <table:table-cell office:value-type="string" calcext:value-type="string">
            <text:p>Feb 1, 2018 6:13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4" xlink:type="simple">Dúvida | Como Saber Layout Arquivo Setor Seção Grupo Integral?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Aug 30, 2017 10:07:04 AM</text:p>
          </table:table-cell>
          <table:table-cell office:value-type="string" calcext:value-type="string">
            <text:p>Aug 30, 2017 11:47:10 AM</text:p>
          </table:table-cell>
          <table:table-cell office:value-type="string" calcext:value-type="string">
            <text:p>Aug 30, 2017 11:40:33 AM</text:p>
          </table:table-cell>
          <table:table-cell office:value-type="string" calcext:value-type="string">
            <text:p>Feb 1, 2018 6:58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6" xlink:type="simple">Dúvida | Como Emitir Relatório Relação Estoque Modelo 36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un 6, 2017 4:44:34 PM</text:p>
          </table:table-cell>
          <table:table-cell office:value-type="string" calcext:value-type="string">
            <text:p>Jun 6, 2017 4:48:28 PM</text:p>
          </table:table-cell>
          <table:table-cell office:value-type="string" calcext:value-type="string">
            <text:p>Jun 6, 2017 10:32:22 PM</text:p>
          </table:table-cell>
          <table:table-cell office:value-type="string" calcext:value-type="string">
            <text:p>Dec 20, 2017 6:26:17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Outros+NF-e+Integral" xlink:type="simple">Manual | Gerar Log Outros NF-e Integral</text:a></text:p>
          </table:table-cell>
          <table:table-cell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ov 28, 2017 3:06:11 PM</text:p>
          </table:table-cell>
          <table:table-cell office:value-type="string" calcext:value-type="string">
            <text:p>Nov 29, 2017 11:59:15 AM</text:p>
          </table:table-cell>
          <table:table-cell office:value-type="string" calcext:value-type="string">
            <text:p>Nov 29, 2017 11:40:13 AM</text:p>
          </table:table-cell>
          <table:table-cell office:value-type="string" calcext:value-type="string">
            <text:p>Feb 1, 2018 7:31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50" xlink:type="simple">Dúvida | Como Configurar Impressão Etiqueta Via Cups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Dec 18, 2017 2:07:04 PM</text:p>
          </table:table-cell>
          <table:table-cell office:value-type="string" calcext:value-type="string">
            <text:p>Dec 19, 2017 9:12:34 AM</text:p>
          </table:table-cell>
          <table:table-cell office:value-type="string" calcext:value-type="string">
            <text:p>Dec 19, 2017 8:53:14 AM</text:p>
          </table:table-cell>
          <table:table-cell office:value-type="string" calcext:value-type="string">
            <text:p>Feb 1, 2018 4:22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57" xlink:type="simple">Dúvida | Como Emitir Relatório Linhas Excluídas VAF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ug 22, 2017 11:55:27 AM</text:p>
          </table:table-cell>
          <table:table-cell office:value-type="string" calcext:value-type="string">
            <text:p>Aug 24, 2017 2:54:02 PM</text:p>
          </table:table-cell>
          <table:table-cell office:value-type="string" calcext:value-type="string">
            <text:p>Aug 22, 2017 2:49:20 PM</text:p>
          </table:table-cell>
          <table:table-cell office:value-type="string" calcext:value-type="string">
            <text:p>Feb 1, 2018 6:58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45" xlink:type="simple">Dúvida | Como Verificar Status Retorno NF-e Cancelada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ov 30, 2017 11:43:16 AM</text:p>
          </table:table-cell>
          <table:table-cell office:value-type="string" calcext:value-type="string">
            <text:p>Nov 30, 2017 3:53:12 PM</text:p>
          </table:table-cell>
          <table:table-cell office:value-type="string" calcext:value-type="string">
            <text:p>Nov 30, 2017 2:45:03 PM</text:p>
          </table:table-cell>
          <table:table-cell office:value-type="string" calcext:value-type="string">
            <text:p>Feb 2, 2018 10:25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46" xlink:type="simple">Atualização | Inclusão Geração Arquivo CSV Relatório Contribuição Marginal Modelo 08 Integral</text:a></text:p>
          </table:table-cell>
          <table:table-cell office:value-type="float" office:value="30" calcext:value-type="float">
            <text:p>3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Dec 26, 2017 10:05:41 AM</text:p>
          </table:table-cell>
          <table:table-cell office:value-type="string" calcext:value-type="string">
            <text:p>Dec 26, 2017 10:47:37 AM</text:p>
          </table:table-cell>
          <table:table-cell office:value-type="string" calcext:value-type="string">
            <text:p>Dec 27, 2017 4:54:36 PM</text:p>
          </table:table-cell>
          <table:table-cell office:value-type="string" calcext:value-type="string">
            <text:p>Feb 1, 2018 9:23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6" xlink:type="simple">Dúvida | Como Emitir Relatório Relação Estoque Modelo 31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 6, 2017 4:19:56 PM</text:p>
          </table:table-cell>
          <table:table-cell office:value-type="string" calcext:value-type="string">
            <text:p>Jun 6, 2017 4:22:10 PM</text:p>
          </table:table-cell>
          <table:table-cell office:value-type="string" calcext:value-type="string">
            <text:p>Jun 6, 2017 10:31:35 PM</text:p>
          </table:table-cell>
          <table:table-cell office:value-type="string" calcext:value-type="string">
            <text:p>Dec 20, 2017 6:25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8" xlink:type="simple">Dúvida | Como Emitir Relatório Relação Estoque Modelo 29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 6, 2017 12:10:30 PM</text:p>
          </table:table-cell>
          <table:table-cell office:value-type="string" calcext:value-type="string">
            <text:p>Jun 6, 2017 12:12:37 PM</text:p>
          </table:table-cell>
          <table:table-cell office:value-type="string" calcext:value-type="string">
            <text:p>Jun 6, 2017 10:31:54 PM</text:p>
          </table:table-cell>
          <table:table-cell office:value-type="string" calcext:value-type="string">
            <text:p>Jan 23, 2018 1:57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84" xlink:type="simple">Dúvida | Como Emitir Relatório Lista Preço Modelo 43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 7, 2017 11:42:25 AM</text:p>
          </table:table-cell>
          <table:table-cell office:value-type="string" calcext:value-type="string">
            <text:p>Jun 7, 2017 4:30:43 PM</text:p>
          </table:table-cell>
          <table:table-cell office:value-type="string" calcext:value-type="string">
            <text:p>Jun 7, 2017 9:49:52 PM</text:p>
          </table:table-cell>
          <table:table-cell office:value-type="string" calcext:value-type="string">
            <text:p>Dec 22, 2017 1:46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46" xlink:type="simple">Dúvida | Como Emitir Relatório Recarga Celular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p 21, 2017 11:24:56 AM</text:p>
          </table:table-cell>
          <table:table-cell office:value-type="string" calcext:value-type="string">
            <text:p>Sep 26, 2017 2:48:37 PM</text:p>
          </table:table-cell>
          <table:table-cell office:value-type="string" calcext:value-type="string">
            <text:p>Sep 21, 2017 4:10:25 PM</text:p>
          </table:table-cell>
          <table:table-cell office:value-type="string" calcext:value-type="string">
            <text:p>Dec 27, 2017 9:48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81" xlink:type="simple">Dúvida | Como Bloquear Liberar Lançamento NF-e Entrada Sem Pedido Fornecedor Integral?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Sep 28, 2017 10:28:34 AM</text:p>
          </table:table-cell>
          <table:table-cell office:value-type="string" calcext:value-type="string">
            <text:p>Sep 28, 2017 12:21:57 PM</text:p>
          </table:table-cell>
          <table:table-cell office:value-type="string" calcext:value-type="string">
            <text:p>Sep 28, 2017 12:16:59 PM</text:p>
          </table:table-cell>
          <table:table-cell office:value-type="string" calcext:value-type="string">
            <text:p>Feb 1, 2018 7:12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9" xlink:type="simple">Dúvida | Como Emitir Relatório Relação Estoque Modelo 05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 2, 2017 12:23:46 PM</text:p>
          </table:table-cell>
          <table:table-cell office:value-type="string" calcext:value-type="string">
            <text:p>Jun 2, 2017 12:26:46 PM</text:p>
          </table:table-cell>
          <table:table-cell office:value-type="string" calcext:value-type="string">
            <text:p>Jun 3, 2017 4:09:39 PM</text:p>
          </table:table-cell>
          <table:table-cell office:value-type="string" calcext:value-type="string">
            <text:p>Jan 30, 2018 9:10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47" xlink:type="simple">Dúvida | Como Emitir Relatório Relação Estoque Modelo 02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 2, 2017 12:04:56 PM</text:p>
          </table:table-cell>
          <table:table-cell office:value-type="string" calcext:value-type="string">
            <text:p>Jun 2, 2017 12:09:05 PM</text:p>
          </table:table-cell>
          <table:table-cell office:value-type="string" calcext:value-type="string">
            <text:p>Jun 3, 2017 4:09:29 PM</text:p>
          </table:table-cell>
          <table:table-cell office:value-type="string" calcext:value-type="string">
            <text:p>Jan 30, 2018 9:1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1" xlink:type="simple">Dúvida | Como Emitir Relatório Relação Estoque Modelo 03 Loja 99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 2, 2017 12:12:19 PM</text:p>
          </table:table-cell>
          <table:table-cell office:value-type="string" calcext:value-type="string">
            <text:p>Jun 2, 2017 12:16:23 PM</text:p>
          </table:table-cell>
          <table:table-cell office:value-type="string" calcext:value-type="string">
            <text:p>Jun 3, 2017 4:11:32 PM</text:p>
          </table:table-cell>
          <table:table-cell office:value-type="string" calcext:value-type="string">
            <text:p>Jan 30, 2018 9:12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8" xlink:type="simple">Dúvida | Como Emitir Relatório Relação Estoque Modelo 19 Integral?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Jun 5, 2017 9:24:41 AM</text:p>
          </table:table-cell>
          <table:table-cell office:value-type="string" calcext:value-type="string">
            <text:p>Jun 5, 2017 9:26:20 AM</text:p>
          </table:table-cell>
          <table:table-cell office:value-type="string" calcext:value-type="string">
            <text:p>Jun 6, 2017 3:57:27 AM</text:p>
          </table:table-cell>
          <table:table-cell office:value-type="string" calcext:value-type="string">
            <text:p>Feb 1, 2018 6:18:26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Contra+Vales+Vasilhame+Integral" xlink:type="simple">Manual | Gerar Contra Vales Vasilhame Integral</text:a></text:p>
          </table:table-cell>
          <table:table-cell office:value-type="float" office:value="29" calcext:value-type="float">
            <text:p>29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Dec 21, 2017 9:43:46 AM</text:p>
          </table:table-cell>
          <table:table-cell office:value-type="string" calcext:value-type="string">
            <text:p>Jan 10, 2018 2:28:38 PM</text:p>
          </table:table-cell>
          <table:table-cell office:value-type="string" calcext:value-type="string">
            <text:p>Dec 26, 2017 9:08:23 AM</text:p>
          </table:table-cell>
          <table:table-cell office:value-type="string" calcext:value-type="string">
            <text:p>Feb 1, 2018 6:34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58" xlink:type="simple">Dúvida | Como Emitir Relatório Lista Preço Modelo 13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p 12, 2016 10:53:41 AM</text:p>
          </table:table-cell>
          <table:table-cell office:value-type="string" calcext:value-type="string">
            <text:p>Jun 8, 2017 11:17:18 AM</text:p>
          </table:table-cell>
          <table:table-cell office:value-type="string" calcext:value-type="string">
            <text:p>Feb 24, 2017 8:52:10 AM</text:p>
          </table:table-cell>
          <table:table-cell office:value-type="string" calcext:value-type="string">
            <text:p>Dec 18, 2017 3:11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4" xlink:type="simple">Dúvida | Como Emitir Relatório Relação Estoque Modelo 13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6, 2017 10:08:04 AM</text:p>
          </table:table-cell>
          <table:table-cell office:value-type="string" calcext:value-type="string">
            <text:p>Jun 6, 2017 10:10:07 AM</text:p>
          </table:table-cell>
          <table:table-cell office:value-type="string" calcext:value-type="string">
            <text:p>Jun 6, 2017 10:30:57 PM</text:p>
          </table:table-cell>
          <table:table-cell office:value-type="string" calcext:value-type="string">
            <text:p>Dec 20, 2017 6:29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1" xlink:type="simple">Dúvida | Como Emitir Relatório Relação Estoque Modelo 30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 6, 2017 12:13:09 PM</text:p>
          </table:table-cell>
          <table:table-cell office:value-type="string" calcext:value-type="string">
            <text:p>Jun 6, 2017 12:15:00 PM</text:p>
          </table:table-cell>
          <table:table-cell office:value-type="string" calcext:value-type="string">
            <text:p>Jun 6, 2017 10:30:10 PM</text:p>
          </table:table-cell>
          <table:table-cell office:value-type="string" calcext:value-type="string">
            <text:p>Dec 20, 2017 6:27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8" xlink:type="simple">Dúvida | Como Emitir Relatório Lista Preço Modelo 41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 12, 2017 9:37:41 AM</text:p>
          </table:table-cell>
          <table:table-cell office:value-type="string" calcext:value-type="string">
            <text:p>Jun 12, 2017 9:39:03 AM</text:p>
          </table:table-cell>
          <table:table-cell office:value-type="string" calcext:value-type="string">
            <text:p>Jun 12, 2017 9:59:30 AM</text:p>
          </table:table-cell>
          <table:table-cell office:value-type="string" calcext:value-type="string">
            <text:p>Feb 1, 2018 7:04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6" xlink:type="simple">Dúvida | Como Cadastrar Setor Grupo Subgrupo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ep 20, 2017 9:52:18 AM</text:p>
          </table:table-cell>
          <table:table-cell office:value-type="string" calcext:value-type="string">
            <text:p>Sep 26, 2017 9:54:40 AM</text:p>
          </table:table-cell>
          <table:table-cell office:value-type="string" calcext:value-type="string">
            <text:p>Sep 20, 2017 11:53:28 AM</text:p>
          </table:table-cell>
          <table:table-cell office:value-type="string" calcext:value-type="string">
            <text:p>Feb 1, 2018 7:21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96" xlink:type="simple">Dúvida | Como Consultar Cupons Recarga Celular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p 15, 2017 10:10:53 AM</text:p>
          </table:table-cell>
          <table:table-cell office:value-type="string" calcext:value-type="string">
            <text:p>Sep 26, 2017 2:44:15 PM</text:p>
          </table:table-cell>
          <table:table-cell office:value-type="string" calcext:value-type="string">
            <text:p>Sep 21, 2017 4:05:59 PM</text:p>
          </table:table-cell>
          <table:table-cell office:value-type="string" calcext:value-type="string">
            <text:p>Jan 22, 2018 5:44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3" xlink:type="simple">Dúvida | Como Emitir Relatório Relação Estoque Modelo 06 Preço Venda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2, 2017 12:28:03 PM</text:p>
          </table:table-cell>
          <table:table-cell office:value-type="string" calcext:value-type="string">
            <text:p>Jun 2, 2017 12:37:19 PM</text:p>
          </table:table-cell>
          <table:table-cell office:value-type="string" calcext:value-type="string">
            <text:p>Jun 3, 2017 4:10:26 PM</text:p>
          </table:table-cell>
          <table:table-cell office:value-type="string" calcext:value-type="string">
            <text:p>Jan 30, 2018 9:12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1" xlink:type="simple">Dúvida | Como Emitir Relatório Relação Estoque Modelo 10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2, 2017 2:02:49 PM</text:p>
          </table:table-cell>
          <table:table-cell office:value-type="string" calcext:value-type="string">
            <text:p>Jun 2, 2017 2:05:23 PM</text:p>
          </table:table-cell>
          <table:table-cell office:value-type="string" calcext:value-type="string">
            <text:p>Jun 3, 2017 4:11:10 PM</text:p>
          </table:table-cell>
          <table:table-cell office:value-type="string" calcext:value-type="string">
            <text:p>Jan 30, 2018 5:56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1" xlink:type="simple">Dúvida | Como Emitir Relatório Relação Estoque Modelo 15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 5, 2017 9:02:12 AM</text:p>
          </table:table-cell>
          <table:table-cell office:value-type="string" calcext:value-type="string">
            <text:p>Jun 5, 2017 9:03:59 AM</text:p>
          </table:table-cell>
          <table:table-cell office:value-type="string" calcext:value-type="string">
            <text:p>Jun 6, 2017 3:56:52 AM</text:p>
          </table:table-cell>
          <table:table-cell office:value-type="string" calcext:value-type="string">
            <text:p>Jan 24, 2018 12:51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7" xlink:type="simple">Dúvida | Como Bloquear Usuários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Oct 16, 2017 2:16:34 PM</text:p>
          </table:table-cell>
          <table:table-cell office:value-type="string" calcext:value-type="string">
            <text:p>Oct 16, 2017 2:49:34 PM</text:p>
          </table:table-cell>
          <table:table-cell office:value-type="string" calcext:value-type="string">
            <text:p>Oct 17, 2017 9:11:16 AM</text:p>
          </table:table-cell>
          <table:table-cell office:value-type="string" calcext:value-type="string">
            <text:p>Jan 26, 2018 5:03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0" xlink:type="simple">Dúvida | Como Executar Rotina Classificação Pesquisa Avançada Produto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Oct 16, 2017 11:09:19 AM</text:p>
          </table:table-cell>
          <table:table-cell office:value-type="string" calcext:value-type="string">
            <text:p>Oct 16, 2017 2:59:14 PM</text:p>
          </table:table-cell>
          <table:table-cell office:value-type="string" calcext:value-type="string">
            <text:p>Oct 17, 2017 9:12:20 AM</text:p>
          </table:table-cell>
          <table:table-cell office:value-type="string" calcext:value-type="string">
            <text:p>Jan 23, 2018 3:48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59" xlink:type="simple">Dúvida | Qual Parâmetro Responsável Envio Produtos Frente 5 Níveis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Dec 5, 2017 9:48:16 AM</text:p>
          </table:table-cell>
          <table:table-cell office:value-type="string" calcext:value-type="string">
            <text:p>Dec 19, 2017 9:19:25 AM</text:p>
          </table:table-cell>
          <table:table-cell office:value-type="string" calcext:value-type="string">
            <text:p>Dec 19, 2017 9:00:53 AM</text:p>
          </table:table-cell>
          <table:table-cell office:value-type="string" calcext:value-type="string">
            <text:p>Feb 1, 2018 6:12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29" xlink:type="simple">Dúvida | Como Emitir Nota Fiscal Entrada Devolução Vasilhames Contra Vale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Dec 22, 2017 3:50:13 PM</text:p>
          </table:table-cell>
          <table:table-cell office:value-type="string" calcext:value-type="string">
            <text:p>Jan 10, 2018 2:27:49 PM</text:p>
          </table:table-cell>
          <table:table-cell office:value-type="string" calcext:value-type="string">
            <text:p>Dec 26, 2017 10:51:17 AM</text:p>
          </table:table-cell>
          <table:table-cell office:value-type="string" calcext:value-type="string">
            <text:p>Feb 1, 2018 9:15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5" xlink:type="simple">Dúvida | Como Emitir Relatório Relação Estoque Modelo 21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 6, 2017 11:04:23 AM</text:p>
          </table:table-cell>
          <table:table-cell office:value-type="string" calcext:value-type="string">
            <text:p>Jun 6, 2017 11:12:19 AM</text:p>
          </table:table-cell>
          <table:table-cell office:value-type="string" calcext:value-type="string">
            <text:p>Jun 6, 2017 10:29:51 PM</text:p>
          </table:table-cell>
          <table:table-cell office:value-type="string" calcext:value-type="string">
            <text:p>Jan 17, 2018 6:39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7" xlink:type="simple">Dúvida | Como Emitir Relatório Lista Preço Modelo 37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12, 2017 8:57:38 AM</text:p>
          </table:table-cell>
          <table:table-cell office:value-type="string" calcext:value-type="string">
            <text:p>Jun 12, 2017 8:59:14 AM</text:p>
          </table:table-cell>
          <table:table-cell office:value-type="string" calcext:value-type="string">
            <text:p>Jun 12, 2017 1:15:05 PM</text:p>
          </table:table-cell>
          <table:table-cell office:value-type="string" calcext:value-type="string">
            <text:p>Jan 9, 2018 8:16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72" xlink:type="simple">Manual | Troco Solidário Integral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ep 22, 2017 9:59:29 AM</text:p>
          </table:table-cell>
          <table:table-cell office:value-type="string" calcext:value-type="string">
            <text:p>Sep 28, 2017 10:49:20 AM</text:p>
          </table:table-cell>
          <table:table-cell office:value-type="string" calcext:value-type="string">
            <text:p>Sep 28, 2017 10:47:14 AM</text:p>
          </table:table-cell>
          <table:table-cell office:value-type="string" calcext:value-type="string">
            <text:p>Feb 2, 2018 9:10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44" xlink:type="simple">Dúvida | Quais Requisitos Necessários Emissão Relatórios Integweb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Oct 4, 2017 9:41:44 AM</text:p>
          </table:table-cell>
          <table:table-cell office:value-type="string" calcext:value-type="string">
            <text:p>Oct 5, 2017 11:43:50 AM</text:p>
          </table:table-cell>
          <table:table-cell office:value-type="string" calcext:value-type="string">
            <text:p>Oct 4, 2017 3:50:49 PM</text:p>
          </table:table-cell>
          <table:table-cell office:value-type="string" calcext:value-type="string">
            <text:p>Dec 26, 2017 2:16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54" xlink:type="simple">Dúvida | Como Verificar Status Retorno NF-e Autorizada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Nov 30, 2017 2:51:44 PM</text:p>
          </table:table-cell>
          <table:table-cell office:value-type="string" calcext:value-type="string">
            <text:p>Nov 30, 2017 3:52:58 PM</text:p>
          </table:table-cell>
          <table:table-cell office:value-type="string" calcext:value-type="string">
            <text:p>Nov 30, 2017 3:23:48 PM</text:p>
          </table:table-cell>
          <table:table-cell office:value-type="string" calcext:value-type="string">
            <text:p>Feb 1, 2018 7:31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33" xlink:type="simple">Dúvida | Qual Parâmetro Responsável Identificar Perda Quebra Rotina Composição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Dec 11, 2017 3:24:16 PM</text:p>
          </table:table-cell>
          <table:table-cell office:value-type="string" calcext:value-type="string">
            <text:p>Dec 19, 2017 9:30:50 AM</text:p>
          </table:table-cell>
          <table:table-cell office:value-type="string" calcext:value-type="string">
            <text:p>Dec 19, 2017 9:29:31 AM</text:p>
          </table:table-cell>
          <table:table-cell office:value-type="string" calcext:value-type="string">
            <text:p>Feb 1, 2018 11:27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73" xlink:type="simple">Dúvida | Como Realizar Lançamento Registros 1010 1020 SPED PIS COFINS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Dec 20, 2017 2:53:14 PM</text:p>
          </table:table-cell>
          <table:table-cell office:value-type="string" calcext:value-type="string">
            <text:p>Dec 21, 2017 9:16:34 AM</text:p>
          </table:table-cell>
          <table:table-cell office:value-type="string" calcext:value-type="string">
            <text:p>Dec 21, 2017 2:29:42 PM</text:p>
          </table:table-cell>
          <table:table-cell office:value-type="string" calcext:value-type="string">
            <text:p>Feb 1, 2018 6:56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57" xlink:type="simple">Dúvida | Como Emitir Relatório Contribuições PIS COFINS Exclusão ICMS Base Cálculo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Dec 20, 2017 9:12:08 AM</text:p>
          </table:table-cell>
          <table:table-cell office:value-type="string" calcext:value-type="string">
            <text:p>Dec 21, 2017 11:31:30 AM</text:p>
          </table:table-cell>
          <table:table-cell office:value-type="string" calcext:value-type="string">
            <text:p>Dec 21, 2017 12:59:15 PM</text:p>
          </table:table-cell>
          <table:table-cell office:value-type="string" calcext:value-type="string">
            <text:p>Feb 2, 2018 9:29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08" xlink:type="simple">Dúvida | Como Regravar Livro Fiscal Saída ECF Mapa Resumo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ug 24, 2017 12:59:31 PM</text:p>
          </table:table-cell>
          <table:table-cell office:value-type="string" calcext:value-type="string">
            <text:p>Aug 31, 2017 3:54:39 PM</text:p>
          </table:table-cell>
          <table:table-cell office:value-type="string" calcext:value-type="string">
            <text:p>Aug 31, 2017 2:49:26 PM</text:p>
          </table:table-cell>
          <table:table-cell office:value-type="string" calcext:value-type="string">
            <text:p>Feb 1, 2018 7:29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6" xlink:type="simple">Dúvida | Como Emitir Relatório Relação Estoque Modelo 03 Loja 99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6, 2017 9:05:21 AM</text:p>
          </table:table-cell>
          <table:table-cell office:value-type="string" calcext:value-type="string">
            <text:p>Jun 6, 2017 9:50:38 AM</text:p>
          </table:table-cell>
          <table:table-cell office:value-type="string" calcext:value-type="string">
            <text:p>Jun 13, 2017 10:39:01 AM</text:p>
          </table:table-cell>
          <table:table-cell office:value-type="string" calcext:value-type="string">
            <text:p>Jan 11, 2018 12:00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60" xlink:type="simple">Dúvida | Como Emitir Relatório Relação Estoque Modelo 09 Loja 99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6, 2017 9:42:55 AM</text:p>
          </table:table-cell>
          <table:table-cell office:value-type="string" calcext:value-type="string">
            <text:p>Jun 6, 2017 9:49:23 AM</text:p>
          </table:table-cell>
          <table:table-cell office:value-type="string" calcext:value-type="string">
            <text:p>Jun 13, 2017 10:42:41 AM</text:p>
          </table:table-cell>
          <table:table-cell office:value-type="string" calcext:value-type="string">
            <text:p>Dec 20, 2017 3:44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0" xlink:type="simple">Dúvida | Como Emitir Relatório Relação Estoque Modelo 12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6, 2017 9:59:38 AM</text:p>
          </table:table-cell>
          <table:table-cell office:value-type="string" calcext:value-type="string">
            <text:p>Jun 6, 2017 10:01:12 AM</text:p>
          </table:table-cell>
          <table:table-cell office:value-type="string" calcext:value-type="string">
            <text:p>Jun 6, 2017 10:32:51 PM</text:p>
          </table:table-cell>
          <table:table-cell office:value-type="string" calcext:value-type="string">
            <text:p>Dec 20, 2017 6:31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0" xlink:type="simple">Dúvida | Como Emitir Relatório Relação Estoque Modelo 17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6, 2017 10:28:41 AM</text:p>
          </table:table-cell>
          <table:table-cell office:value-type="string" calcext:value-type="string">
            <text:p>Jun 6, 2017 10:38:24 AM</text:p>
          </table:table-cell>
          <table:table-cell office:value-type="string" calcext:value-type="string">
            <text:p>Jun 6, 2017 10:32:32 PM</text:p>
          </table:table-cell>
          <table:table-cell office:value-type="string" calcext:value-type="string">
            <text:p>Dec 20, 2017 3:43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3" xlink:type="simple">Dúvida | Como Emitir Relatório Relação Estoque Modelo 23 CSV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6, 2017 11:20:54 AM</text:p>
          </table:table-cell>
          <table:table-cell office:value-type="string" calcext:value-type="string">
            <text:p>Jun 6, 2017 11:22:30 AM</text:p>
          </table:table-cell>
          <table:table-cell office:value-type="string" calcext:value-type="string">
            <text:p>Jun 6, 2017 10:29:13 PM</text:p>
          </table:table-cell>
          <table:table-cell office:value-type="string" calcext:value-type="string">
            <text:p>Jan 4, 2018 7:38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4" xlink:type="simple">Dúvida | Como Emitir Relatório Relação Estoque Modelo 33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6, 2017 4:27:46 PM</text:p>
          </table:table-cell>
          <table:table-cell office:value-type="string" calcext:value-type="string">
            <text:p>Jun 6, 2017 4:29:03 PM</text:p>
          </table:table-cell>
          <table:table-cell office:value-type="string" calcext:value-type="string">
            <text:p>Jun 6, 2017 10:29:17 PM</text:p>
          </table:table-cell>
          <table:table-cell office:value-type="string" calcext:value-type="string">
            <text:p>Jan 11, 2018 5:59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6" xlink:type="simple">Dúvida | Como Emitir Relatório Lista Preço Modelo 28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7, 2017 9:43:58 AM</text:p>
          </table:table-cell>
          <table:table-cell office:value-type="string" calcext:value-type="string">
            <text:p>Jun 8, 2017 8:49:24 AM</text:p>
          </table:table-cell>
          <table:table-cell office:value-type="string" calcext:value-type="string">
            <text:p>Jun 7, 2017 9:50:22 PM</text:p>
          </table:table-cell>
          <table:table-cell office:value-type="string" calcext:value-type="string">
            <text:p>Dec 16, 2017 4:11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2" xlink:type="simple">Dúvida | Como Emitir Relatório Lista Preço Modelo 36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7, 2017 10:36:13 AM</text:p>
          </table:table-cell>
          <table:table-cell office:value-type="string" calcext:value-type="string">
            <text:p>Jun 8, 2017 8:43:01 AM</text:p>
          </table:table-cell>
          <table:table-cell office:value-type="string" calcext:value-type="string">
            <text:p>Jun 7, 2017 9:51:43 PM</text:p>
          </table:table-cell>
          <table:table-cell office:value-type="string" calcext:value-type="string">
            <text:p>Dec 7, 2017 1:15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2" xlink:type="simple">Dúvida | Como Emitir Relatório Lista Preço Modelo 40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 12, 2017 9:29:41 AM</text:p>
          </table:table-cell>
          <table:table-cell office:value-type="string" calcext:value-type="string">
            <text:p>Jun 12, 2017 9:31:05 AM</text:p>
          </table:table-cell>
          <table:table-cell office:value-type="string" calcext:value-type="string">
            <text:p>Jun 12, 2017 2:15:59 PM</text:p>
          </table:table-cell>
          <table:table-cell office:value-type="string" calcext:value-type="string">
            <text:p>Feb 1, 2018 7:04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0" xlink:type="simple">Dúvida | Como Emitir Relatório Lista Preço Modelo 01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7, 2017 2:18:50 PM</text:p>
          </table:table-cell>
          <table:table-cell office:value-type="string" calcext:value-type="string">
            <text:p>Jun 7, 2017 3:21:31 PM</text:p>
          </table:table-cell>
          <table:table-cell office:value-type="string" calcext:value-type="string">
            <text:p>Jun 7, 2017 9:49:18 PM</text:p>
          </table:table-cell>
          <table:table-cell office:value-type="string" calcext:value-type="string">
            <text:p>Jan 23, 2018 9:38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3" xlink:type="simple">Dúvida | Como Emitir Relatório Lista Preço Modelo 42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 12, 2017 9:41:56 AM</text:p>
          </table:table-cell>
          <table:table-cell office:value-type="string" calcext:value-type="string">
            <text:p>Jun 12, 2017 9:43:19 AM</text:p>
          </table:table-cell>
          <table:table-cell office:value-type="string" calcext:value-type="string">
            <text:p>Jun 12, 2017 10:19:47 AM</text:p>
          </table:table-cell>
          <table:table-cell office:value-type="string" calcext:value-type="string">
            <text:p>Feb 1, 2018 7:04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4" xlink:type="simple">Dúvida | Como Emitir Relatório Relação Estoque Modelo 18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5, 2017 9:19:16 AM</text:p>
          </table:table-cell>
          <table:table-cell office:value-type="string" calcext:value-type="string">
            <text:p>Jun 5, 2017 9:21:46 AM</text:p>
          </table:table-cell>
          <table:table-cell office:value-type="string" calcext:value-type="string">
            <text:p>Jun 5, 2017 5:19:18 PM</text:p>
          </table:table-cell>
          <table:table-cell office:value-type="string" calcext:value-type="string">
            <text:p>Feb 1, 2018 6:18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3" xlink:type="simple">Dúvida | Como Emitir Relatório Posição Geral Produto IntegWeb?</text:a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Apr 17, 2017 3:40:38 PM</text:p>
          </table:table-cell>
          <table:table-cell office:value-type="string" calcext:value-type="string">
            <text:p>Nov 27, 2017 12:53:20 PM</text:p>
          </table:table-cell>
          <table:table-cell office:value-type="string" calcext:value-type="string">
            <text:p>Apr 18, 2017 12:56:17 AM</text:p>
          </table:table-cell>
          <table:table-cell office:value-type="string" calcext:value-type="string">
            <text:p>Feb 1, 2018 7:30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7" xlink:type="simple">Dúvida | Como Emitir Relatório Perdas Identificadas IntegWeb?</text:a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Apr 17, 2017 3:06:45 PM</text:p>
          </table:table-cell>
          <table:table-cell office:value-type="string" calcext:value-type="string">
            <text:p>Nov 27, 2017 12:50:43 PM</text:p>
          </table:table-cell>
          <table:table-cell office:value-type="string" calcext:value-type="string">
            <text:p>Apr 18, 2017 12:56:28 AM</text:p>
          </table:table-cell>
          <table:table-cell office:value-type="string" calcext:value-type="string">
            <text:p>Feb 1, 2018 7:30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63" xlink:type="simple">Dúvida | Como Emitir Relatório Situação Caixas Antes Fechamento Caixa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Dec 5, 2017 12:24:24 PM</text:p>
          </table:table-cell>
          <table:table-cell office:value-type="string" calcext:value-type="string">
            <text:p>Dec 19, 2017 9:21:38 AM</text:p>
          </table:table-cell>
          <table:table-cell office:value-type="string" calcext:value-type="string">
            <text:p>Dec 19, 2017 9:21:01 AM</text:p>
          </table:table-cell>
          <table:table-cell office:value-type="string" calcext:value-type="string">
            <text:p>Feb 1, 2018 1:23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25" xlink:type="simple">Atualização | Alteração Posição Parâmetro Data Senha Rotina Importa Arquivo Inventário Integral</text:a></text:p>
          </table:table-cell>
          <table:table-cell office:value-type="float" office:value="26" calcext:value-type="float">
            <text:p>2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Dec 19, 2017 10:27:19 AM</text:p>
          </table:table-cell>
          <table:table-cell office:value-type="string" calcext:value-type="string">
            <text:p>Dec 19, 2017 11:45:53 AM</text:p>
          </table:table-cell>
          <table:table-cell office:value-type="string" calcext:value-type="string">
            <text:p>Dec 27, 2017 4:51:38 PM</text:p>
          </table:table-cell>
          <table:table-cell office:value-type="string" calcext:value-type="string">
            <text:p>Feb 1, 2018 1:25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92" xlink:type="simple">Manual | Cadastrar Promoções Diversas Integral Varejo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n 31, 2018 10:25:24 AM</text:p>
          </table:table-cell>
          <table:table-cell office:value-type="string" calcext:value-type="string">
            <text:p>Jan 31, 2018 11:22:50 AM</text:p>
          </table:table-cell>
          <table:table-cell office:value-type="string" calcext:value-type="string">
            <text:p>Jan 31, 2018 1:41:49 PM</text:p>
          </table:table-cell>
          <table:table-cell office:value-type="string" calcext:value-type="string">
            <text:p>Feb 1, 2018 10:15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81" xlink:type="simple">Dúvida | Como Realizar Exclusão Lançamentos Fiscais Saída Mês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ug 24, 2017 12:27:46 PM</text:p>
          </table:table-cell>
          <table:table-cell office:value-type="string" calcext:value-type="string">
            <text:p>Aug 31, 2017 3:15:35 PM</text:p>
          </table:table-cell>
          <table:table-cell office:value-type="string" calcext:value-type="string">
            <text:p>Aug 31, 2017 2:50:05 PM</text:p>
          </table:table-cell>
          <table:table-cell office:value-type="string" calcext:value-type="string">
            <text:p>Feb 1, 2018 7:2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2" xlink:type="simple">Dúvida | Como Emitir Relatório Relação Estoque Modelo 02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6, 2017 9:01:17 AM</text:p>
          </table:table-cell>
          <table:table-cell office:value-type="string" calcext:value-type="string">
            <text:p>Jun 6, 2017 9:50:52 AM</text:p>
          </table:table-cell>
          <table:table-cell office:value-type="string" calcext:value-type="string">
            <text:p>Jun 13, 2017 10:38:47 AM</text:p>
          </table:table-cell>
          <table:table-cell office:value-type="string" calcext:value-type="string">
            <text:p>Dec 20, 2017 6:29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8" xlink:type="simple">Dúvida | Como Emitir Relatório Relação Estoque Modelo 14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6, 2017 10:10:42 AM</text:p>
          </table:table-cell>
          <table:table-cell office:value-type="string" calcext:value-type="string">
            <text:p>Jun 6, 2017 10:13:12 AM</text:p>
          </table:table-cell>
          <table:table-cell office:value-type="string" calcext:value-type="string">
            <text:p>Jun 6, 2017 10:29:31 PM</text:p>
          </table:table-cell>
          <table:table-cell office:value-type="string" calcext:value-type="string">
            <text:p>Dec 20, 2017 6:3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9" xlink:type="simple">Dúvida | Como Emitir Relatório Relação Estoque Modelo 27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6, 2017 11:38:26 AM</text:p>
          </table:table-cell>
          <table:table-cell office:value-type="string" calcext:value-type="string">
            <text:p>Jun 6, 2017 11:53:05 AM</text:p>
          </table:table-cell>
          <table:table-cell office:value-type="string" calcext:value-type="string">
            <text:p>Jun 6, 2017 10:31:06 PM</text:p>
          </table:table-cell>
          <table:table-cell office:value-type="string" calcext:value-type="string">
            <text:p>Dec 20, 2017 6:26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7" xlink:type="simple">Dúvida | Como Emitir Relatório Relação Estoque Modelo 19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6, 2017 10:43:15 AM</text:p>
          </table:table-cell>
          <table:table-cell office:value-type="string" calcext:value-type="string">
            <text:p>Jun 6, 2017 10:44:54 AM</text:p>
          </table:table-cell>
          <table:table-cell office:value-type="string" calcext:value-type="string">
            <text:p>Jun 6, 2017 10:30:38 PM</text:p>
          </table:table-cell>
          <table:table-cell office:value-type="string" calcext:value-type="string">
            <text:p>Dec 20, 2017 3:43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4" xlink:type="simple">Dúvida | Como Emitir Relatório Relação Estoque Modelo 28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6, 2017 11:55:19 AM</text:p>
          </table:table-cell>
          <table:table-cell office:value-type="string" calcext:value-type="string">
            <text:p>Jun 6, 2017 12:02:00 PM</text:p>
          </table:table-cell>
          <table:table-cell office:value-type="string" calcext:value-type="string">
            <text:p>Jun 6, 2017 10:30:19 PM</text:p>
          </table:table-cell>
          <table:table-cell office:value-type="string" calcext:value-type="string">
            <text:p>Dec 20, 2017 6:27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7" xlink:type="simple">Dúvida | Como Emitir Relatório Lista Preço Modelo 37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 7, 2017 10:42:29 AM</text:p>
          </table:table-cell>
          <table:table-cell office:value-type="string" calcext:value-type="string">
            <text:p>Jun 8, 2017 8:41:36 AM</text:p>
          </table:table-cell>
          <table:table-cell office:value-type="string" calcext:value-type="string">
            <text:p>Jun 7, 2017 9:50:37 PM</text:p>
          </table:table-cell>
          <table:table-cell office:value-type="string" calcext:value-type="string">
            <text:p>Dec 10, 2017 11:52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0" xlink:type="simple">Dúvida | Como Emitir Relatório Análise Despesa x Faturamento IntegWeb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pr 17, 2017 3:56:43 PM</text:p>
          </table:table-cell>
          <table:table-cell office:value-type="string" calcext:value-type="string">
            <text:p>Nov 27, 2017 12:22:36 PM</text:p>
          </table:table-cell>
          <table:table-cell office:value-type="string" calcext:value-type="string">
            <text:p>Apr 18, 2017 12:56:07 AM</text:p>
          </table:table-cell>
          <table:table-cell office:value-type="string" calcext:value-type="string">
            <text:p>Jan 30, 2018 9:14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85" xlink:type="simple">Manual | Gerar Log Retorno Autorização NF-e Integral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ov 28, 2017 11:49:45 AM</text:p>
          </table:table-cell>
          <table:table-cell office:value-type="string" calcext:value-type="string">
            <text:p>Dec 1, 2017 10:07:09 AM</text:p>
          </table:table-cell>
          <table:table-cell office:value-type="string" calcext:value-type="string">
            <text:p>Nov 30, 2017 4:10:00 PM</text:p>
          </table:table-cell>
          <table:table-cell office:value-type="string" calcext:value-type="string">
            <text:p>Feb 1, 2018 7:31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84" xlink:type="simple">Dúvida | Como Alterar Preço Unitário Pedido Compra Novo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Dec 1, 2017 10:19:45 AM</text:p>
          </table:table-cell>
          <table:table-cell office:value-type="string" calcext:value-type="string">
            <text:p>Dec 1, 2017 2:06:45 PM</text:p>
          </table:table-cell>
          <table:table-cell office:value-type="string" calcext:value-type="string">
            <text:p>Dec 1, 2017 2:06:12 PM</text:p>
          </table:table-cell>
          <table:table-cell office:value-type="string" calcext:value-type="string">
            <text:p>Feb 1, 2018 10:23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7" xlink:type="simple">Atualização | Inclusão Parâmetro Enviar Código Reduzido Produto Composto PDV Integral</text:a></text:p>
          </table:table-cell>
          <table:table-cell office:value-type="float" office:value="25" calcext:value-type="float">
            <text:p>2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Dec 27, 2017 9:22:42 AM</text:p>
          </table:table-cell>
          <table:table-cell office:value-type="string" calcext:value-type="string">
            <text:p>Dec 27, 2017 4:57:11 PM</text:p>
          </table:table-cell>
          <table:table-cell office:value-type="string" calcext:value-type="string">
            <text:p>Dec 27, 2017 4:55:59 PM</text:p>
          </table:table-cell>
          <table:table-cell office:value-type="string" calcext:value-type="string">
            <text:p>Feb 1, 2018 6:13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0" xlink:type="simple">Dúvida | Como Emitir Relatório Relação Estoque Modelo 32 Integral Varejo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6, 2017 4:23:54 PM</text:p>
          </table:table-cell>
          <table:table-cell office:value-type="string" calcext:value-type="string">
            <text:p>Jun 6, 2017 4:26:49 PM</text:p>
          </table:table-cell>
          <table:table-cell office:value-type="string" calcext:value-type="string">
            <text:p>Jun 6, 2017 10:31:16 PM</text:p>
          </table:table-cell>
          <table:table-cell office:value-type="string" calcext:value-type="string">
            <text:p>Dec 20, 2017 6:27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5" xlink:type="simple">Dúvida | Como Emitir Relatório Lista Preço Modelo 26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7, 2017 9:17:49 AM</text:p>
          </table:table-cell>
          <table:table-cell office:value-type="string" calcext:value-type="string">
            <text:p>Jun 8, 2017 8:50:57 AM</text:p>
          </table:table-cell>
          <table:table-cell office:value-type="string" calcext:value-type="string">
            <text:p>Jun 7, 2017 9:50:14 PM</text:p>
          </table:table-cell>
          <table:table-cell office:value-type="string" calcext:value-type="string">
            <text:p>Dec 19, 2017 5:09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1" xlink:type="simple">Dúvida | Como Emitir Relatório Lista Preço Modelo 29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7, 2017 9:49:50 AM</text:p>
          </table:table-cell>
          <table:table-cell office:value-type="string" calcext:value-type="string">
            <text:p>Jun 9, 2017 3:20:06 PM</text:p>
          </table:table-cell>
          <table:table-cell office:value-type="string" calcext:value-type="string">
            <text:p>Jun 7, 2017 9:49:29 PM</text:p>
          </table:table-cell>
          <table:table-cell office:value-type="string" calcext:value-type="string">
            <text:p>Jan 28, 2018 1:37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6" xlink:type="simple">Dúvida | Como Emitir Relatório Lista Preço Modelo 33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7, 2017 10:11:05 AM</text:p>
          </table:table-cell>
          <table:table-cell office:value-type="string" calcext:value-type="string">
            <text:p>Jun 8, 2017 8:46:34 AM</text:p>
          </table:table-cell>
          <table:table-cell office:value-type="string" calcext:value-type="string">
            <text:p>Jun 7, 2017 9:51:14 PM</text:p>
          </table:table-cell>
          <table:table-cell office:value-type="string" calcext:value-type="string">
            <text:p>Jan 30, 2018 2:31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3" xlink:type="simple">Dúvida | Como Emitir Relatório Lista Preço Modelo 44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12, 2017 9:46:28 AM</text:p>
          </table:table-cell>
          <table:table-cell office:value-type="string" calcext:value-type="string">
            <text:p>Jun 12, 2017 9:49:35 AM</text:p>
          </table:table-cell>
          <table:table-cell office:value-type="string" calcext:value-type="string">
            <text:p>Jun 12, 2017 11:35:32 AM</text:p>
          </table:table-cell>
          <table:table-cell office:value-type="string" calcext:value-type="string">
            <text:p>Feb 1, 2018 7:04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8" xlink:type="simple">Dúvida | Como Emitir Relatório Lista Preço Modelo 41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7, 2017 11:18:14 AM</text:p>
          </table:table-cell>
          <table:table-cell office:value-type="string" calcext:value-type="string">
            <text:p>Jun 7, 2017 4:33:46 PM</text:p>
          </table:table-cell>
          <table:table-cell office:value-type="string" calcext:value-type="string">
            <text:p>Jun 7, 2017 9:50:59 PM</text:p>
          </table:table-cell>
          <table:table-cell office:value-type="string" calcext:value-type="string">
            <text:p>Dec 19, 2017 11:20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8" xlink:type="simple">Dúvida | Como Emitir Relatório Lista Preço Modelo 43 Integral Varejo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12, 2017 9:43:39 AM</text:p>
          </table:table-cell>
          <table:table-cell office:value-type="string" calcext:value-type="string">
            <text:p>Jun 12, 2017 9:45:48 AM</text:p>
          </table:table-cell>
          <table:table-cell office:value-type="string" calcext:value-type="string">
            <text:p>Jun 13, 2017 12:17:43 AM</text:p>
          </table:table-cell>
          <table:table-cell office:value-type="string" calcext:value-type="string">
            <text:p>Feb 1, 2018 7:04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1" xlink:type="simple">Dúvida | Como Emitir Relatório Relação Estoque Modelo 22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 5, 2017 9:51:52 AM</text:p>
          </table:table-cell>
          <table:table-cell office:value-type="string" calcext:value-type="string">
            <text:p>Jun 5, 2017 9:54:43 AM</text:p>
          </table:table-cell>
          <table:table-cell office:value-type="string" calcext:value-type="string">
            <text:p>Jun 6, 2017 3:57:36 AM</text:p>
          </table:table-cell>
          <table:table-cell office:value-type="string" calcext:value-type="string">
            <text:p>Feb 1, 2018 6:18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0" xlink:type="simple">Dúvida | Como Emitir Relatório Relação Estoque Modelo 31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5, 2017 12:21:04 PM</text:p>
          </table:table-cell>
          <table:table-cell office:value-type="string" calcext:value-type="string">
            <text:p>Jun 5, 2017 12:23:15 PM</text:p>
          </table:table-cell>
          <table:table-cell office:value-type="string" calcext:value-type="string">
            <text:p>Jun 6, 2017 3:54:13 AM</text:p>
          </table:table-cell>
          <table:table-cell office:value-type="string" calcext:value-type="string">
            <text:p>Feb 1, 2018 6:20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4" xlink:type="simple">Dúvida | Como Emitir Relatório Seções Grupos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ay 19, 2017 11:55:55 AM</text:p>
          </table:table-cell>
          <table:table-cell office:value-type="string" calcext:value-type="string">
            <text:p>May 19, 2017 12:44:29 PM</text:p>
          </table:table-cell>
          <table:table-cell office:value-type="string" calcext:value-type="string">
            <text:p>May 19, 2017 12:55:16 PM</text:p>
          </table:table-cell>
          <table:table-cell office:value-type="string" calcext:value-type="string">
            <text:p>Jan 28, 2018 1:37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06" xlink:type="simple">Atualização | Inclusão Campo Forma Pagamento Arquivo CSV Relatório Débito Fornecedor Integral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Dec 15, 2017 2:13:59 PM</text:p>
          </table:table-cell>
          <table:table-cell office:value-type="string" calcext:value-type="string">
            <text:p>Dec 22, 2017 5:54:42 PM</text:p>
          </table:table-cell>
          <table:table-cell office:value-type="string" calcext:value-type="string">
            <text:p>Dec 19, 2017 9:53:15 AM</text:p>
          </table:table-cell>
          <table:table-cell office:value-type="string" calcext:value-type="string">
            <text:p>Feb 1, 2018 6:13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6" xlink:type="simple">Dúvida | Como Emitir Relatório Relação Estoque Modelo 16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 6, 2017 10:20:57 AM</text:p>
          </table:table-cell>
          <table:table-cell office:value-type="string" calcext:value-type="string">
            <text:p>Jun 6, 2017 10:28:17 AM</text:p>
          </table:table-cell>
          <table:table-cell office:value-type="string" calcext:value-type="string">
            <text:p>Jun 6, 2017 10:31:44 PM</text:p>
          </table:table-cell>
          <table:table-cell office:value-type="string" calcext:value-type="string">
            <text:p>Dec 20, 2017 3:44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4" xlink:type="simple">Dúvida | Como Emitir Relatório Relação Estoque Modelo 18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 6, 2017 10:38:57 AM</text:p>
          </table:table-cell>
          <table:table-cell office:value-type="string" calcext:value-type="string">
            <text:p>Jun 6, 2017 10:42:42 AM</text:p>
          </table:table-cell>
          <table:table-cell office:value-type="string" calcext:value-type="string">
            <text:p>Jun 6, 2017 10:32:41 PM</text:p>
          </table:table-cell>
          <table:table-cell office:value-type="string" calcext:value-type="string">
            <text:p>Dec 20, 2017 3:43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6" xlink:type="simple">Dúvida | Como Emitir Relatório Lista Preço Modelo 30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 7, 2017 9:56:47 AM</text:p>
          </table:table-cell>
          <table:table-cell office:value-type="string" calcext:value-type="string">
            <text:p>Jun 8, 2017 8:47:50 AM</text:p>
          </table:table-cell>
          <table:table-cell office:value-type="string" calcext:value-type="string">
            <text:p>Jun 7, 2017 9:50:44 PM</text:p>
          </table:table-cell>
          <table:table-cell office:value-type="string" calcext:value-type="string">
            <text:p>Dec 19, 2017 8:23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3" xlink:type="simple">Dúvida | Como Emitir Relatório Lista Preço Modelo 40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 7, 2017 11:12:36 AM</text:p>
          </table:table-cell>
          <table:table-cell office:value-type="string" calcext:value-type="string">
            <text:p>Jun 7, 2017 4:38:29 PM</text:p>
          </table:table-cell>
          <table:table-cell office:value-type="string" calcext:value-type="string">
            <text:p>Jun 7, 2017 9:50:51 PM</text:p>
          </table:table-cell>
          <table:table-cell office:value-type="string" calcext:value-type="string">
            <text:p>Dec 9, 2017 8:30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6" xlink:type="simple">Dúvida | Como Emitir Relatório Lista Preço Modelo 12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9, 2017 11:59:38 AM</text:p>
          </table:table-cell>
          <table:table-cell office:value-type="string" calcext:value-type="string">
            <text:p>Jun 9, 2017 12:03:25 PM</text:p>
          </table:table-cell>
          <table:table-cell office:value-type="string" calcext:value-type="string">
            <text:p>Jun 10, 2017 3:14:32 AM</text:p>
          </table:table-cell>
          <table:table-cell office:value-type="string" calcext:value-type="string">
            <text:p>Jan 30, 2018 9:12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08" xlink:type="simple">Dúvida | Como Cadastrar Seção Grupo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ep 12, 2017 2:36:27 PM</text:p>
          </table:table-cell>
          <table:table-cell office:value-type="string" calcext:value-type="string">
            <text:p>Sep 26, 2017 10:16:34 AM</text:p>
          </table:table-cell>
          <table:table-cell office:value-type="string" calcext:value-type="string">
            <text:p>Sep 19, 2017 12:34:50 PM</text:p>
          </table:table-cell>
          <table:table-cell office:value-type="string" calcext:value-type="string">
            <text:p>Feb 1, 2018 7:21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2" xlink:type="simple">Dúvida | Como Emitir Relatório Relação Estoque Modelo 29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 5, 2017 10:53:17 AM</text:p>
          </table:table-cell>
          <table:table-cell office:value-type="string" calcext:value-type="string">
            <text:p>Jun 5, 2017 10:54:53 AM</text:p>
          </table:table-cell>
          <table:table-cell office:value-type="string" calcext:value-type="string">
            <text:p>Jun 6, 2017 3:56:44 AM</text:p>
          </table:table-cell>
          <table:table-cell office:value-type="string" calcext:value-type="string">
            <text:p>Feb 1, 2018 6:19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8" xlink:type="simple">Dúvida | Como Emitir Relatório Relação Estoque Modelo 33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 5, 2017 12:31:03 PM</text:p>
          </table:table-cell>
          <table:table-cell office:value-type="string" calcext:value-type="string">
            <text:p>Jun 5, 2017 12:35:01 PM</text:p>
          </table:table-cell>
          <table:table-cell office:value-type="string" calcext:value-type="string">
            <text:p>Jun 6, 2017 3:54:30 AM</text:p>
          </table:table-cell>
          <table:table-cell office:value-type="string" calcext:value-type="string">
            <text:p>Feb 1, 2018 6:21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0" xlink:type="simple">Dúvida | Como Emitir Relatório Comparativo Vendas IntegWeb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pr 17, 2017 3:16:07 PM</text:p>
          </table:table-cell>
          <table:table-cell office:value-type="string" calcext:value-type="string">
            <text:p>Nov 27, 2017 12:48:29 PM</text:p>
          </table:table-cell>
          <table:table-cell office:value-type="string" calcext:value-type="string">
            <text:p>Apr 18, 2017 12:54:55 AM</text:p>
          </table:table-cell>
          <table:table-cell office:value-type="string" calcext:value-type="string">
            <text:p>Feb 1, 2018 7:33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4" xlink:type="simple">Dúvida | Como Emitir Relatório Contribuição Marginal IntegWeb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pr 17, 2017 2:44:14 PM</text:p>
          </table:table-cell>
          <table:table-cell office:value-type="string" calcext:value-type="string">
            <text:p>Nov 27, 2017 12:49:13 PM</text:p>
          </table:table-cell>
          <table:table-cell office:value-type="string" calcext:value-type="string">
            <text:p>Apr 18, 2017 12:56:50 AM</text:p>
          </table:table-cell>
          <table:table-cell office:value-type="string" calcext:value-type="string">
            <text:p>Feb 1, 2018 7:34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67" xlink:type="simple">Dúvida | Como Configurar Sistema Deduzir ICMS Base Cálculo SPED PIS COFINS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Dec 20, 2017 11:10:18 AM</text:p>
          </table:table-cell>
          <table:table-cell office:value-type="string" calcext:value-type="string">
            <text:p>Dec 21, 2017 12:00:40 PM</text:p>
          </table:table-cell>
          <table:table-cell office:value-type="string" calcext:value-type="string">
            <text:p>Dec 21, 2017 12:43:56 PM</text:p>
          </table:table-cell>
          <table:table-cell office:value-type="string" calcext:value-type="string">
            <text:p>Feb 1, 2018 12:10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32" xlink:type="simple">Dúvida | Como Atualizar Preço Custo Itens Bonificados Pedido Compra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Dec 29, 2017 11:16:52 AM</text:p>
          </table:table-cell>
          <table:table-cell office:value-type="string" calcext:value-type="string">
            <text:p>Dec 29, 2017 3:32:44 PM</text:p>
          </table:table-cell>
          <table:table-cell office:value-type="string" calcext:value-type="string">
            <text:p>Dec 29, 2017 3:01:24 PM</text:p>
          </table:table-cell>
          <table:table-cell office:value-type="string" calcext:value-type="string">
            <text:p>Feb 1, 2018 10:24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5" xlink:type="simple">Dúvida | Como Emitir Relatório Relação Estoque Modelo 26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 6, 2017 11:35:40 AM</text:p>
          </table:table-cell>
          <table:table-cell office:value-type="string" calcext:value-type="string">
            <text:p>Jun 6, 2017 11:37:55 AM</text:p>
          </table:table-cell>
          <table:table-cell office:value-type="string" calcext:value-type="string">
            <text:p>Jun 6, 2017 10:30:29 PM</text:p>
          </table:table-cell>
          <table:table-cell office:value-type="string" calcext:value-type="string">
            <text:p>Dec 20, 2017 6:27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0" xlink:type="simple">Dúvida | Como Emitir Relatório Lista Preço Modelo 27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 7, 2017 9:30:12 AM</text:p>
          </table:table-cell>
          <table:table-cell office:value-type="string" calcext:value-type="string">
            <text:p>Jun 8, 2017 8:50:07 AM</text:p>
          </table:table-cell>
          <table:table-cell office:value-type="string" calcext:value-type="string">
            <text:p>Jun 7, 2017 9:51:29 PM</text:p>
          </table:table-cell>
          <table:table-cell office:value-type="string" calcext:value-type="string">
            <text:p>Feb 1, 2018 4:18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1" xlink:type="simple">Dúvida | Como Cadastrar Setor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ep 26, 2017 9:31:39 AM</text:p>
          </table:table-cell>
          <table:table-cell office:value-type="string" calcext:value-type="string">
            <text:p>Sep 26, 2017 2:54:22 PM</text:p>
          </table:table-cell>
          <table:table-cell office:value-type="string" calcext:value-type="string">
            <text:p>Sep 26, 2017 2:54:04 PM</text:p>
          </table:table-cell>
          <table:table-cell office:value-type="string" calcext:value-type="string">
            <text:p>Jan 30, 2018 7:45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7" xlink:type="simple">Dúvida | Como Cadastrar Seção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ep 26, 2017 9:40:00 AM</text:p>
          </table:table-cell>
          <table:table-cell office:value-type="string" calcext:value-type="string">
            <text:p>Sep 26, 2017 9:45:44 AM</text:p>
          </table:table-cell>
          <table:table-cell office:value-type="string" calcext:value-type="string">
            <text:p>Sep 26, 2017 2:55:31 PM</text:p>
          </table:table-cell>
          <table:table-cell office:value-type="string" calcext:value-type="string">
            <text:p>Jan 31, 2018 2:38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5" xlink:type="simple">Dúvida | Como Cadastrar Seção Grupo Subgrupo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ep 26, 2017 9:48:54 AM</text:p>
          </table:table-cell>
          <table:table-cell office:value-type="string" calcext:value-type="string">
            <text:p>Sep 26, 2017 10:30:17 AM</text:p>
          </table:table-cell>
          <table:table-cell office:value-type="string" calcext:value-type="string">
            <text:p>Sep 26, 2017 2:58:51 PM</text:p>
          </table:table-cell>
          <table:table-cell office:value-type="string" calcext:value-type="string">
            <text:p>Feb 2, 2018 9:22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47" xlink:type="simple">Dúvida | Como Emitir Relatório Diário Banco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ep 26, 2017 11:07:30 AM</text:p>
          </table:table-cell>
          <table:table-cell office:value-type="string" calcext:value-type="string">
            <text:p>Sep 28, 2017 10:53:24 AM</text:p>
          </table:table-cell>
          <table:table-cell office:value-type="string" calcext:value-type="string">
            <text:p>Sep 28, 2017 10:49:28 AM</text:p>
          </table:table-cell>
          <table:table-cell office:value-type="string" calcext:value-type="string">
            <text:p>Jan 31, 2018 1:45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7" xlink:type="simple">Dúvida | Como Emitir Relatório Relação Estoque Modelo 07 Integral?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Jun 2, 2017 12:33:38 PM</text:p>
          </table:table-cell>
          <table:table-cell office:value-type="string" calcext:value-type="string">
            <text:p>Jun 2, 2017 12:36:39 PM</text:p>
          </table:table-cell>
          <table:table-cell office:value-type="string" calcext:value-type="string">
            <text:p>Jun 3, 2017 4:11:54 PM</text:p>
          </table:table-cell>
          <table:table-cell office:value-type="string" calcext:value-type="string">
            <text:p>Jan 30, 2018 9:10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2" xlink:type="simple">Dúvida | Como Emitir Relatório Relação Estoque Modelo 08 Integral?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Jun 2, 2017 12:38:24 PM</text:p>
          </table:table-cell>
          <table:table-cell office:value-type="string" calcext:value-type="string">
            <text:p>Jun 2, 2017 12:41:12 PM</text:p>
          </table:table-cell>
          <table:table-cell office:value-type="string" calcext:value-type="string">
            <text:p>Jun 3, 2017 4:09:50 PM</text:p>
          </table:table-cell>
          <table:table-cell office:value-type="string" calcext:value-type="string">
            <text:p>Jan 30, 2018 9:10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6" xlink:type="simple">Dúvida | Como Emitir Relatório Relação Estoque Modelo 09 Loja 99 Integral?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Jun 2, 2017 12:41:51 PM</text:p>
          </table:table-cell>
          <table:table-cell office:value-type="string" calcext:value-type="string">
            <text:p>Jun 2, 2017 12:49:11 PM</text:p>
          </table:table-cell>
          <table:table-cell office:value-type="string" calcext:value-type="string">
            <text:p>Jun 3, 2017 4:10:48 PM</text:p>
          </table:table-cell>
          <table:table-cell office:value-type="string" calcext:value-type="string">
            <text:p>Jan 28, 2018 1:37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68" xlink:type="simple">Dúvida | Como Incluir Pedido Central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ec 12, 2017 4:25:30 PM</text:p>
          </table:table-cell>
          <table:table-cell office:value-type="string" calcext:value-type="string">
            <text:p>Dec 19, 2017 9:39:51 AM</text:p>
          </table:table-cell>
          <table:table-cell office:value-type="string" calcext:value-type="string">
            <text:p>Dec 19, 2017 9:39:19 AM</text:p>
          </table:table-cell>
          <table:table-cell office:value-type="string" calcext:value-type="string">
            <text:p>Feb 1, 2018 10:42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99" xlink:type="simple">Atualização | Inclusão Parâmetro Natureza Rotina Gerador Endereços WMS Integral</text:a></text:p>
          </table:table-cell>
          <table:table-cell office:value-type="float" office:value="22" calcext:value-type="float">
            <text:p>2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Dec 15, 2017 9:50:26 AM</text:p>
          </table:table-cell>
          <table:table-cell office:value-type="string" calcext:value-type="string">
            <text:p>Dec 22, 2017 5:52:47 PM</text:p>
          </table:table-cell>
          <table:table-cell office:value-type="string" calcext:value-type="string">
            <text:p>Dec 19, 2017 9:49:06 AM</text:p>
          </table:table-cell>
          <table:table-cell office:value-type="string" calcext:value-type="string">
            <text:p>Feb 1, 2018 6:13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5" xlink:type="simple">Dúvida | Como Parametrizar Devolução Vendas PDV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Jan 17, 2018 4:58:16 PM</text:p>
          </table:table-cell>
          <table:table-cell office:value-type="string" calcext:value-type="string">
            <text:p>Jan 18, 2018 2:29:08 PM</text:p>
          </table:table-cell>
          <table:table-cell office:value-type="string" calcext:value-type="string">
            <text:p>Jan 18, 2018 10:30:44 PM</text:p>
          </table:table-cell>
          <table:table-cell office:value-type="string" calcext:value-type="string">
            <text:p>Feb 1, 2018 5:01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4" xlink:type="simple">Dúvida | Como Emitir Relatório Relação Estoque Modelo 05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 6, 2017 9:16:08 AM</text:p>
          </table:table-cell>
          <table:table-cell office:value-type="string" calcext:value-type="string">
            <text:p>Jun 6, 2017 9:50:15 AM</text:p>
          </table:table-cell>
          <table:table-cell office:value-type="string" calcext:value-type="string">
            <text:p>Jul 26, 2017 11:32:40 AM</text:p>
          </table:table-cell>
          <table:table-cell office:value-type="string" calcext:value-type="string">
            <text:p>Jan 27, 2018 8:57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2" xlink:type="simple">Dúvida | Como Emitir Relatório Relação Estoque Modelo 10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 6, 2017 9:51:42 AM</text:p>
          </table:table-cell>
          <table:table-cell office:value-type="string" calcext:value-type="string">
            <text:p>Jun 6, 2017 9:53:09 AM</text:p>
          </table:table-cell>
          <table:table-cell office:value-type="string" calcext:value-type="string">
            <text:p>Jun 6, 2017 10:29:26 PM</text:p>
          </table:table-cell>
          <table:table-cell office:value-type="string" calcext:value-type="string">
            <text:p>Dec 20, 2017 3:44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6" xlink:type="simple">Dúvida | Como Emitir Relatório Relação Estoque Modelo 11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 6, 2017 9:55:04 AM</text:p>
          </table:table-cell>
          <table:table-cell office:value-type="string" calcext:value-type="string">
            <text:p>Jun 6, 2017 9:59:09 AM</text:p>
          </table:table-cell>
          <table:table-cell office:value-type="string" calcext:value-type="string">
            <text:p>Jun 6, 2017 10:30:48 PM</text:p>
          </table:table-cell>
          <table:table-cell office:value-type="string" calcext:value-type="string">
            <text:p>Dec 20, 2017 3:43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1" xlink:type="simple">Dúvida | Como Emitir Relatório Lista Preço Modelo 32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 7, 2017 10:02:12 AM</text:p>
          </table:table-cell>
          <table:table-cell office:value-type="string" calcext:value-type="string">
            <text:p>Jun 8, 2017 8:47:12 AM</text:p>
          </table:table-cell>
          <table:table-cell office:value-type="string" calcext:value-type="string">
            <text:p>Jun 7, 2017 9:51:06 PM</text:p>
          </table:table-cell>
          <table:table-cell office:value-type="string" calcext:value-type="string">
            <text:p>Jan 30, 2018 4:06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2" xlink:type="simple">Dúvida | Como Emitir Relatório Lista Preço Modelo 38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 12, 2017 8:59:44 AM</text:p>
          </table:table-cell>
          <table:table-cell office:value-type="string" calcext:value-type="string">
            <text:p>Jun 12, 2017 9:03:53 AM</text:p>
          </table:table-cell>
          <table:table-cell office:value-type="string" calcext:value-type="string">
            <text:p>Jun 12, 2017 10:24:32 AM</text:p>
          </table:table-cell>
          <table:table-cell office:value-type="string" calcext:value-type="string">
            <text:p>Feb 1, 2018 7:04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79" xlink:type="simple">Dúvida | Como Emitir Relatório Lista Preço Modelo 42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 7, 2017 11:38:27 AM</text:p>
          </table:table-cell>
          <table:table-cell office:value-type="string" calcext:value-type="string">
            <text:p>Jun 7, 2017 4:32:47 PM</text:p>
          </table:table-cell>
          <table:table-cell office:value-type="string" calcext:value-type="string">
            <text:p>Jun 7, 2017 9:51:36 PM</text:p>
          </table:table-cell>
          <table:table-cell office:value-type="string" calcext:value-type="string">
            <text:p>Dec 19, 2017 6:00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4" xlink:type="simple">Dúvida | Como Cadastrar Setor Grupo Subgrupo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ep 26, 2017 9:48:51 AM</text:p>
          </table:table-cell>
          <table:table-cell office:value-type="string" calcext:value-type="string">
            <text:p>Sep 26, 2017 10:26:44 AM</text:p>
          </table:table-cell>
          <table:table-cell office:value-type="string" calcext:value-type="string">
            <text:p>Sep 26, 2017 2:56:48 PM</text:p>
          </table:table-cell>
          <table:table-cell office:value-type="string" calcext:value-type="string">
            <text:p>Feb 1, 2018 3:01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6" xlink:type="simple">Dúvida | Como Emitir Relatório Relação Estoque Modelo 16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 5, 2017 9:07:57 AM</text:p>
          </table:table-cell>
          <table:table-cell office:value-type="string" calcext:value-type="string">
            <text:p>Jun 5, 2017 9:09:45 AM</text:p>
          </table:table-cell>
          <table:table-cell office:value-type="string" calcext:value-type="string">
            <text:p>Jun 6, 2017 3:55:52 AM</text:p>
          </table:table-cell>
          <table:table-cell office:value-type="string" calcext:value-type="string">
            <text:p>Feb 1, 2018 6:17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5" xlink:type="simple">Dúvida | Como Emitir Relatório Relação Estoque Modelo 23 CSV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 5, 2017 9:55:33 AM</text:p>
          </table:table-cell>
          <table:table-cell office:value-type="string" calcext:value-type="string">
            <text:p>Jun 5, 2017 10:17:26 AM</text:p>
          </table:table-cell>
          <table:table-cell office:value-type="string" calcext:value-type="string">
            <text:p>Jun 6, 2017 3:54:51 AM</text:p>
          </table:table-cell>
          <table:table-cell office:value-type="string" calcext:value-type="string">
            <text:p>Feb 1, 2018 6:18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6" xlink:type="simple">Dúvida | Como Emitir Relatório Relação Estoque Modelo 30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 5, 2017 10:56:39 AM</text:p>
          </table:table-cell>
          <table:table-cell office:value-type="string" calcext:value-type="string">
            <text:p>Jun 6, 2017 12:15:23 PM</text:p>
          </table:table-cell>
          <table:table-cell office:value-type="string" calcext:value-type="string">
            <text:p>Jun 6, 2017 3:54:26 AM</text:p>
          </table:table-cell>
          <table:table-cell office:value-type="string" calcext:value-type="string">
            <text:p>Feb 1, 2018 6:19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28" xlink:type="simple">Dúvida | Como Identificar Vinculação Produto TEF Modalidade Venda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Dec 11, 2017 2:26:09 PM</text:p>
          </table:table-cell>
          <table:table-cell office:value-type="string" calcext:value-type="string">
            <text:p>Dec 19, 2017 9:28:56 AM</text:p>
          </table:table-cell>
          <table:table-cell office:value-type="string" calcext:value-type="string">
            <text:p>Dec 19, 2017 9:28:22 AM</text:p>
          </table:table-cell>
          <table:table-cell office:value-type="string" calcext:value-type="string">
            <text:p>Feb 1, 2018 6:12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25" xlink:type="simple">Atualização | Inclusão Parâmetro Permite Usuário Gerar Pedido Cliente Sem Estoque Integral</text:a></text:p>
          </table:table-cell>
          <table:table-cell office:value-type="float" office:value="21" calcext:value-type="float">
            <text:p>2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Dec 18, 2017 9:03:50 AM</text:p>
          </table:table-cell>
          <table:table-cell office:value-type="string" calcext:value-type="string">
            <text:p>Dec 19, 2017 5:00:53 PM</text:p>
          </table:table-cell>
          <table:table-cell office:value-type="string" calcext:value-type="string">
            <text:p>Dec 19, 2017 9:56:06 AM</text:p>
          </table:table-cell>
          <table:table-cell office:value-type="string" calcext:value-type="string">
            <text:p>Feb 1, 2018 11:28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90" xlink:type="simple">Dúvida | Como Emitir Relatório Conferência Cega WMS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ec 13, 2017 10:53:58 AM</text:p>
          </table:table-cell>
          <table:table-cell office:value-type="string" calcext:value-type="string">
            <text:p>Dec 19, 2017 9:42:27 AM</text:p>
          </table:table-cell>
          <table:table-cell office:value-type="string" calcext:value-type="string">
            <text:p>Dec 19, 2017 9:40:35 AM</text:p>
          </table:table-cell>
          <table:table-cell office:value-type="string" calcext:value-type="string">
            <text:p>Feb 1, 2018 5:37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8" xlink:type="simple">Dúvida | Como Emitir Relatório Relação Estoque Modelo 06 Preço Venda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6, 2017 9:20:56 AM</text:p>
          </table:table-cell>
          <table:table-cell office:value-type="string" calcext:value-type="string">
            <text:p>Jun 6, 2017 9:50:03 AM</text:p>
          </table:table-cell>
          <table:table-cell office:value-type="string" calcext:value-type="string">
            <text:p>Jun 13, 2017 10:41:17 AM</text:p>
          </table:table-cell>
          <table:table-cell office:value-type="string" calcext:value-type="string">
            <text:p>Dec 20, 2017 3:44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7" xlink:type="simple">Dúvida | Como Emitir Relatório Relação Estoque Modelo 24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6, 2017 11:24:32 AM</text:p>
          </table:table-cell>
          <table:table-cell office:value-type="string" calcext:value-type="string">
            <text:p>Jun 6, 2017 11:32:22 AM</text:p>
          </table:table-cell>
          <table:table-cell office:value-type="string" calcext:value-type="string">
            <text:p>Jun 6, 2017 10:30:01 PM</text:p>
          </table:table-cell>
          <table:table-cell office:value-type="string" calcext:value-type="string">
            <text:p>Dec 20, 2017 6:27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1" xlink:type="simple">Dúvida | Como Emitir Relatório Lista Preço Modelo 07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9, 2017 11:22:55 AM</text:p>
          </table:table-cell>
          <table:table-cell office:value-type="string" calcext:value-type="string">
            <text:p>Jun 9, 2017 11:24:01 AM</text:p>
          </table:table-cell>
          <table:table-cell office:value-type="string" calcext:value-type="string">
            <text:p>Jun 10, 2017 8:05:29 PM</text:p>
          </table:table-cell>
          <table:table-cell office:value-type="string" calcext:value-type="string">
            <text:p>Jan 30, 2018 9:10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0" xlink:type="simple">Dúvida | Como Emitir Relatório Relação Estoque Modelo 17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5, 2017 9:10:22 AM</text:p>
          </table:table-cell>
          <table:table-cell office:value-type="string" calcext:value-type="string">
            <text:p>Jun 5, 2017 9:17:06 AM</text:p>
          </table:table-cell>
          <table:table-cell office:value-type="string" calcext:value-type="string">
            <text:p>Jun 6, 2017 3:55:34 AM</text:p>
          </table:table-cell>
          <table:table-cell office:value-type="string" calcext:value-type="string">
            <text:p>Feb 1, 2018 6:17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2" xlink:type="simple">Dúvida | Como Emitir Relatório Relação Estoque Modelo 20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5, 2017 9:29:50 AM</text:p>
          </table:table-cell>
          <table:table-cell office:value-type="string" calcext:value-type="string">
            <text:p>Jun 5, 2017 9:46:01 AM</text:p>
          </table:table-cell>
          <table:table-cell office:value-type="string" calcext:value-type="string">
            <text:p>Jun 6, 2017 3:55:43 AM</text:p>
          </table:table-cell>
          <table:table-cell office:value-type="string" calcext:value-type="string">
            <text:p>Feb 1, 2018 6:18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4" xlink:type="simple">Dúvida | Como Emitir Relatório Relação Estoque Modelo 32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5, 2017 12:24:43 PM</text:p>
          </table:table-cell>
          <table:table-cell office:value-type="string" calcext:value-type="string">
            <text:p>Jun 5, 2017 12:29:49 PM</text:p>
          </table:table-cell>
          <table:table-cell office:value-type="string" calcext:value-type="string">
            <text:p>Jun 6, 2017 3:55:00 AM</text:p>
          </table:table-cell>
          <table:table-cell office:value-type="string" calcext:value-type="string">
            <text:p>Feb 1, 2018 6:20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4" xlink:type="simple">Dúvida | Como Emitir Relatório DRE Gerencial IntegWeb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pr 17, 2017 4:20:18 PM</text:p>
          </table:table-cell>
          <table:table-cell office:value-type="string" calcext:value-type="string">
            <text:p>Nov 22, 2017 12:46:33 PM</text:p>
          </table:table-cell>
          <table:table-cell office:value-type="string" calcext:value-type="string">
            <text:p>Apr 18, 2017 12:55:02 AM</text:p>
          </table:table-cell>
          <table:table-cell office:value-type="string" calcext:value-type="string">
            <text:p>Jan 30, 2018 4:35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85" xlink:type="simple">Dúvida | Como Emitir Relatório Extrato Movimentação IntegWeb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pr 18, 2017 9:26:30 AM</text:p>
          </table:table-cell>
          <table:table-cell office:value-type="string" calcext:value-type="string">
            <text:p>Nov 23, 2017 2:02:10 PM</text:p>
          </table:table-cell>
          <table:table-cell office:value-type="string" calcext:value-type="string">
            <text:p>Apr 19, 2017 12:02:16 PM</text:p>
          </table:table-cell>
          <table:table-cell office:value-type="string" calcext:value-type="string">
            <text:p>Feb 1, 2018 2:23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72" xlink:type="simple">Dúvida | Como Emitir Relatório Situação Caixas Após Fechamento Caixa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ec 5, 2017 1:45:02 PM</text:p>
          </table:table-cell>
          <table:table-cell office:value-type="string" calcext:value-type="string">
            <text:p>Dec 19, 2017 9:23:20 AM</text:p>
          </table:table-cell>
          <table:table-cell office:value-type="string" calcext:value-type="string">
            <text:p>Dec 19, 2017 9:22:57 AM</text:p>
          </table:table-cell>
          <table:table-cell office:value-type="string" calcext:value-type="string">
            <text:p>Feb 1, 2018 6:12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86" xlink:type="simple">Dúvida | Como Parametrizar Produto Vasilhame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Dec 21, 2017 9:58:15 AM</text:p>
          </table:table-cell>
          <table:table-cell office:value-type="string" calcext:value-type="string">
            <text:p>Dec 21, 2017 10:42:18 AM</text:p>
          </table:table-cell>
          <table:table-cell office:value-type="string" calcext:value-type="string">
            <text:p>Dec 26, 2017 10:50:02 AM</text:p>
          </table:table-cell>
          <table:table-cell office:value-type="string" calcext:value-type="string">
            <text:p>Feb 1, 2018 7:06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2" xlink:type="simple">Atualização | Inclusão Coluna Pedidos Clientes Aberto Arquivo CSV Relatório Reposição Estoque Modelo 01 Integral</text:a>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Dec 26, 2017 3:18:51 PM</text:p>
          </table:table-cell>
          <table:table-cell office:value-type="string" calcext:value-type="string">
            <text:p>Dec 26, 2017 4:57:16 PM</text:p>
          </table:table-cell>
          <table:table-cell office:value-type="string" calcext:value-type="string">
            <text:p>Dec 27, 2017 4:55:36 PM</text:p>
          </table:table-cell>
          <table:table-cell office:value-type="string" calcext:value-type="string">
            <text:p>Feb 2, 2018 7:28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8" xlink:type="simple">Atualização | Inclusão Local Entrada Mercadoria Consulta Notas Entradas Integral</text:a>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Dec 26, 2017 2:25:06 PM</text:p>
          </table:table-cell>
          <table:table-cell office:value-type="string" calcext:value-type="string">
            <text:p>Dec 26, 2017 2:50:04 PM</text:p>
          </table:table-cell>
          <table:table-cell office:value-type="string" calcext:value-type="string">
            <text:p>Dec 27, 2017 4:55:16 PM</text:p>
          </table:table-cell>
          <table:table-cell office:value-type="string" calcext:value-type="string">
            <text:p>Feb 2, 2018 8:11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77" xlink:type="simple">Dúvida | Como Emitir Relatório Simulação Carga WMS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Dec 14, 2017 2:59:31 PM</text:p>
          </table:table-cell>
          <table:table-cell office:value-type="string" calcext:value-type="string">
            <text:p>Dec 19, 2017 9:44:41 AM</text:p>
          </table:table-cell>
          <table:table-cell office:value-type="string" calcext:value-type="string">
            <text:p>Dec 19, 2017 9:43:14 AM</text:p>
          </table:table-cell>
          <table:table-cell office:value-type="string" calcext:value-type="string">
            <text:p>Feb 1, 2018 6:13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2" xlink:type="simple">Dúvida | Como Emitir Relatório Relação Estoque Modelo 07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6, 2017 9:26:22 AM</text:p>
          </table:table-cell>
          <table:table-cell office:value-type="string" calcext:value-type="string">
            <text:p>Jun 6, 2017 9:49:53 AM</text:p>
          </table:table-cell>
          <table:table-cell office:value-type="string" calcext:value-type="string">
            <text:p>Jun 13, 2017 10:42:05 AM</text:p>
          </table:table-cell>
          <table:table-cell office:value-type="string" calcext:value-type="string">
            <text:p>Dec 21, 2017 2:09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2" xlink:type="simple">Dúvida | Como Emitir Relatório Relação Estoque Modelo 15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6, 2017 10:14:44 AM</text:p>
          </table:table-cell>
          <table:table-cell office:value-type="string" calcext:value-type="string">
            <text:p>Jun 6, 2017 10:17:17 AM</text:p>
          </table:table-cell>
          <table:table-cell office:value-type="string" calcext:value-type="string">
            <text:p>Jun 6, 2017 10:29:36 PM</text:p>
          </table:table-cell>
          <table:table-cell office:value-type="string" calcext:value-type="string">
            <text:p>Dec 20, 2017 3:44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2" xlink:type="simple">Dúvida | Como Emitir Relatório Lista Preço Modelo 34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7, 2017 10:20:46 AM</text:p>
          </table:table-cell>
          <table:table-cell office:value-type="string" calcext:value-type="string">
            <text:p>Jun 8, 2017 8:45:55 AM</text:p>
          </table:table-cell>
          <table:table-cell office:value-type="string" calcext:value-type="string">
            <text:p>Jun 7, 2017 9:51:21 PM</text:p>
          </table:table-cell>
          <table:table-cell office:value-type="string" calcext:value-type="string">
            <text:p>Oct 19, 2017 12:36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5" xlink:type="simple">Dúvida | Como Emitir Relatório Relação Estoque Modelo 11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5, 2017 8:36:53 AM</text:p>
          </table:table-cell>
          <table:table-cell office:value-type="string" calcext:value-type="string">
            <text:p>Jun 5, 2017 8:48:32 AM</text:p>
          </table:table-cell>
          <table:table-cell office:value-type="string" calcext:value-type="string">
            <text:p>Jun 6, 2017 3:57:10 AM</text:p>
          </table:table-cell>
          <table:table-cell office:value-type="string" calcext:value-type="string">
            <text:p>Dec 13, 2017 6:30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6" xlink:type="simple">Dúvida | Como Emitir Relatório Relação Estoque Modelo 21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5, 2017 9:41:32 AM</text:p>
          </table:table-cell>
          <table:table-cell office:value-type="string" calcext:value-type="string">
            <text:p>Jun 5, 2017 9:45:13 AM</text:p>
          </table:table-cell>
          <table:table-cell office:value-type="string" calcext:value-type="string">
            <text:p>Jun 6, 2017 3:56:00 AM</text:p>
          </table:table-cell>
          <table:table-cell office:value-type="string" calcext:value-type="string">
            <text:p>Feb 1, 2018 6:18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1" xlink:type="simple">Dúvida | Como Emitir Relatório Relação Estoque Modelo 24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5, 2017 10:24:09 AM</text:p>
          </table:table-cell>
          <table:table-cell office:value-type="string" calcext:value-type="string">
            <text:p>Jun 5, 2017 10:26:33 AM</text:p>
          </table:table-cell>
          <table:table-cell office:value-type="string" calcext:value-type="string">
            <text:p>Jun 6, 2017 3:56:09 AM</text:p>
          </table:table-cell>
          <table:table-cell office:value-type="string" calcext:value-type="string">
            <text:p>Feb 1, 2018 6:19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2" xlink:type="simple">Dúvida | Como Emitir Relatório Relação Estoque Modelo 34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5, 2017 12:40:18 PM</text:p>
          </table:table-cell>
          <table:table-cell office:value-type="string" calcext:value-type="string">
            <text:p>Jun 5, 2017 12:42:09 PM</text:p>
          </table:table-cell>
          <table:table-cell office:value-type="string" calcext:value-type="string">
            <text:p>Jun 6, 2017 3:56:26 AM</text:p>
          </table:table-cell>
          <table:table-cell office:value-type="string" calcext:value-type="string">
            <text:p>Feb 1, 2018 6:22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0" xlink:type="simple">Dúvida | Como Emitir Relatório Contribuição Marginal Modelo 07 Tratar Promoções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ec 7, 2017 9:42:14 AM</text:p>
          </table:table-cell>
          <table:table-cell office:value-type="string" calcext:value-type="string">
            <text:p>Dec 19, 2017 9:27:44 AM</text:p>
          </table:table-cell>
          <table:table-cell office:value-type="string" calcext:value-type="string">
            <text:p>Dec 19, 2017 9:27:09 AM</text:p>
          </table:table-cell>
          <table:table-cell office:value-type="string" calcext:value-type="string">
            <text:p>Feb 1, 2018 6:12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18" xlink:type="simple">Dúvida | Como Cancelar Contra Vale Vasilhame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Dec 22, 2017 2:31:33 PM</text:p>
          </table:table-cell>
          <table:table-cell office:value-type="string" calcext:value-type="string">
            <text:p>Dec 22, 2017 3:12:44 PM</text:p>
          </table:table-cell>
          <table:table-cell office:value-type="string" calcext:value-type="string">
            <text:p>Dec 26, 2017 10:50:21 AM</text:p>
          </table:table-cell>
          <table:table-cell office:value-type="string" calcext:value-type="string">
            <text:p>Jan 29, 2018 5:09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6" xlink:type="simple">Dúvida | Como Emitir Relatório Lista Preço Modelo 17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p 12, 2016 11:15:51 AM</text:p>
          </table:table-cell>
          <table:table-cell office:value-type="string" calcext:value-type="string">
            <text:p>Jun 9, 2017 2:03:56 PM</text:p>
          </table:table-cell>
          <table:table-cell office:value-type="string" calcext:value-type="string">
            <text:p>Feb 20, 2017 4:25:56 PM</text:p>
          </table:table-cell>
          <table:table-cell office:value-type="string" calcext:value-type="string">
            <text:p>May 28, 2017 2:23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9" xlink:type="simple">Dúvida | Como Emitir Relatório Relação Estoque Modelo 22 Integral Varejo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 6, 2017 11:13:38 AM</text:p>
          </table:table-cell>
          <table:table-cell office:value-type="string" calcext:value-type="string">
            <text:p>Jun 6, 2017 11:19:19 AM</text:p>
          </table:table-cell>
          <table:table-cell office:value-type="string" calcext:value-type="string">
            <text:p>Jun 6, 2017 10:33:01 PM</text:p>
          </table:table-cell>
          <table:table-cell office:value-type="string" calcext:value-type="string">
            <text:p>Dec 22, 2017 2:59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1" xlink:type="simple">Dúvida | Como Emitir Relatório Relação Estoque Modelo 25 Integral Varejo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 6, 2017 11:33:20 AM</text:p>
          </table:table-cell>
          <table:table-cell office:value-type="string" calcext:value-type="string">
            <text:p>Jun 6, 2017 11:35:02 AM</text:p>
          </table:table-cell>
          <table:table-cell office:value-type="string" calcext:value-type="string">
            <text:p>Jun 6, 2017 10:32:03 PM</text:p>
          </table:table-cell>
          <table:table-cell office:value-type="string" calcext:value-type="string">
            <text:p>Dec 20, 2017 6:25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5" xlink:type="simple">Dúvida | Como Emitir Relatório Relação Estoque Modelo 25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 5, 2017 10:28:32 AM</text:p>
          </table:table-cell>
          <table:table-cell office:value-type="string" calcext:value-type="string">
            <text:p>Jun 5, 2017 10:30:22 AM</text:p>
          </table:table-cell>
          <table:table-cell office:value-type="string" calcext:value-type="string">
            <text:p>Jun 6, 2017 3:55:17 AM</text:p>
          </table:table-cell>
          <table:table-cell office:value-type="string" calcext:value-type="string">
            <text:p>Feb 1, 2018 6:1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396" xlink:type="simple">Dúvida | Como Emitir Relatório Venda Diária Acumulado IntegWeb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ov 20, 2017 3:17:07 PM</text:p>
          </table:table-cell>
          <table:table-cell office:value-type="string" calcext:value-type="string">
            <text:p>Nov 27, 2017 12:55:27 PM</text:p>
          </table:table-cell>
          <table:table-cell office:value-type="string" calcext:value-type="string">
            <text:p>Nov 27, 2017 4:37:59 PM</text:p>
          </table:table-cell>
          <table:table-cell office:value-type="string" calcext:value-type="string">
            <text:p>Feb 1, 2018 7:3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33" xlink:type="simple">Dúvida | Como Emitir Relatório Contra Vale Vasilhame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Dec 22, 2017 4:47:13 PM</text:p>
          </table:table-cell>
          <table:table-cell office:value-type="string" calcext:value-type="string">
            <text:p>Dec 26, 2017 9:40:41 AM</text:p>
          </table:table-cell>
          <table:table-cell office:value-type="string" calcext:value-type="string">
            <text:p>Dec 26, 2017 9:20:23 AM</text:p>
          </table:table-cell>
          <table:table-cell office:value-type="string" calcext:value-type="string">
            <text:p>Jan 31, 2018 9:22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30" xlink:type="simple">Atualização | Inclusão Filtro Endereço Localização Produto Rotina Emissão Relatório Reposição Estoque Integral</text:a></text:p>
          </table:table-cell>
          <table:table-cell office:value-type="float" office:value="18" calcext:value-type="float">
            <text:p>1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ec 19, 2017 11:27:14 AM</text:p>
          </table:table-cell>
          <table:table-cell office:value-type="string" calcext:value-type="string">
            <text:p>Dec 19, 2017 3:25:30 PM</text:p>
          </table:table-cell>
          <table:table-cell office:value-type="string" calcext:value-type="string">
            <text:p>Dec 27, 2017 4:53:17 PM</text:p>
          </table:table-cell>
          <table:table-cell office:value-type="string" calcext:value-type="string">
            <text:p>Feb 1, 2018 6:13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6" xlink:type="simple">Dúvida | Como Emitir Relatório Relação Estoque Modelo 08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 6, 2017 9:28:53 AM</text:p>
          </table:table-cell>
          <table:table-cell office:value-type="string" calcext:value-type="string">
            <text:p>Jun 6, 2017 9:49:42 AM</text:p>
          </table:table-cell>
          <table:table-cell office:value-type="string" calcext:value-type="string">
            <text:p>Jun 13, 2017 10:42:22 AM</text:p>
          </table:table-cell>
          <table:table-cell office:value-type="string" calcext:value-type="string">
            <text:p>Dec 20, 2017 6:32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8" xlink:type="simple">Dúvida | Como Emitir Relatório Lista Preço Modelo 27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 9, 2017 3:02:26 PM</text:p>
          </table:table-cell>
          <table:table-cell office:value-type="string" calcext:value-type="string">
            <text:p>Jun 9, 2017 3:11:53 PM</text:p>
          </table:table-cell>
          <table:table-cell office:value-type="string" calcext:value-type="string">
            <text:p>Jun 10, 2017 3:20:26 AM</text:p>
          </table:table-cell>
          <table:table-cell office:value-type="string" calcext:value-type="string">
            <text:p>Jan 30, 2018 9:1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1" xlink:type="simple">Dúvida | Como Emitir Relatório Lista Preço Modelo 11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 9, 2017 11:58:25 AM</text:p>
          </table:table-cell>
          <table:table-cell office:value-type="string" calcext:value-type="string">
            <text:p>Jun 9, 2017 11:59:25 AM</text:p>
          </table:table-cell>
          <table:table-cell office:value-type="string" calcext:value-type="string">
            <text:p>Jun 10, 2017 3:14:19 AM</text:p>
          </table:table-cell>
          <table:table-cell office:value-type="string" calcext:value-type="string">
            <text:p>Jan 30, 2018 9:12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8" xlink:type="simple">Dúvida | Como Emitir Relatório Lista Preço Modelo 21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 9, 2017 2:23:03 PM</text:p>
          </table:table-cell>
          <table:table-cell office:value-type="string" calcext:value-type="string">
            <text:p>Jun 9, 2017 2:29:02 PM</text:p>
          </table:table-cell>
          <table:table-cell office:value-type="string" calcext:value-type="string">
            <text:p>Jun 10, 2017 2:11:44 AM</text:p>
          </table:table-cell>
          <table:table-cell office:value-type="string" calcext:value-type="string">
            <text:p>Jan 30, 2018 9:1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8" xlink:type="simple">Dúvida | Como Emitir Relatório Contas Pagar IntegWeb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pr 18, 2017 8:52:19 AM</text:p>
          </table:table-cell>
          <table:table-cell office:value-type="string" calcext:value-type="string">
            <text:p>Nov 27, 2017 12:27:57 PM</text:p>
          </table:table-cell>
          <table:table-cell office:value-type="string" calcext:value-type="string">
            <text:p>Apr 19, 2017 12:02:24 PM</text:p>
          </table:table-cell>
          <table:table-cell office:value-type="string" calcext:value-type="string">
            <text:p>Jan 30, 2018 9:11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5" xlink:type="simple">Dúvida | Como Cadastrar Vendedor Integral?</text:a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Dec 14, 2017 9:20:08 AM</text:p>
          </table:table-cell>
          <table:table-cell office:value-type="string" calcext:value-type="string">
            <text:p>Dec 14, 2017 2:45:37 PM</text:p>
          </table:table-cell>
          <table:table-cell office:value-type="string" calcext:value-type="string">
            <text:p>Dec 14, 2017 2:43:50 PM</text:p>
          </table:table-cell>
          <table:table-cell office:value-type="string" calcext:value-type="string">
            <text:p>Jan 5, 2018 11:22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89" xlink:type="simple">Atualização | Permitir Emissão Nota Fiscal Devolução Utilizar CST 00 20 Referenciar Itens Individualmente Integral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Jan 9, 2018 11:37:51 AM</text:p>
          </table:table-cell>
          <table:table-cell office:value-type="string" calcext:value-type="string">
            <text:p>Jan 15, 2018 5:24:36 PM</text:p>
          </table:table-cell>
          <table:table-cell office:value-type="string" calcext:value-type="string">
            <text:p>Jan 9, 2018 2:04:44 PM</text:p>
          </table:table-cell>
          <table:table-cell office:value-type="string" calcext:value-type="string">
            <text:p>Feb 1, 2018 10:18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08" xlink:type="simple">Dúvida | Como Gerar SPED Fiscal Apura ST Integral?</text:a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Jan 12, 2018 9:14:40 AM</text:p>
          </table:table-cell>
          <table:table-cell office:value-type="string" calcext:value-type="string">
            <text:p>Jan 12, 2018 10:24:41 AM</text:p>
          </table:table-cell>
          <table:table-cell office:value-type="string" calcext:value-type="string">
            <text:p>Jan 15, 2018 1:47:06 PM</text:p>
          </table:table-cell>
          <table:table-cell office:value-type="string" calcext:value-type="string">
            <text:p>Feb 2, 2018 10:20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22" xlink:type="simple">Dúvida | Como Emitir Relatório Contas Pagar Aberto Vencidos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Dec 29, 2017 9:44:09 AM</text:p>
          </table:table-cell>
          <table:table-cell office:value-type="string" calcext:value-type="string">
            <text:p>Feb 1, 2018 3:32:41 PM</text:p>
          </table:table-cell>
          <table:table-cell office:value-type="string" calcext:value-type="string">
            <text:p>Dec 29, 2017 4:58:37 PM</text:p>
          </table:table-cell>
          <table:table-cell office:value-type="string" calcext:value-type="string">
            <text:p>Feb 1, 2018 3:32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0" xlink:type="simple">Dúvida | Como Emitir Relatório Lista Preço Modelo 25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 7, 2017 8:57:46 AM</text:p>
          </table:table-cell>
          <table:table-cell office:value-type="string" calcext:value-type="string">
            <text:p>Jun 8, 2017 8:51:43 AM</text:p>
          </table:table-cell>
          <table:table-cell office:value-type="string" calcext:value-type="string">
            <text:p>Jun 7, 2017 9:49:45 PM</text:p>
          </table:table-cell>
          <table:table-cell office:value-type="string" calcext:value-type="string">
            <text:p>Dec 13, 2017 4:48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2" xlink:type="simple">Dúvida | Como Emitir Relatório Lista Preço Modelo 36 Integral Varejo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12, 2017 8:56:01 AM</text:p>
          </table:table-cell>
          <table:table-cell office:value-type="string" calcext:value-type="string">
            <text:p>Jun 12, 2017 8:56:58 AM</text:p>
          </table:table-cell>
          <table:table-cell office:value-type="string" calcext:value-type="string">
            <text:p>Jun 12, 2017 10:19:43 AM</text:p>
          </table:table-cell>
          <table:table-cell office:value-type="string" calcext:value-type="string">
            <text:p>Dec 10, 2017 11:27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3" xlink:type="simple">Dúvida | Como Emitir Relatório Lista Preço Modelo 24 Integral Varejo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9, 2017 2:36:42 PM</text:p>
          </table:table-cell>
          <table:table-cell office:value-type="string" calcext:value-type="string">
            <text:p>Jun 9, 2017 2:48:01 PM</text:p>
          </table:table-cell>
          <table:table-cell office:value-type="string" calcext:value-type="string">
            <text:p>Jun 10, 2017 2:13:26 AM</text:p>
          </table:table-cell>
          <table:table-cell office:value-type="string" calcext:value-type="string">
            <text:p>Jan 30, 2018 9:1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9" xlink:type="simple">Dúvida | Como Emitir Relatório Relação Estoque Modelo 26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n 5, 2017 10:31:14 AM</text:p>
          </table:table-cell>
          <table:table-cell office:value-type="string" calcext:value-type="string">
            <text:p>Jun 5, 2017 10:33:58 AM</text:p>
          </table:table-cell>
          <table:table-cell office:value-type="string" calcext:value-type="string">
            <text:p>Jun 6, 2017 3:57:45 AM</text:p>
          </table:table-cell>
          <table:table-cell office:value-type="string" calcext:value-type="string">
            <text:p>Feb 1, 2018 6:19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7" xlink:type="simple">Atualização | Inclusão Filtro Só Ativos Relatório Endereços WMS Integral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Dec 19, 2017 4:20:08 PM</text:p>
          </table:table-cell>
          <table:table-cell office:value-type="string" calcext:value-type="string">
            <text:p>Dec 22, 2017 5:55:23 PM</text:p>
          </table:table-cell>
          <table:table-cell office:value-type="string" calcext:value-type="string">
            <text:p>Dec 22, 2017 4:33:09 PM</text:p>
          </table:table-cell>
          <table:table-cell office:value-type="string" calcext:value-type="string">
            <text:p>Feb 1, 2018 6:13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0" xlink:type="simple">Atualização | Inclusão Filtro Só Ativos Consulta Endereços WMS Integral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Dec 19, 2017 3:21:01 PM</text:p>
          </table:table-cell>
          <table:table-cell office:value-type="string" calcext:value-type="string">
            <text:p>Dec 22, 2017 5:56:51 PM</text:p>
          </table:table-cell>
          <table:table-cell office:value-type="string" calcext:value-type="string">
            <text:p>Dec 22, 2017 4:33:12 PM</text:p>
          </table:table-cell>
          <table:table-cell office:value-type="string" calcext:value-type="string">
            <text:p>Feb 1, 2018 6:1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66" xlink:type="simple">Dúvida | Como Importar Arquivo Inventário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Jan 18, 2018 11:42:21 AM</text:p>
          </table:table-cell>
          <table:table-cell office:value-type="string" calcext:value-type="string">
            <text:p>Jan 18, 2018 4:43:22 PM</text:p>
          </table:table-cell>
          <table:table-cell office:value-type="string" calcext:value-type="string">
            <text:p>Jan 18, 2018 10:31:13 PM</text:p>
          </table:table-cell>
          <table:table-cell office:value-type="string" calcext:value-type="string">
            <text:p>Feb 1, 2018 9:50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5" xlink:type="simple">Manual | Realizar Devolução Venda PDV Integral Varejo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Jan 18, 2018 2:58:20 PM</text:p>
          </table:table-cell>
          <table:table-cell office:value-type="string" calcext:value-type="string">
            <text:p>Jan 19, 2018 10:02:51 AM</text:p>
          </table:table-cell>
          <table:table-cell office:value-type="string" calcext:value-type="string">
            <text:p>Jan 18, 2018 10:30:30 PM</text:p>
          </table:table-cell>
          <table:table-cell office:value-type="string" calcext:value-type="string">
            <text:p>Feb 1, 2018 2:47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3" xlink:type="simple">Dúvida | Como Emitir Relatório Lista Preço Modelo 30 Integral Varej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 9, 2017 3:19:43 PM</text:p>
          </table:table-cell>
          <table:table-cell office:value-type="string" calcext:value-type="string">
            <text:p>Jun 9, 2017 3:23:04 PM</text:p>
          </table:table-cell>
          <table:table-cell office:value-type="string" calcext:value-type="string">
            <text:p>Jun 10, 2017 2:12:01 AM</text:p>
          </table:table-cell>
          <table:table-cell office:value-type="string" calcext:value-type="string">
            <text:p>Jan 28, 2018 1:37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1" xlink:type="simple">Dúvida | Como Emitir Relatório Lista Preço Modelo 18 Integral Varej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 9, 2017 2:07:44 PM</text:p>
          </table:table-cell>
          <table:table-cell office:value-type="string" calcext:value-type="string">
            <text:p>Jun 9, 2017 2:09:52 PM</text:p>
          </table:table-cell>
          <table:table-cell office:value-type="string" calcext:value-type="string">
            <text:p>Jun 10, 2017 3:20:58 AM</text:p>
          </table:table-cell>
          <table:table-cell office:value-type="string" calcext:value-type="string">
            <text:p>Jan 30, 2018 9:10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6" xlink:type="simple">Dúvida | Como Emitir Relatório Lista Preço Modelo 10 Integral Varej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 9, 2017 11:56:08 AM</text:p>
          </table:table-cell>
          <table:table-cell office:value-type="string" calcext:value-type="string">
            <text:p>Jun 9, 2017 11:57:02 AM</text:p>
          </table:table-cell>
          <table:table-cell office:value-type="string" calcext:value-type="string">
            <text:p>Jun 10, 2017 3:17:48 AM</text:p>
          </table:table-cell>
          <table:table-cell office:value-type="string" calcext:value-type="string">
            <text:p>Jan 30, 2018 9:12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7" xlink:type="simple">Dúvida | Como Emitir Relatório Relação Estoque Modelo 14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5, 2017 8:57:48 AM</text:p>
          </table:table-cell>
          <table:table-cell office:value-type="string" calcext:value-type="string">
            <text:p>Jun 5, 2017 9:01:27 AM</text:p>
          </table:table-cell>
          <table:table-cell office:value-type="string" calcext:value-type="string">
            <text:p>Jun 5, 2017 12:51:22 PM</text:p>
          </table:table-cell>
          <table:table-cell office:value-type="string" calcext:value-type="string">
            <text:p>Oct 18, 2017 4:47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8" xlink:type="simple">Dúvida | Como Emitir Relatório Relação Estoque Modelo 28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un 5, 2017 10:51:26 AM</text:p>
          </table:table-cell>
          <table:table-cell office:value-type="string" calcext:value-type="string">
            <text:p>Jun 5, 2017 10:52:51 AM</text:p>
          </table:table-cell>
          <table:table-cell office:value-type="string" calcext:value-type="string">
            <text:p>Jun 6, 2017 3:55:26 AM</text:p>
          </table:table-cell>
          <table:table-cell office:value-type="string" calcext:value-type="string">
            <text:p>Feb 1, 2018 6:19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75" xlink:type="simple">Dúvida | Como Desbloquear Usuários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ct 16, 2017 2:44:02 PM</text:p>
          </table:table-cell>
          <table:table-cell office:value-type="string" calcext:value-type="string">
            <text:p>Oct 16, 2017 2:58:31 PM</text:p>
          </table:table-cell>
          <table:table-cell office:value-type="string" calcext:value-type="string">
            <text:p>Oct 17, 2017 9:10:25 AM</text:p>
          </table:table-cell>
          <table:table-cell office:value-type="string" calcext:value-type="string">
            <text:p>Jan 26, 2018 3:32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3" xlink:type="simple">Dúvida | Como Alterar Impressora Padrão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ec 18, 2017 4:39:32 PM</text:p>
          </table:table-cell>
          <table:table-cell office:value-type="string" calcext:value-type="string">
            <text:p>Dec 19, 2017 9:46:15 AM</text:p>
          </table:table-cell>
          <table:table-cell office:value-type="string" calcext:value-type="string">
            <text:p>Dec 19, 2017 9:01:02 AM</text:p>
          </table:table-cell>
          <table:table-cell office:value-type="string" calcext:value-type="string">
            <text:p>Feb 1, 2018 6:14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1" xlink:type="simple">Dúvida | Como Emitir Nota Devolução PDV Integral Varej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Jan 18, 2018 4:04:58 PM</text:p>
          </table:table-cell>
          <table:table-cell office:value-type="string" calcext:value-type="string">
            <text:p>Jan 18, 2018 4:35:46 PM</text:p>
          </table:table-cell>
          <table:table-cell office:value-type="string" calcext:value-type="string">
            <text:p>Jan 18, 2018 10:30:58 PM</text:p>
          </table:table-cell>
          <table:table-cell office:value-type="string" calcext:value-type="string">
            <text:p>Feb 1, 2018 4:59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7" xlink:type="simple">Dúvida | Como Importar Arquivo Inventário Integral Varej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Jan 18, 2018 4:41:29 PM</text:p>
          </table:table-cell>
          <table:table-cell office:value-type="string" calcext:value-type="string">
            <text:p>Jan 18, 2018 4:52:44 PM</text:p>
          </table:table-cell>
          <table:table-cell office:value-type="string" calcext:value-type="string">
            <text:p>Jan 18, 2018 10:30:12 PM</text:p>
          </table:table-cell>
          <table:table-cell office:value-type="string" calcext:value-type="string">
            <text:p>Feb 1, 2018 9:51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3" xlink:type="simple">Dúvida | Como Emitir Relatório Lista Preço Modelo 26 Integral Varejo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9, 2017 2:57:58 PM</text:p>
          </table:table-cell>
          <table:table-cell office:value-type="string" calcext:value-type="string">
            <text:p>Jun 9, 2017 2:59:12 PM</text:p>
          </table:table-cell>
          <table:table-cell office:value-type="string" calcext:value-type="string">
            <text:p>Jun 10, 2017 3:20:36 AM</text:p>
          </table:table-cell>
          <table:table-cell office:value-type="string" calcext:value-type="string">
            <text:p>Jan 30, 2018 9:1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8" xlink:type="simple">Dúvida | Como Emitir Relatório Lista Preço Modelo 39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7, 2017 10:56:33 AM</text:p>
          </table:table-cell>
          <table:table-cell office:value-type="string" calcext:value-type="string">
            <text:p>Jun 8, 2017 8:39:21 AM</text:p>
          </table:table-cell>
          <table:table-cell office:value-type="string" calcext:value-type="string">
            <text:p>Jun 7, 2017 9:50:07 PM</text:p>
          </table:table-cell>
          <table:table-cell office:value-type="string" calcext:value-type="string">
            <text:p>Dec 18, 2017 11:49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0" xlink:type="simple">Dúvida | Como Emitir Relatório Lista Preço Modelo 16 Integral Varejo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9, 2017 12:45:59 PM</text:p>
          </table:table-cell>
          <table:table-cell office:value-type="string" calcext:value-type="string">
            <text:p>Jun 9, 2017 12:54:39 PM</text:p>
          </table:table-cell>
          <table:table-cell office:value-type="string" calcext:value-type="string">
            <text:p>Jun 10, 2017 3:20:14 AM</text:p>
          </table:table-cell>
          <table:table-cell office:value-type="string" calcext:value-type="string">
            <text:p>Jan 28, 2018 1:37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1" xlink:type="simple">Dúvida | Como Emitir Relatório Lista Preço Modelo 09 Integral Varejo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9, 2017 11:53:05 AM</text:p>
          </table:table-cell>
          <table:table-cell office:value-type="string" calcext:value-type="string">
            <text:p>Jun 9, 2017 11:54:43 AM</text:p>
          </table:table-cell>
          <table:table-cell office:value-type="string" calcext:value-type="string">
            <text:p>Jun 10, 2017 3:17:36 AM</text:p>
          </table:table-cell>
          <table:table-cell office:value-type="string" calcext:value-type="string">
            <text:p>Jan 30, 2018 9:12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3" xlink:type="simple">Dúvida | Como Cadastrar Seção Grupo Integral Varejo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ep 26, 2017 9:48:49 AM</text:p>
          </table:table-cell>
          <table:table-cell office:value-type="string" calcext:value-type="string">
            <text:p>Sep 26, 2017 10:24:16 AM</text:p>
          </table:table-cell>
          <table:table-cell office:value-type="string" calcext:value-type="string">
            <text:p>Sep 26, 2017 2:57:48 PM</text:p>
          </table:table-cell>
          <table:table-cell office:value-type="string" calcext:value-type="string">
            <text:p>Jan 26, 2018 7:43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9" xlink:type="simple">Dúvida | Como Emitir Relatório Relação Estoque Modelo 12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un 5, 2017 8:49:37 AM</text:p>
          </table:table-cell>
          <table:table-cell office:value-type="string" calcext:value-type="string">
            <text:p>Jun 5, 2017 8:52:49 AM</text:p>
          </table:table-cell>
          <table:table-cell office:value-type="string" calcext:value-type="string">
            <text:p>Jun 6, 2017 3:54:22 AM</text:p>
          </table:table-cell>
          <table:table-cell office:value-type="string" calcext:value-type="string">
            <text:p>Nov 6, 2017 3:19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7" xlink:type="simple">Dúvida | Como Cadastrar Vendedor Integral Varejo ?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Dec 14, 2017 10:52:45 AM</text:p>
          </table:table-cell>
          <table:table-cell office:value-type="string" calcext:value-type="string">
            <text:p>Dec 14, 2017 2:46:40 PM</text:p>
          </table:table-cell>
          <table:table-cell office:value-type="string" calcext:value-type="string">
            <text:p>Dec 14, 2017 2:46:11 PM</text:p>
          </table:table-cell>
          <table:table-cell office:value-type="string" calcext:value-type="string">
            <text:p>Jan 5, 2018 11:21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02" xlink:type="simple">Dúvida | Como Associar Produto Vasilhame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ec 22, 2017 9:14:35 AM</text:p>
          </table:table-cell>
          <table:table-cell office:value-type="string" calcext:value-type="string">
            <text:p>Dec 22, 2017 10:18:57 AM</text:p>
          </table:table-cell>
          <table:table-cell office:value-type="string" calcext:value-type="string">
            <text:p>Dec 26, 2017 10:50:40 AM</text:p>
          </table:table-cell>
          <table:table-cell office:value-type="string" calcext:value-type="string">
            <text:p>Feb 1, 2018 7:06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8" xlink:type="simple">Dúvida | Como Configurar Motivo Devoluções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Jan 17, 2018 5:25:19 PM</text:p>
          </table:table-cell>
          <table:table-cell office:value-type="string" calcext:value-type="string">
            <text:p>Jan 18, 2018 2:49:03 PM</text:p>
          </table:table-cell>
          <table:table-cell office:value-type="string" calcext:value-type="string">
            <text:p>Jan 18, 2018 10:29:52 PM</text:p>
          </table:table-cell>
          <table:table-cell office:value-type="string" calcext:value-type="string">
            <text:p>Feb 1, 2018 9:49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1" xlink:type="simple">Dúvida | Como Emitir Relatório Relação Estoque Modelo 20 Integral Varejo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un 6, 2017 10:46:15 AM</text:p>
          </table:table-cell>
          <table:table-cell office:value-type="string" calcext:value-type="string">
            <text:p>Jun 6, 2017 10:47:37 AM</text:p>
          </table:table-cell>
          <table:table-cell office:value-type="string" calcext:value-type="string">
            <text:p>Jun 6, 2017 10:31:25 PM</text:p>
          </table:table-cell>
          <table:table-cell office:value-type="string" calcext:value-type="string">
            <text:p>Dec 20, 2017 6:30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6" xlink:type="simple">Dúvida | Como Emitir Relatório Lista Preço Modelo 08 Integral Varejo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un 9, 2017 11:51:39 AM</text:p>
          </table:table-cell>
          <table:table-cell office:value-type="string" calcext:value-type="string">
            <text:p>Jun 9, 2017 11:52:44 AM</text:p>
          </table:table-cell>
          <table:table-cell office:value-type="string" calcext:value-type="string">
            <text:p>Jun 10, 2017 8:07:36 PM</text:p>
          </table:table-cell>
          <table:table-cell office:value-type="string" calcext:value-type="string">
            <text:p>Jan 30, 2018 9:10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1" xlink:type="simple">Dúvida | Como Emitir Relatório Lista Preço Modelo 13 Integral Varejo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un 9, 2017 12:26:14 PM</text:p>
          </table:table-cell>
          <table:table-cell office:value-type="string" calcext:value-type="string">
            <text:p>Jun 9, 2017 12:27:22 PM</text:p>
          </table:table-cell>
          <table:table-cell office:value-type="string" calcext:value-type="string">
            <text:p>Jun 10, 2017 3:16:21 AM</text:p>
          </table:table-cell>
          <table:table-cell office:value-type="string" calcext:value-type="string">
            <text:p>Jan 28, 2018 1:37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8" xlink:type="simple">Dúvida | Como Emitir Relatório Lista Preço Modelo 23 Integral Varejo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un 9, 2017 2:30:53 PM</text:p>
          </table:table-cell>
          <table:table-cell office:value-type="string" calcext:value-type="string">
            <text:p>Jun 9, 2017 2:32:31 PM</text:p>
          </table:table-cell>
          <table:table-cell office:value-type="string" calcext:value-type="string">
            <text:p>Jun 10, 2017 3:20:04 AM</text:p>
          </table:table-cell>
          <table:table-cell office:value-type="string" calcext:value-type="string">
            <text:p>Jan 30, 2018 9:1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04" xlink:type="simple">Manual | Atualizar Cadastro Produtos Através Arquivo Auxiliar Produtos Integra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l 18, 2017 2:30:39 PM</text:p>
          </table:table-cell>
          <table:table-cell office:value-type="string" calcext:value-type="string">
            <text:p>Jul 26, 2017 2:40:13 PM</text:p>
          </table:table-cell>
          <table:table-cell office:value-type="string" calcext:value-type="string">
            <text:p>Jul 19, 2017 8:29:13 AM</text:p>
          </table:table-cell>
          <table:table-cell office:value-type="string" calcext:value-type="string">
            <text:p>Jul 26, 2017 2:38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3" xlink:type="simple">Dúvida | Como Emitir Relatório Relação Estoque Modelo 13 Integral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un 5, 2017 8:53:13 AM</text:p>
          </table:table-cell>
          <table:table-cell office:value-type="string" calcext:value-type="string">
            <text:p>Jun 5, 2017 8:56:47 AM</text:p>
          </table:table-cell>
          <table:table-cell office:value-type="string" calcext:value-type="string">
            <text:p>Jun 6, 2017 3:56:35 AM</text:p>
          </table:table-cell>
          <table:table-cell office:value-type="string" calcext:value-type="string">
            <text:p>Nov 15, 2017 11:19:1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Servidor+Integral+Acesso+IntegWeb" xlink:type="simple">Manual | Configurar Servidor Integral Acesso IntegWeb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pr 18, 2017 2:28:39 PM</text:p>
          </table:table-cell>
          <table:table-cell office:value-type="string" calcext:value-type="string">
            <text:p>Apr 19, 2017 12:35:24 PM</text:p>
          </table:table-cell>
          <table:table-cell office:value-type="string" calcext:value-type="string">
            <text:p>Apr 20, 2017 8:00:07 AM</text:p>
          </table:table-cell>
          <table:table-cell office:value-type="string" calcext:value-type="string">
            <text:p>Jan 26, 2018 2:13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56" xlink:type="simple">Dúvida | Como Definir Período Pedido Central Integral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 12, 2017 3:12:25 PM</text:p>
          </table:table-cell>
          <table:table-cell office:value-type="string" calcext:value-type="string">
            <text:p>Dec 12, 2017 4:11:40 PM</text:p>
          </table:table-cell>
          <table:table-cell office:value-type="string" calcext:value-type="string">
            <text:p>Dec 19, 2017 9:38:31 AM</text:p>
          </table:table-cell>
          <table:table-cell office:value-type="string" calcext:value-type="string">
            <text:p>Feb 1, 2018 10:39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7" xlink:type="simple">Dúvida | Como Alterar Impressora Padrão Integral Varejo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Dec 18, 2017 5:06:18 PM</text:p>
          </table:table-cell>
          <table:table-cell office:value-type="string" calcext:value-type="string">
            <text:p>Dec 19, 2017 9:47:10 AM</text:p>
          </table:table-cell>
          <table:table-cell office:value-type="string" calcext:value-type="string">
            <text:p>Dec 19, 2017 9:01:03 AM</text:p>
          </table:table-cell>
          <table:table-cell office:value-type="string" calcext:value-type="string">
            <text:p>Feb 1, 2018 6:14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55" xlink:type="simple">Dúvida | Como Importar Plano Contas Referencial Integral Varejo?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Jan 30, 2018 2:49:15 PM</text:p>
          </table:table-cell>
          <table:table-cell office:value-type="string" calcext:value-type="string">
            <text:p>Jan 30, 2018 4:20:21 PM</text:p>
          </table:table-cell>
          <table:table-cell office:value-type="string" calcext:value-type="string">
            <text:p>Jan 30, 2018 4:00:18 PM</text:p>
          </table:table-cell>
          <table:table-cell office:value-type="string" calcext:value-type="string">
            <text:p>Feb 2, 2018 9:40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8" xlink:type="simple">Dúvida | Como Emitir Relatório Lista Preço Modelo 25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n 9, 2017 2:48:18 PM</text:p>
          </table:table-cell>
          <table:table-cell office:value-type="string" calcext:value-type="string">
            <text:p>Jun 9, 2017 2:51:03 PM</text:p>
          </table:table-cell>
          <table:table-cell office:value-type="string" calcext:value-type="string">
            <text:p>Jun 10, 2017 3:19:19 AM</text:p>
          </table:table-cell>
          <table:table-cell office:value-type="string" calcext:value-type="string">
            <text:p>Jan 30, 2018 9:1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8" xlink:type="simple">Dúvida | Como Emitir Relatório Lista Preço Modelo 29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n 9, 2017 3:16:28 PM</text:p>
          </table:table-cell>
          <table:table-cell office:value-type="string" calcext:value-type="string">
            <text:p>Jun 9, 2017 3:19:25 PM</text:p>
          </table:table-cell>
          <table:table-cell office:value-type="string" calcext:value-type="string">
            <text:p>Jun 10, 2017 8:06:26 PM</text:p>
          </table:table-cell>
          <table:table-cell office:value-type="string" calcext:value-type="string">
            <text:p>Jan 28, 2018 1:37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7" xlink:type="simple">Dúvida | Como Emitir Relatório Lista Preço Modelo 33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n 12, 2017 8:48:37 AM</text:p>
          </table:table-cell>
          <table:table-cell office:value-type="string" calcext:value-type="string">
            <text:p>Jun 12, 2017 8:50:08 AM</text:p>
          </table:table-cell>
          <table:table-cell office:value-type="string" calcext:value-type="string">
            <text:p>Jun 12, 2017 10:23:53 AM</text:p>
          </table:table-cell>
          <table:table-cell office:value-type="string" calcext:value-type="string">
            <text:p>Nov 15, 2017 3:54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3" xlink:type="simple">Dúvida | Como Emitir Relatório Lista Preço Modelo 38 Integral?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Jun 7, 2017 10:48:18 AM</text:p>
          </table:table-cell>
          <table:table-cell office:value-type="string" calcext:value-type="string">
            <text:p>Jun 8, 2017 8:40:20 AM</text:p>
          </table:table-cell>
          <table:table-cell office:value-type="string" calcext:value-type="string">
            <text:p>Jun 7, 2017 9:49:32 PM</text:p>
          </table:table-cell>
          <table:table-cell office:value-type="string" calcext:value-type="string">
            <text:p>Nov 1, 2017 12:10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86" xlink:type="simple">Dúvida | Como Emitir Relatório Lista Preço Modelo 06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n 9, 2017 11:14:54 AM</text:p>
          </table:table-cell>
          <table:table-cell office:value-type="string" calcext:value-type="string">
            <text:p>Jun 9, 2017 11:16:46 AM</text:p>
          </table:table-cell>
          <table:table-cell office:value-type="string" calcext:value-type="string">
            <text:p>Jun 10, 2017 3:22:10 AM</text:p>
          </table:table-cell>
          <table:table-cell office:value-type="string" calcext:value-type="string">
            <text:p>Jan 30, 2018 9:10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9" xlink:type="simple">Dúvida | Como Emitir Relatório Lista Preço Modelo 04 Integral Varejo?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Jun 7, 2017 3:22:19 PM</text:p>
          </table:table-cell>
          <table:table-cell office:value-type="string" calcext:value-type="string">
            <text:p>Jun 7, 2017 3:46:43 PM</text:p>
          </table:table-cell>
          <table:table-cell office:value-type="string" calcext:value-type="string">
            <text:p>Jun 7, 2017 9:49:36 PM</text:p>
          </table:table-cell>
          <table:table-cell office:value-type="string" calcext:value-type="string">
            <text:p>Jan 10, 2018 6:0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0" xlink:type="simple">Dúvida | Como Emitir Relatório Lista Preço Modelo 03 Integral Varejo?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Jun 7, 2017 2:34:33 PM</text:p>
          </table:table-cell>
          <table:table-cell office:value-type="string" calcext:value-type="string">
            <text:p>Jun 7, 2017 3:21:17 PM</text:p>
          </table:table-cell>
          <table:table-cell office:value-type="string" calcext:value-type="string">
            <text:p>Jun 7, 2017 9:49:59 PM</text:p>
          </table:table-cell>
          <table:table-cell office:value-type="string" calcext:value-type="string">
            <text:p>Jan 20, 2018 8:59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34" xlink:type="simple">Dúvida | Como Emitir Relatório Lista Preço Modelo 05 Integral Varejo?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Jun 7, 2017 3:48:31 PM</text:p>
          </table:table-cell>
          <table:table-cell office:value-type="string" calcext:value-type="string">
            <text:p>Jun 7, 2017 3:51:41 PM</text:p>
          </table:table-cell>
          <table:table-cell office:value-type="string" calcext:value-type="string">
            <text:p>Jun 7, 2017 9:49:40 PM</text:p>
          </table:table-cell>
          <table:table-cell office:value-type="string" calcext:value-type="string">
            <text:p>Oct 23, 2017 12:1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6" xlink:type="simple">Dúvida | Como Emitir Relatório Lista Preço Modelo 14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n 9, 2017 12:32:08 PM</text:p>
          </table:table-cell>
          <table:table-cell office:value-type="string" calcext:value-type="string">
            <text:p>Jun 9, 2017 12:34:50 PM</text:p>
          </table:table-cell>
          <table:table-cell office:value-type="string" calcext:value-type="string">
            <text:p>Jun 10, 2017 2:11:05 AM</text:p>
          </table:table-cell>
          <table:table-cell office:value-type="string" calcext:value-type="string">
            <text:p>Jan 28, 2018 1:37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7" xlink:type="simple">Dúvida | Como Emitir Relatório Lista Preço Modelo 19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n 9, 2017 2:12:47 PM</text:p>
          </table:table-cell>
          <table:table-cell office:value-type="string" calcext:value-type="string">
            <text:p>Jun 9, 2017 2:15:37 PM</text:p>
          </table:table-cell>
          <table:table-cell office:value-type="string" calcext:value-type="string">
            <text:p>Jun 10, 2017 3:20:47 AM</text:p>
          </table:table-cell>
          <table:table-cell office:value-type="string" calcext:value-type="string">
            <text:p>Jan 28, 2018 1:37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2" xlink:type="simple">Dúvida | Como Emitir Relatório Lista Preço Modelo 20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n 9, 2017 2:15:57 PM</text:p>
          </table:table-cell>
          <table:table-cell office:value-type="string" calcext:value-type="string">
            <text:p>Jun 9, 2017 2:17:22 PM</text:p>
          </table:table-cell>
          <table:table-cell office:value-type="string" calcext:value-type="string">
            <text:p>Jun 10, 2017 3:16:55 AM</text:p>
          </table:table-cell>
          <table:table-cell office:value-type="string" calcext:value-type="string">
            <text:p>Jan 28, 2018 1:37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52" xlink:type="simple">Programa | CVE013 - Faturamento Vários Cupons - PDV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pr 27, 2017 2:28:58 PM</text:p>
          </table:table-cell>
          <table:table-cell office:value-type="string" calcext:value-type="string">
            <text:p>Apr 27, 2017 2:40:01 PM</text:p>
          </table:table-cell>
          <table:table-cell office:value-type="string" calcext:value-type="string">
            <text:p>Apr 28, 2017 12:14:11 AM</text:p>
          </table:table-cell>
          <table:table-cell office:value-type="string" calcext:value-type="string">
            <text:p>May 2, 2017 3:07:5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402+-+Consulta+Documentos+Fornecedor+-+Cliente+Loja" xlink:type="simple">Programa | BRW402 - Consulta Documentos Fornecedor - Cliente Loja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pr 28, 2017 11:52:51 AM</text:p>
          </table:table-cell>
          <table:table-cell office:value-type="string" calcext:value-type="string">
            <text:p>May 5, 2017 12:42:50 PM</text:p>
          </table:table-cell>
          <table:table-cell office:value-type="string" calcext:value-type="string">
            <text:p>Apr 28, 2017 5:25:38 PM</text:p>
          </table:table-cell>
          <table:table-cell office:value-type="string" calcext:value-type="string">
            <text:p>May 5, 2017 5:1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62" xlink:type="simple">Dúvida | Como Emitir Relatório Itens Não Movimentados Modelo 01 Integral?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Jan 22, 2018 11:53:40 AM</text:p>
          </table:table-cell>
          <table:table-cell office:value-type="string" calcext:value-type="string">
            <text:p>Jan 23, 2018 4:32:27 PM</text:p>
          </table:table-cell>
          <table:table-cell office:value-type="string" calcext:value-type="string">
            <text:p>Jan 23, 2018 4:30:49 PM</text:p>
          </table:table-cell>
          <table:table-cell office:value-type="string" calcext:value-type="string">
            <text:p>Feb 1, 2018 9:52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3" xlink:type="simple">Dúvida | Como Emitir Relatório Lista Preço Modelo 28 Integral Varejo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un 9, 2017 3:12:36 PM</text:p>
          </table:table-cell>
          <table:table-cell office:value-type="string" calcext:value-type="string">
            <text:p>Jun 9, 2017 3:13:49 PM</text:p>
          </table:table-cell>
          <table:table-cell office:value-type="string" calcext:value-type="string">
            <text:p>Jun 10, 2017 3:21:08 AM</text:p>
          </table:table-cell>
          <table:table-cell office:value-type="string" calcext:value-type="string">
            <text:p>Jan 28, 2018 1:37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2" xlink:type="simple">Dúvida | Como Emitir Relatório Lista Preço Modelo 34 Integral Varejo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un 12, 2017 8:51:32 AM</text:p>
          </table:table-cell>
          <table:table-cell office:value-type="string" calcext:value-type="string">
            <text:p>Jun 12, 2017 8:52:53 AM</text:p>
          </table:table-cell>
          <table:table-cell office:value-type="string" calcext:value-type="string">
            <text:p>Jun 13, 2017 12:16:44 AM</text:p>
          </table:table-cell>
          <table:table-cell office:value-type="string" calcext:value-type="string">
            <text:p>Jan 10, 2018 5:46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31" xlink:type="simple">Dúvida | Como Emitir Relatório Lista Preço Modelo 15 Integral Varejo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un 9, 2017 12:33:24 PM</text:p>
          </table:table-cell>
          <table:table-cell office:value-type="string" calcext:value-type="string">
            <text:p>Jun 9, 2017 12:34:28 PM</text:p>
          </table:table-cell>
          <table:table-cell office:value-type="string" calcext:value-type="string">
            <text:p>Jun 10, 2017 3:16:10 AM</text:p>
          </table:table-cell>
          <table:table-cell office:value-type="string" calcext:value-type="string">
            <text:p>Jan 28, 2018 1:37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3" xlink:type="simple">Dúvida | Como Emitir Relatório Lista Preço Modelo 22 Integral Varejo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un 9, 2017 2:29:22 PM</text:p>
          </table:table-cell>
          <table:table-cell office:value-type="string" calcext:value-type="string">
            <text:p>Jun 9, 2017 2:30:36 PM</text:p>
          </table:table-cell>
          <table:table-cell office:value-type="string" calcext:value-type="string">
            <text:p>Jun 10, 2017 3:19:53 AM</text:p>
          </table:table-cell>
          <table:table-cell office:value-type="string" calcext:value-type="string">
            <text:p>Jan 30, 2018 9:1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4" xlink:type="simple">Dúvida | Como Emitir Relatório Relação Estoque Modelo 27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un 5, 2017 10:47:26 AM</text:p>
          </table:table-cell>
          <table:table-cell office:value-type="string" calcext:value-type="string">
            <text:p>Jun 6, 2017 11:53:48 AM</text:p>
          </table:table-cell>
          <table:table-cell office:value-type="string" calcext:value-type="string">
            <text:p>Jun 6, 2017 3:54:42 AM</text:p>
          </table:table-cell>
          <table:table-cell office:value-type="string" calcext:value-type="string">
            <text:p>Feb 1, 2018 6:19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544" xlink:type="simple">Dúvida | Como Emitir Relatório Estatístico Integweb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ov 23, 2017 1:46:50 PM</text:p>
          </table:table-cell>
          <table:table-cell office:value-type="string" calcext:value-type="string">
            <text:p>Nov 27, 2017 12:46:37 PM</text:p>
          </table:table-cell>
          <table:table-cell office:value-type="string" calcext:value-type="string">
            <text:p>Nov 29, 2017 7:04:11 PM</text:p>
          </table:table-cell>
          <table:table-cell office:value-type="string" calcext:value-type="string">
            <text:p>Feb 1, 2018 7:31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71" xlink:type="simple">Dúvida | Como Parametrizar Devolução Vendas PDV Integral Varejo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Jan 18, 2018 2:19:44 PM</text:p>
          </table:table-cell>
          <table:table-cell office:value-type="string" calcext:value-type="string">
            <text:p>Jan 18, 2018 2:29:40 PM</text:p>
          </table:table-cell>
          <table:table-cell office:value-type="string" calcext:value-type="string">
            <text:p>Jan 18, 2018 10:30:05 PM</text:p>
          </table:table-cell>
          <table:table-cell office:value-type="string" calcext:value-type="string">
            <text:p>Feb 1, 2018 9:49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23" xlink:type="simple">Dúvida | Como Emitir Livro Apuração ICMS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Jan 24, 2018 9:52:45 AM</text:p>
          </table:table-cell>
          <table:table-cell office:value-type="string" calcext:value-type="string">
            <text:p>Jan 26, 2018 10:48:30 AM</text:p>
          </table:table-cell>
          <table:table-cell office:value-type="string" calcext:value-type="string">
            <text:p>Jan 24, 2018 11:00:34 AM</text:p>
          </table:table-cell>
          <table:table-cell office:value-type="string" calcext:value-type="string">
            <text:p>Feb 1, 2018 3:17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9" xlink:type="simple">Dúvida | Como Retornar Produtos Excluídos Integral Varejo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Jan 16, 2018 11:05:02 AM</text:p>
          </table:table-cell>
          <table:table-cell office:value-type="string" calcext:value-type="string">
            <text:p>Jan 16, 2018 11:36:41 AM</text:p>
          </table:table-cell>
          <table:table-cell office:value-type="string" calcext:value-type="string">
            <text:p>Jan 16, 2018 11:46:40 AM</text:p>
          </table:table-cell>
          <table:table-cell office:value-type="string" calcext:value-type="string">
            <text:p>Feb 1, 2018 9:45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1" xlink:type="simple">Dúvida | Como Retornar Produtos Excluídos Integral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Jan 16, 2018 9:57:02 AM</text:p>
          </table:table-cell>
          <table:table-cell office:value-type="string" calcext:value-type="string">
            <text:p>Jan 16, 2018 11:35:44 AM</text:p>
          </table:table-cell>
          <table:table-cell office:value-type="string" calcext:value-type="string">
            <text:p>Jan 16, 2018 11:28:38 AM</text:p>
          </table:table-cell>
          <table:table-cell office:value-type="string" calcext:value-type="string">
            <text:p>Feb 1, 2018 9:44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0" xlink:type="simple">Dúvida | Como Configurar Motivo Devoluções Integral Varejo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Jan 18, 2018 2:47:36 PM</text:p>
          </table:table-cell>
          <table:table-cell office:value-type="string" calcext:value-type="string">
            <text:p>Jan 18, 2018 2:53:08 PM</text:p>
          </table:table-cell>
          <table:table-cell office:value-type="string" calcext:value-type="string">
            <text:p>Jan 18, 2018 10:30:19 PM</text:p>
          </table:table-cell>
          <table:table-cell office:value-type="string" calcext:value-type="string">
            <text:p>Feb 1, 2018 9:50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02" xlink:type="simple">Dúvida | Como Cadastrar Tabelas PIS COFINS Integral Varejo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Jan 23, 2018 2:42:07 PM</text:p>
          </table:table-cell>
          <table:table-cell office:value-type="string" calcext:value-type="string">
            <text:p>Jan 23, 2018 4:03:37 PM</text:p>
          </table:table-cell>
          <table:table-cell office:value-type="string" calcext:value-type="string">
            <text:p>Jan 23, 2018 4:30:01 PM</text:p>
          </table:table-cell>
          <table:table-cell office:value-type="string" calcext:value-type="string">
            <text:p>Feb 1, 2018 10:03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86" xlink:type="simple">Dúvida | Como Cadastrar Tabelas PIS COFINS Integral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Jan 23, 2018 11:22:01 AM</text:p>
          </table:table-cell>
          <table:table-cell office:value-type="string" calcext:value-type="string">
            <text:p>Jan 23, 2018 2:44:31 PM</text:p>
          </table:table-cell>
          <table:table-cell office:value-type="string" calcext:value-type="string">
            <text:p>Jan 23, 2018 4:28:35 PM</text:p>
          </table:table-cell>
          <table:table-cell office:value-type="string" calcext:value-type="string">
            <text:p>Feb 1, 2018 10:03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18" xlink:type="simple">Dúvida | Como Gerar Registro E500 Filhos E520 E510 Integral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Jan 25, 2018 3:13:23 PM</text:p>
          </table:table-cell>
          <table:table-cell office:value-type="string" calcext:value-type="string">
            <text:p>Jan 26, 2018 2:31:41 PM</text:p>
          </table:table-cell>
          <table:table-cell office:value-type="string" calcext:value-type="string">
            <text:p>Jan 26, 2018 2:25:11 PM</text:p>
          </table:table-cell>
          <table:table-cell office:value-type="string" calcext:value-type="string">
            <text:p>Feb 1, 2018 10:06:1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Montagem+Cargas+Integral" xlink:type="simple">Manual | Montagem Cargas Integral</text:a>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ug 16, 2017 9:29:56 AM</text:p>
          </table:table-cell>
          <table:table-cell office:value-type="string" calcext:value-type="string">
            <text:p>Aug 16, 2017 2:27:05 PM</text:p>
          </table:table-cell>
          <table:table-cell office:value-type="string" calcext:value-type="string">
            <text:p>Aug 16, 2017 2:11:37 PM</text:p>
          </table:table-cell>
          <table:table-cell office:value-type="string" calcext:value-type="string">
            <text:p>Dec 13, 2017 10:4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0" xlink:type="simple">Dúvida | Como Emitir Relatório Contas Pagar Aberto Vencidos Integral?</text:a>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v 7, 2017 12:01:42 PM</text:p>
          </table:table-cell>
          <table:table-cell office:value-type="string" calcext:value-type="string">
            <text:p>Dec 29, 2017 9:44:40 AM</text:p>
          </table:table-cell>
          <table:table-cell office:value-type="string" calcext:value-type="string">
            <text:p>Dec 29, 2017 4:58:08 PM</text:p>
          </table:table-cell>
          <table:table-cell office:value-type="string" calcext:value-type="string">
            <text:p>Feb 1, 2018 3:31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68" xlink:type="simple">Atualização | Permitir Emissão Nota Fiscal Devolução Sem Referenciar Nota Utilizar CST 00 20 Referenciar Itens Individualmente Integral</text:a></text:p>
          </table:table-cell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Jan 11, 2018 2:42:36 PM</text:p>
          </table:table-cell>
          <table:table-cell office:value-type="string" calcext:value-type="string">
            <text:p>Jan 16, 2018 9:26:18 AM</text:p>
          </table:table-cell>
          <table:table-cell office:value-type="string" calcext:value-type="string">
            <text:p>Jan 15, 2018 5:34:41 PM</text:p>
          </table:table-cell>
          <table:table-cell office:value-type="string" calcext:value-type="string">
            <text:p>Feb 1, 2018 10:18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09" xlink:type="simple">Dúvida | Como Cadastrar Empresa Módulo Contábil Integral?</text:a></text:p>
          </table:table-cell>
          <table:table-cell office:value-type="float" office:value="9" calcext:value-type="float">
            <text:p>9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Jan 25, 2018 11:04:17 AM</text:p>
          </table:table-cell>
          <table:table-cell office:value-type="string" calcext:value-type="string">
            <text:p>Jan 25, 2018 11:55:56 AM</text:p>
          </table:table-cell>
          <table:table-cell office:value-type="string" calcext:value-type="string">
            <text:p>Jan 25, 2018 11:59:19 AM</text:p>
          </table:table-cell>
          <table:table-cell office:value-type="string" calcext:value-type="string">
            <text:p>Feb 1, 2018 10:05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94" xlink:type="simple">Manual | Gerar Registro 0220 Fator Conversão Sped Fiscal Integral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Jan 29, 2018 10:28:10 AM</text:p>
          </table:table-cell>
          <table:table-cell office:value-type="string" calcext:value-type="string">
            <text:p>Jan 30, 2018 9:19:21 AM</text:p>
          </table:table-cell>
          <table:table-cell office:value-type="string" calcext:value-type="string">
            <text:p>Jan 30, 2018 9:45:38 PM</text:p>
          </table:table-cell>
          <table:table-cell office:value-type="string" calcext:value-type="string">
            <text:p>Feb 1, 2018 10:14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480" xlink:type="simple">Dúvida | Como Emitir Relatório Débitos Fornecedor IntegWeb?</text:a>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ov 22, 2017 12:49:31 PM</text:p>
          </table:table-cell>
          <table:table-cell office:value-type="string" calcext:value-type="string">
            <text:p>Nov 27, 2017 12:44:10 PM</text:p>
          </table:table-cell>
          <table:table-cell office:value-type="string" calcext:value-type="string">
            <text:p>Nov 29, 2017 7:04:48 PM</text:p>
          </table:table-cell>
          <table:table-cell office:value-type="string" calcext:value-type="string">
            <text:p>Jan 26, 2018 4:51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2" xlink:type="simple">Dúvida | Como Parametrizar Rotina Parâmetros Saída CST 00 20 Itens ST Integral?</text:a></text:p>
          </table:table-cell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Jan 9, 2018 2:09:07 PM</text:p>
          </table:table-cell>
          <table:table-cell office:value-type="string" calcext:value-type="string">
            <text:p>Jan 11, 2018 10:12:11 AM</text:p>
          </table:table-cell>
          <table:table-cell office:value-type="string" calcext:value-type="string">
            <text:p>Jan 15, 2018 5:22:37 PM</text:p>
          </table:table-cell>
          <table:table-cell office:value-type="string" calcext:value-type="string">
            <text:p>Feb 1, 2018 9:39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09" xlink:type="simple">Dúvida | Como Parametrizar Impressão IPI Devolução Quadro Dados Adicionais Integral?</text:a></text:p>
          </table:table-cell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Jan 10, 2018 10:06:15 AM</text:p>
          </table:table-cell>
          <table:table-cell office:value-type="string" calcext:value-type="string">
            <text:p>Jan 10, 2018 10:57:12 AM</text:p>
          </table:table-cell>
          <table:table-cell office:value-type="string" calcext:value-type="string">
            <text:p>Jan 15, 2018 5:24:13 PM</text:p>
          </table:table-cell>
          <table:table-cell office:value-type="string" calcext:value-type="string">
            <text:p>Feb 1, 2018 9:42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9" xlink:type="simple">Dúvida | Como Parametrizar Impressão ICMS ST Quadro Dados Adicionais Integral?</text:a></text:p>
          </table:table-cell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Jan 9, 2018 2:50:08 PM</text:p>
          </table:table-cell>
          <table:table-cell office:value-type="string" calcext:value-type="string">
            <text:p>Jan 10, 2018 9:38:30 AM</text:p>
          </table:table-cell>
          <table:table-cell office:value-type="string" calcext:value-type="string">
            <text:p>Jan 15, 2018 5:23:07 PM</text:p>
          </table:table-cell>
          <table:table-cell office:value-type="string" calcext:value-type="string">
            <text:p>Feb 1, 2018 9:41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33" xlink:type="simple">Dúvida | Como Emitir Livro Apuração IPI Integral?</text:a></text:p>
          </table:table-cell>
          <table:table-cell office:value-type="float" office:value="8" calcext:value-type="float">
            <text:p>8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Jan 26, 2018 9:33:48 AM</text:p>
          </table:table-cell>
          <table:table-cell office:value-type="string" calcext:value-type="string">
            <text:p>Jan 26, 2018 11:25:56 AM</text:p>
          </table:table-cell>
          <table:table-cell office:value-type="string" calcext:value-type="string">
            <text:p>Jan 26, 2018 2:10:04 PM</text:p>
          </table:table-cell>
          <table:table-cell office:value-type="string" calcext:value-type="string">
            <text:p>Feb 1, 2018 10:06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91" xlink:type="simple">Dúvida | Como Atualizar Plano Contas Contábil Integral?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 24, 2018 4:16:38 PM</text:p>
          </table:table-cell>
          <table:table-cell office:value-type="string" calcext:value-type="string">
            <text:p>Jan 24, 2018 5:09:53 PM</text:p>
          </table:table-cell>
          <table:table-cell office:value-type="string" calcext:value-type="string">
            <text:p>Jan 24, 2018 5:38:01 PM</text:p>
          </table:table-cell>
          <table:table-cell office:value-type="string" calcext:value-type="string">
            <text:p>Feb 2, 2018 9:39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06" xlink:type="simple">Dúvida | Como Emitir Relatório Contas Receber IntegWeb?</text:a>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v 27, 2017 9:17:46 AM</text:p>
          </table:table-cell>
          <table:table-cell office:value-type="string" calcext:value-type="string">
            <text:p>Nov 27, 2017 12:37:53 PM</text:p>
          </table:table-cell>
          <table:table-cell office:value-type="string" calcext:value-type="string">
            <text:p>Nov 28, 2017 4:27:13 PM</text:p>
          </table:table-cell>
          <table:table-cell office:value-type="string" calcext:value-type="string">
            <text:p>Jan 26, 2018 4:50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47" xlink:type="simple">Atualização | Permitir Emissão Nota Fiscal Devolução Utilizar CST 00 20 Referenciar Todos Itens Integral</text:a>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Jan 11, 2018 10:40:45 AM</text:p>
          </table:table-cell>
          <table:table-cell office:value-type="string" calcext:value-type="string">
            <text:p>Jan 16, 2018 9:23:32 AM</text:p>
          </table:table-cell>
          <table:table-cell office:value-type="string" calcext:value-type="string">
            <text:p>Jan 15, 2018 5:30:36 PM</text:p>
          </table:table-cell>
          <table:table-cell office:value-type="string" calcext:value-type="string">
            <text:p>Feb 1, 2018 10:19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73" xlink:type="simple">Dúvida | Como Emitir Relatório Itens Sem Rotatividade Modelo 01 Integral Varejo?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Jan 22, 2018 4:31:49 PM</text:p>
          </table:table-cell>
          <table:table-cell office:value-type="string" calcext:value-type="string">
            <text:p>Jan 23, 2018 11:01:28 AM</text:p>
          </table:table-cell>
          <table:table-cell office:value-type="string" calcext:value-type="string">
            <text:p>Jan 23, 2018 4:27:44 PM</text:p>
          </table:table-cell>
          <table:table-cell office:value-type="string" calcext:value-type="string">
            <text:p>Feb 1, 2018 9:53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55" xlink:type="simple">Dúvida | Como Emitir Livro Apuração ICMS Integral Varejo?</text:a></text:p>
          </table:table-cell>
          <table:table-cell office:value-type="float" office:value="7" calcext:value-type="float">
            <text:p>7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Jan 24, 2018 2:11:07 PM</text:p>
          </table:table-cell>
          <table:table-cell office:value-type="string" calcext:value-type="string">
            <text:p>Jan 24, 2018 3:22:18 PM</text:p>
          </table:table-cell>
          <table:table-cell office:value-type="string" calcext:value-type="string">
            <text:p>Jan 24, 2018 3:27:23 PM</text:p>
          </table:table-cell>
          <table:table-cell office:value-type="string" calcext:value-type="string">
            <text:p>Feb 1, 2018 10:04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27" xlink:type="simple">Manual | Realizar Consulta Pesquisa Preços Integral</text:a></text:p>
          </table:table-cell>
          <table:table-cell office:value-type="float" office:value="7" calcext:value-type="float">
            <text:p>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Jan 17, 2018 2:24:13 PM</text:p>
          </table:table-cell>
          <table:table-cell office:value-type="string" calcext:value-type="string">
            <text:p>Feb 1, 2018 10:13:44 AM</text:p>
          </table:table-cell>
          <table:table-cell office:value-type="string" calcext:value-type="string">
            <text:p>Jan 30, 2018 9:51:51 AM</text:p>
          </table:table-cell>
          <table:table-cell office:value-type="string" calcext:value-type="string">
            <text:p>Feb 1, 2018 10:12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74" xlink:type="simple">Dúvida | Como Incluir Frete Cálculo DIFAL NF-e Saída Integral?</text:a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 26, 2018 4:20:24 PM</text:p>
          </table:table-cell>
          <table:table-cell office:value-type="string" calcext:value-type="string">
            <text:p>Jan 30, 2018 9:08:23 AM</text:p>
          </table:table-cell>
          <table:table-cell office:value-type="string" calcext:value-type="string">
            <text:p>Jan 30, 2018 9:45:59 PM</text:p>
          </table:table-cell>
          <table:table-cell office:value-type="string" calcext:value-type="string">
            <text:p>Feb 1, 2018 10:06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83" xlink:type="simple">Arquivo | SP01e16 - Exportação Financeira Contas Receber</text:a>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 28, 2017 3:01:47 PM</text:p>
          </table:table-cell>
          <table:table-cell office:value-type="string" calcext:value-type="string">
            <text:p>Mar 28, 2017 3:03:26 PM</text:p>
          </table:table-cell>
          <table:table-cell office:value-type="string" calcext:value-type="string">
            <text:p>Mar 29, 2017 3:17:51 PM</text:p>
          </table:table-cell>
          <table:table-cell office:value-type="string" calcext:value-type="string">
            <text:p>Nov 28, 2017 4:34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1" xlink:type="simple">Dúvida | Quais Rotinas Trabalham Produtos Grade Pedido Compras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r 25, 2017 12:30:36 PM</text:p>
          </table:table-cell>
          <table:table-cell office:value-type="string" calcext:value-type="string">
            <text:p>Apr 25, 2017 12:48:45 PM</text:p>
          </table:table-cell>
          <table:table-cell office:value-type="string" calcext:value-type="string">
            <text:p>Aug 16, 2017 9:29:31 AM</text:p>
          </table:table-cell>
          <table:table-cell office:value-type="string" calcext:value-type="string">
            <text:p>Oct 30, 2017 10:12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28" xlink:type="simple">Dúvida | Como Corrigir Erro CPU Trava Estorno Integração Contábil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n 20, 2017 9:50:28 AM</text:p>
          </table:table-cell>
          <table:table-cell office:value-type="string" calcext:value-type="string">
            <text:p>Jun 20, 2017 10:40:59 AM</text:p>
          </table:table-cell>
          <table:table-cell office:value-type="string" calcext:value-type="string">
            <text:p>Jun 20, 2017 10:55:05 AM</text:p>
          </table:table-cell>
          <table:table-cell office:value-type="string" calcext:value-type="string">
            <text:p>Aug 8, 2017 1:4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08" xlink:type="simple">Programa | EST117 - Alteração Produtos</text:a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b 21, 2017 8:41:40 AM</text:p>
          </table:table-cell>
          <table:table-cell office:value-type="string" calcext:value-type="string">
            <text:p>Feb 21, 2017 9:41:30 AM</text:p>
          </table:table-cell>
          <table:table-cell office:value-type="string" calcext:value-type="string">
            <text:p>Nov 28, 2017 2:44:49 PM</text:p>
          </table:table-cell>
          <table:table-cell office:value-type="string" calcext:value-type="string">
            <text:p>Nov 28, 2017 4:34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7" xlink:type="simple">Arquivo | SP01e07 - Exportação Financeira Contas Pagar</text:a>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 28, 2017 3:38:40 PM</text:p>
          </table:table-cell>
          <table:table-cell office:value-type="string" calcext:value-type="string">
            <text:p>Mar 29, 2017 2:20:45 PM</text:p>
          </table:table-cell>
          <table:table-cell office:value-type="string" calcext:value-type="string">
            <text:p>Mar 29, 2017 3:23:32 PM</text:p>
          </table:table-cell>
          <table:table-cell office:value-type="string" calcext:value-type="string">
            <text:p>Mar 29, 2017 4:1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97" xlink:type="simple">Manual | Configurar Servidor Integral Instalação Comanda Android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Apr 18, 2017 9:56:39 AM</text:p>
          </table:table-cell>
          <table:table-cell office:value-type="string" calcext:value-type="string">
            <text:p>Apr 18, 2017 3:19:35 PM</text:p>
          </table:table-cell>
          <table:table-cell office:value-type="string" calcext:value-type="string">
            <text:p>Apr 18, 2017 11:24:49 AM</text:p>
          </table:table-cell>
          <table:table-cell office:value-type="string" calcext:value-type="string">
            <text:p>Sep 1, 2017 2:48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9" xlink:type="simple">Dúvida | Quais Rotinas Trabalham Produtos Grade Pedido Vendas Integ001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 25, 2017 11:31:14 AM</text:p>
          </table:table-cell>
          <table:table-cell office:value-type="string" calcext:value-type="string">
            <text:p>May 5, 2017 2:27:48 PM</text:p>
          </table:table-cell>
          <table:table-cell office:value-type="string" calcext:value-type="string">
            <text:p>May 5, 2017 2:57:21 PM</text:p>
          </table:table-cell>
          <table:table-cell office:value-type="string" calcext:value-type="string">
            <text:p>May 5, 2017 4:56:47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138+-+Gravar+Plano+Contas+Referencial+Data" xlink:type="simple">Programa | CBA138 - Gravar Plano Contas Referencial Data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 28, 2017 2:16:47 PM</text:p>
          </table:table-cell>
          <table:table-cell office:value-type="string" calcext:value-type="string">
            <text:p>Apr 28, 2017 2:23:18 PM</text:p>
          </table:table-cell>
          <table:table-cell office:value-type="string" calcext:value-type="string">
            <text:p>Jun 22, 2017 2:42:25 PM</text:p>
          </table:table-cell>
          <table:table-cell office:value-type="string" calcext:value-type="string">
            <text:p>Oct 2, 2017 10:06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2" xlink:type="simple">Dúvida | Como Cadastrar Setor Grupo Integral Varejo?</text:a>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p 26, 2017 9:47:53 AM</text:p>
          </table:table-cell>
          <table:table-cell office:value-type="string" calcext:value-type="string">
            <text:p>Sep 26, 2017 10:10:31 AM</text:p>
          </table:table-cell>
          <table:table-cell office:value-type="string" calcext:value-type="string">
            <text:p>Feb 2, 2018 10:05:13 AM</text:p>
          </table:table-cell>
          <table:table-cell office:value-type="string" calcext:value-type="string">
            <text:p>Feb 2, 2018 10:43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8" xlink:type="simple">Dúvida | Como Realizar Lançamento Notas Devolução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 7, 2017 8:19:50 AM</text:p>
          </table:table-cell>
          <table:table-cell office:value-type="string" calcext:value-type="string">
            <text:p>Jun 7, 2017 2:13:20 PM</text:p>
          </table:table-cell>
          <table:table-cell table:number-columns-repeated="2" office:value-type="string" calcext:value-type="string">
            <text:p>Aug 7, 2017 12:4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7" xlink:type="simple">Programa | EST004 - Inclusão Produto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 13, 2017 10:06:10 AM</text:p>
          </table:table-cell>
          <table:table-cell office:value-type="string" calcext:value-type="string">
            <text:p>Feb 13, 2017 10:11:03 AM</text:p>
          </table:table-cell>
          <table:table-cell table:number-columns-repeated="2" office:value-type="string" calcext:value-type="string">
            <text:p>Oct 24, 2017 2:1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78" xlink:type="simple">Programa | CBA001 - Manutenção Cadastro Lojas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 28, 2017 9:46:53 AM</text:p>
          </table:table-cell>
          <table:table-cell office:value-type="string" calcext:value-type="string">
            <text:p>Apr 28, 2017 11:06:00 AM</text:p>
          </table:table-cell>
          <table:table-cell table:number-columns-repeated="2" office:value-type="string" calcext:value-type="string">
            <text:p>Nov 29, 2017 11:36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79" xlink:type="simple">Programa | CBA009 - Cadastra Tipos Lançamentos Contábeis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 28, 2017 12:28:01 PM</text:p>
          </table:table-cell>
          <table:table-cell office:value-type="string" calcext:value-type="string">
            <text:p>Apr 28, 2017 12:41:32 PM</text:p>
          </table:table-cell>
          <table:table-cell table:number-columns-repeated="2" office:value-type="string" calcext:value-type="string">
            <text:p>Oct 2, 2017 10:07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77" xlink:type="simple">Programa | MOV010 - Produção Receitas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 31, 2017 11:40:39 AM</text:p>
          </table:table-cell>
          <table:table-cell office:value-type="string" calcext:value-type="string">
            <text:p>May 31, 2017 11:51:30 AM</text:p>
          </table:table-cell>
          <table:table-cell table:number-columns-repeated="2" office:value-type="string" calcext:value-type="string">
            <text:p>Jul 26, 2017 2:4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24" xlink:type="simple">Programa | CTB158 - Emissão Razão x Comercial CSV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 3, 2017 8:44:14 AM</text:p>
          </table:table-cell>
          <table:table-cell office:value-type="string" calcext:value-type="string">
            <text:p>May 3, 2017 9:27:33 AM</text:p>
          </table:table-cell>
          <table:table-cell table:number-columns-repeated="2" office:value-type="string" calcext:value-type="string">
            <text:p>Jun 26, 2017 3:21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9" xlink:type="simple">Programa | EST601 - Inclusão Composição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 3, 2017 10:19:57 AM</text:p>
          </table:table-cell>
          <table:table-cell office:value-type="string" calcext:value-type="string">
            <text:p>May 3, 2017 10:43:24 AM</text:p>
          </table:table-cell>
          <table:table-cell table:number-columns-repeated="2" office:value-type="string" calcext:value-type="string">
            <text:p>May 9, 2017 11:5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6" xlink:type="simple">Programa | SPR054 - Manutenção Composição Desconto Acréscimo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 1, 2017 11:36:13 AM</text:p>
          </table:table-cell>
          <table:table-cell office:value-type="string" calcext:value-type="string">
            <text:p>Jun 1, 2017 11:38:25 AM</text:p>
          </table:table-cell>
          <table:table-cell table:number-columns-repeated="2" office:value-type="string" calcext:value-type="string">
            <text:p>Oct 24, 2017 4:3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47" xlink:type="simple">Programa | EST030 - Relação Estoque Setor/Seção/Item - Modelo 20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 16, 2017 11:47:45 AM</text:p>
          </table:table-cell>
          <table:table-cell office:value-type="string" calcext:value-type="string">
            <text:p>Feb 16, 2017 12:26:56 PM</text:p>
          </table:table-cell>
          <table:table-cell table:number-columns-repeated="2" office:value-type="string" calcext:value-type="string">
            <text:p>Oct 24, 2017 2:1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27" xlink:type="simple">Dúvida | Como Configurar Valor IPI NF-e Devolução Versão 4.0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an 5, 2018 11:40:41 AM</text:p>
          </table:table-cell>
          <table:table-cell office:value-type="string" calcext:value-type="string">
            <text:p>Feb 1, 2018 3:18:52 PM</text:p>
          </table:table-cell>
          <table:table-cell table:number-columns-repeated="2" office:value-type="string" calcext:value-type="string">
            <text:p>Feb 1, 2018 3:18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97" xlink:type="simple">Dúvida | Como Funciona Gravação Dados ICMS FCP FEM ST NF-e Saída Faturamento Versão 4.0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n 4, 2018 2:28:11 PM</text:p>
          </table:table-cell>
          <table:table-cell office:value-type="string" calcext:value-type="string">
            <text:p>Feb 1, 2018 4:17:14 PM</text:p>
          </table:table-cell>
          <table:table-cell table:number-columns-repeated="2" office:value-type="string" calcext:value-type="string">
            <text:p>Feb 1, 2018 4:13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75" xlink:type="simple">Dúvida | Quais Rotinas Trabalham Produtos Grade Etiquet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1:00:51 AM</text:p>
          </table:table-cell>
          <table:table-cell office:value-type="string" calcext:value-type="string">
            <text:p>Apr 26, 2017 11:25:3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89" xlink:type="simple">Dúvida | Quais Rotinas Trabalham Produtos Grade Manuten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35:32 PM</text:p>
          </table:table-cell>
          <table:table-cell office:value-type="string" calcext:value-type="string">
            <text:p>Apr 26, 2017 12:41:1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5" xlink:type="simple">Dúvida | Quais Rotinas Trabalham Produtos Grade Pedido Client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23:15 AM</text:p>
          </table:table-cell>
          <table:table-cell office:value-type="string" calcext:value-type="string">
            <text:p>Apr 26, 2017 9:27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2" xlink:type="simple">Dúvida | Quais Rotinas Trabalham Produtos Grade Consult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45:21 PM</text:p>
          </table:table-cell>
          <table:table-cell office:value-type="string" calcext:value-type="string">
            <text:p>Apr 26, 2017 12:52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9" xlink:type="simple">Dúvida | Quais Rotinas Trabalham Produtos Grade Relatórios Grade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53:35 AM</text:p>
          </table:table-cell>
          <table:table-cell office:value-type="string" calcext:value-type="string">
            <text:p>Apr 27, 2017 11:02:5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85" xlink:type="simple">Dúvida | Como Cadastrar Operador Caix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17, 2017 11:02:16 AM</text:p>
          </table:table-cell>
          <table:table-cell office:value-type="string" calcext:value-type="string">
            <text:p>May 17, 2017 11:35:2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5" xlink:type="simple">Dúvida | Como Emitir Relatório Lista Preço Modelo 17 Integral Varejo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9, 2017 2:03:08 PM</text:p>
          </table:table-cell>
          <table:table-cell office:value-type="string" calcext:value-type="string">
            <text:p>Jun 9, 2017 2:17:4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8" xlink:type="simple">Dúvida | Quais Rotinas Trabalham Produtos Grade Quebr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40:30 AM</text:p>
          </table:table-cell>
          <table:table-cell office:value-type="string" calcext:value-type="string">
            <text:p>Apr 27, 2017 9:48:2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9" xlink:type="simple">Dúvida | Quais Rotinas Trabalham Produtos Grade Acerto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08:05 PM</text:p>
          </table:table-cell>
          <table:table-cell office:value-type="string" calcext:value-type="string">
            <text:p>Apr 25, 2017 2:13:2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2" xlink:type="simple">Dúvida | Quais Rotinas Trabalham Produtos Grade Cadastro Produ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17:47 PM</text:p>
          </table:table-cell>
          <table:table-cell office:value-type="string" calcext:value-type="string">
            <text:p>Apr 25, 2017 2:40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8" xlink:type="simple">Dúvida | Quais Rotinas Trabalham Produtos Grade Devolução Sal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16:54 PM</text:p>
          </table:table-cell>
          <table:table-cell office:value-type="string" calcext:value-type="string">
            <text:p>Apr 26, 2017 2:06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7" xlink:type="simple">Dúvida | Quais Rotinas Trabalham Produtos Grad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06:19 PM</text:p>
          </table:table-cell>
          <table:table-cell office:value-type="string" calcext:value-type="string">
            <text:p>Apr 26, 2017 2:15:3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01" xlink:type="simple">Dúvida | Quais Rotinas Trabalham Produtos Grade Inventário Digitação Atualiza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21:21 PM</text:p>
          </table:table-cell>
          <table:table-cell office:value-type="string" calcext:value-type="string">
            <text:p>Apr 26, 2017 2:34:3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0" xlink:type="simple">Dúvida | Quais Rotinas Trabalham Produtos Grade Inventário Manutenção Diário Simular Coletor Dire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8:42:01 AM</text:p>
          </table:table-cell>
          <table:table-cell office:value-type="string" calcext:value-type="string">
            <text:p>Apr 27, 2017 9:26:3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1" xlink:type="simple">Dúvida | Quais Rotinas Trabalham Produtos Grade Entrada Compr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27:38 PM</text:p>
          </table:table-cell>
          <table:table-cell office:value-type="string" calcext:value-type="string">
            <text:p>Apr 25, 2017 4:08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6" xlink:type="simple">Dúvida | Quais Rotinas Trabalham Produtos Grade Entrada Transferência Devolução PDV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26:40 AM</text:p>
          </table:table-cell>
          <table:table-cell office:value-type="string" calcext:value-type="string">
            <text:p>Apr 26, 2017 8:42:2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9" xlink:type="simple">Dúvida | Quais Rotinas Trabalham Produtos Grade Saíd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11:59 AM</text:p>
          </table:table-cell>
          <table:table-cell office:value-type="string" calcext:value-type="string">
            <text:p>Apr 26, 2017 9:19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1" xlink:type="simple">Dúvida | Quais Rotinas Trabalham Produtos Grade Saída Venda Transferênci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43:41 AM</text:p>
          </table:table-cell>
          <table:table-cell office:value-type="string" calcext:value-type="string">
            <text:p>Apr 26, 2017 8:53:1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03+-+Consulta+Produto" xlink:type="simple">Programa | CON003 - Consulta Produ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22:29 AM</text:p>
          </table:table-cell>
          <table:table-cell office:value-type="string" calcext:value-type="string">
            <text:p>Feb 9, 2017 2:21:4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37+-+Consulta+Ficha+Financeira+Consolidada" xlink:type="simple">Programa | CON037 - Consulta Ficha Financeira Consolidad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6:05:22 AM</text:p>
          </table:table-cell>
          <table:table-cell office:value-type="string" calcext:value-type="string">
            <text:p>Feb 16, 2017 6:40:0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291+-+Mostra+Movimento" xlink:type="simple">Programa | BRW291 - Mostra Movimen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13:06 PM</text:p>
          </table:table-cell>
          <table:table-cell office:value-type="string" calcext:value-type="string">
            <text:p>Apr 27, 2017 2:24:2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34" xlink:type="simple">Programa | COM052 - ABC de Vendedor/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3:43:27 PM</text:p>
          </table:table-cell>
          <table:table-cell office:value-type="string" calcext:value-type="string">
            <text:p>Feb 9, 2017 2:19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08+-+Vendas+do+Dia+-+Modelo+1" xlink:type="simple">Programa | AUT208 - Vendas do Dia - Modelo 1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1:53:39 PM</text:p>
          </table:table-cell>
          <table:table-cell office:value-type="string" calcext:value-type="string">
            <text:p>Feb 9, 2017 2:20:2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32+-+Vendas+do+Dia+-+Modelo+3" xlink:type="simple">Programa | AUT232 - Vendas do Dia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08:25 AM</text:p>
          </table:table-cell>
          <table:table-cell office:value-type="string" calcext:value-type="string">
            <text:p>Feb 9, 2017 2:20:4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99" xlink:type="simple">Programa | CON230 - Tipos de Lançamen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9:53:36 AM</text:p>
          </table:table-cell>
          <table:table-cell office:value-type="string" calcext:value-type="string">
            <text:p>Feb 9, 2017 2:18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39" xlink:type="simple">Programa | EST018 - Manutenção Produto/Código Barr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7:14:03 AM</text:p>
          </table:table-cell>
          <table:table-cell office:value-type="string" calcext:value-type="string">
            <text:p>Feb 16, 2017 7:4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3" xlink:type="simple">Programa | DED203 - Alteração Última Nota Emitida - Auditóri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3, 2017 8:45:01 AM</text:p>
          </table:table-cell>
          <table:table-cell office:value-type="string" calcext:value-type="string">
            <text:p>Feb 13, 2017 8:51:0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72" xlink:type="simple">Programa | EST 212 - Manutenção Cadastro Pesquisa Preç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9:45:20 AM</text:p>
          </table:table-cell>
          <table:table-cell office:value-type="string" calcext:value-type="string">
            <text:p>Mar 23, 2017 10:37:4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EST242+-+Altera+Tabela+Fornecedor" xlink:type="simple">Programa | EST242 - Altera Tabela Fornecedo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0:45:45 AM</text:p>
          </table:table-cell>
          <table:table-cell office:value-type="string" calcext:value-type="string">
            <text:p>Mar 23, 2017 11:26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38" xlink:type="simple">Programa | EST118 - Exclusão Produ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1, 2017 10:59:43 AM</text:p>
          </table:table-cell>
          <table:table-cell office:value-type="string" calcext:value-type="string">
            <text:p>Feb 21, 2017 11:1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49+-+Compras+Clientes" xlink:type="simple">Programa | CBA049 - Compras Cli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08:52 PM</text:p>
          </table:table-cell>
          <table:table-cell office:value-type="string" calcext:value-type="string">
            <text:p>Apr 28, 2017 2:49:0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60" xlink:type="simple">Programa | CON059 - Relatório Fornecedores - Lista 6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30:06 AM</text:p>
          </table:table-cell>
          <table:table-cell office:value-type="string" calcext:value-type="string">
            <text:p>Apr 28, 2017 11:45:5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812+-+Gera+Cupom" xlink:type="simple">Programa | AUT812 - Gera Cupom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21:58 AM</text:p>
          </table:table-cell>
          <table:table-cell office:value-type="string" calcext:value-type="string">
            <text:p>Apr 28, 2017 9:32:5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86+Mala+Direta+Clientes+-+Lista+7" xlink:type="simple">Programa | CBA086 Mala Direta Clientes - Lista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11:17 AM</text:p>
          </table:table-cell>
          <table:table-cell office:value-type="string" calcext:value-type="string">
            <text:p>Apr 28, 2017 11:13:3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9" xlink:type="simple">Programa | EST 627 - Consulta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9:34:06 AM</text:p>
          </table:table-cell>
          <table:table-cell office:value-type="string" calcext:value-type="string">
            <text:p>May 31, 2017 11:44:05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88" xlink:type="simple">Programa | ROT333 - Rotina Grava Dígito 9 Frente Número Telefon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2:38:09 PM</text:p>
          </table:table-cell>
          <table:table-cell office:value-type="string" calcext:value-type="string">
            <text:p>Apr 28, 2017 2:49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4" xlink:type="simple">Programa | CTB157 - Emissão Balancetes - Consolidado Mens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2:50:48 PM</text:p>
          </table:table-cell>
          <table:table-cell office:value-type="string" calcext:value-type="string">
            <text:p>Apr 28, 2017 2:54:1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5" xlink:type="simple">Programa | VEN701 - Manutenção Caixa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32:38 AM</text:p>
          </table:table-cell>
          <table:table-cell office:value-type="string" calcext:value-type="string">
            <text:p>May 3, 2017 9:33:4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7" xlink:type="simple">Programa | BRW116 - Mostra Itens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53:09 AM</text:p>
          </table:table-cell>
          <table:table-cell office:value-type="string" calcext:value-type="string">
            <text:p>May 3, 2017 9:56:0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42" xlink:type="simple">Programa | SPR021 - Estorno Pagamento Lançamento Individu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2:22:49 PM</text:p>
          </table:table-cell>
          <table:table-cell office:value-type="string" calcext:value-type="string">
            <text:p>Jun 1, 2017 2:04:0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84" xlink:type="simple">Programa | SPR203 - Baixa Lançamentos 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20:55 PM</text:p>
          </table:table-cell>
          <table:table-cell office:value-type="string" calcext:value-type="string">
            <text:p>Jun 1, 2017 2:35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72" xlink:type="simple">Programa | SPR062 - Consolidação Contas Receber - Vários Tip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07:56 PM</text:p>
          </table:table-cell>
          <table:table-cell office:value-type="string" calcext:value-type="string">
            <text:p>Jun 1, 2017 2:18:2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8" xlink:type="simple">Programa | SPR131 - Emitir Relatório Contas Paga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1:42:54 AM</text:p>
          </table:table-cell>
          <table:table-cell office:value-type="string" calcext:value-type="string">
            <text:p>Jun 1, 2017 11:5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VV603+-+Importa+Fornecedores+Modelo+Novo" xlink:type="simple">Programa | AVV603 - Importa Fornecedores Modelo Nov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31:09 PM</text:p>
          </table:table-cell>
          <table:table-cell office:value-type="string" calcext:value-type="string">
            <text:p>May 31, 2017 12:42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6" xlink:type="simple">Programa | BAN022 - Tela Principal Relatórios Emit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04:54 PM</text:p>
          </table:table-cell>
          <table:table-cell office:value-type="string" calcext:value-type="string">
            <text:p>May 31, 2017 2:14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8" xlink:type="simple">Programa | BAN033 - Relatórios Cheques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19:46 PM</text:p>
          </table:table-cell>
          <table:table-cell office:value-type="string" calcext:value-type="string">
            <text:p>May 31, 2017 2:47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23" xlink:type="simple">Programa | SPR296 - Baixa Lançamentos Depós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28:27 PM</text:p>
          </table:table-cell>
          <table:table-cell office:value-type="string" calcext:value-type="string">
            <text:p>Jun 1, 2017 3:41:3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07" xlink:type="simple">Programa | SPR234 - Manutenção Cartão Créd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9:24 PM</text:p>
          </table:table-cell>
          <table:table-cell office:value-type="string" calcext:value-type="string">
            <text:p>Jun 1, 2017 3:24:2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98" xlink:type="simple">Programa | SPR231 - Emitir Relatório Contas Recebe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0:31 PM</text:p>
          </table:table-cell>
          <table:table-cell office:value-type="string" calcext:value-type="string">
            <text:p>Jun 1, 2017 2:47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SPR301+-+Tela+Inicial+Remessa" xlink:type="simple">Programa | SPR301 - Tela Inicial Remess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45:58 PM</text:p>
          </table:table-cell>
          <table:table-cell office:value-type="string" calcext:value-type="string">
            <text:p>Jun 1, 2017 3:48:3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79" xlink:type="simple">Arquivo | SP02e01 - Exportação Financeira Débitos Fornecedor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2:49:55 PM</text:p>
          </table:table-cell>
          <table:table-cell office:value-type="string" calcext:value-type="string">
            <text:p>Mar 28, 2017 2:56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9" xlink:type="simple">Arquivo | SP02a22 - Exportação Financeira CCF Banco Central (SIA)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3:47:27 PM</text:p>
          </table:table-cell>
          <table:table-cell office:value-type="string" calcext:value-type="string">
            <text:p>Mar 28, 2017 3:50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416+-+Consulta+Cupons+Desconto+-+Itens+Cancelados" xlink:type="simple">Programa | AUT416 - Consulta Cupons Desconto - Itens Cancel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8:43:52 AM</text:p>
          </table:table-cell>
          <table:table-cell office:value-type="string" calcext:value-type="string">
            <text:p>Apr 28, 2017 8:53:1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58" xlink:type="simple">Programa | EST062 - Relação Estoque Setor/Seção/Item - Modelo 2, 4, 19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12:35:15 PM</text:p>
          </table:table-cell>
          <table:table-cell office:value-type="string" calcext:value-type="string">
            <text:p>Feb 16, 2017 12:54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68" xlink:type="simple">Programa | EST068 - Relação Estoque Setor/Seção/Item - Modelo 6,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7, 2017 4:42:00 AM</text:p>
          </table:table-cell>
          <table:table-cell office:value-type="string" calcext:value-type="string">
            <text:p>Feb 17, 2017 8:10:0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07" xlink:type="simple">Programa | EST069 - Relação Estoque Setor/Seção/Item - Modelo 8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6:33:40 AM</text:p>
          </table:table-cell>
          <table:table-cell office:value-type="string" calcext:value-type="string">
            <text:p>Feb 20, 2017 6:5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27" xlink:type="simple">Programa | EST090 - Relação Estoque Setor/Seção/Item - Modelo 14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7:39:45 AM</text:p>
          </table:table-cell>
          <table:table-cell office:value-type="string" calcext:value-type="string">
            <text:p>Feb 20, 2017 7:51:0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19" xlink:type="simple">Programa | EST300 - Tela Relatórios Estoque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32:29 AM</text:p>
          </table:table-cell>
          <table:table-cell office:value-type="string" calcext:value-type="string">
            <text:p>Mar 23, 2017 11:3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26" xlink:type="simple">Programa | EST301 - Emite Sugestão Compras Setor/Seção/Item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47:06 AM</text:p>
          </table:table-cell>
          <table:table-cell office:value-type="string" calcext:value-type="string">
            <text:p>Mar 23, 2017 11:53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5" xlink:type="simple">Dúvida | Quais Rotinas Trabalham Produtos Grade Acerto Inventário Requisição Consum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21:46 AM</text:p>
          </table:table-cell>
          <table:table-cell office:value-type="string" calcext:value-type="string">
            <text:p>Apr 27, 2017 10:39:1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4" xlink:type="simple">Dúvida | Quais Rotinas Trabalham Produtos Grade Lista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16:32 AM</text:p>
          </table:table-cell>
          <table:table-cell office:value-type="string" calcext:value-type="string">
            <text:p>Apr 27, 2017 9:23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1" xlink:type="simple">Dúvida | Quais Rotinas Trabalham Produtos Grade Movimento Quebra Requisiç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50:59 AM</text:p>
          </table:table-cell>
          <table:table-cell office:value-type="string" calcext:value-type="string">
            <text:p>Apr 27, 2017 10:1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32" xlink:type="simple">Dúvida | Quais Rotinas Trabalham Produtos Grade Relatórios Estoqu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1:06:46 AM</text:p>
          </table:table-cell>
          <table:table-cell office:value-type="string" calcext:value-type="string">
            <text:p>Apr 27, 2017 11:19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65" xlink:type="simple">Programa | AUT420 - Relatório Cupons Fech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04:44 AM</text:p>
          </table:table-cell>
          <table:table-cell office:value-type="string" calcext:value-type="string">
            <text:p>Apr 28, 2017 9:09:3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33" xlink:type="simple">Programa | EST304 - Tela Relatórios Gerenciai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2:02:37 PM</text:p>
          </table:table-cell>
          <table:table-cell office:value-type="string" calcext:value-type="string">
            <text:p>Mar 23, 2017 12:27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19" xlink:type="simple">Programa | EST314 - Contribuição Margin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7:24:14 AM</text:p>
          </table:table-cell>
          <table:table-cell office:value-type="string" calcext:value-type="string">
            <text:p>Feb 20, 2017 7:34:45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1" xlink:type="simple">Programa | MOV093 - Relatório Produ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02:46 PM</text:p>
          </table:table-cell>
          <table:table-cell office:value-type="string" calcext:value-type="string">
            <text:p>May 31, 2017 12:04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2" xlink:type="simple">Arquivo | SP01a56 - Exportação Financeira Chequ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4:22:16 PM</text:p>
          </table:table-cell>
          <table:table-cell office:value-type="string" calcext:value-type="string">
            <text:p>Mar 28, 2017 4:25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3" xlink:type="simple">Atualização | Inclusão Backup Automático Ficha Financeira Antes Atualização Inventário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 26, 2017 11:02:19 AM</text:p>
          </table:table-cell>
          <table:table-cell office:value-type="string" calcext:value-type="string">
            <text:p>Dec 26, 2017 11:57:4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2" xlink:type="simple">Dúvida | Como Configurar Sistema Emitir Notas Fiscais Versão 4.0 Novo NF-e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4, 2018 10:31:09 AM</text:p>
          </table:table-cell>
          <table:table-cell office:value-type="string" calcext:value-type="string">
            <text:p>Jan 4, 2018 11:23:5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9" xlink:type="simple">Dúvida | Como Consultar Gravação Novas Formas Pagamento NF-e 4.0 Saí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4, 2018 11:48:06 AM</text:p>
          </table:table-cell>
          <table:table-cell office:value-type="string" calcext:value-type="string">
            <text:p>Jan 4, 2018 2:19:0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0" xlink:type="simple">Dúvida | Como Funciona Gravação Formas Pagamento Notas Fiscais Devolução Versão 4.0 Emiti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5, 2018 9:12:48 AM</text:p>
          </table:table-cell>
          <table:table-cell office:value-type="string" calcext:value-type="string">
            <text:p>Jan 5, 2018 10:10:0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8" xlink:type="simple">Dúvida | Como Configurar Sistema Emitir Notas Fiscais Versão 4.0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4, 2018 10:01:00 AM</text:p>
          </table:table-cell>
          <table:table-cell office:value-type="string" calcext:value-type="string">
            <text:p>Jan 8, 2018 9:22:0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35" xlink:type="simple">Atualização | Manutenção Parâmetro Mantém Data Vencimento Original Lançamentos Vencidos Baixa Parcial Lote Cliente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12, 2018 3:33:15 PM</text:p>
          </table:table-cell>
          <table:table-cell office:value-type="string" calcext:value-type="string">
            <text:p>Jan 15, 2018 3:01:3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54" xlink:type="simple">Atualização | Manutenção Parâmetro Mantém Data Vencimento Original Lançamentos Vencidos Baixa Parcial Lote Browser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15, 2018 11:35:11 AM</text:p>
          </table:table-cell>
          <table:table-cell office:value-type="string" calcext:value-type="string">
            <text:p>Jan 15, 2018 3:13:5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13" xlink:type="simple">Atualização | Emissão Relatório Romaneio Modelo 01 Cidade Incorret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17, 2018 10:30:26 AM</text:p>
          </table:table-cell>
          <table:table-cell office:value-type="string" calcext:value-type="string">
            <text:p>Jan 17, 2018 11:32:5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9" xlink:type="simple">Dúvida | Como Gravar Novas Modalidades Frete NF-e Versão 4.0 Saída Sped Fiscal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5, 2018 10:26:56 AM</text:p>
          </table:table-cell>
          <table:table-cell office:value-type="string" calcext:value-type="string">
            <text:p>Jan 17, 2018 3:12:1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1" xlink:type="simple">Dúvida | Como Configurar FCP FEM Cadastro Produto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3, 2018 3:17:24 PM</text:p>
          </table:table-cell>
          <table:table-cell office:value-type="string" calcext:value-type="string">
            <text:p>Jan 17, 2018 3:49:47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38" xlink:type="simple">Atualização | Inclusão Parâmetro Considerar Pedidos Aberto Relatório Sugestão Compras Modelo 15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30, 2018 10:39:57 AM</text:p>
          </table:table-cell>
          <table:table-cell office:value-type="string" calcext:value-type="string">
            <text:p>Jan 30, 2018 2:43:27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84" xlink:type="simple">Atualização | Inclusão Colunas CSV Livro Fiscal Entrada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30, 2018 4:38:15 PM</text:p>
          </table:table-cell>
          <table:table-cell office:value-type="string" calcext:value-type="string">
            <text:p>Jan 31, 2018 9:26:1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49" xlink:type="simple">Dúvida | Como Emitir Relatório Mapa Resumo ECF Modelo 01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31, 2018 2:34:07 PM</text:p>
          </table:table-cell>
          <table:table-cell office:value-type="string" calcext:value-type="string">
            <text:p>Jan 31, 2018 5:05:17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51" xlink:type="simple">Dúvida | Como Funciona Gravação Novas Formas Pagamento NF-e Saída Versão 4.0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3, 2018 10:19:10 AM</text:p>
          </table:table-cell>
          <table:table-cell office:value-type="string" calcext:value-type="string">
            <text:p>Jan 17, 2018 3:19:4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69" xlink:type="simple">Dúvida | Como Emitir Relatório Mapa Resumo ECF Modelo 02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31, 2018 4:13:30 PM</text:p>
          </table:table-cell>
          <table:table-cell office:value-type="string" calcext:value-type="string">
            <text:p>Jan 31, 2018 5:19:2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06" xlink:type="simple">Atualização | Inclusão Nova Alíquota Relatório Mapa Resumo ECF Modelo 01 02 Série 200168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31, 2018 5:05:50 PM</text:p>
          </table:table-cell>
          <table:table-cell office:value-type="string" calcext:value-type="string">
            <text:p>Jan 31, 2018 6:38:0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16" xlink:type="simple">Dúvida | Quais Rotinas Trabalham Produtos Grade Pedido Ven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11:57:50 AM</text:p>
          </table:table-cell>
          <table:table-cell office:value-type="string" calcext:value-type="string">
            <text:p>Feb 2, 2018 10:25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ce3" office:value-type="string" calcext:value-type="string">
            <text:p>Soma:</text:p>
          </table:table-cell>
          <table:table-cell table:style-name="ce3" table:formula="of:=SUM([.B2:.B753])" office:value-type="float" office:value="65475" calcext:value-type="float">
            <text:p>65475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1:08:16.6437652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1:04:51.977728567</meta:creation-date>
    <dc:date>2018-02-02T11:17:47.661949315</dc:date>
    <meta:editing-duration>PT10M6S</meta:editing-duration>
    <meta:editing-cycles>2</meta:editing-cycles>
    <meta:generator>LibreOffice/5.1.6.2$Linux_X86_64 LibreOffice_project/10m0$Build-2</meta:generator>
    <meta:document-statistic meta:table-count="1" meta:cell-count="5273" meta:object-count="0"/>
  </office:meta>
</office:document-meta>
</file>